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4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646cm"/>
    </style:style>
    <style:style style:name="co4" style:family="table-column">
      <style:table-column-properties fo:break-before="auto" style:column-width="6.045cm"/>
    </style:style>
    <style:style style:name="co5" style:family="table-column">
      <style:table-column-properties fo:break-before="auto" style:column-width="2.903cm"/>
    </style:style>
    <style:style style:name="co6" style:family="table-column">
      <style:table-column-properties fo:break-before="auto" style:column-width="2.328cm"/>
    </style:style>
    <style:style style:name="co7" style:family="table-column">
      <style:table-column-properties fo:break-before="auto" style:column-width="4.997cm"/>
    </style:style>
    <style:style style:name="co8" style:family="table-column">
      <style:table-column-properties fo:break-before="auto" style:column-width="1.935cm"/>
    </style:style>
    <style:style style:name="co9" style:family="table-column">
      <style:table-column-properties fo:break-before="auto" style:column-width="4.632cm"/>
    </style:style>
    <style:style style:name="co10" style:family="table-column">
      <style:table-column-properties fo:break-before="auto" style:column-width="5.103cm"/>
    </style:style>
    <style:style style:name="co11" style:family="table-column">
      <style:table-column-properties fo:break-before="auto" style:column-width="5.992cm"/>
    </style:style>
    <style:style style:name="co12" style:family="table-column">
      <style:table-column-properties fo:break-before="auto" style:column-width="3.558cm"/>
    </style:style>
    <style:style style:name="co13" style:family="table-column">
      <style:table-column-properties fo:break-before="auto" style:column-width="3.69cm"/>
    </style:style>
    <style:style style:name="co14" style:family="table-column">
      <style:table-column-properties fo:break-before="auto" style:column-width="6.202cm"/>
    </style:style>
    <style:style style:name="co15" style:family="table-column">
      <style:table-column-properties fo:break-before="auto" style:column-width="7.327cm"/>
    </style:style>
    <style:style style:name="co16" style:family="table-column">
      <style:table-column-properties fo:break-before="auto" style:column-width="6.777cm"/>
    </style:style>
    <style:style style:name="co17" style:family="table-column">
      <style:table-column-properties fo:break-before="auto" style:column-width="2.381cm"/>
    </style:style>
    <style:style style:name="co18" style:family="table-column">
      <style:table-column-properties fo:break-before="auto" style:column-width="6.436cm"/>
    </style:style>
    <style:style style:name="co19" style:family="table-column">
      <style:table-column-properties fo:break-before="auto" style:column-width="4.396cm"/>
    </style:style>
    <style:style style:name="co20" style:family="table-column">
      <style:table-column-properties fo:break-before="auto" style:column-width="5.6cm"/>
    </style:style>
    <style:style style:name="co21" style:family="table-column">
      <style:table-column-properties fo:break-before="auto" style:column-width="5.62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tdock" table:style-name="ta1">
        <table:shapes>
          <draw:frame draw:z-index="0" draw:style-name="gr1" draw:text-style-name="P1" svg:width="15.994cm" svg:height="11.702cm" svg:x="18.516cm" svg:y="0.963cm">
            <draw:object draw:notify-on-update-of-ranges="ftdock.M4:ftdock.M18 ftdock.N3:ftdock.N3 ftdock.N4:ftdock.N18 ftdock.O3:ftdock.O3 ftdock.O4:ftdock.O18 ftdock.P3:ftdock.P3 ftdock.P4:ftdock.P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8.437cm" svg:y="12.906cm">
            <draw:object draw:notify-on-update-of-ranges="ftdock.M21:ftdock.M35 ftdock.N20:ftdock.N20 ftdock.N21:ftdock.N35 ftdock.O20:ftdock.O20 ftdock.O21:ftdock.O35 ftdock.P20:ftdock.P20 ftdock.P21:ftdock.P35 ftdock.Q20:ftdock.Q20 ftdock.Q21:ftdock.Q35 ftdock.R20:ftdock.R20 ftdock.R21:ftdock.R3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8.48cm" svg:y="21.698cm">
            <draw:object draw:notify-on-update-of-ranges="ftdock.M38:ftdock.M52 ftdock.N37:ftdock.N37 ftdock.N38:ftdock.N52 ftdock.O37:ftdock.O37 ftdock.O38:ftdock.O52 ftdock.P37:ftdock.P37 ftdock.P38:ftdock.P5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81.03cm" svg:y="0cm">
            <draw:object draw:notify-on-update-of-ranges="ftdock.AA9:ftdock.AA18 ftdock.AB8:ftdock.AB8 ftdock.AB9:ftdock.AB18 ftdock.AC8:ftdock.AC8 ftdock.AC9:ftdock.AC18 ftdock.AD8:ftdock.AD8 ftdock.AD9:ftdock.AD1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81.056cm" svg:y="8.949cm">
            <draw:object draw:notify-on-update-of-ranges="ftdock.AA26:ftdock.AA35 ftdock.AB25:ftdock.AB25 ftdock.AB26:ftdock.AB35 ftdock.AC25:ftdock.AC25 ftdock.AC26:ftdock.AC35 ftdock.AD25:ftdock.AD25 ftdock.AD26:ftdock.AD35 ftdock.AE25:ftdock.AE25 ftdock.AE26:ftdock.AE35 ftdock.AF25:ftdock.AF25 ftdock.AF26:ftdock.AF3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81.056cm" svg:y="17.836cm">
            <draw:object draw:notify-on-update-of-ranges="ftdock.AA38:ftdock.AA47 ftdock.AB37:ftdock.AB37 ftdock.AB38:ftdock.AB47 ftdock.AC37:ftdock.AC37 ftdock.AC38:ftdock.AC47 ftdock.AD37:ftdock.AD37 ftdock.AD38:ftdock.AD4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ydock</text:p>
          </table:table-cell>
          <table:table-cell table:number-columns-repeated="31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pdb.list.flexibility.1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=</text:p>
          </table:table-cell>
          <table:table-cell office:value-type="float" office:value="24" calcext:value-type="float">
            <text:p>24</text:p>
          </table:table-cell>
          <table:table-cell table:number-columns-repeated="9"/>
          <table:table-cell office:value-type="string" calcext:value-type="string">
            <text:p>Top1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 table:number-columns-repeated="16"/>
        </table:table-row>
        <table:table-row table:style-name="ro1">
          <table:table-cell table:number-columns-repeated="12"/>
          <table:table-cell office:value-type="string" calcext:value-type="string">
            <text:p>combo_CP_SKOa_CP_SJKG</text:p>
          </table:table-cell>
          <table:table-cell office:value-type="float" office:value="0.0170454545455" calcext:value-type="float">
            <text:p>0,0170454545</text:p>
          </table:table-cell>
          <table:table-cell office:value-type="float" office:value="0.0681818181818" calcext:value-type="float">
            <text:p>0,0681818182</text:p>
          </table:table-cell>
          <table:table-cell office:value-type="float" office:value="0.295454545455" calcext:value-type="float">
            <text:p>0,295454545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mbo_AP_dDFIRE_AP_DCOMPLEX</text:p>
          </table:table-cell>
          <table:table-cell office:value-type="float" office:value="0.0833333333333" calcext:value-type="float">
            <text:p>0,0833333333</text:p>
          </table:table-cell>
          <table:table-cell office:value-type="float" office:value="0.25" calcext:value-type="float">
            <text:p>0,25</text:p>
          </table:table-cell>
          <table:table-cell office:value-type="float" office:value="0.541666666667" calcext:value-type="float">
            <text:p>0,5416666667</text:p>
          </table:table-cell>
          <table:table-cell table:number-columns-repeated="8"/>
          <table:table-cell office:value-type="string" calcext:value-type="string">
            <text:p>combo_CP_SJKG_CP_BFKV</text:p>
          </table:table-cell>
          <table:table-cell office:value-type="float" office:value="0.0113636363636" calcext:value-type="float">
            <text:p>0,0113636364</text:p>
          </table:table-cell>
          <table:table-cell office:value-type="float" office:value="0.0965909090909" calcext:value-type="float">
            <text:p>0,0965909091</text:p>
          </table:table-cell>
          <table:table-cell office:value-type="float" office:value="0.346590909091" calcext:value-type="float">
            <text:p>0,346590909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mbo_CP_BFKV_AP_DCOMPLEX</text:p>
          </table:table-cell>
          <table:table-cell office:value-type="float" office:value="0.0833333333333" calcext:value-type="float">
            <text:p>0,0833333333</text:p>
          </table:table-cell>
          <table:table-cell office:value-type="float" office:value="0.25" calcext:value-type="float">
            <text:p>0,25</text:p>
          </table:table-cell>
          <table:table-cell office:value-type="float" office:value="0.541666666667" calcext:value-type="float">
            <text:p>0,5416666667</text:p>
          </table:table-cell>
          <table:table-cell table:number-columns-repeated="8"/>
          <table:table-cell office:value-type="string" calcext:value-type="string">
            <text:p>combo_CP_SKOa_CP_BFKV</text:p>
          </table:table-cell>
          <table:table-cell office:value-type="float" office:value="0.0113636363636" calcext:value-type="float">
            <text:p>0,0113636364</text:p>
          </table:table-cell>
          <table:table-cell office:value-type="float" office:value="0.113636363636" calcext:value-type="float">
            <text:p>0,1136363636</text:p>
          </table:table-cell>
          <table:table-cell office:value-type="float" office:value="0.318181818182" calcext:value-type="float">
            <text:p>0,31818181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mbo_CP_BFKV_AP_dDFIRE</text:p>
          </table:table-cell>
          <table:table-cell office:value-type="float" office:value="0.125" calcext:value-type="float">
            <text:p>0,125</text:p>
          </table:table-cell>
          <table:table-cell office:value-type="float" office:value="0.208333333333" calcext:value-type="float">
            <text:p>0,2083333333</text:p>
          </table:table-cell>
          <table:table-cell office:value-type="float" office:value="0.5" calcext:value-type="float">
            <text:p>0,5</text:p>
          </table:table-cell>
          <table:table-cell table:number-columns-repeated="8"/>
          <table:table-cell office:value-type="string" calcext:value-type="string">
            <text:p>combo_CP_SJKG_pydock</text:p>
          </table:table-cell>
          <table:table-cell office:value-type="float" office:value="0.0284090909091" calcext:value-type="float">
            <text:p>0,0284090909</text:p>
          </table:table-cell>
          <table:table-cell office:value-type="float" office:value="0.147727272727" calcext:value-type="float">
            <text:p>0,1477272727</text:p>
          </table:table-cell>
          <table:table-cell office:value-type="float" office:value="0.426136363636" calcext:value-type="float">
            <text:p>0,426136363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mbo_CP_SJKG_AP_DCOMPLEX</text:p>
          </table:table-cell>
          <table:table-cell office:value-type="float" office:value="0" calcext:value-type="float">
            <text:p>0</text:p>
          </table:table-cell>
          <table:table-cell office:value-type="float" office:value="0.208333333333" calcext:value-type="float">
            <text:p>0,2083333333</text:p>
          </table:table-cell>
          <table:table-cell office:value-type="float" office:value="0.666666666667" calcext:value-type="float">
            <text:p>0,6666666667</text:p>
          </table:table-cell>
          <table:table-cell table:number-columns-repeated="8"/>
          <table:table-cell office:value-type="string" calcext:value-type="string">
            <text:p>combo_CP_SKOa_pydock</text:p>
          </table:table-cell>
          <table:table-cell office:value-type="float" office:value="0.0397727272727" calcext:value-type="float">
            <text:p>0,0397727273</text:p>
          </table:table-cell>
          <table:table-cell office:value-type="float" office:value="0.147727272727" calcext:value-type="float">
            <text:p>0,1477272727</text:p>
          </table:table-cell>
          <table:table-cell office:value-type="float" office:value="0.420454545455" calcext:value-type="float">
            <text:p>0,4204545455</text:p>
          </table:table-cell>
          <table:table-cell table:number-columns-repeated="4"/>
          <table:table-cell office:value-type="string" calcext:value-type="string">
            <text:p>Top1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 table:number-columns-repeated="4"/>
          <table:table-cell office:value-type="string" calcext:value-type="string">
            <text:p>Top1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o_CP_SJKG_AP_dDFIRE</text:p>
          </table:table-cell>
          <table:table-cell office:value-type="float" office:value="0.0833333333333" calcext:value-type="float">
            <text:p>0,0833333333</text:p>
          </table:table-cell>
          <table:table-cell office:value-type="float" office:value="0.291666666667" calcext:value-type="float">
            <text:p>0,2916666667</text:p>
          </table:table-cell>
          <table:table-cell office:value-type="float" office:value="0.541666666667" calcext:value-type="float">
            <text:p>0,5416666667</text:p>
          </table:table-cell>
          <table:table-cell table:number-columns-repeated="8"/>
          <table:table-cell office:value-type="string" calcext:value-type="string">
            <text:p>combo_CP_SKOa_AP_DCOMPLEX</text:p>
          </table:table-cell>
          <table:table-cell office:value-type="float" office:value="0.0397727272727" calcext:value-type="float">
            <text:p>0,0397727273</text:p>
          </table:table-cell>
          <table:table-cell office:value-type="float" office:value="0.159090909091" calcext:value-type="float">
            <text:p>0,1590909091</text:p>
          </table:table-cell>
          <table:table-cell office:value-type="float" office:value="0.397727272727" calcext:value-type="float">
            <text:p>0,3977272727</text:p>
          </table:table-cell>
          <table:table-cell table:number-columns-repeated="3"/>
          <table:table-cell office:value-type="string" calcext:value-type="string">
            <text:p>CP_SJKG_AP_DCOMPLEX</text:p>
          </table:table-cell>
          <table:table-cell office:value-type="float" office:value="0.0397727272727" calcext:value-type="float">
            <text:p>0,0397727273</text:p>
          </table:table-cell>
          <table:table-cell office:value-type="float" office:value="0.164772727273" calcext:value-type="float">
            <text:p>0,1647727273</text:p>
          </table:table-cell>
          <table:table-cell office:value-type="float" office:value="0.426136363636" calcext:value-type="float">
            <text:p>0,4261363636</text:p>
          </table:table-cell>
          <table:table-cell table:number-columns-repeated="3"/>
          <table:table-cell office:value-type="string" calcext:value-type="string">
            <text:p>CP_SJKG_AP_DCOMPLEX</text:p>
          </table:table-cell>
          <table:table-cell table:formula="of:=[.U9]*100" office:value-type="float" office:value="3.97727272727" calcext:value-type="float">
            <text:p>3,9772727273</text:p>
          </table:table-cell>
          <table:table-cell table:formula="of:=[.V9]*100" office:value-type="float" office:value="16.4772727273" calcext:value-type="float">
            <text:p>16,4772727273</text:p>
          </table:table-cell>
          <table:table-cell table:formula="of:=[.W9]*100" office:value-type="float" office:value="42.6136363636" calcext:value-type="float">
            <text:p>42,61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o_CP_SJKG_CP_BFKV</text:p>
          </table:table-cell>
          <table:table-cell office:value-type="float" office:value="0" calcext:value-type="float">
            <text:p>0</text:p>
          </table:table-cell>
          <table:table-cell office:value-type="float" office:value="0.0833333333333" calcext:value-type="float">
            <text:p>0,0833333333</text:p>
          </table:table-cell>
          <table:table-cell office:value-type="float" office:value="0.333333333333" calcext:value-type="float">
            <text:p>0,3333333333</text:p>
          </table:table-cell>
          <table:table-cell table:number-columns-repeated="8"/>
          <table:table-cell office:value-type="string" calcext:value-type="string">
            <text:p>combo_AP_dDFIRE_AP_DCOMPLEX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159090909091" calcext:value-type="float">
            <text:p>0,1590909091</text:p>
          </table:table-cell>
          <table:table-cell office:value-type="float" office:value="0.335227272727" calcext:value-type="float">
            <text:p>0,3352272727</text:p>
          </table:table-cell>
          <table:table-cell table:number-columns-repeated="3"/>
          <table:table-cell office:value-type="string" calcext:value-type="string">
            <text:p>CP_SKOa_CP_BFKV</text:p>
          </table:table-cell>
          <table:table-cell office:value-type="float" office:value="0.0113636363636" calcext:value-type="float">
            <text:p>0,0113636364</text:p>
          </table:table-cell>
          <table:table-cell office:value-type="float" office:value="0.113636363636" calcext:value-type="float">
            <text:p>0,1136363636</text:p>
          </table:table-cell>
          <table:table-cell office:value-type="float" office:value="0.318181818182" calcext:value-type="float">
            <text:p>0,3181818182</text:p>
          </table:table-cell>
          <table:table-cell table:number-columns-repeated="3"/>
          <table:table-cell office:value-type="string" calcext:value-type="string">
            <text:p>CP_SKOa_CP_BFKV</text:p>
          </table:table-cell>
          <table:table-cell table:formula="of:=[.U10]*100" office:value-type="float" office:value="1.13636363636" calcext:value-type="float">
            <text:p>1,1363636364</text:p>
          </table:table-cell>
          <table:table-cell table:formula="of:=[.V10]*100" office:value-type="float" office:value="11.3636363636" calcext:value-type="float">
            <text:p>11,3636363636</text:p>
          </table:table-cell>
          <table:table-cell table:formula="of:=[.W10]*100" office:value-type="float" office:value="31.8181818182" calcext:value-type="float">
            <text:p>31,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o_CP_SJKG_pydock</text:p>
          </table:table-cell>
          <table:table-cell office:value-type="float" office:value="0.0416666666667" calcext:value-type="float">
            <text:p>0,0416666667</text:p>
          </table:table-cell>
          <table:table-cell office:value-type="float" office:value="0.166666666667" calcext:value-type="float">
            <text:p>0,1666666667</text:p>
          </table:table-cell>
          <table:table-cell office:value-type="float" office:value="0.583333333333" calcext:value-type="float">
            <text:p>0,5833333333</text:p>
          </table:table-cell>
          <table:table-cell table:number-columns-repeated="8"/>
          <table:table-cell office:value-type="string" calcext:value-type="string">
            <text:p>combo_CP_SJKG_AP_DCOMPLEX</text:p>
          </table:table-cell>
          <table:table-cell office:value-type="float" office:value="0.0397727272727" calcext:value-type="float">
            <text:p>0,0397727273</text:p>
          </table:table-cell>
          <table:table-cell office:value-type="float" office:value="0.164772727273" calcext:value-type="float">
            <text:p>0,1647727273</text:p>
          </table:table-cell>
          <table:table-cell office:value-type="float" office:value="0.426136363636" calcext:value-type="float">
            <text:p>0,4261363636</text:p>
          </table:table-cell>
          <table:table-cell table:number-columns-repeated="3"/>
          <table:table-cell office:value-type="string" calcext:value-type="string">
            <text:p>PYDOCK_AP_dDFIRE</text:p>
          </table:table-cell>
          <table:table-cell office:value-type="float" office:value="0.0965909090909" calcext:value-type="float">
            <text:p>0,0965909091</text:p>
          </table:table-cell>
          <table:table-cell office:value-type="float" office:value="0.193181818182" calcext:value-type="float">
            <text:p>0,1931818182</text:p>
          </table:table-cell>
          <table:table-cell office:value-type="float" office:value="0.460227272727" calcext:value-type="float">
            <text:p>0,4602272727</text:p>
          </table:table-cell>
          <table:table-cell table:number-columns-repeated="3"/>
          <table:table-cell office:value-type="string" calcext:value-type="string">
            <text:p>PYDOCK_AP_dDFIRE</text:p>
          </table:table-cell>
          <table:table-cell table:formula="of:=[.U11]*100" office:value-type="float" office:value="9.65909090909" calcext:value-type="float">
            <text:p>9,6590909091</text:p>
          </table:table-cell>
          <table:table-cell table:formula="of:=[.V11]*100" office:value-type="float" office:value="19.3181818182" calcext:value-type="float">
            <text:p>19,3181818182</text:p>
          </table:table-cell>
          <table:table-cell table:formula="of:=[.W11]*100" office:value-type="float" office:value="46.0227272727" calcext:value-type="float">
            <text:p>46,02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o_CP_SKOa_AP_DCOMPLEX</text:p>
          </table:table-cell>
          <table:table-cell office:value-type="float" office:value="0.0416666666667" calcext:value-type="float">
            <text:p>0,0416666667</text:p>
          </table:table-cell>
          <table:table-cell office:value-type="float" office:value="0.25" calcext:value-type="float">
            <text:p>0,25</text:p>
          </table:table-cell>
          <table:table-cell office:value-type="float" office:value="0.541666666667" calcext:value-type="float">
            <text:p>0,5416666667</text:p>
          </table:table-cell>
          <table:table-cell table:number-columns-repeated="8"/>
          <table:table-cell office:value-type="string" calcext:value-type="string">
            <text:p>combo_CP_BFKV_AP_DCOMPLEX</text:p>
          </table:table-cell>
          <table:table-cell office:value-type="float" office:value="0.0397727272727" calcext:value-type="float">
            <text:p>0,0397727273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09090909091" calcext:value-type="float">
            <text:p>0,4090909091</text:p>
          </table:table-cell>
          <table:table-cell table:number-columns-repeated="3"/>
          <table:table-cell office:value-type="string" calcext:value-type="string">
            <text:p>PYDOCK_CP_BFKV</text:p>
          </table:table-cell>
          <table:table-cell office:value-type="float" office:value="0.0681818181818" calcext:value-type="float">
            <text:p>0,0681818182</text:p>
          </table:table-cell>
          <table:table-cell office:value-type="float" office:value="0.198863636364" calcext:value-type="float">
            <text:p>0,1988636364</text:p>
          </table:table-cell>
          <table:table-cell office:value-type="float" office:value="0.454545454545" calcext:value-type="float">
            <text:p>0,4545454545</text:p>
          </table:table-cell>
          <table:table-cell table:number-columns-repeated="3"/>
          <table:table-cell office:value-type="string" calcext:value-type="string">
            <text:p>PYDOCK_CP_BFKV</text:p>
          </table:table-cell>
          <table:table-cell table:formula="of:=[.U12]*100" office:value-type="float" office:value="6.81818181818" calcext:value-type="float">
            <text:p>6,8181818182</text:p>
          </table:table-cell>
          <table:table-cell table:formula="of:=[.V12]*100" office:value-type="float" office:value="19.8863636364" calcext:value-type="float">
            <text:p>19,8863636364</text:p>
          </table:table-cell>
          <table:table-cell table:formula="of:=[.W12]*100" office:value-type="float" office:value="45.4545454545" calcext:value-type="float">
            <text:p>45,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o_CP_SKOa_AP_dDFIRE</text:p>
          </table:table-cell>
          <table:table-cell office:value-type="float" office:value="0.0416666666667" calcext:value-type="float">
            <text:p>0,0416666667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541666666667" calcext:value-type="float">
            <text:p>0,5416666667</text:p>
          </table:table-cell>
          <table:table-cell table:number-columns-repeated="8"/>
          <table:table-cell office:value-type="string" calcext:value-type="string">
            <text:p>combo_CP_BFKV_AP_dDFIRE</text:p>
          </table:table-cell>
          <table:table-cell office:value-type="float" office:value="0.0738636363636" calcext:value-type="float">
            <text:p>0,0738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31818181818" calcext:value-type="float">
            <text:p>0,4318181818</text:p>
          </table:table-cell>
          <table:table-cell table:number-columns-repeated="3"/>
          <table:table-cell office:value-type="string" calcext:value-type="string">
            <text:p>CP_SJKG_PYDOCK</text:p>
          </table:table-cell>
          <table:table-cell office:value-type="float" office:value="0.0284090909091" calcext:value-type="float">
            <text:p>0,0284090909</text:p>
          </table:table-cell>
          <table:table-cell office:value-type="float" office:value="0.147727272727" calcext:value-type="float">
            <text:p>0,1477272727</text:p>
          </table:table-cell>
          <table:table-cell office:value-type="float" office:value="0.426136363636" calcext:value-type="float">
            <text:p>0,4261363636</text:p>
          </table:table-cell>
          <table:table-cell table:number-columns-repeated="3"/>
          <table:table-cell office:value-type="string" calcext:value-type="string">
            <text:p>CP_SJKG_PYDOCK</text:p>
          </table:table-cell>
          <table:table-cell table:formula="of:=[.U13]*100" office:value-type="float" office:value="2.84090909091" calcext:value-type="float">
            <text:p>2,8409090909</text:p>
          </table:table-cell>
          <table:table-cell table:formula="of:=[.V13]*100" office:value-type="float" office:value="14.7727272727" calcext:value-type="float">
            <text:p>14,7727272727</text:p>
          </table:table-cell>
          <table:table-cell table:formula="of:=[.W13]*100" office:value-type="float" office:value="42.6136363636" calcext:value-type="float">
            <text:p>42,61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o_CP_SKOa_CP_BFKV</text:p>
          </table:table-cell>
          <table:table-cell office:value-type="float" office:value="0" calcext:value-type="float">
            <text:p>0</text:p>
          </table:table-cell>
          <table:table-cell office:value-type="float" office:value="0.0833333333333" calcext:value-type="float">
            <text:p>0,0833333333</text:p>
          </table:table-cell>
          <table:table-cell office:value-type="float" office:value="0.25" calcext:value-type="float">
            <text:p>0,25</text:p>
          </table:table-cell>
          <table:table-cell table:number-columns-repeated="8"/>
          <table:table-cell office:value-type="string" calcext:value-type="string">
            <text:p>combo_pydock_AP_dDFIRE</text:p>
          </table:table-cell>
          <table:table-cell office:value-type="float" office:value="0.0965909090909" calcext:value-type="float">
            <text:p>0,0965909091</text:p>
          </table:table-cell>
          <table:table-cell office:value-type="float" office:value="0.193181818182" calcext:value-type="float">
            <text:p>0,1931818182</text:p>
          </table:table-cell>
          <table:table-cell office:value-type="float" office:value="0.460227272727" calcext:value-type="float">
            <text:p>0,4602272727</text:p>
          </table:table-cell>
          <table:table-cell table:number-columns-repeated="3"/>
          <table:table-cell office:value-type="string" calcext:value-type="string">
            <text:p>PYDOCK_AP_DCOMPLEX</text:p>
          </table:table-cell>
          <table:table-cell office:value-type="float" office:value="0.0681818181818" calcext:value-type="float">
            <text:p>0,0681818182</text:p>
          </table:table-cell>
          <table:table-cell office:value-type="float" office:value="0.210227272727" calcext:value-type="float">
            <text:p>0,2102272727</text:p>
          </table:table-cell>
          <table:table-cell office:value-type="float" office:value="0.431818181818" calcext:value-type="float">
            <text:p>0,4318181818</text:p>
          </table:table-cell>
          <table:table-cell table:number-columns-repeated="3"/>
          <table:table-cell office:value-type="string" calcext:value-type="string">
            <text:p>PYDOCK_AP_DCOMPLEX</text:p>
          </table:table-cell>
          <table:table-cell table:formula="of:=[.U14]*100" office:value-type="float" office:value="6.81818181818" calcext:value-type="float">
            <text:p>6,8181818182</text:p>
          </table:table-cell>
          <table:table-cell table:formula="of:=[.V14]*100" office:value-type="float" office:value="21.0227272727" calcext:value-type="float">
            <text:p>21,0227272727</text:p>
          </table:table-cell>
          <table:table-cell table:formula="of:=[.W14]*100" office:value-type="float" office:value="43.1818181818" calcext:value-type="float">
            <text:p>43,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o_CP_SKOa_CP_SJKG</text:p>
          </table:table-cell>
          <table:table-cell office:value-type="float" office:value="0" calcext:value-type="float">
            <text:p>0</text:p>
          </table:table-cell>
          <table:table-cell office:value-type="float" office:value="0.0833333333333" calcext:value-type="float">
            <text:p>0,0833333333</text:p>
          </table:table-cell>
          <table:table-cell office:value-type="float" office:value="0.25" calcext:value-type="float">
            <text:p>0,25</text:p>
          </table:table-cell>
          <table:table-cell table:number-columns-repeated="8"/>
          <table:table-cell office:value-type="string" calcext:value-type="string">
            <text:p>combo_pydock_CP_BFKV</text:p>
          </table:table-cell>
          <table:table-cell office:value-type="float" office:value="0.0681818181818" calcext:value-type="float">
            <text:p>0,0681818182</text:p>
          </table:table-cell>
          <table:table-cell office:value-type="float" office:value="0.198863636364" calcext:value-type="float">
            <text:p>0,1988636364</text:p>
          </table:table-cell>
          <table:table-cell office:value-type="float" office:value="0.454545454545" calcext:value-type="float">
            <text:p>0,4545454545</text:p>
          </table:table-cell>
          <table:table-cell table:number-columns-repeated="3"/>
          <table:table-cell office:value-type="string" calcext:value-type="string">
            <text:p>CP_BFKV_AP_dDFIRE</text:p>
          </table:table-cell>
          <table:table-cell office:value-type="float" office:value="0.0738636363636" calcext:value-type="float">
            <text:p>0,0738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31818181818" calcext:value-type="float">
            <text:p>0,4318181818</text:p>
          </table:table-cell>
          <table:table-cell table:number-columns-repeated="3"/>
          <table:table-cell office:value-type="string" calcext:value-type="string">
            <text:p>CP_BFKV_AP_dDFIRE</text:p>
          </table:table-cell>
          <table:table-cell table:formula="of:=[.U15]*100" office:value-type="float" office:value="7.38636363636" calcext:value-type="float">
            <text:p>7,3863636364</text:p>
          </table:table-cell>
          <table:table-cell table:formula="of:=[.V15]*100" office:value-type="float" office:value="18.1818181818" calcext:value-type="float">
            <text:p>18,1818181818</text:p>
          </table:table-cell>
          <table:table-cell table:formula="of:=[.W15]*100" office:value-type="float" office:value="43.1818181818" calcext:value-type="float">
            <text:p>43,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o_CP_SKOa_pydock</text:p>
          </table:table-cell>
          <table:table-cell office:value-type="float" office:value="0.0833333333333" calcext:value-type="float">
            <text:p>0,0833333333</text:p>
          </table:table-cell>
          <table:table-cell office:value-type="float" office:value="0.166666666667" calcext:value-type="float">
            <text:p>0,1666666667</text:p>
          </table:table-cell>
          <table:table-cell office:value-type="float" office:value="0.583333333333" calcext:value-type="float">
            <text:p>0,5833333333</text:p>
          </table:table-cell>
          <table:table-cell table:number-columns-repeated="8"/>
          <table:table-cell office:value-type="string" calcext:value-type="string">
            <text:p>combo_CP_SKOa_AP_dDFIRE</text:p>
          </table:table-cell>
          <table:table-cell office:value-type="float" office:value="0.0568181818182" calcext:value-type="float">
            <text:p>0,0568181818</text:p>
          </table:table-cell>
          <table:table-cell office:value-type="float" office:value="0.210227272727" calcext:value-type="float">
            <text:p>0,2102272727</text:p>
          </table:table-cell>
          <table:table-cell office:value-type="float" office:value="0.420454545455" calcext:value-type="float">
            <text:p>0,4204545455</text:p>
          </table:table-cell>
          <table:table-cell table:number-columns-repeated="3"/>
          <table:table-cell office:value-type="string" calcext:value-type="string">
            <text:p>CP_SKOa_AP_dDFIRE</text:p>
          </table:table-cell>
          <table:table-cell office:value-type="float" office:value="0.0568181818182" calcext:value-type="float">
            <text:p>0,0568181818</text:p>
          </table:table-cell>
          <table:table-cell office:value-type="float" office:value="0.210227272727" calcext:value-type="float">
            <text:p>0,2102272727</text:p>
          </table:table-cell>
          <table:table-cell office:value-type="float" office:value="0.420454545455" calcext:value-type="float">
            <text:p>0,4204545455</text:p>
          </table:table-cell>
          <table:table-cell table:number-columns-repeated="3"/>
          <table:table-cell office:value-type="string" calcext:value-type="string">
            <text:p>CP_SKOa_AP_dDFIRE</text:p>
          </table:table-cell>
          <table:table-cell table:formula="of:=[.U16]*100" office:value-type="float" office:value="5.68181818182" calcext:value-type="float">
            <text:p>5,6818181818</text:p>
          </table:table-cell>
          <table:table-cell table:formula="of:=[.V16]*100" office:value-type="float" office:value="21.0227272727" calcext:value-type="float">
            <text:p>21,0227272727</text:p>
          </table:table-cell>
          <table:table-cell table:formula="of:=[.W16]*100" office:value-type="float" office:value="42.0454545455" calcext:value-type="float">
            <text:p>42,0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o_pydock_AP_DCOMPLEX</text:p>
          </table:table-cell>
          <table:table-cell office:value-type="float" office:value="0.125" calcext:value-type="float">
            <text:p>0,125</text:p>
          </table:table-cell>
          <table:table-cell office:value-type="float" office:value="0.291666666667" calcext:value-type="float">
            <text:p>0,2916666667</text:p>
          </table:table-cell>
          <table:table-cell office:value-type="float" office:value="0.708333333333" calcext:value-type="float">
            <text:p>0,7083333333</text:p>
          </table:table-cell>
          <table:table-cell table:number-columns-repeated="8"/>
          <table:table-cell office:value-type="string" calcext:value-type="string">
            <text:p>combo_pydock_AP_DCOMPLEX</text:p>
          </table:table-cell>
          <table:table-cell office:value-type="float" office:value="0.0681818181818" calcext:value-type="float">
            <text:p>0,0681818182</text:p>
          </table:table-cell>
          <table:table-cell office:value-type="float" office:value="0.210227272727" calcext:value-type="float">
            <text:p>0,2102272727</text:p>
          </table:table-cell>
          <table:table-cell office:value-type="float" office:value="0.431818181818" calcext:value-type="float">
            <text:p>0,4318181818</text:p>
          </table:table-cell>
          <table:table-cell table:number-columns-repeated="3"/>
          <table:table-cell office:value-type="string" calcext:value-type="string">
            <text:p>CP_SKOa_PYDOCK</text:p>
          </table:table-cell>
          <table:table-cell office:value-type="float" office:value="0.0397727272727" calcext:value-type="float">
            <text:p>0,0397727273</text:p>
          </table:table-cell>
          <table:table-cell office:value-type="float" office:value="0.147727272727" calcext:value-type="float">
            <text:p>0,1477272727</text:p>
          </table:table-cell>
          <table:table-cell office:value-type="float" office:value="0.420454545455" calcext:value-type="float">
            <text:p>0,4204545455</text:p>
          </table:table-cell>
          <table:table-cell table:number-columns-repeated="3"/>
          <table:table-cell office:value-type="string" calcext:value-type="string">
            <text:p>CP_SKOa_PYDOCK</text:p>
          </table:table-cell>
          <table:table-cell table:formula="of:=[.U17]*100" office:value-type="float" office:value="3.97727272727" calcext:value-type="float">
            <text:p>3,9772727273</text:p>
          </table:table-cell>
          <table:table-cell table:formula="of:=[.V17]*100" office:value-type="float" office:value="14.7727272727" calcext:value-type="float">
            <text:p>14,7727272727</text:p>
          </table:table-cell>
          <table:table-cell table:formula="of:=[.W17]*100" office:value-type="float" office:value="42.0454545455" calcext:value-type="float">
            <text:p>42,0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o_pydock_AP_dDFIRE</text:p>
          </table:table-cell>
          <table:table-cell office:value-type="float" office:value="0.166666666667" calcext:value-type="float">
            <text:p>0,1666666667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666666666667" calcext:value-type="float">
            <text:p>0,6666666667</text:p>
          </table:table-cell>
          <table:table-cell table:number-columns-repeated="8"/>
          <table:table-cell office:value-type="string" calcext:value-type="string">
            <text:p>combo_CP_SJKG_AP_dDFIRE</text:p>
          </table:table-cell>
          <table:table-cell office:value-type="float" office:value="0.0568181818182" calcext:value-type="float">
            <text:p>0,0568181818</text:p>
          </table:table-cell>
          <table:table-cell office:value-type="float" office:value="0.215909090909" calcext:value-type="float">
            <text:p>0,2159090909</text:p>
          </table:table-cell>
          <table:table-cell office:value-type="float" office:value="0.420454545455" calcext:value-type="float">
            <text:p>0,4204545455</text:p>
          </table:table-cell>
          <table:table-cell table:number-columns-repeated="3"/>
          <table:table-cell office:value-type="string" calcext:value-type="string">
            <text:p>CP_SJKG_AP_dDFIRE</text:p>
          </table:table-cell>
          <table:table-cell office:value-type="float" office:value="0.0568181818182" calcext:value-type="float">
            <text:p>0,0568181818</text:p>
          </table:table-cell>
          <table:table-cell office:value-type="float" office:value="0.215909090909" calcext:value-type="float">
            <text:p>0,2159090909</text:p>
          </table:table-cell>
          <table:table-cell office:value-type="float" office:value="0.420454545455" calcext:value-type="float">
            <text:p>0,4204545455</text:p>
          </table:table-cell>
          <table:table-cell table:number-columns-repeated="3"/>
          <table:table-cell office:value-type="string" calcext:value-type="string">
            <text:p>CP_SJKG_AP_dDFIRE</text:p>
          </table:table-cell>
          <table:table-cell table:formula="of:=[.U18]*100" office:value-type="float" office:value="5.68181818182" calcext:value-type="float">
            <text:p>5,6818181818</text:p>
          </table:table-cell>
          <table:table-cell table:formula="of:=[.V18]*100" office:value-type="float" office:value="21.5909090909" calcext:value-type="float">
            <text:p>21,5909090909</text:p>
          </table:table-cell>
          <table:table-cell table:formula="of:=[.W18]*100" office:value-type="float" office:value="42.0454545455" calcext:value-type="float">
            <text:p>42,0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o_pydock_CP_BFKV</text:p>
          </table:table-cell>
          <table:table-cell office:value-type="float" office:value="0.0833333333333" calcext:value-type="float">
            <text:p>0,0833333333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583333333333" calcext:value-type="float">
            <text:p>0,5833333333</text:p>
          </table:table-cell>
          <table:table-cell table:number-columns-repeated="28"/>
        </table:table-row>
        <table:table-row table:style-name="ro1">
          <table:table-cell table:number-columns-repeated="13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ydock</text:p>
          </table:table-cell>
          <table:table-cell table:number-columns-repeated="11"/>
          <table:table-cell office:value-type="string" calcext:value-type="string">
            <text:p>combo_CP_SKOa_CP_SJKG</text:p>
          </table:table-cell>
          <table:table-cell office:value-type="float" office:value="0.0833333333333" calcext:value-type="float">
            <text:p>0,0833333333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0847457627119" calcext:value-type="float">
            <text:p>0,0847457627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string" calcext:value-type="string">
            <text:p>combo_CP_SJKG_CP_BFKV</text:p>
          </table:table-cell>
          <table:table-cell office:value-type="float" office:value="0.0833333333333" calcext:value-type="float">
            <text:p>0,0833333333</text:p>
          </table:table-cell>
          <table:table-cell office:value-type="float" office:value="0.0892857142857" calcext:value-type="float">
            <text:p>0,0892857143</text:p>
          </table:table-cell>
          <table:table-cell office:value-type="float" office:value="0.101694915254" calcext:value-type="float">
            <text:p>0,1016949153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db.list.flexibility.2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=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5"/>
          <table:table-cell office:value-type="string" calcext:value-type="string">
            <text:p>combo_CP_SKOa_CP_BFKV</text:p>
          </table:table-cell>
          <table:table-cell office:value-type="float" office:value="0.0833333333333" calcext:value-type="float">
            <text:p>0,0833333333</text:p>
          </table:table-cell>
          <table:table-cell office:value-type="float" office:value="0.125" calcext:value-type="float">
            <text:p>0,125</text:p>
          </table:table-cell>
          <table:table-cell office:value-type="float" office:value="0.135593220339" calcext:value-type="float">
            <text:p>0,1355932203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string" calcext:value-type="string">
            <text:p>combo_CP_SJKG_pydock</text:p>
          </table:table-cell>
          <table:table-cell office:value-type="float" office:value="0.166666666667" calcext:value-type="float">
            <text:p>0,1666666667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169491525424" calcext:value-type="float">
            <text:p>0,1694915254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bo_AP_dDFIRE_AP_DCOMPLEX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232142857143" calcext:value-type="float">
            <text:p>0,2321428571</text:p>
          </table:table-cell>
          <table:table-cell office:value-type="float" office:value="0.410714285714" calcext:value-type="float">
            <text:p>0,4107142857</text:p>
          </table:table-cell>
          <table:table-cell table:number-columns-repeated="8"/>
          <table:table-cell office:value-type="string" calcext:value-type="string">
            <text:p>combo_CP_SKOa_pydock</text:p>
          </table:table-cell>
          <table:table-cell office:value-type="float" office:value="0.166666666667" calcext:value-type="float">
            <text:p>0,1666666667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169491525424" calcext:value-type="float">
            <text:p>0,1694915254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table:number-columns-repeated="2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</table:table-row>
        <table:table-row table:style-name="ro1">
          <table:table-cell office:value-type="string" calcext:value-type="string">
            <text:p>combo_CP_BFKV_AP_DCOMPLEX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196428571429" calcext:value-type="float">
            <text:p>0,1964285714</text:p>
          </table:table-cell>
          <table:table-cell office:value-type="float" office:value="0.464285714286" calcext:value-type="float">
            <text:p>0,4642857143</text:p>
          </table:table-cell>
          <table:table-cell table:number-columns-repeated="8"/>
          <table:table-cell office:value-type="string" calcext:value-type="string">
            <text:p>combo_CP_SKOa_AP_DCOMPLEX</text:p>
          </table:table-cell>
          <table:table-cell office:value-type="float" office:value="0.25" calcext:value-type="float">
            <text:p>0,25</text:p>
          </table:table-cell>
          <table:table-cell office:value-type="float" office:value="0.160714285714" calcext:value-type="float">
            <text:p>0,1607142857</text:p>
          </table:table-cell>
          <table:table-cell office:value-type="float" office:value="0.152542372881" calcext:value-type="float">
            <text:p>0,1525423729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SJKG_AP_DCOMPLEX</text:p>
          </table:table-cell>
          <table:table-cell office:value-type="float" office:value="0.208333333333" calcext:value-type="float">
            <text:p>0,2083333333</text:p>
          </table:table-cell>
          <table:table-cell office:value-type="float" office:value="0.196428571429" calcext:value-type="float">
            <text:p>0,1964285714</text:p>
          </table:table-cell>
          <table:table-cell office:value-type="float" office:value="0.152542372881" calcext:value-type="float">
            <text:p>0,1525423729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SJKG_AP_DCOMPLEX</text:p>
          </table:table-cell>
          <table:table-cell table:formula="of:=[.U26]*100" office:value-type="float" office:value="20.8333333333" calcext:value-type="float">
            <text:p>20,8333333333</text:p>
          </table:table-cell>
          <table:table-cell table:formula="of:=[.V26]*100" office:value-type="float" office:value="19.6428571429" calcext:value-type="float">
            <text:p>19,6428571429</text:p>
          </table:table-cell>
          <table:table-cell table:formula="of:=[.W26]*100" office:value-type="float" office:value="15.2542372881" calcext:value-type="float">
            <text:p>15,2542372881</text:p>
          </table:table-cell>
          <table:table-cell table:formula="of:=[.X26]*100" office:value-type="float" office:value="15.3846153846" calcext:value-type="float">
            <text:p>15,3846153846</text:p>
          </table:table-cell>
          <table:table-cell table:formula="of:=[.Y26]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bo_CP_BFKV_AP_dDFIRE</text:p>
          </table:table-cell>
          <table:table-cell office:value-type="float" office:value="0.0892857142857" calcext:value-type="float">
            <text:p>0,0892857143</text:p>
          </table:table-cell>
          <table:table-cell office:value-type="float" office:value="0.25" calcext:value-type="float">
            <text:p>0,25</text:p>
          </table:table-cell>
          <table:table-cell office:value-type="float" office:value="0.482142857143" calcext:value-type="float">
            <text:p>0,4821428571</text:p>
          </table:table-cell>
          <table:table-cell table:number-columns-repeated="8"/>
          <table:table-cell office:value-type="string" calcext:value-type="string">
            <text:p>combo_AP_dDFIRE_AP_DCOMPLEX</text:p>
          </table:table-cell>
          <table:table-cell office:value-type="float" office:value="0.25" calcext:value-type="float">
            <text:p>0,25</text:p>
          </table:table-cell>
          <table:table-cell office:value-type="float" office:value="0.232142857143" calcext:value-type="float">
            <text:p>0,2321428571</text:p>
          </table:table-cell>
          <table:table-cell office:value-type="float" office:value="0.101694915254" calcext:value-type="float">
            <text:p>0,1016949153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SKOa_CP_BFKV</text:p>
          </table:table-cell>
          <table:table-cell office:value-type="float" office:value="0.0833333333333" calcext:value-type="float">
            <text:p>0,0833333333</text:p>
          </table:table-cell>
          <table:table-cell office:value-type="float" office:value="0.125" calcext:value-type="float">
            <text:p>0,125</text:p>
          </table:table-cell>
          <table:table-cell office:value-type="float" office:value="0.135593220339" calcext:value-type="float">
            <text:p>0,1355932203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SKOa_CP_BFKV</text:p>
          </table:table-cell>
          <table:table-cell table:formula="of:=[.U27]*100" office:value-type="float" office:value="8.33333333333" calcext:value-type="float">
            <text:p>8,3333333333</text:p>
          </table:table-cell>
          <table:table-cell table:formula="of:=[.V27]*100" office:value-type="float" office:value="12.5" calcext:value-type="float">
            <text:p>12,5</text:p>
          </table:table-cell>
          <table:table-cell table:formula="of:=[.W27]*100" office:value-type="float" office:value="13.5593220339" calcext:value-type="float">
            <text:p>13,5593220339</text:p>
          </table:table-cell>
          <table:table-cell table:formula="of:=[.X27]*100" office:value-type="float" office:value="11.5384615385" calcext:value-type="float">
            <text:p>11,5384615385</text:p>
          </table:table-cell>
          <table:table-cell table:formula="of:=[.Y27]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bo_CP_SJKG_AP_DCOMPLEX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196428571429" calcext:value-type="float">
            <text:p>0,1964285714</text:p>
          </table:table-cell>
          <table:table-cell office:value-type="float" office:value="0.464285714286" calcext:value-type="float">
            <text:p>0,4642857143</text:p>
          </table:table-cell>
          <table:table-cell table:number-columns-repeated="8"/>
          <table:table-cell office:value-type="string" calcext:value-type="string">
            <text:p>combo_CP_SJKG_AP_DCOMPLEX</text:p>
          </table:table-cell>
          <table:table-cell office:value-type="float" office:value="0.208333333333" calcext:value-type="float">
            <text:p>0,2083333333</text:p>
          </table:table-cell>
          <table:table-cell office:value-type="float" office:value="0.196428571429" calcext:value-type="float">
            <text:p>0,1964285714</text:p>
          </table:table-cell>
          <table:table-cell office:value-type="float" office:value="0.152542372881" calcext:value-type="float">
            <text:p>0,1525423729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YDOCK_AP_dDFIRE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232142857143" calcext:value-type="float">
            <text:p>0,2321428571</text:p>
          </table:table-cell>
          <table:table-cell office:value-type="float" office:value="0.169491525424" calcext:value-type="float">
            <text:p>0,1694915254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YDOCK_AP_dDFIRE</text:p>
          </table:table-cell>
          <table:table-cell table:formula="of:=[.U28]*100" office:value-type="float" office:value="33.3333333333" calcext:value-type="float">
            <text:p>33,3333333333</text:p>
          </table:table-cell>
          <table:table-cell table:formula="of:=[.V28]*100" office:value-type="float" office:value="23.2142857143" calcext:value-type="float">
            <text:p>23,2142857143</text:p>
          </table:table-cell>
          <table:table-cell table:formula="of:=[.W28]*100" office:value-type="float" office:value="16.9491525424" calcext:value-type="float">
            <text:p>16,9491525424</text:p>
          </table:table-cell>
          <table:table-cell table:formula="of:=[.X28]*100" office:value-type="float" office:value="11.5384615385" calcext:value-type="float">
            <text:p>11,5384615385</text:p>
          </table:table-cell>
          <table:table-cell table:formula="of:=[.Y28]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bo_CP_SJKG_AP_dDFIRE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25" calcext:value-type="float">
            <text:p>0,25</text:p>
          </table:table-cell>
          <table:table-cell office:value-type="float" office:value="0.482142857143" calcext:value-type="float">
            <text:p>0,4821428571</text:p>
          </table:table-cell>
          <table:table-cell table:number-columns-repeated="8"/>
          <table:table-cell office:value-type="string" calcext:value-type="string">
            <text:p>combo_CP_BFKV_AP_DCOMPLEX</text:p>
          </table:table-cell>
          <table:table-cell office:value-type="float" office:value="0.25" calcext:value-type="float">
            <text:p>0,25</text:p>
          </table:table-cell>
          <table:table-cell office:value-type="float" office:value="0.196428571429" calcext:value-type="float">
            <text:p>0,1964285714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YDOCK_CP_BFKV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232142857143" calcext:value-type="float">
            <text:p>0,2321428571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YDOCK_CP_BFKV</text:p>
          </table:table-cell>
          <table:table-cell table:formula="of:=[.U29]*100" office:value-type="float" office:value="33.3333333333" calcext:value-type="float">
            <text:p>33,3333333333</text:p>
          </table:table-cell>
          <table:table-cell table:formula="of:=[.V29]*100" office:value-type="float" office:value="23.2142857143" calcext:value-type="float">
            <text:p>23,2142857143</text:p>
          </table:table-cell>
          <table:table-cell table:formula="of:=[.W29]*100" office:value-type="float" office:value="18.6440677966" calcext:value-type="float">
            <text:p>18,6440677966</text:p>
          </table:table-cell>
          <table:table-cell table:formula="of:=[.X29]*100" office:value-type="float" office:value="11.5384615385" calcext:value-type="float">
            <text:p>11,5384615385</text:p>
          </table:table-cell>
          <table:table-cell table:formula="of:=[.Y29]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bo_CP_SJKG_CP_BFKV</text:p>
          </table:table-cell>
          <table:table-cell office:value-type="float" office:value="0.0178571428571" calcext:value-type="float">
            <text:p>0,0178571429</text:p>
          </table:table-cell>
          <table:table-cell office:value-type="float" office:value="0.0892857142857" calcext:value-type="float">
            <text:p>0,0892857143</text:p>
          </table:table-cell>
          <table:table-cell office:value-type="float" office:value="0.392857142857" calcext:value-type="float">
            <text:p>0,3928571429</text:p>
          </table:table-cell>
          <table:table-cell table:number-columns-repeated="8"/>
          <table:table-cell office:value-type="string" calcext:value-type="string">
            <text:p>combo_CP_BFKV_AP_dDFIRE</text:p>
          </table:table-cell>
          <table:table-cell office:value-type="float" office:value="0.208333333333" calcext:value-type="float">
            <text:p>0,2083333333</text:p>
          </table:table-cell>
          <table:table-cell office:value-type="float" office:value="0.25" calcext:value-type="float">
            <text:p>0,25</text:p>
          </table:table-cell>
          <table:table-cell office:value-type="float" office:value="0.169491525424" calcext:value-type="float">
            <text:p>0,1694915254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SJKG_PYDOCK</text:p>
          </table:table-cell>
          <table:table-cell office:value-type="float" office:value="0.166666666667" calcext:value-type="float">
            <text:p>0,1666666667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169491525424" calcext:value-type="float">
            <text:p>0,1694915254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SJKG_PYDOCK</text:p>
          </table:table-cell>
          <table:table-cell table:formula="of:=[.U30]*100" office:value-type="float" office:value="16.6666666667" calcext:value-type="float">
            <text:p>16,6666666667</text:p>
          </table:table-cell>
          <table:table-cell table:formula="of:=[.V30]*100" office:value-type="float" office:value="17.8571428571" calcext:value-type="float">
            <text:p>17,8571428571</text:p>
          </table:table-cell>
          <table:table-cell table:formula="of:=[.W30]*100" office:value-type="float" office:value="16.9491525424" calcext:value-type="float">
            <text:p>16,9491525424</text:p>
          </table:table-cell>
          <table:table-cell table:formula="of:=[.X30]*100" office:value-type="float" office:value="7.69230769231" calcext:value-type="float">
            <text:p>7,6923076923</text:p>
          </table:table-cell>
          <table:table-cell table:formula="of:=[.Y30]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bo_CP_SJKG_pydock</text:p>
          </table:table-cell>
          <table:table-cell office:value-type="float" office:value="0.0178571428571" calcext:value-type="float">
            <text:p>0,0178571429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517857142857" calcext:value-type="float">
            <text:p>0,5178571429</text:p>
          </table:table-cell>
          <table:table-cell table:number-columns-repeated="8"/>
          <table:table-cell office:value-type="string" calcext:value-type="string">
            <text:p>combo_pydock_AP_dDFIRE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232142857143" calcext:value-type="float">
            <text:p>0,2321428571</text:p>
          </table:table-cell>
          <table:table-cell office:value-type="float" office:value="0.169491525424" calcext:value-type="float">
            <text:p>0,1694915254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YDOCK_AP_DCOMPLEX</text:p>
          </table:table-cell>
          <table:table-cell office:value-type="float" office:value="0.291666666667" calcext:value-type="float">
            <text:p>0,2916666667</text:p>
          </table:table-cell>
          <table:table-cell office:value-type="float" office:value="0.267857142857" calcext:value-type="float">
            <text:p>0,2678571429</text:p>
          </table:table-cell>
          <table:table-cell office:value-type="float" office:value="0.203389830508" calcext:value-type="float">
            <text:p>0,2033898305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YDOCK_AP_DCOMPLEX</text:p>
          </table:table-cell>
          <table:table-cell table:formula="of:=[.U31]*100" office:value-type="float" office:value="29.1666666667" calcext:value-type="float">
            <text:p>29,1666666667</text:p>
          </table:table-cell>
          <table:table-cell table:formula="of:=[.V31]*100" office:value-type="float" office:value="26.7857142857" calcext:value-type="float">
            <text:p>26,7857142857</text:p>
          </table:table-cell>
          <table:table-cell table:formula="of:=[.W31]*100" office:value-type="float" office:value="20.3389830508" calcext:value-type="float">
            <text:p>20,3389830508</text:p>
          </table:table-cell>
          <table:table-cell table:formula="of:=[.X31]*100" office:value-type="float" office:value="11.5384615385" calcext:value-type="float">
            <text:p>11,5384615385</text:p>
          </table:table-cell>
          <table:table-cell table:formula="of:=[.Y31]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bo_CP_SKOa_AP_DCOMPLEX</text:p>
          </table:table-cell>
          <table:table-cell office:value-type="float" office:value="0.0535714285714" calcext:value-type="float">
            <text:p>0,0535714286</text:p>
          </table:table-cell>
          <table:table-cell office:value-type="float" office:value="0.160714285714" calcext:value-type="float">
            <text:p>0,1607142857</text:p>
          </table:table-cell>
          <table:table-cell office:value-type="float" office:value="0.410714285714" calcext:value-type="float">
            <text:p>0,4107142857</text:p>
          </table:table-cell>
          <table:table-cell table:number-columns-repeated="8"/>
          <table:table-cell office:value-type="string" calcext:value-type="string">
            <text:p>combo_pydock_CP_BFKV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232142857143" calcext:value-type="float">
            <text:p>0,2321428571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BFKV_AP_dDFIRE</text:p>
          </table:table-cell>
          <table:table-cell office:value-type="float" office:value="0.208333333333" calcext:value-type="float">
            <text:p>0,2083333333</text:p>
          </table:table-cell>
          <table:table-cell office:value-type="float" office:value="0.25" calcext:value-type="float">
            <text:p>0,25</text:p>
          </table:table-cell>
          <table:table-cell office:value-type="float" office:value="0.169491525424" calcext:value-type="float">
            <text:p>0,1694915254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BFKV_AP_dDFIRE</text:p>
          </table:table-cell>
          <table:table-cell table:formula="of:=[.U32]*100" office:value-type="float" office:value="20.8333333333" calcext:value-type="float">
            <text:p>20,8333333333</text:p>
          </table:table-cell>
          <table:table-cell table:formula="of:=[.V32]*100" office:value-type="float" office:value="25" calcext:value-type="float">
            <text:p>25</text:p>
          </table:table-cell>
          <table:table-cell table:formula="of:=[.W32]*100" office:value-type="float" office:value="16.9491525424" calcext:value-type="float">
            <text:p>16,9491525424</text:p>
          </table:table-cell>
          <table:table-cell table:formula="of:=[.X32]*100" office:value-type="float" office:value="11.5384615385" calcext:value-type="float">
            <text:p>11,5384615385</text:p>
          </table:table-cell>
          <table:table-cell table:formula="of:=[.Y32]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bo_CP_SKOa_AP_dDFIRE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232142857143" calcext:value-type="float">
            <text:p>0,2321428571</text:p>
          </table:table-cell>
          <table:table-cell office:value-type="float" office:value="0.446428571429" calcext:value-type="float">
            <text:p>0,4464285714</text:p>
          </table:table-cell>
          <table:table-cell table:number-columns-repeated="8"/>
          <table:table-cell office:value-type="string" calcext:value-type="string">
            <text:p>combo_CP_SKOa_AP_dDFIRE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232142857143" calcext:value-type="float">
            <text:p>0,2321428571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string" calcext:value-type="string">
            <text:p>CP_SKOa_AP_dDFIRE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232142857143" calcext:value-type="float">
            <text:p>0,2321428571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string" calcext:value-type="string">
            <text:p>CP_SKOa_AP_dDFIRE</text:p>
          </table:table-cell>
          <table:table-cell table:formula="of:=[.U33]*100" office:value-type="float" office:value="33.3333333333" calcext:value-type="float">
            <text:p>33,3333333333</text:p>
          </table:table-cell>
          <table:table-cell table:formula="of:=[.V33]*100" office:value-type="float" office:value="23.2142857143" calcext:value-type="float">
            <text:p>23,2142857143</text:p>
          </table:table-cell>
          <table:table-cell table:formula="of:=[.W33]*100" office:value-type="float" office:value="18.6440677966" calcext:value-type="float">
            <text:p>18,6440677966</text:p>
          </table:table-cell>
          <table:table-cell table:formula="of:=[.X33]*100" office:value-type="float" office:value="15.3846153846" calcext:value-type="float">
            <text:p>15,3846153846</text:p>
          </table:table-cell>
          <table:table-cell table:formula="of:=[.Y33]*100" office:value-type="float" office:value="9.09090909091" calcext:value-type="float">
            <text:p>9,0909090909</text:p>
          </table:table-cell>
        </table:table-row>
        <table:table-row table:style-name="ro1">
          <table:table-cell office:value-type="string" calcext:value-type="string">
            <text:p>combo_CP_SKOa_CP_BFKV</text:p>
          </table:table-cell>
          <table:table-cell office:value-type="float" office:value="0.0178571428571" calcext:value-type="float">
            <text:p>0,0178571429</text:p>
          </table:table-cell>
          <table:table-cell office:value-type="float" office:value="0.125" calcext:value-type="float">
            <text:p>0,125</text:p>
          </table:table-cell>
          <table:table-cell office:value-type="float" office:value="0.357142857143" calcext:value-type="float">
            <text:p>0,3571428571</text:p>
          </table:table-cell>
          <table:table-cell table:number-columns-repeated="8"/>
          <table:table-cell office:value-type="string" calcext:value-type="string">
            <text:p>combo_pydock_AP_DCOMPLEX</text:p>
          </table:table-cell>
          <table:table-cell office:value-type="float" office:value="0.291666666667" calcext:value-type="float">
            <text:p>0,2916666667</text:p>
          </table:table-cell>
          <table:table-cell office:value-type="float" office:value="0.267857142857" calcext:value-type="float">
            <text:p>0,2678571429</text:p>
          </table:table-cell>
          <table:table-cell office:value-type="float" office:value="0.203389830508" calcext:value-type="float">
            <text:p>0,2033898305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SKOa_PYDOCK</text:p>
          </table:table-cell>
          <table:table-cell office:value-type="float" office:value="0.166666666667" calcext:value-type="float">
            <text:p>0,1666666667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169491525424" calcext:value-type="float">
            <text:p>0,1694915254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SKOa_PYDOCK</text:p>
          </table:table-cell>
          <table:table-cell table:formula="of:=[.U34]*100" office:value-type="float" office:value="16.6666666667" calcext:value-type="float">
            <text:p>16,6666666667</text:p>
          </table:table-cell>
          <table:table-cell table:formula="of:=[.V34]*100" office:value-type="float" office:value="17.8571428571" calcext:value-type="float">
            <text:p>17,8571428571</text:p>
          </table:table-cell>
          <table:table-cell table:formula="of:=[.W34]*100" office:value-type="float" office:value="16.9491525424" calcext:value-type="float">
            <text:p>16,9491525424</text:p>
          </table:table-cell>
          <table:table-cell table:formula="of:=[.X34]*100" office:value-type="float" office:value="7.69230769231" calcext:value-type="float">
            <text:p>7,6923076923</text:p>
          </table:table-cell>
          <table:table-cell table:formula="of:=[.Y34]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bo_CP_SKOa_CP_SJKG</text:p>
          </table:table-cell>
          <table:table-cell office:value-type="float" office:value="0.0178571428571" calcext:value-type="float">
            <text:p>0,0178571429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321428571429" calcext:value-type="float">
            <text:p>0,3214285714</text:p>
          </table:table-cell>
          <table:table-cell table:number-columns-repeated="8"/>
          <table:table-cell office:value-type="string" calcext:value-type="string">
            <text:p>combo_CP_SJKG_AP_dDFIRE</text:p>
          </table:table-cell>
          <table:table-cell office:value-type="float" office:value="0.291666666667" calcext:value-type="float">
            <text:p>0,2916666667</text:p>
          </table:table-cell>
          <table:table-cell office:value-type="float" office:value="0.25" calcext:value-type="float">
            <text:p>0,25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.181818181818" calcext:value-type="float">
            <text:p>0,1818181818</text:p>
          </table:table-cell>
          <table:table-cell/>
          <table:table-cell office:value-type="string" calcext:value-type="string">
            <text:p>CP_SJKG_AP_dDFIRE</text:p>
          </table:table-cell>
          <table:table-cell office:value-type="float" office:value="0.291666666667" calcext:value-type="float">
            <text:p>0,2916666667</text:p>
          </table:table-cell>
          <table:table-cell office:value-type="float" office:value="0.25" calcext:value-type="float">
            <text:p>0,25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.181818181818" calcext:value-type="float">
            <text:p>0,1818181818</text:p>
          </table:table-cell>
          <table:table-cell/>
          <table:table-cell office:value-type="string" calcext:value-type="string">
            <text:p>CP_SJKG_AP_dDFIRE</text:p>
          </table:table-cell>
          <table:table-cell table:formula="of:=[.U35]*100" office:value-type="float" office:value="29.1666666667" calcext:value-type="float">
            <text:p>29,1666666667</text:p>
          </table:table-cell>
          <table:table-cell table:formula="of:=[.V35]*100" office:value-type="float" office:value="25" calcext:value-type="float">
            <text:p>25</text:p>
          </table:table-cell>
          <table:table-cell table:formula="of:=[.W35]*100" office:value-type="float" office:value="18.6440677966" calcext:value-type="float">
            <text:p>18,6440677966</text:p>
          </table:table-cell>
          <table:table-cell table:formula="of:=[.X35]*100" office:value-type="float" office:value="15.3846153846" calcext:value-type="float">
            <text:p>15,3846153846</text:p>
          </table:table-cell>
          <table:table-cell table:formula="of:=[.Y35]*100" office:value-type="float" office:value="18.1818181818" calcext:value-type="float">
            <text:p>18,1818181818</text:p>
          </table:table-cell>
        </table:table-row>
        <table:table-row table:style-name="ro1">
          <table:table-cell office:value-type="string" calcext:value-type="string">
            <text:p>combo_CP_SKOa_pydock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5" calcext:value-type="float">
            <text:p>0,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pydock_AP_DCOMPLEX</text:p>
          </table:table-cell>
          <table:table-cell office:value-type="float" office:value="0.0892857142857" calcext:value-type="float">
            <text:p>0,0892857143</text:p>
          </table:table-cell>
          <table:table-cell office:value-type="float" office:value="0.267857142857" calcext:value-type="float">
            <text:p>0,2678571429</text:p>
          </table:table-cell>
          <table:table-cell office:value-type="float" office:value="0.517857142857" calcext:value-type="float">
            <text:p>0,5178571429</text:p>
          </table:table-cell>
          <table:table-cell table:number-columns-repeated="9"/>
          <table:table-cell office:value-type="string" calcext:value-type="string">
            <text:p>Strong </text:p>
          </table:table-cell>
          <table:table-cell office:value-type="string" calcext:value-type="string">
            <text:p>Medium </text:p>
          </table:table-cell>
          <table:table-cell office:value-type="string" calcext:value-type="string">
            <text:p>Weak</text:p>
          </table:table-cell>
          <table:table-cell table:number-columns-repeated="4"/>
          <table:table-cell office:value-type="string" calcext:value-type="string">
            <text:p>Strong </text:p>
          </table:table-cell>
          <table:table-cell office:value-type="string" calcext:value-type="string">
            <text:p>Medium </text:p>
          </table:table-cell>
          <table:table-cell office:value-type="string" calcext:value-type="string">
            <text:p>Weak</text:p>
          </table:table-cell>
          <table:table-cell table:number-columns-repeated="4"/>
          <table:table-cell office:value-type="string" calcext:value-type="string">
            <text:p>Strong </text:p>
          </table:table-cell>
          <table:table-cell office:value-type="string" calcext:value-type="string">
            <text:p>Medium </text:p>
          </table:table-cell>
          <table:table-cell office:value-type="string" calcext:value-type="string">
            <text:p>We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o_pydock_AP_dDFIRE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232142857143" calcext:value-type="float">
            <text:p>0,2321428571</text:p>
          </table:table-cell>
          <table:table-cell office:value-type="float" office:value="0.5" calcext:value-type="float">
            <text:p>0,5</text:p>
          </table:table-cell>
          <table:table-cell table:number-columns-repeated="8"/>
          <table:table-cell office:value-type="string" calcext:value-type="string">
            <text:p>combo_CP_SKOa_CP_SJKG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121951219512" calcext:value-type="float">
            <text:p>0,121951219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P_SJKG_AP_DCOMPLEX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170731707317" calcext:value-type="float">
            <text:p>0,1707317073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string" calcext:value-type="string">
            <text:p>CP_SJKG_AP_DCOMPLEX</text:p>
          </table:table-cell>
          <table:table-cell table:formula="of:=[.U38]*100" office:value-type="float" office:value="14.2857142857" calcext:value-type="float">
            <text:p>14,2857142857</text:p>
          </table:table-cell>
          <table:table-cell table:formula="of:=[.V38]*100" office:value-type="float" office:value="17.0731707317" calcext:value-type="float">
            <text:p>17,0731707317</text:p>
          </table:table-cell>
          <table:table-cell table:formula="of:=[.W38]*100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o_pydock_CP_BFKV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232142857143" calcext:value-type="float">
            <text:p>0,2321428571</text:p>
          </table:table-cell>
          <table:table-cell office:value-type="float" office:value="0.535714285714" calcext:value-type="float">
            <text:p>0,5357142857</text:p>
          </table:table-cell>
          <table:table-cell table:number-columns-repeated="8"/>
          <table:table-cell office:value-type="string" calcext:value-type="string">
            <text:p>combo_CP_SJKG_CP_BFKV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170731707317" calcext:value-type="float">
            <text:p>0,1707317073</text:p>
          </table:table-cell>
          <table:table-cell office:value-type="float" office:value="0.1" calcext:value-type="float">
            <text:p>0,1</text:p>
          </table:table-cell>
          <table:table-cell table:number-columns-repeated="3"/>
          <table:table-cell office:value-type="string" calcext:value-type="string">
            <text:p>CP_SKOa_CP_BFKV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19512195122" calcext:value-type="float">
            <text:p>0,1951219512</text:p>
          </table:table-cell>
          <table:table-cell office:value-type="float" office:value="0.1" calcext:value-type="float">
            <text:p>0,1</text:p>
          </table:table-cell>
          <table:table-cell table:number-columns-repeated="3"/>
          <table:table-cell office:value-type="string" calcext:value-type="string">
            <text:p>CP_SKOa_CP_BFKV</text:p>
          </table:table-cell>
          <table:table-cell table:formula="of:=[.U39]*100" office:value-type="float" office:value="3.57142857143" calcext:value-type="float">
            <text:p>3,5714285714</text:p>
          </table:table-cell>
          <table:table-cell table:formula="of:=[.V39]*100" office:value-type="float" office:value="19.512195122" calcext:value-type="float">
            <text:p>19,512195122</text:p>
          </table:table-cell>
          <table:table-cell table:formula="of:=[.W39]*100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combo_CP_SKOa_CP_BFKV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19512195122" calcext:value-type="float">
            <text:p>0,1951219512</text:p>
          </table:table-cell>
          <table:table-cell office:value-type="float" office:value="0.1" calcext:value-type="float">
            <text:p>0,1</text:p>
          </table:table-cell>
          <table:table-cell table:number-columns-repeated="3"/>
          <table:table-cell office:value-type="string" calcext:value-type="string">
            <text:p>PYDOCK_AP_dDFIRE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19512195122" calcext:value-type="float">
            <text:p>0,1951219512</text:p>
          </table:table-cell>
          <table:table-cell office:value-type="float" office:value="0.15" calcext:value-type="float">
            <text:p>0,15</text:p>
          </table:table-cell>
          <table:table-cell table:number-columns-repeated="3"/>
          <table:table-cell office:value-type="string" calcext:value-type="string">
            <text:p>PYDOCK_AP_dDFIRE</text:p>
          </table:table-cell>
          <table:table-cell table:formula="of:=[.U40]*100" office:value-type="float" office:value="28.5714285714" calcext:value-type="float">
            <text:p>28,5714285714</text:p>
          </table:table-cell>
          <table:table-cell table:formula="of:=[.V40]*100" office:value-type="float" office:value="19.512195122" calcext:value-type="float">
            <text:p>19,512195122</text:p>
          </table:table-cell>
          <table:table-cell table:formula="of:=[.W40]*100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dock</text:p>
          </table:table-cell>
          <table:table-cell table:number-columns-repeated="11"/>
          <table:table-cell office:value-type="string" calcext:value-type="string">
            <text:p>combo_CP_SJKG_pydock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15" calcext:value-type="float">
            <text:p>0,15</text:p>
          </table:table-cell>
          <table:table-cell table:number-columns-repeated="3"/>
          <table:table-cell office:value-type="string" calcext:value-type="string">
            <text:p>PYDOCK_CP_BFKV</text:p>
          </table:table-cell>
          <table:table-cell office:value-type="float" office:value="0.25" calcext:value-type="float">
            <text:p>0,25</text:p>
          </table:table-cell>
          <table:table-cell office:value-type="float" office:value="0.292682926829" calcext:value-type="float">
            <text:p>0,2926829268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string" calcext:value-type="string">
            <text:p>PYDOCK_CP_BFKV</text:p>
          </table:table-cell>
          <table:table-cell table:formula="of:=[.U41]*100" office:value-type="float" office:value="25" calcext:value-type="float">
            <text:p>25</text:p>
          </table:table-cell>
          <table:table-cell table:formula="of:=[.V41]*100" office:value-type="float" office:value="29.2682926829" calcext:value-type="float">
            <text:p>29,2682926829</text:p>
          </table:table-cell>
          <table:table-cell table:formula="of:=[.W41]*100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combo_CP_SKOa_pydock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15" calcext:value-type="float">
            <text:p>0,15</text:p>
          </table:table-cell>
          <table:table-cell table:number-columns-repeated="3"/>
          <table:table-cell office:value-type="string" calcext:value-type="string">
            <text:p>CP_SJKG_PYDOCK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15" calcext:value-type="float">
            <text:p>0,15</text:p>
          </table:table-cell>
          <table:table-cell table:number-columns-repeated="3"/>
          <table:table-cell office:value-type="string" calcext:value-type="string">
            <text:p>CP_SJKG_PYDOCK</text:p>
          </table:table-cell>
          <table:table-cell table:formula="of:=[.U42]*100" office:value-type="float" office:value="17.8571428571" calcext:value-type="float">
            <text:p>17,8571428571</text:p>
          </table:table-cell>
          <table:table-cell table:formula="of:=[.V42]*100" office:value-type="float" office:value="21.9512195122" calcext:value-type="float">
            <text:p>21,9512195122</text:p>
          </table:table-cell>
          <table:table-cell table:formula="of:=[.W42]*100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b.list.flexibility.3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=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formula="of:=20*0.25"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combo_CP_SKOa_AP_DCOMPLEX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19512195122" calcext:value-type="float">
            <text:p>0,1951219512</text:p>
          </table:table-cell>
          <table:table-cell office:value-type="float" office:value="0.15" calcext:value-type="float">
            <text:p>0,15</text:p>
          </table:table-cell>
          <table:table-cell table:number-columns-repeated="3"/>
          <table:table-cell office:value-type="string" calcext:value-type="string">
            <text:p>PYDOCK_AP_DCOMPLEX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string" calcext:value-type="string">
            <text:p>PYDOCK_AP_DCOMPLEX</text:p>
          </table:table-cell>
          <table:table-cell table:formula="of:=[.U43]*100" office:value-type="float" office:value="21.4285714286" calcext:value-type="float">
            <text:p>21,4285714286</text:p>
          </table:table-cell>
          <table:table-cell table:formula="of:=[.V43]*100" office:value-type="float" office:value="24.3902439024" calcext:value-type="float">
            <text:p>24,3902439024</text:p>
          </table:table-cell>
          <table:table-cell table:formula="of:=[.W43]*100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combo_AP_dDFIRE_AP_DCOMPLEX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121951219512" calcext:value-type="float">
            <text:p>0,1219512195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string" calcext:value-type="string">
            <text:p>CP_BFKV_AP_dDFIRE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string" calcext:value-type="string">
            <text:p>CP_BFKV_AP_dDFIRE</text:p>
          </table:table-cell>
          <table:table-cell table:formula="of:=[.U44]*100" office:value-type="float" office:value="17.8571428571" calcext:value-type="float">
            <text:p>17,8571428571</text:p>
          </table:table-cell>
          <table:table-cell table:formula="of:=[.V44]*100" office:value-type="float" office:value="21.9512195122" calcext:value-type="float">
            <text:p>21,9512195122</text:p>
          </table:table-cell>
          <table:table-cell table:formula="of:=[.W44]*100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o_AP_dDFIRE_AP_DCOMPLEX</text:p>
          </table:table-cell>
          <table:table-cell office:value-type="float" office:value="0.0847457627119" calcext:value-type="float">
            <text:p>0,0847457627</text:p>
          </table:table-cell>
          <table:table-cell office:value-type="float" office:value="0.101694915254" calcext:value-type="float">
            <text:p>0,1016949153</text:p>
          </table:table-cell>
          <table:table-cell office:value-type="float" office:value="0.322033898305" calcext:value-type="float">
            <text:p>0,3220338983</text:p>
          </table:table-cell>
          <table:table-cell table:number-columns-repeated="8"/>
          <table:table-cell office:value-type="string" calcext:value-type="string">
            <text:p>combo_CP_SJKG_AP_DCOMPLEX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170731707317" calcext:value-type="float">
            <text:p>0,1707317073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string" calcext:value-type="string">
            <text:p>CP_SKOa_AP_dDFIRE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25" calcext:value-type="float">
            <text:p>0,25</text:p>
          </table:table-cell>
          <table:table-cell table:number-columns-repeated="3"/>
          <table:table-cell office:value-type="string" calcext:value-type="string">
            <text:p>CP_SKOa_AP_dDFIRE</text:p>
          </table:table-cell>
          <table:table-cell table:formula="of:=[.U45]*100" office:value-type="float" office:value="17.8571428571" calcext:value-type="float">
            <text:p>17,8571428571</text:p>
          </table:table-cell>
          <table:table-cell table:formula="of:=[.V45]*100" office:value-type="float" office:value="24.3902439024" calcext:value-type="float">
            <text:p>24,3902439024</text:p>
          </table:table-cell>
          <table:table-cell table:formula="of:=[.W45]*100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o_CP_BFKV_AP_DCOMPLEX</text:p>
          </table:table-cell>
          <table:table-cell office:value-type="float" office:value="0.0508474576271" calcext:value-type="float">
            <text:p>0,0508474576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423728813559" calcext:value-type="float">
            <text:p>0,4237288136</text:p>
          </table:table-cell>
          <table:table-cell table:number-columns-repeated="8"/>
          <table:table-cell office:value-type="string" calcext:value-type="string">
            <text:p>combo_CP_BFKV_AP_DCOMPLEX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string" calcext:value-type="string">
            <text:p>CP_SKOa_PYDOCK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15" calcext:value-type="float">
            <text:p>0,15</text:p>
          </table:table-cell>
          <table:table-cell table:number-columns-repeated="3"/>
          <table:table-cell office:value-type="string" calcext:value-type="string">
            <text:p>CP_SKOa_PYDOCK</text:p>
          </table:table-cell>
          <table:table-cell table:formula="of:=[.U46]*100" office:value-type="float" office:value="14.2857142857" calcext:value-type="float">
            <text:p>14,2857142857</text:p>
          </table:table-cell>
          <table:table-cell table:formula="of:=[.V46]*100" office:value-type="float" office:value="24.3902439024" calcext:value-type="float">
            <text:p>24,3902439024</text:p>
          </table:table-cell>
          <table:table-cell table:formula="of:=[.W46]*100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o_CP_BFKV_AP_dDFIRE</text:p>
          </table:table-cell>
          <table:table-cell office:value-type="float" office:value="0.0847457627119" calcext:value-type="float">
            <text:p>0,0847457627</text:p>
          </table:table-cell>
          <table:table-cell office:value-type="float" office:value="0.169491525424" calcext:value-type="float">
            <text:p>0,1694915254</text:p>
          </table:table-cell>
          <table:table-cell office:value-type="float" office:value="0.457627118644" calcext:value-type="float">
            <text:p>0,4576271186</text:p>
          </table:table-cell>
          <table:table-cell table:number-columns-repeated="8"/>
          <table:table-cell office:value-type="string" calcext:value-type="string">
            <text:p>combo_CP_BFKV_AP_dDFIRE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2" calcext:value-type="float">
            <text:p>0,2</text:p>
          </table:table-cell>
          <table:table-cell table:number-columns-repeated="3"/>
          <table:table-cell office:value-type="string" calcext:value-type="string">
            <text:p>CP_SJKG_AP_dDFIRE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25" calcext:value-type="float">
            <text:p>0,25</text:p>
          </table:table-cell>
          <table:table-cell table:number-columns-repeated="3"/>
          <table:table-cell office:value-type="string" calcext:value-type="string">
            <text:p>CP_SJKG_AP_dDFIRE</text:p>
          </table:table-cell>
          <table:table-cell table:formula="of:=[.U47]*100" office:value-type="float" office:value="21.4285714286" calcext:value-type="float">
            <text:p>21,4285714286</text:p>
          </table:table-cell>
          <table:table-cell table:formula="of:=[.V47]*100" office:value-type="float" office:value="21.9512195122" calcext:value-type="float">
            <text:p>21,9512195122</text:p>
          </table:table-cell>
          <table:table-cell table:formula="of:=[.W47]*100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bo_CP_SJKG_AP_DCOMPLEX</text:p>
          </table:table-cell>
          <table:table-cell office:value-type="float" office:value="0.0508474576271" calcext:value-type="float">
            <text:p>0,0508474576</text:p>
          </table:table-cell>
          <table:table-cell office:value-type="float" office:value="0.152542372881" calcext:value-type="float">
            <text:p>0,1525423729</text:p>
          </table:table-cell>
          <table:table-cell office:value-type="float" office:value="0.406779661017" calcext:value-type="float">
            <text:p>0,406779661</text:p>
          </table:table-cell>
          <table:table-cell table:number-columns-repeated="8"/>
          <table:table-cell office:value-type="string" calcext:value-type="string">
            <text:p>combo_pydock_AP_dDFIRE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19512195122" calcext:value-type="float">
            <text:p>0,1951219512</text:p>
          </table:table-cell>
          <table:table-cell office:value-type="float" office:value="0.15" calcext:value-type="float">
            <text:p>0,1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mbo_CP_SJKG_AP_dDFIRE</text:p>
          </table:table-cell>
          <table:table-cell office:value-type="float" office:value="0.0508474576271" calcext:value-type="float">
            <text:p>0,0508474576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423728813559" calcext:value-type="float">
            <text:p>0,4237288136</text:p>
          </table:table-cell>
          <table:table-cell table:number-columns-repeated="8"/>
          <table:table-cell office:value-type="string" calcext:value-type="string">
            <text:p>combo_pydock_CP_BFKV</text:p>
          </table:table-cell>
          <table:table-cell office:value-type="float" office:value="0.25" calcext:value-type="float">
            <text:p>0,25</text:p>
          </table:table-cell>
          <table:table-cell office:value-type="float" office:value="0.292682926829" calcext:value-type="float">
            <text:p>0,2926829268</text:p>
          </table:table-cell>
          <table:table-cell office:value-type="float" office:value="0.2" calcext:value-type="float">
            <text:p>0,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mbo_CP_SJKG_CP_BFKV</text:p>
          </table:table-cell>
          <table:table-cell office:value-type="float" office:value="0.0169491525424" calcext:value-type="float">
            <text:p>0,0169491525</text:p>
          </table:table-cell>
          <table:table-cell office:value-type="float" office:value="0.101694915254" calcext:value-type="float">
            <text:p>0,1016949153</text:p>
          </table:table-cell>
          <table:table-cell office:value-type="float" office:value="0.389830508475" calcext:value-type="float">
            <text:p>0,3898305085</text:p>
          </table:table-cell>
          <table:table-cell table:number-columns-repeated="8"/>
          <table:table-cell office:value-type="string" calcext:value-type="string">
            <text:p>combo_CP_SKOa_AP_dDFIRE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25" calcext:value-type="float">
            <text:p>0,2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mbo_CP_SJKG_pydock</text:p>
          </table:table-cell>
          <table:table-cell office:value-type="float" office:value="0.0338983050847" calcext:value-type="float">
            <text:p>0,0338983051</text:p>
          </table:table-cell>
          <table:table-cell office:value-type="float" office:value="0.169491525424" calcext:value-type="float">
            <text:p>0,1694915254</text:p>
          </table:table-cell>
          <table:table-cell office:value-type="float" office:value="0.457627118644" calcext:value-type="float">
            <text:p>0,4576271186</text:p>
          </table:table-cell>
          <table:table-cell table:number-columns-repeated="8"/>
          <table:table-cell office:value-type="string" calcext:value-type="string">
            <text:p>combo_pydock_AP_DCOMPLEX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2" calcext:value-type="float">
            <text:p>0,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mbo_CP_SKOa_AP_DCOMPLEX</text:p>
          </table:table-cell>
          <table:table-cell office:value-type="float" office:value="0.0508474576271" calcext:value-type="float">
            <text:p>0,0508474576</text:p>
          </table:table-cell>
          <table:table-cell office:value-type="float" office:value="0.152542372881" calcext:value-type="float">
            <text:p>0,1525423729</text:p>
          </table:table-cell>
          <table:table-cell office:value-type="float" office:value="0.440677966102" calcext:value-type="float">
            <text:p>0,4406779661</text:p>
          </table:table-cell>
          <table:table-cell table:number-columns-repeated="8"/>
          <table:table-cell office:value-type="string" calcext:value-type="string">
            <text:p>combo_CP_SJKG_AP_dDFIRE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25" calcext:value-type="float">
            <text:p>0,2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mbo_CP_SKOa_AP_dDFIRE</text:p>
          </table:table-cell>
          <table:table-cell office:value-type="float" office:value="0.0508474576271" calcext:value-type="float">
            <text:p>0,0508474576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457627118644" calcext:value-type="float">
            <text:p>0,457627118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CP_SKOa_CP_BFKV</text:p>
          </table:table-cell>
          <table:table-cell office:value-type="float" office:value="0.0169491525424" calcext:value-type="float">
            <text:p>0,0169491525</text:p>
          </table:table-cell>
          <table:table-cell office:value-type="float" office:value="0.135593220339" calcext:value-type="float">
            <text:p>0,1355932203</text:p>
          </table:table-cell>
          <table:table-cell office:value-type="float" office:value="0.406779661017" calcext:value-type="float">
            <text:p>0,40677966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CP_SKOa_CP_SJKG</text:p>
          </table:table-cell>
          <table:table-cell office:value-type="float" office:value="0.0169491525424" calcext:value-type="float">
            <text:p>0,0169491525</text:p>
          </table:table-cell>
          <table:table-cell office:value-type="float" office:value="0.0847457627119" calcext:value-type="float">
            <text:p>0,0847457627</text:p>
          </table:table-cell>
          <table:table-cell office:value-type="float" office:value="0.338983050847" calcext:value-type="float">
            <text:p>0,338983050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CP_SKOa_pydock</text:p>
          </table:table-cell>
          <table:table-cell office:value-type="float" office:value="0.0338983050847" calcext:value-type="float">
            <text:p>0,0338983051</text:p>
          </table:table-cell>
          <table:table-cell office:value-type="float" office:value="0.169491525424" calcext:value-type="float">
            <text:p>0,1694915254</text:p>
          </table:table-cell>
          <table:table-cell office:value-type="float" office:value="0.440677966102" calcext:value-type="float">
            <text:p>0,440677966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pydock_AP_DCOMPLEX</text:p>
          </table:table-cell>
          <table:table-cell office:value-type="float" office:value="0.0677966101695" calcext:value-type="float">
            <text:p>0,0677966102</text:p>
          </table:table-cell>
          <table:table-cell office:value-type="float" office:value="0.203389830508" calcext:value-type="float">
            <text:p>0,2033898305</text:p>
          </table:table-cell>
          <table:table-cell office:value-type="float" office:value="0.440677966102" calcext:value-type="float">
            <text:p>0,440677966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pydock_AP_dDFIRE</text:p>
          </table:table-cell>
          <table:table-cell office:value-type="float" office:value="0.0847457627119" calcext:value-type="float">
            <text:p>0,0847457627</text:p>
          </table:table-cell>
          <table:table-cell office:value-type="float" office:value="0.169491525424" calcext:value-type="float">
            <text:p>0,1694915254</text:p>
          </table:table-cell>
          <table:table-cell office:value-type="float" office:value="0.491525423729" calcext:value-type="float">
            <text:p>0,491525423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pydock_CP_BFKV</text:p>
          </table:table-cell>
          <table:table-cell office:value-type="float" office:value="0.0847457627119" calcext:value-type="float">
            <text:p>0,0847457627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508474576271" calcext:value-type="float">
            <text:p>0,5084745763</text:p>
          </table:table-cell>
          <table:table-cell table:number-columns-repeated="28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pydock</text:p>
          </table:table-cell>
          <table:table-cell table:number-columns-repeated="31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pdb.list.flexibility.4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=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25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combo_AP_dDFIRE_AP_DCOMPLEX</text:p>
          </table:table-cell>
          <table:table-cell office:value-type="float" office:value="0" calcext:value-type="float">
            <text:p>0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.192307692308" calcext:value-type="float">
            <text:p>0,192307692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CP_BFKV_AP_DCOMPLEX</text:p>
          </table:table-cell>
          <table:table-cell office:value-type="float" office:value="0" calcext:value-type="float">
            <text:p>0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.230769230769" calcext:value-type="float">
            <text:p>0,230769230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CP_BFKV_AP_dDFIRE</text:p>
          </table:table-cell>
          <table:table-cell office:value-type="float" office:value="0" calcext:value-type="float">
            <text:p>0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.269230769231" calcext:value-type="float">
            <text:p>0,269230769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CP_SJKG_AP_DCOMPLEX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.269230769231" calcext:value-type="float">
            <text:p>0,269230769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CP_SJKG_AP_dDFIRE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.269230769231" calcext:value-type="float">
            <text:p>0,269230769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CP_SJKG_CP_BFKV</text:p>
          </table:table-cell>
          <table:table-cell office:value-type="float" office:value="0" calcext:value-type="float">
            <text:p>0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.230769230769" calcext:value-type="float">
            <text:p>0,230769230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CP_SJKG_pydock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.192307692308" calcext:value-type="float">
            <text:p>0,192307692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CP_SKOa_AP_DCOMPLEX</text:p>
          </table:table-cell>
          <table:table-cell office:value-type="float" office:value="0" calcext:value-type="float">
            <text:p>0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.230769230769" calcext:value-type="float">
            <text:p>0,230769230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CP_SKOa_AP_dDFIRE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.230769230769" calcext:value-type="float">
            <text:p>0,230769230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CP_SKOa_CP_BFKV</text:p>
          </table:table-cell>
          <table:table-cell office:value-type="float" office:value="0" calcext:value-type="float">
            <text:p>0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.192307692308" calcext:value-type="float">
            <text:p>0,192307692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CP_SKOa_CP_SJKG</text:p>
          </table:table-cell>
          <table:table-cell table:number-columns-repeated="2" office:value-type="float" office:value="0.0384615384615" calcext:value-type="float">
            <text:p>0,0384615385</text:p>
          </table:table-cell>
          <table:table-cell office:value-type="float" office:value="0.269230769231" calcext:value-type="float">
            <text:p>0,269230769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CP_SKOa_pydock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.192307692308" calcext:value-type="float">
            <text:p>0,192307692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pydock_AP_DCOMPLEX</text:p>
          </table:table-cell>
          <table:table-cell office:value-type="float" office:value="0" calcext:value-type="float">
            <text:p>0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.192307692308" calcext:value-type="float">
            <text:p>0,192307692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pydock_AP_dDFIRE</text:p>
          </table:table-cell>
          <table:table-cell office:value-type="float" office:value="0" calcext:value-type="float">
            <text:p>0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.307692307692" calcext:value-type="float">
            <text:p>0,307692307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pydock_CP_BFKV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.230769230769" calcext:value-type="float">
            <text:p>0,2307692308</text:p>
          </table:table-cell>
          <table:table-cell table:number-columns-repeated="28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pydock</text:p>
          </table:table-cell>
          <table:table-cell table:number-columns-repeated="31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pdb.list.flexibility.5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=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25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combo_AP_dDFIRE_AP_DCOMPLE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CP_BFKV_AP_DCOMPLE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1818181818" calcext:value-type="float">
            <text:p>0,181818181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CP_BFKV_AP_dDFI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2727272727" calcext:value-type="float">
            <text:p>0,272727272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CP_SJKG_AP_DCOMPLE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1818181818" calcext:value-type="float">
            <text:p>0,181818181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CP_SJKG_AP_dDFIR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81818181818" calcext:value-type="float">
            <text:p>0,181818181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CP_SJKG_CP_BFK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1818181818" calcext:value-type="float">
            <text:p>0,181818181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CP_SJKG_pydo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CP_SKOa_AP_DCOMPLE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1818181818" calcext:value-type="float">
            <text:p>0,181818181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CP_SKOa_AP_dDFIRE</text:p>
          </table:table-cell>
          <table:table-cell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72727272727" calcext:value-type="float">
            <text:p>0,272727272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CP_SKOa_CP_BFK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1818181818" calcext:value-type="float">
            <text:p>0,181818181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CP_SKOa_CP_SJK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CP_SKOa_pydoc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pydock_AP_DCOMPLEX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pydock_AP_dDFI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pydock_CP_BFK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 table:number-columns-repeated="28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pydock</text:p>
          </table:table-cell>
          <table:table-cell table:number-columns-repeated="31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pdb.list.mediumbinder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=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25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combo_AP_dDFIRE_AP_DCOMPLEX</text:p>
          </table:table-cell>
          <table:table-cell office:value-type="float" office:value="0.0487804878049" calcext:value-type="float">
            <text:p>0,0487804878</text:p>
          </table:table-cell>
          <table:table-cell office:value-type="float" office:value="0.121951219512" calcext:value-type="float">
            <text:p>0,1219512195</text:p>
          </table:table-cell>
          <table:table-cell office:value-type="float" office:value="0.317073170732" calcext:value-type="float">
            <text:p>0,317073170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CP_BFKV_AP_DCOMPLEX</text:p>
          </table:table-cell>
          <table:table-cell office:value-type="float" office:value="0.0731707317073" calcext:value-type="float">
            <text:p>0,0731707317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414634146341" calcext:value-type="float">
            <text:p>0,414634146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CP_BFKV_AP_dDFIRE</text:p>
          </table:table-cell>
          <table:table-cell office:value-type="float" office:value="0.0975609756098" calcext:value-type="float">
            <text:p>0,0975609756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439024390244" calcext:value-type="float">
            <text:p>0,439024390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CP_SJKG_AP_DCOMPLEX</text:p>
          </table:table-cell>
          <table:table-cell office:value-type="float" office:value="0.0731707317073" calcext:value-type="float">
            <text:p>0,0731707317</text:p>
          </table:table-cell>
          <table:table-cell office:value-type="float" office:value="0.170731707317" calcext:value-type="float">
            <text:p>0,1707317073</text:p>
          </table:table-cell>
          <table:table-cell office:value-type="float" office:value="0.487804878049" calcext:value-type="float">
            <text:p>0,48780487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CP_SJKG_AP_dDFIRE</text:p>
          </table:table-cell>
          <table:table-cell office:value-type="float" office:value="0.0487804878049" calcext:value-type="float">
            <text:p>0,0487804878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487804878049" calcext:value-type="float">
            <text:p>0,48780487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CP_SJKG_CP_BFKV</text:p>
          </table:table-cell>
          <table:table-cell office:value-type="float" office:value="0" calcext:value-type="float">
            <text:p>0</text:p>
          </table:table-cell>
          <table:table-cell office:value-type="float" office:value="0.170731707317" calcext:value-type="float">
            <text:p>0,1707317073</text:p>
          </table:table-cell>
          <table:table-cell office:value-type="float" office:value="0.414634146341" calcext:value-type="float">
            <text:p>0,414634146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CP_SJKG_pydock</text:p>
          </table:table-cell>
          <table:table-cell office:value-type="float" office:value="0.0731707317073" calcext:value-type="float">
            <text:p>0,0731707317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439024390244" calcext:value-type="float">
            <text:p>0,4390243902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CP_SKOa_AP_DCOMPLEX</text:p>
          </table:table-cell>
          <table:table-cell office:value-type="float" office:value="0.0731707317073" calcext:value-type="float">
            <text:p>0,0731707317</text:p>
          </table:table-cell>
          <table:table-cell office:value-type="float" office:value="0.19512195122" calcext:value-type="float">
            <text:p>0,1951219512</text:p>
          </table:table-cell>
          <table:table-cell office:value-type="float" office:value="0.414634146341" calcext:value-type="float">
            <text:p>0,414634146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CP_SKOa_AP_dDFIRE</text:p>
          </table:table-cell>
          <table:table-cell office:value-type="float" office:value="0.0731707317073" calcext:value-type="float">
            <text:p>0,0731707317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487804878049" calcext:value-type="float">
            <text:p>0,48780487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CP_SKOa_CP_BFKV</text:p>
          </table:table-cell>
          <table:table-cell office:value-type="float" office:value="0" calcext:value-type="float">
            <text:p>0</text:p>
          </table:table-cell>
          <table:table-cell office:value-type="float" office:value="0.19512195122" calcext:value-type="float">
            <text:p>0,1951219512</text:p>
          </table:table-cell>
          <table:table-cell office:value-type="float" office:value="0.414634146341" calcext:value-type="float">
            <text:p>0,414634146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CP_SKOa_CP_SJKG</text:p>
          </table:table-cell>
          <table:table-cell office:value-type="float" office:value="0.0487804878049" calcext:value-type="float">
            <text:p>0,0487804878</text:p>
          </table:table-cell>
          <table:table-cell office:value-type="float" office:value="0.121951219512" calcext:value-type="float">
            <text:p>0,1219512195</text:p>
          </table:table-cell>
          <table:table-cell office:value-type="float" office:value="0.390243902439" calcext:value-type="float">
            <text:p>0,390243902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CP_SKOa_pydock</text:p>
          </table:table-cell>
          <table:table-cell office:value-type="float" office:value="0.0731707317073" calcext:value-type="float">
            <text:p>0,0731707317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463414634146" calcext:value-type="float">
            <text:p>0,463414634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pydock_AP_DCOMPLEX</text:p>
          </table:table-cell>
          <table:table-cell office:value-type="float" office:value="0.121951219512" calcext:value-type="float">
            <text:p>0,1219512195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414634146341" calcext:value-type="float">
            <text:p>0,414634146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pydock_AP_dDFIRE</text:p>
          </table:table-cell>
          <table:table-cell office:value-type="float" office:value="0.121951219512" calcext:value-type="float">
            <text:p>0,1219512195</text:p>
          </table:table-cell>
          <table:table-cell office:value-type="float" office:value="0.19512195122" calcext:value-type="float">
            <text:p>0,1951219512</text:p>
          </table:table-cell>
          <table:table-cell office:value-type="float" office:value="0.463414634146" calcext:value-type="float">
            <text:p>0,463414634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pydock_CP_BFKV</text:p>
          </table:table-cell>
          <table:table-cell office:value-type="float" office:value="0.146341463415" calcext:value-type="float">
            <text:p>0,1463414634</text:p>
          </table:table-cell>
          <table:table-cell office:value-type="float" office:value="0.292682926829" calcext:value-type="float">
            <text:p>0,2926829268</text:p>
          </table:table-cell>
          <table:table-cell office:value-type="float" office:value="0.463414634146" calcext:value-type="float">
            <text:p>0,4634146341</text:p>
          </table:table-cell>
          <table:table-cell table:number-columns-repeated="28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pydock</text:p>
          </table:table-cell>
          <table:table-cell table:number-columns-repeated="31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pdb.list.strongbinder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=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25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combo_AP_dDFIRE_AP_DCOMPLEX</text:p>
          </table:table-cell>
          <table:table-cell office:value-type="float" office:value="0" calcext:value-type="float">
            <text:p>0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357142857143" calcext:value-type="float">
            <text:p>0,357142857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CP_BFKV_AP_DCOMPLEX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392857142857" calcext:value-type="float">
            <text:p>0,392857142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CP_BFKV_AP_dDFIRE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428571428571" calcext:value-type="float">
            <text:p>0,428571428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CP_SJKG_AP_DCOMPLEX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428571428571" calcext:value-type="float">
            <text:p>0,428571428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CP_SJKG_AP_dDFIRE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428571428571" calcext:value-type="float">
            <text:p>0,428571428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CP_SJKG_CP_BFKV</text:p>
          </table:table-cell>
          <table:table-cell office:value-type="float" office:value="0" calcext:value-type="float">
            <text:p>0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285714285714" calcext:value-type="float">
            <text:p>0,285714285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CP_SJKG_pydock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5" calcext:value-type="float">
            <text:p>0,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CP_SKOa_AP_DCOMPLEX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428571428571" calcext:value-type="float">
            <text:p>0,4285714286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CP_SKOa_AP_dDFIRE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392857142857" calcext:value-type="float">
            <text:p>0,3928571429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CP_SKOa_CP_BFKV</text:p>
          </table:table-cell>
          <table:table-cell office:value-type="float" office:value="0" calcext:value-type="float">
            <text:p>0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214285714286" calcext:value-type="float">
            <text:p>0,214285714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CP_SKOa_CP_SJKG</text:p>
          </table:table-cell>
          <table:table-cell office:value-type="float" office:value="0" calcext:value-type="float">
            <text:p>0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214285714286" calcext:value-type="float">
            <text:p>0,214285714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CP_SKOa_pydock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5" calcext:value-type="float">
            <text:p>0,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pydock_AP_DCOMPLEX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571428571429" calcext:value-type="float">
            <text:p>0,571428571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pydock_AP_dDFIRE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535714285714" calcext:value-type="float">
            <text:p>0,5357142857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pydock_CP_BFKV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table:number-columns-repeated="28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pydock</text:p>
          </table:table-cell>
          <table:table-cell table:number-columns-repeated="31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pdb.list.strongbinder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=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25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pydock</text:p>
          </table:table-cell>
          <table:table-cell table:number-columns-repeated="31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pdb.list.weakbinder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=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25"/>
        </table:table-row>
        <table:table-row table:style-name="ro1">
          <table:table-cell table:number-columns-repeated="32"/>
        </table:table-row>
        <table:table-row table:style-name="ro1">
          <table:table-cell office:value-type="string" calcext:value-type="string">
            <text:p>combo_AP_dDFIRE_AP_DCOMPLEX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float" office:value="0.35" calcext:value-type="float">
            <text:p>0,3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CP_BFKV_AP_DCOMPLEX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CP_BFKV_AP_dDFIRE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CP_SJKG_AP_DCOMPLEX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45" calcext:value-type="float">
            <text:p>0,4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CP_SJKG_AP_dDFIRE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CP_SJKG_CP_BFKV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CP_SJKG_pydock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.5" calcext:value-type="float">
            <text:p>0,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CP_SKOa_AP_DCOMPLEX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.4" calcext:value-type="float">
            <text:p>0,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CP_SKOa_AP_dDFIRE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45" calcext:value-type="float">
            <text:p>0,4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CP_SKOa_CP_BFKV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CP_SKOa_CP_SJK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" calcext:value-type="float">
            <text:p>0,3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CP_SKOa_pydock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float" office:value="0.4" calcext:value-type="float">
            <text:p>0,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pydock_AP_DCOMPLEX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float" office:value="0.45" calcext:value-type="float">
            <text:p>0,4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pydock_AP_dDFIRE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office:value-type="float" office:value="0.45" calcext:value-type="float">
            <text:p>0,45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ombo_pydock_CP_BFKV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45" calcext:value-type="float">
            <text:p>0,45</text:p>
          </table:table-cell>
          <table:table-cell table:number-columns-repeated="28"/>
        </table:table-row>
      </table:table>
      <table:table table:name="zdock" table:style-name="ta1">
        <table:shapes>
          <draw:frame draw:z-index="0" draw:style-name="gr1" draw:text-style-name="P1" svg:width="15.999cm" svg:height="8.981cm" svg:x="52.749cm" svg:y="10.086cm">
            <draw:object draw:notify-on-update-of-ranges="zdock.V14:zdock.V21 zdock.W13:zdock.W13 zdock.W14:zdock.W21 zdock.X13:zdock.X13 zdock.X14:zdock.X21 zdock.Y13:zdock.Y13 zdock.Y14:zdock.Y21 zdock.Z13:zdock.Z13 zdock.Z14:zdock.Z21 zdock.AA13:zdock.AA13 zdock.AA14:zdock.AA21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draw:text-style-name="P1" svg:width="15.999cm" svg:height="8.999cm" svg:x="71.197cm" svg:y="9.62cm">
            <draw:object draw:notify-on-update-of-ranges="zdock.AC14:zdock.AC21 zdock.AD13:zdock.AD13 zdock.AD14:zdock.AD21 zdock.AE13:zdock.AE13 zdock.AE14:zdock.AE21 zdock.AF13:zdock.AF13 zdock.AF14:zdock.AF21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draw:text-style-name="P1" svg:width="15.999cm" svg:height="8.981cm" svg:x="87.813cm" svg:y="9.696cm">
            <draw:object draw:notify-on-update-of-ranges="zdock.AH14:zdock.AH21 zdock.AI13:zdock.AI13 zdock.AI14:zdock.AI21 zdock.AJ13:zdock.AJ13 zdock.AJ14:zdock.AJ21 zdock.AK13:zdock.AK13 zdock.AK14:zdock.AK21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0" table:default-cell-style-name="Default"/>
        <table:table-column table:style-name="co2" table:number-columns-repeated="15" table:default-cell-style-name="Default"/>
        <table:table-column table:style-name="co11" table:default-cell-style-name="Default"/>
        <table:table-column table:style-name="co2" table:number-columns-repeated="4" table:default-cell-style-name="Default"/>
        <table:table-column table:style-name="co12" table:default-cell-style-name="Default"/>
        <table:table-column table:style-name="co2" table:number-columns-repeated="6" table:default-cell-style-name="Default"/>
        <table:table-column table:style-name="co13" table:default-cell-style-name="Default"/>
        <table:table-column table:style-name="co2" table:number-columns-repeated="4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db.list.flexibility.1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=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30"/>
        </table:table-row>
        <table:table-row table:style-name="ro1">
          <table:table-cell table:number-columns-repeated="6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/>
          <table:table-cell office:value-type="string" calcext:value-type="string">
            <text:p>Stro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Weak</text:p>
          </table:table-cell>
          <table:table-cell table:number-columns-repeated="2"/>
          <table:table-cell office:value-type="string" calcext:value-type="string">
            <text:p>Top1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 table:number-columns-repeated="2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table:number-columns-repeated="2"/>
          <table:table-cell office:value-type="string" calcext:value-type="string">
            <text:p>Stro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Weak</text:p>
          </table:table-cell>
          <table:table-cell table:number-columns-repeated="2"/>
          <table:table-cell office:value-type="string" calcext:value-type="string">
            <text:p>Top1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</table:table-row>
        <table:table-row table:style-name="ro1">
          <table:table-cell office:value-type="string" calcext:value-type="string">
            <text:p>combo_AP_calRWp_AP_PISA</text:p>
          </table:table-cell>
          <table:table-cell office:value-type="float" office:value="0.166666666667" calcext:value-type="float">
            <text:p>0,1666666667</text:p>
          </table:table-cell>
          <table:table-cell office:value-type="float" office:value="0.375" calcext:value-type="float">
            <text:p>0,375</text:p>
          </table:table-cell>
          <table:table-cell office:value-type="float" office:value="0.625" calcext:value-type="float">
            <text:p>0,625</text:p>
          </table:table-cell>
          <table:table-cell table:number-columns-repeated="2"/>
          <table:table-cell office:value-type="float" office:value="0.0416666666667" calcext:value-type="float">
            <text:p>0,0416666667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135593220339" calcext:value-type="float">
            <text:p>0,1355932203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42857142857" calcext:value-type="float">
            <text:p>0,1428571429</text:p>
          </table:table-cell>
          <table:table-cell office:value-type="float" office:value="0.0975609756098" calcext:value-type="float">
            <text:p>0,0975609756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combo_AP_calRWp_zdock3</text:p>
          </table:table-cell>
          <table:table-cell office:value-type="float" office:value="0.00568181818182" calcext:value-type="float">
            <text:p>0,0056818182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477272727273" calcext:value-type="float">
            <text:p>0,4772727273</text:p>
          </table:table-cell>
          <table:table-cell/>
          <table:table-cell office:value-type="string" calcext:value-type="string">
            <text:p>PYDOCK_Zdock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25" calcext:value-type="float">
            <text:p>0,25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YDOCK_Zdock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PYDOCK_Zdock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210227272727" calcext:value-type="float">
            <text:p>0,2102272727</text:p>
          </table:table-cell>
          <table:table-cell office:value-type="float" office:value="0.471590909091" calcext:value-type="float">
            <text:p>0,4715909091</text:p>
          </table:table-cell>
        </table:table-row>
        <table:table-row table:style-name="ro1">
          <table:table-cell office:value-type="string" calcext:value-type="string">
            <text:p>combo_AP_calRWp_AP_T1</text:p>
          </table:table-cell>
          <table:table-cell office:value-type="float" office:value="0.0833333333333" calcext:value-type="float">
            <text:p>0,0833333333</text:p>
          </table:table-cell>
          <table:table-cell office:value-type="float" office:value="0.416666666667" calcext:value-type="float">
            <text:p>0,4166666667</text:p>
          </table:table-cell>
          <table:table-cell office:value-type="float" office:value="0.75" calcext:value-type="float">
            <text:p>0,75</text:p>
          </table:table-cell>
          <table:table-cell table:number-columns-repeated="2"/>
          <table:table-cell office:value-type="float" office:value="0.0833333333333" calcext:value-type="float">
            <text:p>0,0833333333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152542372881" calcext:value-type="float">
            <text:p>0,1525423729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float" office:value="0.214285714286" calcext:value-type="float">
            <text:p>0,2142857143</text:p>
          </table:table-cell>
          <table:table-cell office:value-type="float" office:value="0.170731707317" calcext:value-type="float">
            <text:p>0,1707317073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combo_CP_BFKV_zdock3</text:p>
          </table:table-cell>
          <table:table-cell office:value-type="float" office:value="0.0284090909091" calcext:value-type="float">
            <text:p>0,0284090909</text:p>
          </table:table-cell>
          <table:table-cell office:value-type="float" office:value="0.130681818182" calcext:value-type="float">
            <text:p>0,1306818182</text:p>
          </table:table-cell>
          <table:table-cell office:value-type="float" office:value="0.363636363636" calcext:value-type="float">
            <text:p>0,3636363636</text:p>
          </table:table-cell>
          <table:table-cell/>
          <table:table-cell office:value-type="string" calcext:value-type="string">
            <text:p>AP_PISA_CP_TB</text:p>
          </table:table-cell>
          <table:table-cell office:value-type="float" office:value="0.291666666667" calcext:value-type="float">
            <text:p>0,2916666667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305084745763" calcext:value-type="float">
            <text:p>0,3050847458</text:p>
          </table:table-cell>
          <table:table-cell office:value-type="float" office:value="0.346153846154" calcext:value-type="float">
            <text:p>0,346153846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P_PISA_CP_TB</text:p>
          </table:table-cell>
          <table:table-cell office:value-type="float" office:value="0.464285714286" calcext:value-type="float">
            <text:p>0,4642857143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AP_PISA_CP_TB</text:p>
          </table:table-cell>
          <table:table-cell office:value-type="float" office:value="0.147727272727" calcext:value-type="float">
            <text:p>0,1477272727</text:p>
          </table:table-cell>
          <table:table-cell office:value-type="float" office:value="0.289772727273" calcext:value-type="float">
            <text:p>0,2897727273</text:p>
          </table:table-cell>
          <table:table-cell office:value-type="float" office:value="0.505681818182" calcext:value-type="float">
            <text:p>0,5056818182</text:p>
          </table:table-cell>
        </table:table-row>
        <table:table-row table:style-name="ro1">
          <table:table-cell office:value-type="string" calcext:value-type="string">
            <text:p>combo_AP_calRWp_AP_T2</text:p>
          </table:table-cell>
          <table:table-cell office:value-type="float" office:value="0.125" calcext:value-type="float">
            <text:p>0,125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625" calcext:value-type="float">
            <text:p>0,625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0.160714285714" calcext:value-type="float">
            <text:p>0,1607142857</text:p>
          </table:table-cell>
          <table:table-cell office:value-type="float" office:value="0.169491525424" calcext:value-type="float">
            <text:p>0,1694915254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42857142857" calcext:value-type="float">
            <text:p>0,1428571429</text:p>
          </table:table-cell>
          <table:table-cell office:value-type="float" office:value="0.0487804878049" calcext:value-type="float">
            <text:p>0,0487804878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combo_zdock3_AP_T2</text:p>
          </table:table-cell>
          <table:table-cell office:value-type="float" office:value="0.0284090909091" calcext:value-type="float">
            <text:p>0,0284090909</text:p>
          </table:table-cell>
          <table:table-cell office:value-type="float" office:value="0.153409090909" calcext:value-type="float">
            <text:p>0,1534090909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CP_BFKV_AP_T2</text:p>
          </table:table-cell>
          <table:table-cell office:value-type="float" office:value="0.291666666667" calcext:value-type="float">
            <text:p>0,2916666667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237288135593" calcext:value-type="float">
            <text:p>0,2372881356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string" calcext:value-type="string">
            <text:p>CP_BFKV_AP_T2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0975609756098" calcext:value-type="float">
            <text:p>0,097560975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BFKV_AP_T2</text:p>
          </table:table-cell>
          <table:table-cell office:value-type="float" office:value="0.0795454545455" calcext:value-type="float">
            <text:p>0,0795454545</text:p>
          </table:table-cell>
          <table:table-cell office:value-type="float" office:value="0.170454545455" calcext:value-type="float">
            <text:p>0,1704545455</text:p>
          </table:table-cell>
          <table:table-cell office:value-type="float" office:value="0.409090909091" calcext:value-type="float">
            <text:p>0,4090909091</text:p>
          </table:table-cell>
        </table:table-row>
        <table:table-row table:style-name="ro1">
          <table:table-cell office:value-type="string" calcext:value-type="string">
            <text:p>combo_AP_calRWp_CP_TB</text:p>
          </table:table-cell>
          <table:table-cell office:value-type="float" office:value="0.166666666667" calcext:value-type="float">
            <text:p>0,1666666667</text:p>
          </table:table-cell>
          <table:table-cell office:value-type="float" office:value="0.291666666667" calcext:value-type="float">
            <text:p>0,2916666667</text:p>
          </table:table-cell>
          <table:table-cell office:value-type="float" office:value="0.666666666667" calcext:value-type="float">
            <text:p>0,6666666667</text:p>
          </table:table-cell>
          <table:table-cell table:number-columns-repeated="2"/>
          <table:table-cell office:value-type="float" office:value="0.208333333333" calcext:value-type="float">
            <text:p>0,2083333333</text:p>
          </table:table-cell>
          <table:table-cell office:value-type="float" office:value="0.196428571429" calcext:value-type="float">
            <text:p>0,1964285714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107142857143" calcext:value-type="float">
            <text:p>0,1071428571</text:p>
          </table:table-cell>
          <table:table-cell office:value-type="float" office:value="0.19512195122" calcext:value-type="float">
            <text:p>0,195121951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combo_zdock3_AP_T1</text:p>
          </table:table-cell>
          <table:table-cell office:value-type="float" office:value="0.0227272727273" calcext:value-type="float">
            <text:p>0,0227272727</text:p>
          </table:table-cell>
          <table:table-cell office:value-type="float" office:value="0.164772727273" calcext:value-type="float">
            <text:p>0,1647727273</text:p>
          </table:table-cell>
          <table:table-cell office:value-type="float" office:value="0.522727272727" calcext:value-type="float">
            <text:p>0,5227272727</text:p>
          </table:table-cell>
          <table:table-cell/>
          <table:table-cell office:value-type="string" calcext:value-type="string">
            <text:p>PYDOCK_AP_T1</text:p>
          </table:table-cell>
          <table:table-cell office:value-type="float" office:value="0.541666666667" calcext:value-type="float">
            <text:p>0,5416666667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271186440678" calcext:value-type="float">
            <text:p>0,2711864407</text:p>
          </table:table-cell>
          <table:table-cell office:value-type="float" office:value="0.192307692308" calcext:value-type="float">
            <text:p>0,192307692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YDOCK_AP_T1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292682926829" calcext:value-type="float">
            <text:p>0,2926829268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PYDOCK_AP_T1</text:p>
          </table:table-cell>
          <table:table-cell office:value-type="float" office:value="0.0965909090909" calcext:value-type="float">
            <text:p>0,0965909091</text:p>
          </table:table-cell>
          <table:table-cell office:value-type="float" office:value="0.295454545455" calcext:value-type="float">
            <text:p>0,2954545455</text:p>
          </table:table-cell>
          <table:table-cell office:value-type="float" office:value="0.517045454545" calcext:value-type="float">
            <text:p>0,5170454545</text:p>
          </table:table-cell>
        </table:table-row>
        <table:table-row table:style-name="ro1">
          <table:table-cell office:value-type="string" calcext:value-type="string">
            <text:p>combo_AP_calRWp_zdock3</text:p>
          </table:table-cell>
          <table:table-cell office:value-type="float" office:value="0" calcext:value-type="float">
            <text:p>0</text:p>
          </table:table-cell>
          <table:table-cell office:value-type="float" office:value="0.0416666666667" calcext:value-type="float">
            <text:p>0,0416666667</text:p>
          </table:table-cell>
          <table:table-cell office:value-type="float" office:value="0.625" calcext:value-type="float">
            <text:p>0,625</text:p>
          </table:table-cell>
          <table:table-cell table:number-columns-repeated="2"/>
          <table:table-cell office:value-type="float" office:value="0.333333333333" calcext:value-type="float">
            <text:p>0,3333333333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float" office:value="0.357142857143" calcext:value-type="float">
            <text:p>0,3571428571</text:p>
          </table:table-cell>
          <table:table-cell office:value-type="float" office:value="0.146341463415" calcext:value-type="float">
            <text:p>0,1463414634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combo_CP_BFKV_AP_T1</text:p>
          </table:table-cell>
          <table:table-cell office:value-type="float" office:value="0.0454545454545" calcext:value-type="float">
            <text:p>0,0454545455</text:p>
          </table:table-cell>
          <table:table-cell office:value-type="float" office:value="0.164772727273" calcext:value-type="float">
            <text:p>0,1647727273</text:p>
          </table:table-cell>
          <table:table-cell office:value-type="float" office:value="0.4375" calcext:value-type="float">
            <text:p>0,4375</text:p>
          </table:table-cell>
          <table:table-cell/>
          <table:table-cell office:value-type="string" calcext:value-type="string">
            <text:p>PYDOCK_AP_PISA</text:p>
          </table:table-cell>
          <table:table-cell office:value-type="float" office:value="0.5" calcext:value-type="float">
            <text:p>0,5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305084745763" calcext:value-type="float">
            <text:p>0,3050847458</text:p>
          </table:table-cell>
          <table:table-cell office:value-type="float" office:value="0.307692307692" calcext:value-type="float">
            <text:p>0,307692307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YDOCK_AP_PISA</text:p>
          </table:table-cell>
          <table:table-cell office:value-type="float" office:value="0.464285714286" calcext:value-type="float">
            <text:p>0,4642857143</text:p>
          </table:table-cell>
          <table:table-cell office:value-type="float" office:value="0.317073170732" calcext:value-type="float">
            <text:p>0,317073170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PYDOCK_AP_PISA</text:p>
          </table:table-cell>
          <table:table-cell office:value-type="float" office:value="0.119318181818" calcext:value-type="float">
            <text:p>0,1193181818</text:p>
          </table:table-cell>
          <table:table-cell office:value-type="float" office:value="0.346590909091" calcext:value-type="float">
            <text:p>0,3465909091</text:p>
          </table:table-cell>
          <table:table-cell office:value-type="float" office:value="0.534090909091" calcext:value-type="float">
            <text:p>0,5340909091</text:p>
          </table:table-cell>
        </table:table-row>
        <table:table-row table:style-name="ro1">
          <table:table-cell office:value-type="string" calcext:value-type="string">
            <text:p>combo_AP_PISA_AP_T1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5" calcext:value-type="float">
            <text:p>0,5</text:p>
          </table:table-cell>
          <table:table-cell office:value-type="float" office:value="0.708333333333" calcext:value-type="float">
            <text:p>0,7083333333</text:p>
          </table:table-cell>
          <table:table-cell table:number-columns-repeated="2"/>
          <table:table-cell office:value-type="float" office:value="0.291666666667" calcext:value-type="float">
            <text:p>0,2916666667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237288135593" calcext:value-type="float">
            <text:p>0,2372881356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float" office:value="0.357142857143" calcext:value-type="float">
            <text:p>0,3571428571</text:p>
          </table:table-cell>
          <table:table-cell office:value-type="float" office:value="0.0975609756098" calcext:value-type="float">
            <text:p>0,097560975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mbo_CP_BFKV_AP_T2</text:p>
          </table:table-cell>
          <table:table-cell office:value-type="float" office:value="0.0795454545455" calcext:value-type="float">
            <text:p>0,0795454545</text:p>
          </table:table-cell>
          <table:table-cell office:value-type="float" office:value="0.170454545455" calcext:value-type="float">
            <text:p>0,1704545455</text:p>
          </table:table-cell>
          <table:table-cell office:value-type="float" office:value="0.409090909091" calcext:value-type="float">
            <text:p>0,4090909091</text:p>
          </table:table-cell>
          <table:table-cell/>
          <table:table-cell office:value-type="string" calcext:value-type="string">
            <text:p>CP_BFKV_CP_TB</text:p>
          </table:table-cell>
          <table:table-cell office:value-type="float" office:value="0.291666666667" calcext:value-type="float">
            <text:p>0,2916666667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254237288136" calcext:value-type="float">
            <text:p>0,2542372881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BFKV_CP_TB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121951219512" calcext:value-type="float">
            <text:p>0,121951219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CP_BFKV_CP_TB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221590909091" calcext:value-type="float">
            <text:p>0,2215909091</text:p>
          </table:table-cell>
          <table:table-cell office:value-type="float" office:value="0.4375" calcext:value-type="float">
            <text:p>0,4375</text:p>
          </table:table-cell>
        </table:table-row>
        <table:table-row table:style-name="ro1">
          <table:table-cell office:value-type="string" calcext:value-type="string">
            <text:p>combo_AP_PISA_AP_T2</text:p>
          </table:table-cell>
          <table:table-cell office:value-type="float" office:value="0.25" calcext:value-type="float">
            <text:p>0,25</text:p>
          </table:table-cell>
          <table:table-cell office:value-type="float" office:value="0.416666666667" calcext:value-type="float">
            <text:p>0,4166666667</text:p>
          </table:table-cell>
          <table:table-cell office:value-type="float" office:value="0.666666666667" calcext:value-type="float">
            <text:p>0,6666666667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0.160714285714" calcext:value-type="float">
            <text:p>0,1607142857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float" office:value="0.321428571429" calcext:value-type="float">
            <text:p>0,3214285714</text:p>
          </table:table-cell>
          <table:table-cell office:value-type="float" office:value="0.170731707317" calcext:value-type="float">
            <text:p>0,1707317073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combo_CP_BFKV_PYDOCK_TOT</text:p>
          </table:table-cell>
          <table:table-cell office:value-type="float" office:value="0.0738636363636" calcext:value-type="float">
            <text:p>0,0738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03409090909" calcext:value-type="float">
            <text:p>0,4034090909</text:p>
          </table:table-cell>
          <table:table-cell/>
          <table:table-cell office:value-type="string" calcext:value-type="string">
            <text:p>PYDOCK_AP_T2</text:p>
          </table:table-cell>
          <table:table-cell office:value-type="float" office:value="0.458333333333" calcext:value-type="float">
            <text:p>0,4583333333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203389830508" calcext:value-type="float">
            <text:p>0,2033898305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string" calcext:value-type="string">
            <text:p>PYDOCK_AP_T2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268292682927" calcext:value-type="float">
            <text:p>0,2682926829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PYDOCK_AP_T2</text:p>
          </table:table-cell>
          <table:table-cell office:value-type="float" office:value="0.107954545455" calcext:value-type="float">
            <text:p>0,1079545455</text:p>
          </table:table-cell>
          <table:table-cell office:value-type="float" office:value="0.255681818182" calcext:value-type="float">
            <text:p>0,2556818182</text:p>
          </table:table-cell>
          <table:table-cell office:value-type="float" office:value="0.517045454545" calcext:value-type="float">
            <text:p>0,5170454545</text:p>
          </table:table-cell>
        </table:table-row>
        <table:table-row table:style-name="ro1">
          <table:table-cell office:value-type="string" calcext:value-type="string">
            <text:p>combo_AP_PISA_CP_TB</text:p>
          </table:table-cell>
          <table:table-cell office:value-type="float" office:value="0.125" calcext:value-type="float">
            <text:p>0,125</text:p>
          </table:table-cell>
          <table:table-cell office:value-type="float" office:value="0.291666666667" calcext:value-type="float">
            <text:p>0,2916666667</text:p>
          </table:table-cell>
          <table:table-cell office:value-type="float" office:value="0.625" calcext:value-type="float">
            <text:p>0,625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0.196428571429" calcext:value-type="float">
            <text:p>0,1964285714</text:p>
          </table:table-cell>
          <table:table-cell office:value-type="float" office:value="0.118644067797" calcext:value-type="float">
            <text:p>0,1186440678</text:p>
          </table:table-cell>
          <table:table-cell office:value-type="float" office:value="0.307692307692" calcext:value-type="float">
            <text:p>0,3076923077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float" office:value="0.357142857143" calcext:value-type="float">
            <text:p>0,3571428571</text:p>
          </table:table-cell>
          <table:table-cell office:value-type="float" office:value="0.170731707317" calcext:value-type="float">
            <text:p>0,1707317073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combo_zdock3_CP_TB</text:p>
          </table:table-cell>
          <table:table-cell office:value-type="float" office:value="0.0340909090909" calcext:value-type="float">
            <text:p>0,0340909091</text:p>
          </table:table-cell>
          <table:table-cell office:value-type="float" office:value="0.193181818182" calcext:value-type="float">
            <text:p>0,1931818182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CP_BFKV_PYDOCK</text:p>
          </table:table-cell>
          <table:table-cell office:value-type="float" office:value="0.25" calcext:value-type="float">
            <text:p>0,25</text:p>
          </table:table-cell>
          <table:table-cell office:value-type="float" office:value="0.160714285714" calcext:value-type="float">
            <text:p>0,1607142857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string" calcext:value-type="string">
            <text:p>CP_BFKV_PYDOCK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170731707317" calcext:value-type="float">
            <text:p>0,1707317073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CP_BFKV_PYDOCK</text:p>
          </table:table-cell>
          <table:table-cell office:value-type="float" office:value="0.0738636363636" calcext:value-type="float">
            <text:p>0,0738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03409090909" calcext:value-type="float">
            <text:p>0,4034090909</text:p>
          </table:table-cell>
        </table:table-row>
        <table:table-row table:style-name="ro1">
          <table:table-cell office:value-type="string" calcext:value-type="string">
            <text:p>combo_AP_T1_CP_TB</text:p>
          </table:table-cell>
          <table:table-cell office:value-type="float" office:value="0.208333333333" calcext:value-type="float">
            <text:p>0,2083333333</text:p>
          </table:table-cell>
          <table:table-cell office:value-type="float" office:value="0.5" calcext:value-type="float">
            <text:p>0,5</text:p>
          </table:table-cell>
          <table:table-cell office:value-type="float" office:value="0.666666666667" calcext:value-type="float">
            <text:p>0,6666666667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float" office:value="0.357142857143" calcext:value-type="float">
            <text:p>0,3571428571</text:p>
          </table:table-cell>
          <table:table-cell office:value-type="float" office:value="0.19512195122" calcext:value-type="float">
            <text:p>0,195121951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combo_CP_BFKV_AP_calRWp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193181818182" calcext:value-type="float">
            <text:p>0,1931818182</text:p>
          </table:table-cell>
          <table:table-cell office:value-type="float" office:value="0.443181818182" calcext:value-type="float">
            <text:p>0,443181818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mbo_AP_T2_AP_T1</text:p>
          </table:table-cell>
          <table:table-cell office:value-type="float" office:value="0.208333333333" calcext:value-type="float">
            <text:p>0,2083333333</text:p>
          </table:table-cell>
          <table:table-cell office:value-type="float" office:value="0.416666666667" calcext:value-type="float">
            <text:p>0,4166666667</text:p>
          </table:table-cell>
          <table:table-cell office:value-type="float" office:value="0.708333333333" calcext:value-type="float">
            <text:p>0,7083333333</text:p>
          </table:table-cell>
          <table:table-cell table:number-columns-repeated="2"/>
          <table:table-cell office:value-type="float" office:value="0.333333333333" calcext:value-type="float">
            <text:p>0,3333333333</text:p>
          </table:table-cell>
          <table:table-cell office:value-type="float" office:value="0.25" calcext:value-type="float">
            <text:p>0,25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21428571429" calcext:value-type="float">
            <text:p>0,3214285714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combo_PYDOCK_TOT_zdock3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210227272727" calcext:value-type="float">
            <text:p>0,2102272727</text:p>
          </table:table-cell>
          <table:table-cell office:value-type="float" office:value="0.471590909091" calcext:value-type="float">
            <text:p>0,471590909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mbo_AP_T2_CP_TB</text:p>
          </table:table-cell>
          <table:table-cell office:value-type="float" office:value="0.25" calcext:value-type="float">
            <text:p>0,25</text:p>
          </table:table-cell>
          <table:table-cell office:value-type="float" office:value="0.458333333333" calcext:value-type="float">
            <text:p>0,4583333333</text:p>
          </table:table-cell>
          <table:table-cell office:value-type="float" office:value="0.666666666667" calcext:value-type="float">
            <text:p>0,6666666667</text:p>
          </table:table-cell>
          <table:table-cell table:number-columns-repeated="2"/>
          <table:table-cell office:value-type="float" office:value="0.291666666667" calcext:value-type="float">
            <text:p>0,2916666667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254237288136" calcext:value-type="float">
            <text:p>0,2542372881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57142857143" calcext:value-type="float">
            <text:p>0,3571428571</text:p>
          </table:table-cell>
          <table:table-cell office:value-type="float" office:value="0.121951219512" calcext:value-type="float">
            <text:p>0,121951219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combo_CP_BFKV_CP_TB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221590909091" calcext:value-type="float">
            <text:p>0,2215909091</text:p>
          </table:table-cell>
          <table:table-cell office:value-type="float" office:value="0.4375" calcext:value-type="float">
            <text:p>0,4375</text:p>
          </table:table-cell>
          <table:table-cell table:number-columns-repeated="2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table:number-columns-repeated="2"/>
          <table:table-cell office:value-type="string" calcext:value-type="string">
            <text:p>Stro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Weak</text:p>
          </table:table-cell>
          <table:table-cell table:number-columns-repeated="2"/>
          <table:table-cell office:value-type="string" calcext:value-type="string">
            <text:p>Top1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</table:table-row>
        <table:table-row table:style-name="ro1">
          <table:table-cell office:value-type="string" calcext:value-type="string">
            <text:p>combo_CP_BFKV_AP_calRWp</text:p>
          </table:table-cell>
          <table:table-cell office:value-type="float" office:value="0.0833333333333" calcext:value-type="float">
            <text:p>0,0833333333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0.291666666667" calcext:value-type="float">
            <text:p>0,2916666667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254237288136" calcext:value-type="float">
            <text:p>0,2542372881</text:p>
          </table:table-cell>
          <table:table-cell office:value-type="float" office:value="0.230769230769" calcext:value-type="float">
            <text:p>0,2307692308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float" office:value="0.428571428571" calcext:value-type="float">
            <text:p>0,4285714286</text:p>
          </table:table-cell>
          <table:table-cell office:value-type="float" office:value="0.19512195122" calcext:value-type="float">
            <text:p>0,195121951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combo_AP_calRWp_CP_TB</text:p>
          </table:table-cell>
          <table:table-cell office:value-type="float" office:value="0.0795454545455" calcext:value-type="float">
            <text:p>0,0795454545</text:p>
          </table:table-cell>
          <table:table-cell office:value-type="float" office:value="0.227272727273" calcext:value-type="float">
            <text:p>0,2272727273</text:p>
          </table:table-cell>
          <table:table-cell office:value-type="float" office:value="0.494318181818" calcext:value-type="float">
            <text:p>0,4943181818</text:p>
          </table:table-cell>
          <table:table-cell/>
          <table:table-cell office:value-type="string" calcext:value-type="string">
            <text:p>PYDOCK_Zdock</text:p>
          </table:table-cell>
          <table:table-cell table:formula="of:=[.W3]*100" office:value-type="float" office:value="33.3333333333" calcext:value-type="float">
            <text:p>33,3333333333</text:p>
          </table:table-cell>
          <table:table-cell table:formula="of:=[.X3]*100" office:value-type="float" office:value="25" calcext:value-type="float">
            <text:p>25</text:p>
          </table:table-cell>
          <table:table-cell table:formula="of:=[.Y3]*100" office:value-type="float" office:value="18.6440677966" calcext:value-type="float">
            <text:p>18,6440677966</text:p>
          </table:table-cell>
          <table:table-cell table:formula="of:=[.Z3]*100" office:value-type="float" office:value="11.5384615385" calcext:value-type="float">
            <text:p>11,5384615385</text:p>
          </table:table-cell>
          <table:table-cell table:formula="of:=[.AA3]*100" office:value-type="float" office:value="0" calcext:value-type="float">
            <text:p>0</text:p>
          </table:table-cell>
          <table:table-cell/>
          <table:table-cell office:value-type="string" calcext:value-type="string">
            <text:p>PYDOCK_Zdock</text:p>
          </table:table-cell>
          <table:table-cell table:formula="of:=[.AD3]*100" office:value-type="float" office:value="32.1428571429" calcext:value-type="float">
            <text:p>32,1428571429</text:p>
          </table:table-cell>
          <table:table-cell table:formula="of:=[.AE3]*100" office:value-type="float" office:value="24.3902439024" calcext:value-type="float">
            <text:p>24,3902439024</text:p>
          </table:table-cell>
          <table:table-cell table:formula="of:=[.AF3]*100" office:value-type="float" office:value="25" calcext:value-type="float">
            <text:p>25</text:p>
          </table:table-cell>
          <table:table-cell/>
          <table:table-cell office:value-type="string" calcext:value-type="string">
            <text:p>PYDOCK_Zdock</text:p>
          </table:table-cell>
          <table:table-cell table:formula="of:=[.AI3]*100" office:value-type="float" office:value="6.25" calcext:value-type="float">
            <text:p>6,25</text:p>
          </table:table-cell>
          <table:table-cell table:formula="of:=[.AJ3]*100" office:value-type="float" office:value="21.0227272727" calcext:value-type="float">
            <text:p>21,0227272727</text:p>
          </table:table-cell>
          <table:table-cell table:formula="of:=[.AK3]*100" office:value-type="float" office:value="47.1590909091" calcext:value-type="float">
            <text:p>47,1590909091</text:p>
          </table:table-cell>
        </table:table-row>
        <table:table-row table:style-name="ro1">
          <table:table-cell office:value-type="string" calcext:value-type="string">
            <text:p>combo_CP_BFKV_AP_PISA</text:p>
          </table:table-cell>
          <table:table-cell office:value-type="float" office:value="0.208333333333" calcext:value-type="float">
            <text:p>0,2083333333</text:p>
          </table:table-cell>
          <table:table-cell office:value-type="float" office:value="0.291666666667" calcext:value-type="float">
            <text:p>0,2916666667</text:p>
          </table:table-cell>
          <table:table-cell office:value-type="float" office:value="0.541666666667" calcext:value-type="float">
            <text:p>0,5416666667</text:p>
          </table:table-cell>
          <table:table-cell table:number-columns-repeated="2"/>
          <table:table-cell office:value-type="float" office:value="0.333333333333" calcext:value-type="float">
            <text:p>0,3333333333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230769230769" calcext:value-type="float">
            <text:p>0,23076923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21428571429" calcext:value-type="float">
            <text:p>0,3214285714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combo_PYDOCK_TOT_CP_TB</text:p>
          </table:table-cell>
          <table:table-cell office:value-type="float" office:value="0.113636363636" calcext:value-type="float">
            <text:p>0,1136363636</text:p>
          </table:table-cell>
          <table:table-cell office:value-type="float" office:value="0.238636363636" calcext:value-type="float">
            <text:p>0,2386363636</text:p>
          </table:table-cell>
          <table:table-cell office:value-type="float" office:value="0.4375" calcext:value-type="float">
            <text:p>0,4375</text:p>
          </table:table-cell>
          <table:table-cell/>
          <table:table-cell office:value-type="string" calcext:value-type="string">
            <text:p>AP_PISA_CP_TB</text:p>
          </table:table-cell>
          <table:table-cell table:formula="of:=[.W4]*100" office:value-type="float" office:value="29.1666666667" calcext:value-type="float">
            <text:p>29,1666666667</text:p>
          </table:table-cell>
          <table:table-cell table:formula="of:=[.X4]*100" office:value-type="float" office:value="28.5714285714" calcext:value-type="float">
            <text:p>28,5714285714</text:p>
          </table:table-cell>
          <table:table-cell table:formula="of:=[.Y4]*100" office:value-type="float" office:value="30.5084745763" calcext:value-type="float">
            <text:p>30,5084745763</text:p>
          </table:table-cell>
          <table:table-cell table:formula="of:=[.Z4]*100" office:value-type="float" office:value="34.6153846154" calcext:value-type="float">
            <text:p>34,6153846154</text:p>
          </table:table-cell>
          <table:table-cell table:formula="of:=[.AA4]*100" office:value-type="float" office:value="0" calcext:value-type="float">
            <text:p>0</text:p>
          </table:table-cell>
          <table:table-cell/>
          <table:table-cell office:value-type="string" calcext:value-type="string">
            <text:p>AP_PISA_CP_TB</text:p>
          </table:table-cell>
          <table:table-cell table:formula="of:=[.AD4]*100" office:value-type="float" office:value="46.4285714286" calcext:value-type="float">
            <text:p>46,4285714286</text:p>
          </table:table-cell>
          <table:table-cell table:formula="of:=[.AE4]*100" office:value-type="float" office:value="24.3902439024" calcext:value-type="float">
            <text:p>24,3902439024</text:p>
          </table:table-cell>
          <table:table-cell table:formula="of:=[.AF4]*100" office:value-type="float" office:value="10" calcext:value-type="float">
            <text:p>10</text:p>
          </table:table-cell>
          <table:table-cell/>
          <table:table-cell office:value-type="string" calcext:value-type="string">
            <text:p>AP_PISA_CP_TB</text:p>
          </table:table-cell>
          <table:table-cell table:formula="of:=[.AI4]*100" office:value-type="float" office:value="14.7727272727" calcext:value-type="float">
            <text:p>14,7727272727</text:p>
          </table:table-cell>
          <table:table-cell table:formula="of:=[.AJ4]*100" office:value-type="float" office:value="28.9772727273" calcext:value-type="float">
            <text:p>28,9772727273</text:p>
          </table:table-cell>
          <table:table-cell table:formula="of:=[.AK4]*100" office:value-type="float" office:value="50.5681818182" calcext:value-type="float">
            <text:p>50,5681818182</text:p>
          </table:table-cell>
        </table:table-row>
        <table:table-row table:style-name="ro1">
          <table:table-cell office:value-type="string" calcext:value-type="string">
            <text:p>combo_CP_BFKV_AP_T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0.333333333333" calcext:value-type="float">
            <text:p>0,3333333333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271186440678" calcext:value-type="float">
            <text:p>0,2711864407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0.19512195122" calcext:value-type="float">
            <text:p>0,195121951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combo_AP_calRWp_AP_T2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244318181818" calcext:value-type="float">
            <text:p>0,2443181818</text:p>
          </table:table-cell>
          <table:table-cell office:value-type="float" office:value="0.551136363636" calcext:value-type="float">
            <text:p>0,5511363636</text:p>
          </table:table-cell>
          <table:table-cell/>
          <table:table-cell office:value-type="string" calcext:value-type="string">
            <text:p>CP_BFKV_AP_T2</text:p>
          </table:table-cell>
          <table:table-cell table:formula="of:=[.W5]*100" office:value-type="float" office:value="29.1666666667" calcext:value-type="float">
            <text:p>29,1666666667</text:p>
          </table:table-cell>
          <table:table-cell table:formula="of:=[.X5]*100" office:value-type="float" office:value="10.7142857143" calcext:value-type="float">
            <text:p>10,7142857143</text:p>
          </table:table-cell>
          <table:table-cell table:formula="of:=[.Y5]*100" office:value-type="float" office:value="23.7288135593" calcext:value-type="float">
            <text:p>23,7288135593</text:p>
          </table:table-cell>
          <table:table-cell table:formula="of:=[.Z5]*100" office:value-type="float" office:value="7.69230769231" calcext:value-type="float">
            <text:p>7,6923076923</text:p>
          </table:table-cell>
          <table:table-cell table:formula="of:=[.AA5]*100" office:value-type="float" office:value="9.09090909091" calcext:value-type="float">
            <text:p>9,0909090909</text:p>
          </table:table-cell>
          <table:table-cell/>
          <table:table-cell office:value-type="string" calcext:value-type="string">
            <text:p>CP_BFKV_AP_T2</text:p>
          </table:table-cell>
          <table:table-cell table:formula="of:=[.AD5]*100" office:value-type="float" office:value="35.7142857143" calcext:value-type="float">
            <text:p>35,7142857143</text:p>
          </table:table-cell>
          <table:table-cell table:formula="of:=[.AE5]*100" office:value-type="float" office:value="9.75609756098" calcext:value-type="float">
            <text:p>9,756097561</text:p>
          </table:table-cell>
          <table:table-cell table:formula="of:=[.AF5]*100" office:value-type="float" office:value="0" calcext:value-type="float">
            <text:p>0</text:p>
          </table:table-cell>
          <table:table-cell/>
          <table:table-cell office:value-type="string" calcext:value-type="string">
            <text:p>CP_BFKV_AP_T2</text:p>
          </table:table-cell>
          <table:table-cell table:formula="of:=[.AI5]*100" office:value-type="float" office:value="7.95454545455" calcext:value-type="float">
            <text:p>7,9545454546</text:p>
          </table:table-cell>
          <table:table-cell table:formula="of:=[.AJ5]*100" office:value-type="float" office:value="17.0454545455" calcext:value-type="float">
            <text:p>17,0454545455</text:p>
          </table:table-cell>
          <table:table-cell table:formula="of:=[.AK5]*100" office:value-type="float" office:value="40.9090909091" calcext:value-type="float">
            <text:p>40,9090909091</text:p>
          </table:table-cell>
        </table:table-row>
        <table:table-row table:style-name="ro1">
          <table:table-cell office:value-type="string" calcext:value-type="string">
            <text:p>combo_CP_BFKV_AP_T2</text:p>
          </table:table-cell>
          <table:table-cell office:value-type="float" office:value="0.0416666666667" calcext:value-type="float">
            <text:p>0,0416666667</text:p>
          </table:table-cell>
          <table:table-cell office:value-type="float" office:value="0.291666666667" calcext:value-type="float">
            <text:p>0,2916666667</text:p>
          </table:table-cell>
          <table:table-cell office:value-type="float" office:value="0.416666666667" calcext:value-type="float">
            <text:p>0,4166666667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57142857143" calcext:value-type="float">
            <text:p>0,3571428571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combo_AP_T1_CP_TB</text:p>
          </table:table-cell>
          <table:table-cell office:value-type="float" office:value="0.0795454545455" calcext:value-type="float">
            <text:p>0,0795454545</text:p>
          </table:table-cell>
          <table:table-cell office:value-type="float" office:value="0.244318181818" calcext:value-type="float">
            <text:p>0,2443181818</text:p>
          </table:table-cell>
          <table:table-cell office:value-type="float" office:value="0.522727272727" calcext:value-type="float">
            <text:p>0,5227272727</text:p>
          </table:table-cell>
          <table:table-cell/>
          <table:table-cell office:value-type="string" calcext:value-type="string">
            <text:p>PYDOCK_AP_T1</text:p>
          </table:table-cell>
          <table:table-cell table:formula="of:=[.W6]*100" office:value-type="float" office:value="54.1666666667" calcext:value-type="float">
            <text:p>54,1666666667</text:p>
          </table:table-cell>
          <table:table-cell table:formula="of:=[.X6]*100" office:value-type="float" office:value="32.1428571429" calcext:value-type="float">
            <text:p>32,1428571429</text:p>
          </table:table-cell>
          <table:table-cell table:formula="of:=[.Y6]*100" office:value-type="float" office:value="27.1186440678" calcext:value-type="float">
            <text:p>27,1186440678</text:p>
          </table:table-cell>
          <table:table-cell table:formula="of:=[.Z6]*100" office:value-type="float" office:value="19.2307692308" calcext:value-type="float">
            <text:p>19,2307692308</text:p>
          </table:table-cell>
          <table:table-cell table:formula="of:=[.AA6]*100" office:value-type="float" office:value="0" calcext:value-type="float">
            <text:p>0</text:p>
          </table:table-cell>
          <table:table-cell/>
          <table:table-cell office:value-type="string" calcext:value-type="string">
            <text:p>PYDOCK_AP_T1</text:p>
          </table:table-cell>
          <table:table-cell table:formula="of:=[.AD6]*100" office:value-type="float" office:value="32.1428571429" calcext:value-type="float">
            <text:p>32,1428571429</text:p>
          </table:table-cell>
          <table:table-cell table:formula="of:=[.AE6]*100" office:value-type="float" office:value="29.2682926829" calcext:value-type="float">
            <text:p>29,2682926829</text:p>
          </table:table-cell>
          <table:table-cell table:formula="of:=[.AF6]*100" office:value-type="float" office:value="25" calcext:value-type="float">
            <text:p>25</text:p>
          </table:table-cell>
          <table:table-cell/>
          <table:table-cell office:value-type="string" calcext:value-type="string">
            <text:p>PYDOCK_AP_T1</text:p>
          </table:table-cell>
          <table:table-cell table:formula="of:=[.AI6]*100" office:value-type="float" office:value="9.65909090909" calcext:value-type="float">
            <text:p>9,6590909091</text:p>
          </table:table-cell>
          <table:table-cell table:formula="of:=[.AJ6]*100" office:value-type="float" office:value="29.5454545455" calcext:value-type="float">
            <text:p>29,5454545455</text:p>
          </table:table-cell>
          <table:table-cell table:formula="of:=[.AK6]*100" office:value-type="float" office:value="51.7045454545" calcext:value-type="float">
            <text:p>51,7045454545</text:p>
          </table:table-cell>
        </table:table-row>
        <table:table-row table:style-name="ro1">
          <table:table-cell office:value-type="string" calcext:value-type="string">
            <text:p>combo_CP_BFKV_CP_TB</text:p>
          </table:table-cell>
          <table:table-cell office:value-type="float" office:value="0.0833333333333" calcext:value-type="float">
            <text:p>0,0833333333</text:p>
          </table:table-cell>
          <table:table-cell office:value-type="float" office:value="0.291666666667" calcext:value-type="float">
            <text:p>0,2916666667</text:p>
          </table:table-cell>
          <table:table-cell office:value-type="float" office:value="0.541666666667" calcext:value-type="float">
            <text:p>0,5416666667</text:p>
          </table:table-cell>
          <table:table-cell table:number-columns-repeated="2"/>
          <table:table-cell office:value-type="float" office:value="0.458333333333" calcext:value-type="float">
            <text:p>0,4583333333</text:p>
          </table:table-cell>
          <table:table-cell office:value-type="float" office:value="0.25" calcext:value-type="float">
            <text:p>0,25</text:p>
          </table:table-cell>
          <table:table-cell office:value-type="float" office:value="0.203389830508" calcext:value-type="float">
            <text:p>0,2033898305</text:p>
          </table:table-cell>
          <table:table-cell office:value-type="float" office:value="0.192307692308" calcext:value-type="float">
            <text:p>0,1923076923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float" office:value="0.428571428571" calcext:value-type="float">
            <text:p>0,4285714286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combo_AP_T2_CP_TB</text:p>
          </table:table-cell>
          <table:table-cell office:value-type="float" office:value="0.0965909090909" calcext:value-type="float">
            <text:p>0,0965909091</text:p>
          </table:table-cell>
          <table:table-cell office:value-type="float" office:value="0.25" calcext:value-type="float">
            <text:p>0,25</text:p>
          </table:table-cell>
          <table:table-cell office:value-type="float" office:value="0.505681818182" calcext:value-type="float">
            <text:p>0,5056818182</text:p>
          </table:table-cell>
          <table:table-cell/>
          <table:table-cell office:value-type="string" calcext:value-type="string">
            <text:p>PYDOCK_AP_PISA</text:p>
          </table:table-cell>
          <table:table-cell table:formula="of:=[.W7]*100" office:value-type="float" office:value="50" calcext:value-type="float">
            <text:p>50</text:p>
          </table:table-cell>
          <table:table-cell table:formula="of:=[.X7]*100" office:value-type="float" office:value="39.2857142857" calcext:value-type="float">
            <text:p>39,2857142857</text:p>
          </table:table-cell>
          <table:table-cell table:formula="of:=[.Y7]*100" office:value-type="float" office:value="30.5084745763" calcext:value-type="float">
            <text:p>30,5084745763</text:p>
          </table:table-cell>
          <table:table-cell table:formula="of:=[.Z7]*100" office:value-type="float" office:value="30.7692307692" calcext:value-type="float">
            <text:p>30,7692307692</text:p>
          </table:table-cell>
          <table:table-cell table:formula="of:=[.AA7]*100" office:value-type="float" office:value="0" calcext:value-type="float">
            <text:p>0</text:p>
          </table:table-cell>
          <table:table-cell/>
          <table:table-cell office:value-type="string" calcext:value-type="string">
            <text:p>PYDOCK_AP_PISA</text:p>
          </table:table-cell>
          <table:table-cell table:formula="of:=[.AD7]*100" office:value-type="float" office:value="46.4285714286" calcext:value-type="float">
            <text:p>46,4285714286</text:p>
          </table:table-cell>
          <table:table-cell table:formula="of:=[.AE7]*100" office:value-type="float" office:value="31.7073170732" calcext:value-type="float">
            <text:p>31,7073170732</text:p>
          </table:table-cell>
          <table:table-cell table:formula="of:=[.AF7]*100" office:value-type="float" office:value="30" calcext:value-type="float">
            <text:p>30</text:p>
          </table:table-cell>
          <table:table-cell/>
          <table:table-cell office:value-type="string" calcext:value-type="string">
            <text:p>PYDOCK_AP_PISA</text:p>
          </table:table-cell>
          <table:table-cell table:formula="of:=[.AI7]*100" office:value-type="float" office:value="11.9318181818" calcext:value-type="float">
            <text:p>11,9318181818</text:p>
          </table:table-cell>
          <table:table-cell table:formula="of:=[.AJ7]*100" office:value-type="float" office:value="34.6590909091" calcext:value-type="float">
            <text:p>34,6590909091</text:p>
          </table:table-cell>
          <table:table-cell table:formula="of:=[.AK7]*100" office:value-type="float" office:value="53.4090909091" calcext:value-type="float">
            <text:p>53,4090909091</text:p>
          </table:table-cell>
        </table:table-row>
        <table:table-row table:style-name="ro1">
          <table:table-cell office:value-type="string" calcext:value-type="string">
            <text:p>combo_CP_BFKV_PYDOCK_TOT</text:p>
          </table:table-cell>
          <table:table-cell office:value-type="float" office:value="0.125" calcext:value-type="float">
            <text:p>0,12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float" office:value="0.375" calcext:value-type="float">
            <text:p>0,375</text:p>
          </table:table-cell>
          <table:table-cell office:value-type="float" office:value="0.267857142857" calcext:value-type="float">
            <text:p>0,2678571429</text:p>
          </table:table-cell>
          <table:table-cell office:value-type="float" office:value="0.220338983051" calcext:value-type="float">
            <text:p>0,2203389831</text:p>
          </table:table-cell>
          <table:table-cell office:value-type="float" office:value="0.269230769231" calcext:value-type="float">
            <text:p>0,26923076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21428571429" calcext:value-type="float">
            <text:p>0,3214285714</text:p>
          </table:table-cell>
          <table:table-cell office:value-type="float" office:value="0.292682926829" calcext:value-type="float">
            <text:p>0,2926829268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combo_PYDOCK_TOT_AP_calRWp</text:p>
          </table:table-cell>
          <table:table-cell office:value-type="float" office:value="0.0965909090909" calcext:value-type="float">
            <text:p>0,0965909091</text:p>
          </table:table-cell>
          <table:table-cell office:value-type="float" office:value="0.25" calcext:value-type="float">
            <text:p>0,25</text:p>
          </table:table-cell>
          <table:table-cell office:value-type="float" office:value="0.517045454545" calcext:value-type="float">
            <text:p>0,5170454545</text:p>
          </table:table-cell>
          <table:table-cell/>
          <table:table-cell office:value-type="string" calcext:value-type="string">
            <text:p>CP_BFKV_CP_TB</text:p>
          </table:table-cell>
          <table:table-cell table:formula="of:=[.W8]*100" office:value-type="float" office:value="29.1666666667" calcext:value-type="float">
            <text:p>29,1666666667</text:p>
          </table:table-cell>
          <table:table-cell table:formula="of:=[.X8]*100" office:value-type="float" office:value="21.4285714286" calcext:value-type="float">
            <text:p>21,4285714286</text:p>
          </table:table-cell>
          <table:table-cell table:formula="of:=[.Y8]*100" office:value-type="float" office:value="25.4237288136" calcext:value-type="float">
            <text:p>25,4237288136</text:p>
          </table:table-cell>
          <table:table-cell table:formula="of:=[.Z8]*100" office:value-type="float" office:value="15.3846153846" calcext:value-type="float">
            <text:p>15,3846153846</text:p>
          </table:table-cell>
          <table:table-cell table:formula="of:=[.AA8]*100" office:value-type="float" office:value="0" calcext:value-type="float">
            <text:p>0</text:p>
          </table:table-cell>
          <table:table-cell/>
          <table:table-cell office:value-type="string" calcext:value-type="string">
            <text:p>CP_BFKV_CP_TB</text:p>
          </table:table-cell>
          <table:table-cell table:formula="of:=[.AD8]*100" office:value-type="float" office:value="35.7142857143" calcext:value-type="float">
            <text:p>35,7142857143</text:p>
          </table:table-cell>
          <table:table-cell table:formula="of:=[.AE8]*100" office:value-type="float" office:value="12.1951219512" calcext:value-type="float">
            <text:p>12,1951219512</text:p>
          </table:table-cell>
          <table:table-cell table:formula="of:=[.AF8]*100" office:value-type="float" office:value="10" calcext:value-type="float">
            <text:p>10</text:p>
          </table:table-cell>
          <table:table-cell/>
          <table:table-cell office:value-type="string" calcext:value-type="string">
            <text:p>CP_BFKV_CP_TB</text:p>
          </table:table-cell>
          <table:table-cell table:formula="of:=[.AI8]*100" office:value-type="float" office:value="6.25" calcext:value-type="float">
            <text:p>6,25</text:p>
          </table:table-cell>
          <table:table-cell table:formula="of:=[.AJ8]*100" office:value-type="float" office:value="22.1590909091" calcext:value-type="float">
            <text:p>22,1590909091</text:p>
          </table:table-cell>
          <table:table-cell table:formula="of:=[.AK8]*100" office:value-type="float" office:value="43.75" calcext:value-type="float">
            <text:p>43,75</text:p>
          </table:table-cell>
        </table:table-row>
        <table:table-row table:style-name="ro1">
          <table:table-cell office:value-type="string" calcext:value-type="string">
            <text:p>combo_CP_BFKV_zdock3</text:p>
          </table:table-cell>
          <table:table-cell office:value-type="float" office:value="0.0416666666667" calcext:value-type="float">
            <text:p>0,0416666667</text:p>
          </table:table-cell>
          <table:table-cell office:value-type="float" office:value="0.0833333333333" calcext:value-type="float">
            <text:p>0,0833333333</text:p>
          </table:table-cell>
          <table:table-cell office:value-type="float" office:value="0.375" calcext:value-type="float">
            <text:p>0,375</text:p>
          </table:table-cell>
          <table:table-cell table:number-columns-repeated="2"/>
          <table:table-cell office:value-type="float" office:value="0.458333333333" calcext:value-type="float">
            <text:p>0,4583333333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203389830508" calcext:value-type="float">
            <text:p>0,2033898305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float" office:value="0.357142857143" calcext:value-type="float">
            <text:p>0,3571428571</text:p>
          </table:table-cell>
          <table:table-cell office:value-type="float" office:value="0.268292682927" calcext:value-type="float">
            <text:p>0,2682926829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combo_PYDOCK_TOT_AP_T2</text:p>
          </table:table-cell>
          <table:table-cell office:value-type="float" office:value="0.107954545455" calcext:value-type="float">
            <text:p>0,1079545455</text:p>
          </table:table-cell>
          <table:table-cell office:value-type="float" office:value="0.255681818182" calcext:value-type="float">
            <text:p>0,2556818182</text:p>
          </table:table-cell>
          <table:table-cell office:value-type="float" office:value="0.517045454545" calcext:value-type="float">
            <text:p>0,5170454545</text:p>
          </table:table-cell>
          <table:table-cell/>
          <table:table-cell office:value-type="string" calcext:value-type="string">
            <text:p>PYDOCK_AP_T2</text:p>
          </table:table-cell>
          <table:table-cell table:formula="of:=[.W9]*100" office:value-type="float" office:value="45.8333333333" calcext:value-type="float">
            <text:p>45,8333333333</text:p>
          </table:table-cell>
          <table:table-cell table:formula="of:=[.X9]*100" office:value-type="float" office:value="32.1428571429" calcext:value-type="float">
            <text:p>32,1428571429</text:p>
          </table:table-cell>
          <table:table-cell table:formula="of:=[.Y9]*100" office:value-type="float" office:value="20.3389830508" calcext:value-type="float">
            <text:p>20,3389830508</text:p>
          </table:table-cell>
          <table:table-cell table:formula="of:=[.Z9]*100" office:value-type="float" office:value="11.5384615385" calcext:value-type="float">
            <text:p>11,5384615385</text:p>
          </table:table-cell>
          <table:table-cell table:formula="of:=[.AA9]*100" office:value-type="float" office:value="9.09090909091" calcext:value-type="float">
            <text:p>9,0909090909</text:p>
          </table:table-cell>
          <table:table-cell/>
          <table:table-cell office:value-type="string" calcext:value-type="string">
            <text:p>PYDOCK_AP_T2</text:p>
          </table:table-cell>
          <table:table-cell table:formula="of:=[.AD9]*100" office:value-type="float" office:value="35.7142857143" calcext:value-type="float">
            <text:p>35,7142857143</text:p>
          </table:table-cell>
          <table:table-cell table:formula="of:=[.AE9]*100" office:value-type="float" office:value="26.8292682927" calcext:value-type="float">
            <text:p>26,8292682927</text:p>
          </table:table-cell>
          <table:table-cell table:formula="of:=[.AF9]*100" office:value-type="float" office:value="20" calcext:value-type="float">
            <text:p>20</text:p>
          </table:table-cell>
          <table:table-cell/>
          <table:table-cell office:value-type="string" calcext:value-type="string">
            <text:p>PYDOCK_AP_T2</text:p>
          </table:table-cell>
          <table:table-cell table:formula="of:=[.AI9]*100" office:value-type="float" office:value="10.7954545455" calcext:value-type="float">
            <text:p>10,7954545455</text:p>
          </table:table-cell>
          <table:table-cell table:formula="of:=[.AJ9]*100" office:value-type="float" office:value="25.5681818182" calcext:value-type="float">
            <text:p>25,5681818182</text:p>
          </table:table-cell>
          <table:table-cell table:formula="of:=[.AK9]*100" office:value-type="float" office:value="51.7045454545" calcext:value-type="float">
            <text:p>51,7045454545</text:p>
          </table:table-cell>
        </table:table-row>
        <table:table-row table:style-name="ro1">
          <table:table-cell office:value-type="string" calcext:value-type="string">
            <text:p>combo_PYDOCK_TOT_AP_calRWp</text:p>
          </table:table-cell>
          <table:table-cell office:value-type="float" office:value="0.125" calcext:value-type="float">
            <text:p>0,125</text:p>
          </table:table-cell>
          <table:table-cell office:value-type="float" office:value="0.375" calcext:value-type="float">
            <text:p>0,375</text:p>
          </table:table-cell>
          <table:table-cell office:value-type="float" office:value="0.666666666667" calcext:value-type="float">
            <text:p>0,6666666667</text:p>
          </table:table-cell>
          <table:table-cell table:number-columns-repeated="2"/>
          <table:table-cell office:value-type="float" office:value="0.416666666667" calcext:value-type="float">
            <text:p>0,4166666667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305084745763" calcext:value-type="float">
            <text:p>0,3050847458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85714285714" calcext:value-type="float">
            <text:p>0,2857142857</text:p>
          </table:table-cell>
          <table:table-cell office:value-type="float" office:value="0.19512195122" calcext:value-type="float">
            <text:p>0,1951219512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combo_AP_T2_AP_T1</text:p>
          </table:table-cell>
          <table:table-cell office:value-type="float" office:value="0.0795454545455" calcext:value-type="float">
            <text:p>0,0795454545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51136363636" calcext:value-type="float">
            <text:p>0,5511363636</text:p>
          </table:table-cell>
          <table:table-cell/>
          <table:table-cell office:value-type="string" calcext:value-type="string">
            <text:p>CP_BFKV_PYDOCK</text:p>
          </table:table-cell>
          <table:table-cell table:formula="of:=[.W10]*100" office:value-type="float" office:value="25" calcext:value-type="float">
            <text:p>25</text:p>
          </table:table-cell>
          <table:table-cell table:formula="of:=[.X10]*100" office:value-type="float" office:value="16.0714285714" calcext:value-type="float">
            <text:p>16,0714285714</text:p>
          </table:table-cell>
          <table:table-cell table:formula="of:=[.Y10]*100" office:value-type="float" office:value="18.6440677966" calcext:value-type="float">
            <text:p>18,6440677966</text:p>
          </table:table-cell>
          <table:table-cell table:formula="of:=[.Z10]*100" office:value-type="float" office:value="15.3846153846" calcext:value-type="float">
            <text:p>15,3846153846</text:p>
          </table:table-cell>
          <table:table-cell table:formula="of:=[.AA10]*100" office:value-type="float" office:value="9.09090909091" calcext:value-type="float">
            <text:p>9,0909090909</text:p>
          </table:table-cell>
          <table:table-cell/>
          <table:table-cell office:value-type="string" calcext:value-type="string">
            <text:p>CP_BFKV_PYDOCK</text:p>
          </table:table-cell>
          <table:table-cell table:formula="of:=[.AD10]*100" office:value-type="float" office:value="32.1428571429" calcext:value-type="float">
            <text:p>32,1428571429</text:p>
          </table:table-cell>
          <table:table-cell table:formula="of:=[.AE10]*100" office:value-type="float" office:value="17.0731707317" calcext:value-type="float">
            <text:p>17,0731707317</text:p>
          </table:table-cell>
          <table:table-cell table:formula="of:=[.AF10]*100" office:value-type="float" office:value="15" calcext:value-type="float">
            <text:p>15</text:p>
          </table:table-cell>
          <table:table-cell/>
          <table:table-cell office:value-type="string" calcext:value-type="string">
            <text:p>CP_BFKV_PYDOCK</text:p>
          </table:table-cell>
          <table:table-cell table:formula="of:=[.AI10]*100" office:value-type="float" office:value="7.38636363636" calcext:value-type="float">
            <text:p>7,3863636364</text:p>
          </table:table-cell>
          <table:table-cell table:formula="of:=[.AJ10]*100" office:value-type="float" office:value="18.1818181818" calcext:value-type="float">
            <text:p>18,1818181818</text:p>
          </table:table-cell>
          <table:table-cell table:formula="of:=[.AK10]*100" office:value-type="float" office:value="40.3409090909" calcext:value-type="float">
            <text:p>40,3409090909</text:p>
          </table:table-cell>
        </table:table-row>
        <table:table-row table:style-name="ro1">
          <table:table-cell office:value-type="string" calcext:value-type="string">
            <text:p>combo_PYDOCK_TOT_AP_PISA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0.625" calcext:value-type="float">
            <text:p>0,625</text:p>
          </table:table-cell>
          <table:table-cell table:number-columns-repeated="2"/>
          <table:table-cell office:value-type="float" office:value="0.416666666667" calcext:value-type="float">
            <text:p>0,4166666667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305084745763" calcext:value-type="float">
            <text:p>0,3050847458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57142857143" calcext:value-type="float">
            <text:p>0,3571428571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combo_AP_calRWp_AP_T1</text:p>
          </table:table-cell>
          <table:table-cell office:value-type="float" office:value="0.0852272727273" calcext:value-type="float">
            <text:p>0,0852272727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45454545455" calcext:value-type="float">
            <text:p>0,545454545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mbo_PYDOCK_TOT_AP_T1</text:p>
          </table:table-cell>
          <table:table-cell office:value-type="float" office:value="0.208333333333" calcext:value-type="float">
            <text:p>0,2083333333</text:p>
          </table:table-cell>
          <table:table-cell office:value-type="float" office:value="0.541666666667" calcext:value-type="float">
            <text:p>0,5416666667</text:p>
          </table:table-cell>
          <table:table-cell office:value-type="float" office:value="0.708333333333" calcext:value-type="float">
            <text:p>0,7083333333</text:p>
          </table:table-cell>
          <table:table-cell table:number-columns-repeated="2"/>
          <table:table-cell office:value-type="float" office:value="0.291666666667" calcext:value-type="float">
            <text:p>0,2916666667</text:p>
          </table:table-cell>
          <table:table-cell office:value-type="float" office:value="0.303571428571" calcext:value-type="float">
            <text:p>0,3035714286</text:p>
          </table:table-cell>
          <table:table-cell office:value-type="float" office:value="0.305084745763" calcext:value-type="float">
            <text:p>0,3050847458</text:p>
          </table:table-cell>
          <table:table-cell office:value-type="float" office:value="0.307692307692" calcext:value-type="float">
            <text:p>0,30769230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92857142857" calcext:value-type="float">
            <text:p>0,3928571429</text:p>
          </table:table-cell>
          <table:table-cell office:value-type="float" office:value="0.268292682927" calcext:value-type="float">
            <text:p>0,2682926829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combo_CP_BFKV_AP_PISA</text:p>
          </table:table-cell>
          <table:table-cell office:value-type="float" office:value="0.113636363636" calcext:value-type="float">
            <text:p>0,1136363636</text:p>
          </table:table-cell>
          <table:table-cell office:value-type="float" office:value="0.284090909091" calcext:value-type="float">
            <text:p>0,2840909091</text:p>
          </table:table-cell>
          <table:table-cell office:value-type="float" office:value="0.471590909091" calcext:value-type="float">
            <text:p>0,471590909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mbo_PYDOCK_TOT_AP_T2</text:p>
          </table:table-cell>
          <table:table-cell office:value-type="float" office:value="0.291666666667" calcext:value-type="float">
            <text:p>0,2916666667</text:p>
          </table:table-cell>
          <table:table-cell office:value-type="float" office:value="0.458333333333" calcext:value-type="float">
            <text:p>0,4583333333</text:p>
          </table:table-cell>
          <table:table-cell office:value-type="float" office:value="0.708333333333" calcext:value-type="float">
            <text:p>0,7083333333</text:p>
          </table:table-cell>
          <table:table-cell table:number-columns-repeated="2"/>
          <table:table-cell office:value-type="float" office:value="0.291666666667" calcext:value-type="float">
            <text:p>0,2916666667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305084745763" calcext:value-type="float">
            <text:p>0,3050847458</text:p>
          </table:table-cell>
          <table:table-cell office:value-type="float" office:value="0.346153846154" calcext:value-type="float">
            <text:p>0,34615384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64285714286" calcext:value-type="float">
            <text:p>0,4642857143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combo_AP_PISA_CP_TB</text:p>
          </table:table-cell>
          <table:table-cell office:value-type="float" office:value="0.147727272727" calcext:value-type="float">
            <text:p>0,1477272727</text:p>
          </table:table-cell>
          <table:table-cell office:value-type="float" office:value="0.289772727273" calcext:value-type="float">
            <text:p>0,2897727273</text:p>
          </table:table-cell>
          <table:table-cell office:value-type="float" office:value="0.505681818182" calcext:value-type="float">
            <text:p>0,505681818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mbo_PYDOCK_TOT_CP_TB</text:p>
          </table:table-cell>
          <table:table-cell office:value-type="float" office:value="0.166666666667" calcext:value-type="float">
            <text:p>0,1666666667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583333333333" calcext:value-type="float">
            <text:p>0,5833333333</text:p>
          </table:table-cell>
          <table:table-cell table:number-columns-repeated="2"/>
          <table:table-cell office:value-type="float" office:value="0.541666666667" calcext:value-type="float">
            <text:p>0,5416666667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271186440678" calcext:value-type="float">
            <text:p>0,2711864407</text:p>
          </table:table-cell>
          <table:table-cell office:value-type="float" office:value="0.192307692308" calcext:value-type="float">
            <text:p>0,19230769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21428571429" calcext:value-type="float">
            <text:p>0,3214285714</text:p>
          </table:table-cell>
          <table:table-cell office:value-type="float" office:value="0.292682926829" calcext:value-type="float">
            <text:p>0,2926829268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combo_PYDOCK_TOT_AP_T1</text:p>
          </table:table-cell>
          <table:table-cell office:value-type="float" office:value="0.0965909090909" calcext:value-type="float">
            <text:p>0,0965909091</text:p>
          </table:table-cell>
          <table:table-cell office:value-type="float" office:value="0.295454545455" calcext:value-type="float">
            <text:p>0,2954545455</text:p>
          </table:table-cell>
          <table:table-cell office:value-type="float" office:value="0.517045454545" calcext:value-type="float">
            <text:p>0,517045454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mbo_PYDOCK_TOT_zdock3</text:p>
          </table:table-cell>
          <table:table-cell office:value-type="float" office:value="0.0416666666667" calcext:value-type="float">
            <text:p>0,0416666667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666666666667" calcext:value-type="float">
            <text:p>0,6666666667</text:p>
          </table:table-cell>
          <table:table-cell table:number-columns-repeated="2"/>
          <table:table-cell office:value-type="float" office:value="0.416666666667" calcext:value-type="float">
            <text:p>0,4166666667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28813559322" calcext:value-type="float">
            <text:p>0,2881355932</text:p>
          </table:table-cell>
          <table:table-cell office:value-type="float" office:value="0.346153846154" calcext:value-type="float">
            <text:p>0,34615384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64285714286" calcext:value-type="float">
            <text:p>0,4642857143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combo_zdock3_AP_PISA</text:p>
          </table:table-cell>
          <table:table-cell office:value-type="float" office:value="0.0795454545455" calcext:value-type="float">
            <text:p>0,0795454545</text:p>
          </table:table-cell>
          <table:table-cell office:value-type="float" office:value="0.301136363636" calcext:value-type="float">
            <text:p>0,3011363636</text:p>
          </table:table-cell>
          <table:table-cell office:value-type="float" office:value="0.5625" calcext:value-type="float">
            <text:p>0,56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mbo_zdock3_AP_PISA</text:p>
          </table:table-cell>
          <table:table-cell office:value-type="float" office:value="0.166666666667" calcext:value-type="float">
            <text:p>0,1666666667</text:p>
          </table:table-cell>
          <table:table-cell office:value-type="float" office:value="0.416666666667" calcext:value-type="float">
            <text:p>0,4166666667</text:p>
          </table:table-cell>
          <table:table-cell office:value-type="float" office:value="0.666666666667" calcext:value-type="float">
            <text:p>0,6666666667</text:p>
          </table:table-cell>
          <table:table-cell table:number-columns-repeated="2"/>
          <table:table-cell office:value-type="float" office:value="0.416666666667" calcext:value-type="float">
            <text:p>0,4166666667</text:p>
          </table:table-cell>
          <table:table-cell office:value-type="float" office:value="0.303571428571" calcext:value-type="float">
            <text:p>0,3035714286</text:p>
          </table:table-cell>
          <table:table-cell office:value-type="float" office:value="0.35593220339" calcext:value-type="float">
            <text:p>0,3559322034</text:p>
          </table:table-cell>
          <table:table-cell office:value-type="float" office:value="0.269230769231" calcext:value-type="float">
            <text:p>0,26923076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28571428571" calcext:value-type="float">
            <text:p>0,4285714286</text:p>
          </table:table-cell>
          <table:table-cell office:value-type="float" office:value="0.19512195122" calcext:value-type="float">
            <text:p>0,1951219512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combo_AP_PISA_AP_T2</text:p>
          </table:table-cell>
          <table:table-cell office:value-type="float" office:value="0.159090909091" calcext:value-type="float">
            <text:p>0,1590909091</text:p>
          </table:table-cell>
          <table:table-cell office:value-type="float" office:value="0.318181818182" calcext:value-type="float">
            <text:p>0,3181818182</text:p>
          </table:table-cell>
          <table:table-cell office:value-type="float" office:value="0.5625" calcext:value-type="float">
            <text:p>0,562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mbo_zdock3_AP_T1</text:p>
          </table:table-cell>
          <table:table-cell office:value-type="float" office:value="0.0833333333333" calcext:value-type="float">
            <text:p>0,0833333333</text:p>
          </table:table-cell>
          <table:table-cell office:value-type="float" office:value="0.208333333333" calcext:value-type="float">
            <text:p>0,2083333333</text:p>
          </table:table-cell>
          <table:table-cell office:value-type="float" office:value="0.708333333333" calcext:value-type="float">
            <text:p>0,7083333333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303571428571" calcext:value-type="float">
            <text:p>0,3035714286</text:p>
          </table:table-cell>
          <table:table-cell office:value-type="float" office:value="0.35593220339" calcext:value-type="float">
            <text:p>0,3559322034</text:p>
          </table:table-cell>
          <table:table-cell office:value-type="float" office:value="0.230769230769" calcext:value-type="float">
            <text:p>0,23076923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28571428571" calcext:value-type="float">
            <text:p>0,4285714286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combo_AP_PISA_AP_T1</text:p>
          </table:table-cell>
          <table:table-cell office:value-type="float" office:value="0.136363636364" calcext:value-type="float">
            <text:p>0,1363636364</text:p>
          </table:table-cell>
          <table:table-cell office:value-type="float" office:value="0.323863636364" calcext:value-type="float">
            <text:p>0,3238636364</text:p>
          </table:table-cell>
          <table:table-cell office:value-type="float" office:value="0.556818181818" calcext:value-type="float">
            <text:p>0,556818181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mbo_zdock3_AP_T2</text:p>
          </table:table-cell>
          <table:table-cell office:value-type="float" office:value="0.0416666666667" calcext:value-type="float">
            <text:p>0,0416666667</text:p>
          </table:table-cell>
          <table:table-cell office:value-type="float" office:value="0.25" calcext:value-type="float">
            <text:p>0,25</text:p>
          </table:table-cell>
          <table:table-cell office:value-type="float" office:value="0.583333333333" calcext:value-type="float">
            <text:p>0,5833333333</text:p>
          </table:table-cell>
          <table:table-cell table:number-columns-repeated="2"/>
          <table:table-cell office:value-type="float" office:value="0.375" calcext:value-type="float">
            <text:p>0,375</text:p>
          </table:table-cell>
          <table:table-cell office:value-type="float" office:value="0.339285714286" calcext:value-type="float">
            <text:p>0,3392857143</text:p>
          </table:table-cell>
          <table:table-cell office:value-type="float" office:value="0.423728813559" calcext:value-type="float">
            <text:p>0,4237288136</text:p>
          </table:table-cell>
          <table:table-cell office:value-type="float" office:value="0.230769230769" calcext:value-type="float">
            <text:p>0,23076923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0.341463414634" calcext:value-type="float">
            <text:p>0,3414634146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combo_AP_calRWp_AP_PISA</text:p>
          </table:table-cell>
          <table:table-cell office:value-type="float" office:value="0.107954545455" calcext:value-type="float">
            <text:p>0,1079545455</text:p>
          </table:table-cell>
          <table:table-cell office:value-type="float" office:value="0.335227272727" calcext:value-type="float">
            <text:p>0,3352272727</text:p>
          </table:table-cell>
          <table:table-cell office:value-type="float" office:value="0.573863636364" calcext:value-type="float">
            <text:p>0,573863636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mbo_zdock3_CP_TB</text:p>
          </table:table-cell>
          <table:table-cell office:value-type="float" office:value="0.0416666666667" calcext:value-type="float">
            <text:p>0,0416666667</text:p>
          </table:table-cell>
          <table:table-cell office:value-type="float" office:value="0.25" calcext:value-type="float">
            <text:p>0,25</text:p>
          </table:table-cell>
          <table:table-cell office:value-type="float" office:value="0.708333333333" calcext:value-type="float">
            <text:p>0,7083333333</text:p>
          </table:table-cell>
          <table:table-cell table:number-columns-repeated="2"/>
          <table:table-cell office:value-type="float" office:value="0.5" calcext:value-type="float">
            <text:p>0,5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305084745763" calcext:value-type="float">
            <text:p>0,3050847458</text:p>
          </table:table-cell>
          <table:table-cell office:value-type="float" office:value="0.307692307692" calcext:value-type="float">
            <text:p>0,30769230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64285714286" calcext:value-type="float">
            <text:p>0,4642857143</text:p>
          </table:table-cell>
          <table:table-cell office:value-type="float" office:value="0.317073170732" calcext:value-type="float">
            <text:p>0,317073170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combo_PYDOCK_TOT_AP_PISA</text:p>
          </table:table-cell>
          <table:table-cell office:value-type="float" office:value="0.119318181818" calcext:value-type="float">
            <text:p>0,1193181818</text:p>
          </table:table-cell>
          <table:table-cell office:value-type="float" office:value="0.346590909091" calcext:value-type="float">
            <text:p>0,3465909091</text:p>
          </table:table-cell>
          <table:table-cell office:value-type="float" office:value="0.534090909091" calcext:value-type="float">
            <text:p>0,5340909091</text:p>
          </table:table-cell>
          <table:table-cell table:number-columns-repeated="17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/gpfs/scratch/bsc54/bsc54563/Analisys_MI_BM4_byRMSD_Zdock/</text:p>
          </table:table-cell>
          <table:table-cell table:number-columns-repeated="36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pdb.list.flexibility.2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=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30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combo_AP_calRWp_AP_PISA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339285714286" calcext:value-type="float">
            <text:p>0,3392857143</text:p>
          </table:table-cell>
          <table:table-cell office:value-type="float" office:value="0.5" calcext:value-type="float">
            <text:p>0,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calRWp_AP_T1</text:p>
          </table:table-cell>
          <table:table-cell office:value-type="float" office:value="0.125" calcext:value-type="float">
            <text:p>0,125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571428571429" calcext:value-type="float">
            <text:p>0,571428571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calRWp_AP_T2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571428571429" calcext:value-type="float">
            <text:p>0,571428571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calRWp_CP_TB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535714285714" calcext:value-type="float">
            <text:p>0,535714285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calRWp_zdock3</text:p>
          </table:table-cell>
          <table:table-cell office:value-type="float" office:value="0" calcext:value-type="float">
            <text:p>0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517857142857" calcext:value-type="float">
            <text:p>0,517857142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PISA_AP_T1</text:p>
          </table:table-cell>
          <table:table-cell office:value-type="float" office:value="0.125" calcext:value-type="float">
            <text:p>0,125</text:p>
          </table:table-cell>
          <table:table-cell office:value-type="float" office:value="0.303571428571" calcext:value-type="float">
            <text:p>0,3035714286</text:p>
          </table:table-cell>
          <table:table-cell office:value-type="float" office:value="0.571428571429" calcext:value-type="float">
            <text:p>0,571428571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PISA_AP_T2</text:p>
          </table:table-cell>
          <table:table-cell office:value-type="float" office:value="0.160714285714" calcext:value-type="float">
            <text:p>0,1607142857</text:p>
          </table:table-cell>
          <table:table-cell office:value-type="float" office:value="0.303571428571" calcext:value-type="float">
            <text:p>0,3035714286</text:p>
          </table:table-cell>
          <table:table-cell office:value-type="float" office:value="0.553571428571" calcext:value-type="float">
            <text:p>0,553571428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PISA_CP_TB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5" calcext:value-type="float">
            <text:p>0,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T1_CP_TB</text:p>
          </table:table-cell>
          <table:table-cell office:value-type="float" office:value="0.125" calcext:value-type="float">
            <text:p>0,125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589285714286" calcext:value-type="float">
            <text:p>0,589285714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T2_AP_T1</text:p>
          </table:table-cell>
          <table:table-cell office:value-type="float" office:value="0.0892857142857" calcext:value-type="float">
            <text:p>0,0892857143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625" calcext:value-type="float">
            <text:p>0,62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T2_CP_TB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25" calcext:value-type="float">
            <text:p>0,25</text:p>
          </table:table-cell>
          <table:table-cell office:value-type="float" office:value="0.571428571429" calcext:value-type="float">
            <text:p>0,571428571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CP_BFKV_AP_calRWp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410714285714" calcext:value-type="float">
            <text:p>0,410714285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CP_BFKV_AP_PISA</text:p>
          </table:table-cell>
          <table:table-cell office:value-type="float" office:value="0.0892857142857" calcext:value-type="float">
            <text:p>0,0892857143</text:p>
          </table:table-cell>
          <table:table-cell office:value-type="float" office:value="0.303571428571" calcext:value-type="float">
            <text:p>0,3035714286</text:p>
          </table:table-cell>
          <table:table-cell office:value-type="float" office:value="0.428571428571" calcext:value-type="float">
            <text:p>0,428571428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CP_BFKV_AP_T1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482142857143" calcext:value-type="float">
            <text:p>0,482142857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CP_BFKV_AP_T2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410714285714" calcext:value-type="float">
            <text:p>0,410714285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CP_BFKV_CP_TB</text:p>
          </table:table-cell>
          <table:table-cell office:value-type="float" office:value="0.0535714285714" calcext:value-type="float">
            <text:p>0,0535714286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464285714286" calcext:value-type="float">
            <text:p>0,464285714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CP_BFKV_PYDOCK_TOT</text:p>
          </table:table-cell>
          <table:table-cell office:value-type="float" office:value="0.0535714285714" calcext:value-type="float">
            <text:p>0,0535714286</text:p>
          </table:table-cell>
          <table:table-cell office:value-type="float" office:value="0.160714285714" calcext:value-type="float">
            <text:p>0,1607142857</text:p>
          </table:table-cell>
          <table:table-cell office:value-type="float" office:value="0.375" calcext:value-type="float">
            <text:p>0,37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CP_BFKV_zdock3</text:p>
          </table:table-cell>
          <table:table-cell office:value-type="float" office:value="0.0178571428571" calcext:value-type="float">
            <text:p>0,0178571429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339285714286" calcext:value-type="float">
            <text:p>0,339285714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PYDOCK_TOT_AP_calRWp</text:p>
          </table:table-cell>
          <table:table-cell office:value-type="float" office:value="0.125" calcext:value-type="float">
            <text:p>0,125</text:p>
          </table:table-cell>
          <table:table-cell office:value-type="float" office:value="0.267857142857" calcext:value-type="float">
            <text:p>0,2678571429</text:p>
          </table:table-cell>
          <table:table-cell office:value-type="float" office:value="0.535714285714" calcext:value-type="float">
            <text:p>0,535714285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PYDOCK_TOT_AP_PISA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535714285714" calcext:value-type="float">
            <text:p>0,535714285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PYDOCK_TOT_AP_T1</text:p>
          </table:table-cell>
          <table:table-cell office:value-type="float" office:value="0.125" calcext:value-type="float">
            <text:p>0,125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553571428571" calcext:value-type="float">
            <text:p>0,553571428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PYDOCK_TOT_AP_T2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553571428571" calcext:value-type="float">
            <text:p>0,553571428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PYDOCK_TOT_CP_TB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5" calcext:value-type="float">
            <text:p>0,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PYDOCK_TOT_zdock3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25" calcext:value-type="float">
            <text:p>0,25</text:p>
          </table:table-cell>
          <table:table-cell office:value-type="float" office:value="0.535714285714" calcext:value-type="float">
            <text:p>0,535714285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zdock3_AP_PISA</text:p>
          </table:table-cell>
          <table:table-cell office:value-type="float" office:value="0.0892857142857" calcext:value-type="float">
            <text:p>0,0892857143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535714285714" calcext:value-type="float">
            <text:p>0,535714285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zdock3_AP_T1</text:p>
          </table:table-cell>
          <table:table-cell office:value-type="float" office:value="0" calcext:value-type="float">
            <text:p>0</text:p>
          </table:table-cell>
          <table:table-cell office:value-type="float" office:value="0.196428571429" calcext:value-type="float">
            <text:p>0,1964285714</text:p>
          </table:table-cell>
          <table:table-cell office:value-type="float" office:value="0.589285714286" calcext:value-type="float">
            <text:p>0,589285714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zdock3_AP_T2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160714285714" calcext:value-type="float">
            <text:p>0,1607142857</text:p>
          </table:table-cell>
          <table:table-cell office:value-type="float" office:value="0.553571428571" calcext:value-type="float">
            <text:p>0,553571428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zdock3_CP_TB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196428571429" calcext:value-type="float">
            <text:p>0,1964285714</text:p>
          </table:table-cell>
          <table:table-cell office:value-type="float" office:value="0.571428571429" calcext:value-type="float">
            <text:p>0,5714285714</text:p>
          </table:table-cell>
          <table:table-cell table:number-columns-repeated="33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/gpfs/scratch/bsc54/bsc54563/Analisys_MI_BM4_byRMSD_Zdock/</text:p>
          </table:table-cell>
          <table:table-cell table:number-columns-repeated="36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pdb.list.flexibility.3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=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30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combo_AP_calRWp_AP_PISA</text:p>
          </table:table-cell>
          <table:table-cell office:value-type="float" office:value="0.118644067797" calcext:value-type="float">
            <text:p>0,1186440678</text:p>
          </table:table-cell>
          <table:table-cell office:value-type="float" office:value="0.423728813559" calcext:value-type="float">
            <text:p>0,4237288136</text:p>
          </table:table-cell>
          <table:table-cell office:value-type="float" office:value="0.694915254237" calcext:value-type="float">
            <text:p>0,694915254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calRWp_AP_T1</text:p>
          </table:table-cell>
          <table:table-cell office:value-type="float" office:value="0.0677966101695" calcext:value-type="float">
            <text:p>0,0677966102</text:p>
          </table:table-cell>
          <table:table-cell office:value-type="float" office:value="0.305084745763" calcext:value-type="float">
            <text:p>0,3050847458</text:p>
          </table:table-cell>
          <table:table-cell office:value-type="float" office:value="0.627118644068" calcext:value-type="float">
            <text:p>0,627118644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calRWp_AP_T2</text:p>
          </table:table-cell>
          <table:table-cell office:value-type="float" office:value="0.0677966101695" calcext:value-type="float">
            <text:p>0,0677966102</text:p>
          </table:table-cell>
          <table:table-cell office:value-type="float" office:value="0.271186440678" calcext:value-type="float">
            <text:p>0,2711864407</text:p>
          </table:table-cell>
          <table:table-cell office:value-type="float" office:value="0.627118644068" calcext:value-type="float">
            <text:p>0,627118644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calRWp_CP_TB</text:p>
          </table:table-cell>
          <table:table-cell office:value-type="float" office:value="0.0508474576271" calcext:value-type="float">
            <text:p>0,0508474576</text:p>
          </table:table-cell>
          <table:table-cell office:value-type="float" office:value="0.254237288136" calcext:value-type="float">
            <text:p>0,2542372881</text:p>
          </table:table-cell>
          <table:table-cell office:value-type="float" office:value="0.474576271186" calcext:value-type="float">
            <text:p>0,474576271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calRWp_zdock3</text:p>
          </table:table-cell>
          <table:table-cell office:value-type="float" office:value="0.0169491525424" calcext:value-type="float">
            <text:p>0,0169491525</text:p>
          </table:table-cell>
          <table:table-cell office:value-type="float" office:value="0.135593220339" calcext:value-type="float">
            <text:p>0,1355932203</text:p>
          </table:table-cell>
          <table:table-cell office:value-type="float" office:value="0.525423728814" calcext:value-type="float">
            <text:p>0,525423728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PISA_AP_T1</text:p>
          </table:table-cell>
          <table:table-cell office:value-type="float" office:value="0.0847457627119" calcext:value-type="float">
            <text:p>0,0847457627</text:p>
          </table:table-cell>
          <table:table-cell office:value-type="float" office:value="0.35593220339" calcext:value-type="float">
            <text:p>0,3559322034</text:p>
          </table:table-cell>
          <table:table-cell office:value-type="float" office:value="0.64406779661" calcext:value-type="float">
            <text:p>0,644067796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PISA_AP_T2</text:p>
          </table:table-cell>
          <table:table-cell office:value-type="float" office:value="0.152542372881" calcext:value-type="float">
            <text:p>0,1525423729</text:p>
          </table:table-cell>
          <table:table-cell office:value-type="float" office:value="0.35593220339" calcext:value-type="float">
            <text:p>0,3559322034</text:p>
          </table:table-cell>
          <table:table-cell office:value-type="float" office:value="0.64406779661" calcext:value-type="float">
            <text:p>0,644067796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PISA_CP_TB</text:p>
          </table:table-cell>
          <table:table-cell office:value-type="float" office:value="0.135593220339" calcext:value-type="float">
            <text:p>0,1355932203</text:p>
          </table:table-cell>
          <table:table-cell office:value-type="float" office:value="0.305084745763" calcext:value-type="float">
            <text:p>0,3050847458</text:p>
          </table:table-cell>
          <table:table-cell office:value-type="float" office:value="0.525423728814" calcext:value-type="float">
            <text:p>0,525423728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T1_CP_TB</text:p>
          </table:table-cell>
          <table:table-cell office:value-type="float" office:value="0.0169491525424" calcext:value-type="float">
            <text:p>0,0169491525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491525423729" calcext:value-type="float">
            <text:p>0,491525423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T2_AP_T1</text:p>
          </table:table-cell>
          <table:table-cell office:value-type="float" office:value="0.0338983050847" calcext:value-type="float">
            <text:p>0,0338983051</text:p>
          </table:table-cell>
          <table:table-cell office:value-type="float" office:value="0.305084745763" calcext:value-type="float">
            <text:p>0,3050847458</text:p>
          </table:table-cell>
          <table:table-cell office:value-type="float" office:value="0.576271186441" calcext:value-type="float">
            <text:p>0,576271186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T2_CP_TB</text:p>
          </table:table-cell>
          <table:table-cell office:value-type="float" office:value="0.0677966101695" calcext:value-type="float">
            <text:p>0,0677966102</text:p>
          </table:table-cell>
          <table:table-cell office:value-type="float" office:value="0.203389830508" calcext:value-type="float">
            <text:p>0,2033898305</text:p>
          </table:table-cell>
          <table:table-cell office:value-type="float" office:value="0.474576271186" calcext:value-type="float">
            <text:p>0,474576271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CP_BFKV_AP_calRWp</text:p>
          </table:table-cell>
          <table:table-cell office:value-type="float" office:value="0.118644067797" calcext:value-type="float">
            <text:p>0,1186440678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457627118644" calcext:value-type="float">
            <text:p>0,457627118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CP_BFKV_AP_PISA</text:p>
          </table:table-cell>
          <table:table-cell office:value-type="float" office:value="0.118644067797" calcext:value-type="float">
            <text:p>0,1186440678</text:p>
          </table:table-cell>
          <table:table-cell office:value-type="float" office:value="0.305084745763" calcext:value-type="float">
            <text:p>0,3050847458</text:p>
          </table:table-cell>
          <table:table-cell office:value-type="float" office:value="0.508474576271" calcext:value-type="float">
            <text:p>0,508474576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CP_BFKV_AP_T1</text:p>
          </table:table-cell>
          <table:table-cell office:value-type="float" office:value="0.101694915254" calcext:value-type="float">
            <text:p>0,1016949153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406779661017" calcext:value-type="float">
            <text:p>0,40677966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CP_BFKV_AP_T2</text:p>
          </table:table-cell>
          <table:table-cell office:value-type="float" office:value="0.118644067797" calcext:value-type="float">
            <text:p>0,1186440678</text:p>
          </table:table-cell>
          <table:table-cell office:value-type="float" office:value="0.237288135593" calcext:value-type="float">
            <text:p>0,2372881356</text:p>
          </table:table-cell>
          <table:table-cell office:value-type="float" office:value="0.406779661017" calcext:value-type="float">
            <text:p>0,40677966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CP_BFKV_CP_TB</text:p>
          </table:table-cell>
          <table:table-cell office:value-type="float" office:value="0.0847457627119" calcext:value-type="float">
            <text:p>0,0847457627</text:p>
          </table:table-cell>
          <table:table-cell office:value-type="float" office:value="0.254237288136" calcext:value-type="float">
            <text:p>0,2542372881</text:p>
          </table:table-cell>
          <table:table-cell office:value-type="float" office:value="0.389830508475" calcext:value-type="float">
            <text:p>0,389830508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CP_BFKV_PYDOCK_TOT</text:p>
          </table:table-cell>
          <table:table-cell office:value-type="float" office:value="0.101694915254" calcext:value-type="float">
            <text:p>0,1016949153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389830508475" calcext:value-type="float">
            <text:p>0,389830508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CP_BFKV_zdock3</text:p>
          </table:table-cell>
          <table:table-cell office:value-type="float" office:value="0.0508474576271" calcext:value-type="float">
            <text:p>0,0508474576</text:p>
          </table:table-cell>
          <table:table-cell office:value-type="float" office:value="0.152542372881" calcext:value-type="float">
            <text:p>0,1525423729</text:p>
          </table:table-cell>
          <table:table-cell office:value-type="float" office:value="0.389830508475" calcext:value-type="float">
            <text:p>0,389830508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PYDOCK_TOT_AP_calRWp</text:p>
          </table:table-cell>
          <table:table-cell office:value-type="float" office:value="0.0677966101695" calcext:value-type="float">
            <text:p>0,0677966102</text:p>
          </table:table-cell>
          <table:table-cell office:value-type="float" office:value="0.220338983051" calcext:value-type="float">
            <text:p>0,2203389831</text:p>
          </table:table-cell>
          <table:table-cell office:value-type="float" office:value="0.508474576271" calcext:value-type="float">
            <text:p>0,508474576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PYDOCK_TOT_AP_PISA</text:p>
          </table:table-cell>
          <table:table-cell office:value-type="float" office:value="0.118644067797" calcext:value-type="float">
            <text:p>0,1186440678</text:p>
          </table:table-cell>
          <table:table-cell office:value-type="float" office:value="0.305084745763" calcext:value-type="float">
            <text:p>0,3050847458</text:p>
          </table:table-cell>
          <table:table-cell office:value-type="float" office:value="0.542372881356" calcext:value-type="float">
            <text:p>0,542372881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PYDOCK_TOT_AP_T1</text:p>
          </table:table-cell>
          <table:table-cell office:value-type="float" office:value="0.0508474576271" calcext:value-type="float">
            <text:p>0,0508474576</text:p>
          </table:table-cell>
          <table:table-cell office:value-type="float" office:value="0.271186440678" calcext:value-type="float">
            <text:p>0,2711864407</text:p>
          </table:table-cell>
          <table:table-cell office:value-type="float" office:value="0.508474576271" calcext:value-type="float">
            <text:p>0,508474576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PYDOCK_TOT_AP_T2</text:p>
          </table:table-cell>
          <table:table-cell office:value-type="float" office:value="0.0508474576271" calcext:value-type="float">
            <text:p>0,0508474576</text:p>
          </table:table-cell>
          <table:table-cell office:value-type="float" office:value="0.203389830508" calcext:value-type="float">
            <text:p>0,2033898305</text:p>
          </table:table-cell>
          <table:table-cell office:value-type="float" office:value="0.525423728814" calcext:value-type="float">
            <text:p>0,525423728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PYDOCK_TOT_CP_TB</text:p>
          </table:table-cell>
          <table:table-cell office:value-type="float" office:value="0.0847457627119" calcext:value-type="float">
            <text:p>0,0847457627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389830508475" calcext:value-type="float">
            <text:p>0,389830508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PYDOCK_TOT_zdock3</text:p>
          </table:table-cell>
          <table:table-cell office:value-type="float" office:value="0.0508474576271" calcext:value-type="float">
            <text:p>0,0508474576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440677966102" calcext:value-type="float">
            <text:p>0,440677966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zdock3_AP_PISA</text:p>
          </table:table-cell>
          <table:table-cell office:value-type="float" office:value="0.0847457627119" calcext:value-type="float">
            <text:p>0,0847457627</text:p>
          </table:table-cell>
          <table:table-cell office:value-type="float" office:value="0.28813559322" calcext:value-type="float">
            <text:p>0,2881355932</text:p>
          </table:table-cell>
          <table:table-cell office:value-type="float" office:value="0.661016949153" calcext:value-type="float">
            <text:p>0,661016949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zdock3_AP_T1</text:p>
          </table:table-cell>
          <table:table-cell office:value-type="float" office:value="0.0338983050847" calcext:value-type="float">
            <text:p>0,0338983051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576271186441" calcext:value-type="float">
            <text:p>0,576271186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zdock3_AP_T2</text:p>
          </table:table-cell>
          <table:table-cell office:value-type="float" office:value="0.0338983050847" calcext:value-type="float">
            <text:p>0,0338983051</text:p>
          </table:table-cell>
          <table:table-cell office:value-type="float" office:value="0.169491525424" calcext:value-type="float">
            <text:p>0,1694915254</text:p>
          </table:table-cell>
          <table:table-cell office:value-type="float" office:value="0.542372881356" calcext:value-type="float">
            <text:p>0,542372881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zdock3_CP_TB</text:p>
          </table:table-cell>
          <table:table-cell office:value-type="float" office:value="0.0169491525424" calcext:value-type="float">
            <text:p>0,0169491525</text:p>
          </table:table-cell>
          <table:table-cell office:value-type="float" office:value="0.118644067797" calcext:value-type="float">
            <text:p>0,1186440678</text:p>
          </table:table-cell>
          <table:table-cell office:value-type="float" office:value="0.423728813559" calcext:value-type="float">
            <text:p>0,4237288136</text:p>
          </table:table-cell>
          <table:table-cell table:number-columns-repeated="33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/gpfs/scratch/bsc54/bsc54563/Analisys_MI_BM4_byRMSD_Zdock/</text:p>
          </table:table-cell>
          <table:table-cell table:number-columns-repeated="36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pdb.list.flexibility.4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=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30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combo_AP_calRWp_AP_PISA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.230769230769" calcext:value-type="float">
            <text:p>0,2307692308</text:p>
          </table:table-cell>
          <table:table-cell office:value-type="float" office:value="0.538461538462" calcext:value-type="float">
            <text:p>0,538461538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calRWp_AP_T1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.346153846154" calcext:value-type="float">
            <text:p>0,346153846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calRWp_AP_T2</text:p>
          </table:table-cell>
          <table:table-cell office:value-type="float" office:value="0" calcext:value-type="float">
            <text:p>0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.423076923077" calcext:value-type="float">
            <text:p>0,423076923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calRWp_CP_TB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.230769230769" calcext:value-type="float">
            <text:p>0,2307692308</text:p>
          </table:table-cell>
          <table:table-cell office:value-type="float" office:value="0.423076923077" calcext:value-type="float">
            <text:p>0,423076923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calRWp_zdock3</text:p>
          </table:table-cell>
          <table:table-cell office:value-type="float" office:value="0" calcext:value-type="float">
            <text:p>0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.269230769231" calcext:value-type="float">
            <text:p>0,269230769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PISA_AP_T1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.230769230769" calcext:value-type="float">
            <text:p>0,2307692308</text:p>
          </table:table-cell>
          <table:table-cell office:value-type="float" office:value="0.423076923077" calcext:value-type="float">
            <text:p>0,423076923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PISA_AP_T2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.269230769231" calcext:value-type="float">
            <text:p>0,2692307692</text:p>
          </table:table-cell>
          <table:table-cell office:value-type="float" office:value="0.461538461538" calcext:value-type="float">
            <text:p>0,461538461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PISA_CP_TB</text:p>
          </table:table-cell>
          <table:table-cell office:value-type="float" office:value="0.230769230769" calcext:value-type="float">
            <text:p>0,2307692308</text:p>
          </table:table-cell>
          <table:table-cell office:value-type="float" office:value="0.346153846154" calcext:value-type="float">
            <text:p>0,3461538462</text:p>
          </table:table-cell>
          <table:table-cell office:value-type="float" office:value="0.5" calcext:value-type="float">
            <text:p>0,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T1_CP_TB</text:p>
          </table:table-cell>
          <table:table-cell office:value-type="float" office:value="0" calcext:value-type="float">
            <text:p>0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.423076923077" calcext:value-type="float">
            <text:p>0,423076923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T2_AP_T1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.346153846154" calcext:value-type="float">
            <text:p>0,346153846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T2_CP_TB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.192307692308" calcext:value-type="float">
            <text:p>0,1923076923</text:p>
          </table:table-cell>
          <table:table-cell office:value-type="float" office:value="0.384615384615" calcext:value-type="float">
            <text:p>0,384615384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CP_BFKV_AP_calRWp</text:p>
          </table:table-cell>
          <table:table-cell office:value-type="float" office:value="0" calcext:value-type="float">
            <text:p>0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.5" calcext:value-type="float">
            <text:p>0,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CP_BFKV_AP_PISA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.307692307692" calcext:value-type="float">
            <text:p>0,3076923077</text:p>
          </table:table-cell>
          <table:table-cell office:value-type="float" office:value="0.5" calcext:value-type="float">
            <text:p>0,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CP_BFKV_AP_T1</text:p>
          </table:table-cell>
          <table:table-cell office:value-type="float" office:value="0" calcext:value-type="float">
            <text:p>0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.423076923077" calcext:value-type="float">
            <text:p>0,423076923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CP_BFKV_AP_T2</text:p>
          </table:table-cell>
          <table:table-cell table:number-columns-repeated="2" office:value-type="float" office:value="0.0769230769231" calcext:value-type="float">
            <text:p>0,0769230769</text:p>
          </table:table-cell>
          <table:table-cell office:value-type="float" office:value="0.461538461538" calcext:value-type="float">
            <text:p>0,461538461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CP_BFKV_CP_TB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.461538461538" calcext:value-type="float">
            <text:p>0,461538461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CP_BFKV_PYDOCK_TOT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.461538461538" calcext:value-type="float">
            <text:p>0,461538461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CP_BFKV_zdock3</text:p>
          </table:table-cell>
          <table:table-cell office:value-type="float" office:value="0" calcext:value-type="float">
            <text:p>0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.461538461538" calcext:value-type="float">
            <text:p>0,461538461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PYDOCK_TOT_AP_calRWp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.269230769231" calcext:value-type="float">
            <text:p>0,2692307692</text:p>
          </table:table-cell>
          <table:table-cell office:value-type="float" office:value="0.461538461538" calcext:value-type="float">
            <text:p>0,461538461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PYDOCK_TOT_AP_PISA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.307692307692" calcext:value-type="float">
            <text:p>0,3076923077</text:p>
          </table:table-cell>
          <table:table-cell office:value-type="float" office:value="0.576923076923" calcext:value-type="float">
            <text:p>0,576923076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PYDOCK_TOT_AP_T1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.192307692308" calcext:value-type="float">
            <text:p>0,1923076923</text:p>
          </table:table-cell>
          <table:table-cell office:value-type="float" office:value="0.423076923077" calcext:value-type="float">
            <text:p>0,423076923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PYDOCK_TOT_AP_T2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.423076923077" calcext:value-type="float">
            <text:p>0,423076923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PYDOCK_TOT_CP_TB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.230769230769" calcext:value-type="float">
            <text:p>0,2307692308</text:p>
          </table:table-cell>
          <table:table-cell office:value-type="float" office:value="0.346153846154" calcext:value-type="float">
            <text:p>0,346153846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PYDOCK_TOT_zdock3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.384615384615" calcext:value-type="float">
            <text:p>0,384615384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zdock3_AP_PISA</text:p>
          </table:table-cell>
          <table:table-cell office:value-type="float" office:value="0" calcext:value-type="float">
            <text:p>0</text:p>
          </table:table-cell>
          <table:table-cell office:value-type="float" office:value="0.346153846154" calcext:value-type="float">
            <text:p>0,3461538462</text:p>
          </table:table-cell>
          <table:table-cell office:value-type="float" office:value="0.538461538462" calcext:value-type="float">
            <text:p>0,538461538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zdock3_AP_T1</text:p>
          </table:table-cell>
          <table:table-cell office:value-type="float" office:value="0" calcext:value-type="float">
            <text:p>0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.307692307692" calcext:value-type="float">
            <text:p>0,307692307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zdock3_AP_T2</text:p>
          </table:table-cell>
          <table:table-cell office:value-type="float" office:value="0" calcext:value-type="float">
            <text:p>0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.307692307692" calcext:value-type="float">
            <text:p>0,307692307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zdock3_CP_TB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.307692307692" calcext:value-type="float">
            <text:p>0,3076923077</text:p>
          </table:table-cell>
          <table:table-cell office:value-type="float" office:value="0.461538461538" calcext:value-type="float">
            <text:p>0,4615384615</text:p>
          </table:table-cell>
          <table:table-cell table:number-columns-repeated="33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/gpfs/scratch/bsc54/bsc54563/Analisys_MI_BM4_byRMSD_Zdock/</text:p>
          </table:table-cell>
          <table:table-cell table:number-columns-repeated="36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pdb.list.flexibility.5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=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30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combo_AP_calRWp_AP_PIS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1818181818" calcext:value-type="float">
            <text:p>0,181818181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calRWp_AP_T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calRWp_AP_T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1818181818" calcext:value-type="float">
            <text:p>0,181818181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calRWp_CP_T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909090909091" calcext:value-type="float">
            <text:p>0,090909090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calRWp_zdock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PISA_AP_T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PISA_AP_T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1818181818" calcext:value-type="float">
            <text:p>0,181818181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PISA_CP_T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T1_CP_T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1818181818" calcext:value-type="float">
            <text:p>0,181818181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T2_AP_T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1818181818" calcext:value-type="float">
            <text:p>0,181818181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T2_CP_TB</text:p>
          </table:table-cell>
          <table:table-cell table:number-columns-repeated="2" office:value-type="float" office:value="0.0909090909091" calcext:value-type="float">
            <text:p>0,0909090909</text:p>
          </table:table-cell>
          <table:table-cell office:value-type="float" office:value="0.181818181818" calcext:value-type="float">
            <text:p>0,181818181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CP_BFKV_AP_calRWp</text:p>
          </table:table-cell>
          <table:table-cell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181818181818" calcext:value-type="float">
            <text:p>0,181818181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CP_BFKV_AP_PIS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1818181818" calcext:value-type="float">
            <text:p>0,181818181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CP_BFKV_AP_T1</text:p>
          </table:table-cell>
          <table:table-cell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181818181818" calcext:value-type="float">
            <text:p>0,181818181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CP_BFKV_AP_T2</text:p>
          </table:table-cell>
          <table:table-cell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181818181818" calcext:value-type="float">
            <text:p>0,181818181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CP_BFKV_CP_T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1818181818" calcext:value-type="float">
            <text:p>0,181818181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CP_BFKV_PYDOCK_TOT</text:p>
          </table:table-cell>
          <table:table-cell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181818181818" calcext:value-type="float">
            <text:p>0,181818181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CP_BFKV_zdock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909090909091" calcext:value-type="float">
            <text:p>0,090909090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PYDOCK_TOT_AP_calRW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2727272727" calcext:value-type="float">
            <text:p>0,272727272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PYDOCK_TOT_AP_PIS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PYDOCK_TOT_AP_T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1818181818" calcext:value-type="float">
            <text:p>0,181818181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PYDOCK_TOT_AP_T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909090909091" calcext:value-type="float">
            <text:p>0,090909090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PYDOCK_TOT_CP_T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1818181818" calcext:value-type="float">
            <text:p>0,181818181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PYDOCK_TOT_zdock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zdock3_AP_PIS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zdock3_AP_T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zdock3_AP_T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2727272727" calcext:value-type="float">
            <text:p>0,272727272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zdock3_CP_TB</text:p>
          </table:table-cell>
          <table:table-cell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181818181818" calcext:value-type="float">
            <text:p>0,1818181818</text:p>
          </table:table-cell>
          <table:table-cell table:number-columns-repeated="33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/gpfs/scratch/bsc54/bsc54563/Analisys_MI_BM4_byRMSD_Zdock/</text:p>
          </table:table-cell>
          <table:table-cell table:number-columns-repeated="36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pdb.list.mediumbinder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=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30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combo_AP_calRWp_AP_PISA</text:p>
          </table:table-cell>
          <table:table-cell office:value-type="float" office:value="0.0975609756098" calcext:value-type="float">
            <text:p>0,0975609756</text:p>
          </table:table-cell>
          <table:table-cell office:value-type="float" office:value="0.341463414634" calcext:value-type="float">
            <text:p>0,3414634146</text:p>
          </table:table-cell>
          <table:table-cell office:value-type="float" office:value="0.487804878049" calcext:value-type="float">
            <text:p>0,48780487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calRWp_AP_T1</text:p>
          </table:table-cell>
          <table:table-cell office:value-type="float" office:value="0.121951219512" calcext:value-type="float">
            <text:p>0,1219512195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487804878049" calcext:value-type="float">
            <text:p>0,48780487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calRWp_AP_T2</text:p>
          </table:table-cell>
          <table:table-cell office:value-type="float" office:value="0" calcext:value-type="float">
            <text:p>0</text:p>
          </table:table-cell>
          <table:table-cell office:value-type="float" office:value="0.19512195122" calcext:value-type="float">
            <text:p>0,1951219512</text:p>
          </table:table-cell>
          <table:table-cell office:value-type="float" office:value="0.536585365854" calcext:value-type="float">
            <text:p>0,536585365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calRWp_CP_TB</text:p>
          </table:table-cell>
          <table:table-cell office:value-type="float" office:value="0.0731707317073" calcext:value-type="float">
            <text:p>0,0731707317</text:p>
          </table:table-cell>
          <table:table-cell office:value-type="float" office:value="0.19512195122" calcext:value-type="float">
            <text:p>0,1951219512</text:p>
          </table:table-cell>
          <table:table-cell office:value-type="float" office:value="0.463414634146" calcext:value-type="float">
            <text:p>0,463414634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calRWp_zdock3</text:p>
          </table:table-cell>
          <table:table-cell office:value-type="float" office:value="0" calcext:value-type="float">
            <text:p>0</text:p>
          </table:table-cell>
          <table:table-cell office:value-type="float" office:value="0.0975609756098" calcext:value-type="float">
            <text:p>0,0975609756</text:p>
          </table:table-cell>
          <table:table-cell office:value-type="float" office:value="0.463414634146" calcext:value-type="float">
            <text:p>0,463414634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PISA_AP_T1</text:p>
          </table:table-cell>
          <table:table-cell office:value-type="float" office:value="0.0731707317073" calcext:value-type="float">
            <text:p>0,0731707317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414634146341" calcext:value-type="float">
            <text:p>0,414634146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PISA_AP_T2</text:p>
          </table:table-cell>
          <table:table-cell office:value-type="float" office:value="0.0731707317073" calcext:value-type="float">
            <text:p>0,0731707317</text:p>
          </table:table-cell>
          <table:table-cell office:value-type="float" office:value="0.19512195122" calcext:value-type="float">
            <text:p>0,1951219512</text:p>
          </table:table-cell>
          <table:table-cell office:value-type="float" office:value="0.439024390244" calcext:value-type="float">
            <text:p>0,439024390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PISA_CP_TB</text:p>
          </table:table-cell>
          <table:table-cell office:value-type="float" office:value="0.170731707317" calcext:value-type="float">
            <text:p>0,1707317073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414634146341" calcext:value-type="float">
            <text:p>0,414634146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T1_CP_TB</text:p>
          </table:table-cell>
          <table:table-cell office:value-type="float" office:value="0.0487804878049" calcext:value-type="float">
            <text:p>0,0487804878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463414634146" calcext:value-type="float">
            <text:p>0,463414634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T2_AP_T1</text:p>
          </table:table-cell>
          <table:table-cell office:value-type="float" office:value="0" calcext:value-type="float">
            <text:p>0</text:p>
          </table:table-cell>
          <table:table-cell office:value-type="float" office:value="0.19512195122" calcext:value-type="float">
            <text:p>0,1951219512</text:p>
          </table:table-cell>
          <table:table-cell office:value-type="float" office:value="0.487804878049" calcext:value-type="float">
            <text:p>0,48780487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T2_CP_TB</text:p>
          </table:table-cell>
          <table:table-cell office:value-type="float" office:value="0.0731707317073" calcext:value-type="float">
            <text:p>0,0731707317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414634146341" calcext:value-type="float">
            <text:p>0,414634146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CP_BFKV_AP_calRWp</text:p>
          </table:table-cell>
          <table:table-cell office:value-type="float" office:value="0.0731707317073" calcext:value-type="float">
            <text:p>0,0731707317</text:p>
          </table:table-cell>
          <table:table-cell office:value-type="float" office:value="0.19512195122" calcext:value-type="float">
            <text:p>0,1951219512</text:p>
          </table:table-cell>
          <table:table-cell office:value-type="float" office:value="0.414634146341" calcext:value-type="float">
            <text:p>0,414634146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CP_BFKV_AP_PISA</text:p>
          </table:table-cell>
          <table:table-cell office:value-type="float" office:value="0.0975609756098" calcext:value-type="float">
            <text:p>0,0975609756</text:p>
          </table:table-cell>
          <table:table-cell office:value-type="float" office:value="0.268292682927" calcext:value-type="float">
            <text:p>0,2682926829</text:p>
          </table:table-cell>
          <table:table-cell office:value-type="float" office:value="0.439024390244" calcext:value-type="float">
            <text:p>0,439024390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CP_BFKV_AP_T1</text:p>
          </table:table-cell>
          <table:table-cell office:value-type="float" office:value="0.0731707317073" calcext:value-type="float">
            <text:p>0,0731707317</text:p>
          </table:table-cell>
          <table:table-cell office:value-type="float" office:value="0.146341463415" calcext:value-type="float">
            <text:p>0,1463414634</text:p>
          </table:table-cell>
          <table:table-cell office:value-type="float" office:value="0.341463414634" calcext:value-type="float">
            <text:p>0,341463414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CP_BFKV_AP_T2</text:p>
          </table:table-cell>
          <table:table-cell office:value-type="float" office:value="0.0731707317073" calcext:value-type="float">
            <text:p>0,0731707317</text:p>
          </table:table-cell>
          <table:table-cell office:value-type="float" office:value="0.0975609756098" calcext:value-type="float">
            <text:p>0,0975609756</text:p>
          </table:table-cell>
          <table:table-cell office:value-type="float" office:value="0.341463414634" calcext:value-type="float">
            <text:p>0,341463414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CP_BFKV_CP_TB</text:p>
          </table:table-cell>
          <table:table-cell office:value-type="float" office:value="0.0487804878049" calcext:value-type="float">
            <text:p>0,0487804878</text:p>
          </table:table-cell>
          <table:table-cell office:value-type="float" office:value="0.121951219512" calcext:value-type="float">
            <text:p>0,1219512195</text:p>
          </table:table-cell>
          <table:table-cell office:value-type="float" office:value="0.390243902439" calcext:value-type="float">
            <text:p>0,390243902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CP_BFKV_PYDOCK_TOT</text:p>
          </table:table-cell>
          <table:table-cell office:value-type="float" office:value="0.0975609756098" calcext:value-type="float">
            <text:p>0,0975609756</text:p>
          </table:table-cell>
          <table:table-cell office:value-type="float" office:value="0.170731707317" calcext:value-type="float">
            <text:p>0,1707317073</text:p>
          </table:table-cell>
          <table:table-cell office:value-type="float" office:value="0.341463414634" calcext:value-type="float">
            <text:p>0,341463414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CP_BFKV_zdock3</text:p>
          </table:table-cell>
          <table:table-cell office:value-type="float" office:value="0" calcext:value-type="float">
            <text:p>0</text:p>
          </table:table-cell>
          <table:table-cell office:value-type="float" office:value="0.170731707317" calcext:value-type="float">
            <text:p>0,1707317073</text:p>
          </table:table-cell>
          <table:table-cell office:value-type="float" office:value="0.317073170732" calcext:value-type="float">
            <text:p>0,317073170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PYDOCK_TOT_AP_calRWp</text:p>
          </table:table-cell>
          <table:table-cell office:value-type="float" office:value="0.121951219512" calcext:value-type="float">
            <text:p>0,1219512195</text:p>
          </table:table-cell>
          <table:table-cell office:value-type="float" office:value="0.292682926829" calcext:value-type="float">
            <text:p>0,2926829268</text:p>
          </table:table-cell>
          <table:table-cell office:value-type="float" office:value="0.512195121951" calcext:value-type="float">
            <text:p>0,51219512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PYDOCK_TOT_AP_PISA</text:p>
          </table:table-cell>
          <table:table-cell office:value-type="float" office:value="0.121951219512" calcext:value-type="float">
            <text:p>0,1219512195</text:p>
          </table:table-cell>
          <table:table-cell office:value-type="float" office:value="0.317073170732" calcext:value-type="float">
            <text:p>0,3170731707</text:p>
          </table:table-cell>
          <table:table-cell office:value-type="float" office:value="0.512195121951" calcext:value-type="float">
            <text:p>0,51219512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PYDOCK_TOT_AP_T1</text:p>
          </table:table-cell>
          <table:table-cell office:value-type="float" office:value="0.146341463415" calcext:value-type="float">
            <text:p>0,1463414634</text:p>
          </table:table-cell>
          <table:table-cell office:value-type="float" office:value="0.292682926829" calcext:value-type="float">
            <text:p>0,2926829268</text:p>
          </table:table-cell>
          <table:table-cell office:value-type="float" office:value="0.487804878049" calcext:value-type="float">
            <text:p>0,48780487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PYDOCK_TOT_AP_T2</text:p>
          </table:table-cell>
          <table:table-cell office:value-type="float" office:value="0.121951219512" calcext:value-type="float">
            <text:p>0,1219512195</text:p>
          </table:table-cell>
          <table:table-cell office:value-type="float" office:value="0.268292682927" calcext:value-type="float">
            <text:p>0,2682926829</text:p>
          </table:table-cell>
          <table:table-cell office:value-type="float" office:value="0.439024390244" calcext:value-type="float">
            <text:p>0,439024390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PYDOCK_TOT_CP_TB</text:p>
          </table:table-cell>
          <table:table-cell office:value-type="float" office:value="0.19512195122" calcext:value-type="float">
            <text:p>0,1951219512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414634146341" calcext:value-type="float">
            <text:p>0,414634146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PYDOCK_TOT_zdock3</text:p>
          </table:table-cell>
          <table:table-cell office:value-type="float" office:value="0.0731707317073" calcext:value-type="float">
            <text:p>0,0731707317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414634146341" calcext:value-type="float">
            <text:p>0,414634146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zdock3_AP_PISA</text:p>
          </table:table-cell>
          <table:table-cell office:value-type="float" office:value="0.0487804878049" calcext:value-type="float">
            <text:p>0,0487804878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487804878049" calcext:value-type="float">
            <text:p>0,48780487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zdock3_AP_T1</text:p>
          </table:table-cell>
          <table:table-cell office:value-type="float" office:value="0" calcext:value-type="float">
            <text:p>0</text:p>
          </table:table-cell>
          <table:table-cell office:value-type="float" office:value="0.19512195122" calcext:value-type="float">
            <text:p>0,1951219512</text:p>
          </table:table-cell>
          <table:table-cell office:value-type="float" office:value="0.512195121951" calcext:value-type="float">
            <text:p>0,51219512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zdock3_AP_T2</text:p>
          </table:table-cell>
          <table:table-cell office:value-type="float" office:value="0.0243902439024" calcext:value-type="float">
            <text:p>0,0243902439</text:p>
          </table:table-cell>
          <table:table-cell office:value-type="float" office:value="0.0487804878049" calcext:value-type="float">
            <text:p>0,0487804878</text:p>
          </table:table-cell>
          <table:table-cell office:value-type="float" office:value="0.463414634146" calcext:value-type="float">
            <text:p>0,463414634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zdock3_CP_TB</text:p>
          </table:table-cell>
          <table:table-cell office:value-type="float" office:value="0.0487804878049" calcext:value-type="float">
            <text:p>0,0487804878</text:p>
          </table:table-cell>
          <table:table-cell office:value-type="float" office:value="0.170731707317" calcext:value-type="float">
            <text:p>0,1707317073</text:p>
          </table:table-cell>
          <table:table-cell office:value-type="float" office:value="0.487804878049" calcext:value-type="float">
            <text:p>0,487804878</text:p>
          </table:table-cell>
          <table:table-cell table:number-columns-repeated="33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/gpfs/scratch/bsc54/bsc54563/Analisys_MI_BM4_byRMSD_Zdock/</text:p>
          </table:table-cell>
          <table:table-cell table:number-columns-repeated="36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pdb.list.strongbinder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=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30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combo_AP_calRWp_AP_PISA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calRWp_AP_T1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714285714286" calcext:value-type="float">
            <text:p>0,714285714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calRWp_AP_T2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25" calcext:value-type="float">
            <text:p>0,25</text:p>
          </table:table-cell>
          <table:table-cell office:value-type="float" office:value="0.678571428571" calcext:value-type="float">
            <text:p>0,678571428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calRWp_CP_TB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714285714286" calcext:value-type="float">
            <text:p>0,714285714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calRWp_zdock3</text:p>
          </table:table-cell>
          <table:table-cell office:value-type="float" office:value="0" calcext:value-type="float">
            <text:p>0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535714285714" calcext:value-type="float">
            <text:p>0,535714285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PISA_AP_T1</text:p>
          </table:table-cell>
          <table:table-cell office:value-type="float" office:value="0.25" calcext:value-type="float">
            <text:p>0,25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678571428571" calcext:value-type="float">
            <text:p>0,678571428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PISA_AP_T2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75" calcext:value-type="float">
            <text:p>0,7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PISA_CP_TB</text:p>
          </table:table-cell>
          <table:table-cell office:value-type="float" office:value="0.25" calcext:value-type="float">
            <text:p>0,25</text:p>
          </table:table-cell>
          <table:table-cell office:value-type="float" office:value="0.464285714286" calcext:value-type="float">
            <text:p>0,4642857143</text:p>
          </table:table-cell>
          <table:table-cell office:value-type="float" office:value="0.714285714286" calcext:value-type="float">
            <text:p>0,714285714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T1_CP_TB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714285714286" calcext:value-type="float">
            <text:p>0,714285714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T2_AP_T1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678571428571" calcext:value-type="float">
            <text:p>0,678571428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T2_CP_TB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714285714286" calcext:value-type="float">
            <text:p>0,714285714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CP_BFKV_AP_calRWp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535714285714" calcext:value-type="float">
            <text:p>0,535714285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CP_BFKV_AP_PISA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607142857143" calcext:value-type="float">
            <text:p>0,607142857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CP_BFKV_AP_T1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571428571429" calcext:value-type="float">
            <text:p>0,571428571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CP_BFKV_AP_T2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535714285714" calcext:value-type="float">
            <text:p>0,535714285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CP_BFKV_CP_TB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642857142857" calcext:value-type="float">
            <text:p>0,642857142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CP_BFKV_PYDOCK_TOT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5" calcext:value-type="float">
            <text:p>0,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CP_BFKV_zdock3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535714285714" calcext:value-type="float">
            <text:p>0,535714285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PYDOCK_TOT_AP_calRWp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75" calcext:value-type="float">
            <text:p>0,7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PYDOCK_TOT_AP_PISA</text:p>
          </table:table-cell>
          <table:table-cell office:value-type="float" office:value="0.25" calcext:value-type="float">
            <text:p>0,25</text:p>
          </table:table-cell>
          <table:table-cell office:value-type="float" office:value="0.464285714286" calcext:value-type="float">
            <text:p>0,4642857143</text:p>
          </table:table-cell>
          <table:table-cell office:value-type="float" office:value="0.714285714286" calcext:value-type="float">
            <text:p>0,714285714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PYDOCK_TOT_AP_T1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714285714286" calcext:value-type="float">
            <text:p>0,714285714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PYDOCK_TOT_AP_T2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571428571429" calcext:value-type="float">
            <text:p>0,571428571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PYDOCK_TOT_CP_TB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607142857143" calcext:value-type="float">
            <text:p>0,607142857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PYDOCK_TOT_zdock3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607142857143" calcext:value-type="float">
            <text:p>0,607142857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zdock3_AP_PISA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464285714286" calcext:value-type="float">
            <text:p>0,4642857143</text:p>
          </table:table-cell>
          <table:table-cell office:value-type="float" office:value="0.75" calcext:value-type="float">
            <text:p>0,7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zdock3_AP_T1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535714285714" calcext:value-type="float">
            <text:p>0,535714285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zdock3_AP_T2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535714285714" calcext:value-type="float">
            <text:p>0,535714285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zdock3_CP_TB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714285714286" calcext:value-type="float">
            <text:p>0,7142857143</text:p>
          </table:table-cell>
          <table:table-cell table:number-columns-repeated="33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/gpfs/scratch/bsc54/bsc54563/Analisys_MI_BM4_byRMSD_Zdock/</text:p>
          </table:table-cell>
          <table:table-cell table:number-columns-repeated="36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pdb.list.mediumbinder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=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30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combo_AP_calRWp_AP_PISA</text:p>
          </table:table-cell>
          <table:table-cell office:value-type="float" office:value="0.0975609756098" calcext:value-type="float">
            <text:p>0,0975609756</text:p>
          </table:table-cell>
          <table:table-cell office:value-type="float" office:value="0.341463414634" calcext:value-type="float">
            <text:p>0,3414634146</text:p>
          </table:table-cell>
          <table:table-cell office:value-type="float" office:value="0.487804878049" calcext:value-type="float">
            <text:p>0,487804878</text:p>
          </table:table-cell>
          <table:table-cell table:number-columns-repeated="2"/>
          <table:table-cell office:value-type="float" office:value="0.341463414634" calcext:value-type="float">
            <text:p>0,341463414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ombo_AP_calRWp_AP_T1</text:p>
          </table:table-cell>
          <table:table-cell office:value-type="float" office:value="0.121951219512" calcext:value-type="float">
            <text:p>0,1219512195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487804878049" calcext:value-type="float">
            <text:p>0,487804878</text:p>
          </table:table-cell>
          <table:table-cell table:number-columns-repeated="2"/>
          <table:table-cell office:value-type="float" office:value="0.219512195122" calcext:value-type="float">
            <text:p>0,21951219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ombo_AP_calRWp_AP_T2</text:p>
          </table:table-cell>
          <table:table-cell office:value-type="float" office:value="0" calcext:value-type="float">
            <text:p>0</text:p>
          </table:table-cell>
          <table:table-cell office:value-type="float" office:value="0.19512195122" calcext:value-type="float">
            <text:p>0,1951219512</text:p>
          </table:table-cell>
          <table:table-cell office:value-type="float" office:value="0.536585365854" calcext:value-type="float">
            <text:p>0,5365853659</text:p>
          </table:table-cell>
          <table:table-cell table:number-columns-repeated="2"/>
          <table:table-cell office:value-type="float" office:value="0.19512195122" calcext:value-type="float">
            <text:p>0,195121951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ombo_AP_calRWp_CP_TB</text:p>
          </table:table-cell>
          <table:table-cell office:value-type="float" office:value="0.0731707317073" calcext:value-type="float">
            <text:p>0,0731707317</text:p>
          </table:table-cell>
          <table:table-cell office:value-type="float" office:value="0.19512195122" calcext:value-type="float">
            <text:p>0,1951219512</text:p>
          </table:table-cell>
          <table:table-cell office:value-type="float" office:value="0.463414634146" calcext:value-type="float">
            <text:p>0,4634146341</text:p>
          </table:table-cell>
          <table:table-cell table:number-columns-repeated="2"/>
          <table:table-cell office:value-type="float" office:value="0.19512195122" calcext:value-type="float">
            <text:p>0,195121951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ombo_AP_calRWp_zdock3</text:p>
          </table:table-cell>
          <table:table-cell office:value-type="float" office:value="0" calcext:value-type="float">
            <text:p>0</text:p>
          </table:table-cell>
          <table:table-cell office:value-type="float" office:value="0.0975609756098" calcext:value-type="float">
            <text:p>0,0975609756</text:p>
          </table:table-cell>
          <table:table-cell office:value-type="float" office:value="0.463414634146" calcext:value-type="float">
            <text:p>0,4634146341</text:p>
          </table:table-cell>
          <table:table-cell table:number-columns-repeated="2"/>
          <table:table-cell office:value-type="float" office:value="0.0975609756098" calcext:value-type="float">
            <text:p>0,097560975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ombo_AP_PISA_AP_T1</text:p>
          </table:table-cell>
          <table:table-cell office:value-type="float" office:value="0.0731707317073" calcext:value-type="float">
            <text:p>0,0731707317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414634146341" calcext:value-type="float">
            <text:p>0,4146341463</text:p>
          </table:table-cell>
          <table:table-cell table:number-columns-repeated="2"/>
          <table:table-cell office:value-type="float" office:value="0.243902439024" calcext:value-type="float">
            <text:p>0,24390243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ombo_AP_PISA_AP_T2</text:p>
          </table:table-cell>
          <table:table-cell office:value-type="float" office:value="0.0731707317073" calcext:value-type="float">
            <text:p>0,0731707317</text:p>
          </table:table-cell>
          <table:table-cell office:value-type="float" office:value="0.19512195122" calcext:value-type="float">
            <text:p>0,1951219512</text:p>
          </table:table-cell>
          <table:table-cell office:value-type="float" office:value="0.439024390244" calcext:value-type="float">
            <text:p>0,4390243902</text:p>
          </table:table-cell>
          <table:table-cell table:number-columns-repeated="2"/>
          <table:table-cell office:value-type="float" office:value="0.19512195122" calcext:value-type="float">
            <text:p>0,195121951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ombo_AP_PISA_CP_TB</text:p>
          </table:table-cell>
          <table:table-cell office:value-type="float" office:value="0.170731707317" calcext:value-type="float">
            <text:p>0,1707317073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414634146341" calcext:value-type="float">
            <text:p>0,4146341463</text:p>
          </table:table-cell>
          <table:table-cell table:number-columns-repeated="2"/>
          <table:table-cell office:value-type="float" office:value="0.243902439024" calcext:value-type="float">
            <text:p>0,24390243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ombo_AP_T1_CP_TB</text:p>
          </table:table-cell>
          <table:table-cell office:value-type="float" office:value="0.0487804878049" calcext:value-type="float">
            <text:p>0,0487804878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463414634146" calcext:value-type="float">
            <text:p>0,4634146341</text:p>
          </table:table-cell>
          <table:table-cell table:number-columns-repeated="2"/>
          <table:table-cell office:value-type="float" office:value="0.243902439024" calcext:value-type="float">
            <text:p>0,24390243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ombo_AP_T2_AP_T1</text:p>
          </table:table-cell>
          <table:table-cell office:value-type="float" office:value="0" calcext:value-type="float">
            <text:p>0</text:p>
          </table:table-cell>
          <table:table-cell office:value-type="float" office:value="0.19512195122" calcext:value-type="float">
            <text:p>0,1951219512</text:p>
          </table:table-cell>
          <table:table-cell office:value-type="float" office:value="0.487804878049" calcext:value-type="float">
            <text:p>0,487804878</text:p>
          </table:table-cell>
          <table:table-cell table:number-columns-repeated="2"/>
          <table:table-cell office:value-type="float" office:value="0.19512195122" calcext:value-type="float">
            <text:p>0,195121951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ombo_AP_T2_CP_TB</text:p>
          </table:table-cell>
          <table:table-cell office:value-type="float" office:value="0.0731707317073" calcext:value-type="float">
            <text:p>0,0731707317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414634146341" calcext:value-type="float">
            <text:p>0,4146341463</text:p>
          </table:table-cell>
          <table:table-cell table:number-columns-repeated="2"/>
          <table:table-cell office:value-type="float" office:value="0.243902439024" calcext:value-type="float">
            <text:p>0,24390243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ombo_CP_BFKV_AP_calRWp</text:p>
          </table:table-cell>
          <table:table-cell office:value-type="float" office:value="0.0731707317073" calcext:value-type="float">
            <text:p>0,0731707317</text:p>
          </table:table-cell>
          <table:table-cell office:value-type="float" office:value="0.19512195122" calcext:value-type="float">
            <text:p>0,1951219512</text:p>
          </table:table-cell>
          <table:table-cell office:value-type="float" office:value="0.414634146341" calcext:value-type="float">
            <text:p>0,4146341463</text:p>
          </table:table-cell>
          <table:table-cell table:number-columns-repeated="2"/>
          <table:table-cell office:value-type="float" office:value="0.19512195122" calcext:value-type="float">
            <text:p>0,195121951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ombo_CP_BFKV_AP_PISA</text:p>
          </table:table-cell>
          <table:table-cell office:value-type="float" office:value="0.0975609756098" calcext:value-type="float">
            <text:p>0,0975609756</text:p>
          </table:table-cell>
          <table:table-cell office:value-type="float" office:value="0.268292682927" calcext:value-type="float">
            <text:p>0,2682926829</text:p>
          </table:table-cell>
          <table:table-cell office:value-type="float" office:value="0.439024390244" calcext:value-type="float">
            <text:p>0,4390243902</text:p>
          </table:table-cell>
          <table:table-cell table:number-columns-repeated="2"/>
          <table:table-cell office:value-type="float" office:value="0.268292682927" calcext:value-type="float">
            <text:p>0,268292682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ombo_CP_BFKV_AP_T1</text:p>
          </table:table-cell>
          <table:table-cell office:value-type="float" office:value="0.0731707317073" calcext:value-type="float">
            <text:p>0,0731707317</text:p>
          </table:table-cell>
          <table:table-cell office:value-type="float" office:value="0.146341463415" calcext:value-type="float">
            <text:p>0,1463414634</text:p>
          </table:table-cell>
          <table:table-cell office:value-type="float" office:value="0.341463414634" calcext:value-type="float">
            <text:p>0,3414634146</text:p>
          </table:table-cell>
          <table:table-cell table:number-columns-repeated="2"/>
          <table:table-cell office:value-type="float" office:value="0.146341463415" calcext:value-type="float">
            <text:p>0,146341463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ombo_CP_BFKV_AP_T2</text:p>
          </table:table-cell>
          <table:table-cell office:value-type="float" office:value="0.0731707317073" calcext:value-type="float">
            <text:p>0,0731707317</text:p>
          </table:table-cell>
          <table:table-cell office:value-type="float" office:value="0.0975609756098" calcext:value-type="float">
            <text:p>0,0975609756</text:p>
          </table:table-cell>
          <table:table-cell office:value-type="float" office:value="0.341463414634" calcext:value-type="float">
            <text:p>0,3414634146</text:p>
          </table:table-cell>
          <table:table-cell table:number-columns-repeated="2"/>
          <table:table-cell office:value-type="float" office:value="0.0975609756098" calcext:value-type="float">
            <text:p>0,0975609756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ombo_CP_BFKV_CP_TB</text:p>
          </table:table-cell>
          <table:table-cell office:value-type="float" office:value="0.0487804878049" calcext:value-type="float">
            <text:p>0,0487804878</text:p>
          </table:table-cell>
          <table:table-cell office:value-type="float" office:value="0.121951219512" calcext:value-type="float">
            <text:p>0,1219512195</text:p>
          </table:table-cell>
          <table:table-cell office:value-type="float" office:value="0.390243902439" calcext:value-type="float">
            <text:p>0,3902439024</text:p>
          </table:table-cell>
          <table:table-cell table:number-columns-repeated="2"/>
          <table:table-cell office:value-type="float" office:value="0.121951219512" calcext:value-type="float">
            <text:p>0,121951219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ombo_CP_BFKV_PYDOCK_TOT</text:p>
          </table:table-cell>
          <table:table-cell office:value-type="float" office:value="0.0975609756098" calcext:value-type="float">
            <text:p>0,0975609756</text:p>
          </table:table-cell>
          <table:table-cell office:value-type="float" office:value="0.170731707317" calcext:value-type="float">
            <text:p>0,1707317073</text:p>
          </table:table-cell>
          <table:table-cell office:value-type="float" office:value="0.341463414634" calcext:value-type="float">
            <text:p>0,3414634146</text:p>
          </table:table-cell>
          <table:table-cell table:number-columns-repeated="2"/>
          <table:table-cell office:value-type="float" office:value="0.170731707317" calcext:value-type="float">
            <text:p>0,170731707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ombo_CP_BFKV_zdock3</text:p>
          </table:table-cell>
          <table:table-cell office:value-type="float" office:value="0" calcext:value-type="float">
            <text:p>0</text:p>
          </table:table-cell>
          <table:table-cell office:value-type="float" office:value="0.170731707317" calcext:value-type="float">
            <text:p>0,1707317073</text:p>
          </table:table-cell>
          <table:table-cell office:value-type="float" office:value="0.317073170732" calcext:value-type="float">
            <text:p>0,3170731707</text:p>
          </table:table-cell>
          <table:table-cell table:number-columns-repeated="2"/>
          <table:table-cell office:value-type="float" office:value="0.170731707317" calcext:value-type="float">
            <text:p>0,170731707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ombo_PYDOCK_TOT_AP_calRWp</text:p>
          </table:table-cell>
          <table:table-cell office:value-type="float" office:value="0.121951219512" calcext:value-type="float">
            <text:p>0,1219512195</text:p>
          </table:table-cell>
          <table:table-cell office:value-type="float" office:value="0.292682926829" calcext:value-type="float">
            <text:p>0,2926829268</text:p>
          </table:table-cell>
          <table:table-cell office:value-type="float" office:value="0.512195121951" calcext:value-type="float">
            <text:p>0,512195122</text:p>
          </table:table-cell>
          <table:table-cell table:number-columns-repeated="2"/>
          <table:table-cell office:value-type="float" office:value="0.292682926829" calcext:value-type="float">
            <text:p>0,292682926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ombo_PYDOCK_TOT_AP_PISA</text:p>
          </table:table-cell>
          <table:table-cell office:value-type="float" office:value="0.121951219512" calcext:value-type="float">
            <text:p>0,1219512195</text:p>
          </table:table-cell>
          <table:table-cell office:value-type="float" office:value="0.317073170732" calcext:value-type="float">
            <text:p>0,3170731707</text:p>
          </table:table-cell>
          <table:table-cell office:value-type="float" office:value="0.512195121951" calcext:value-type="float">
            <text:p>0,512195122</text:p>
          </table:table-cell>
          <table:table-cell table:number-columns-repeated="2"/>
          <table:table-cell office:value-type="float" office:value="0.317073170732" calcext:value-type="float">
            <text:p>0,317073170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ombo_PYDOCK_TOT_AP_T1</text:p>
          </table:table-cell>
          <table:table-cell office:value-type="float" office:value="0.146341463415" calcext:value-type="float">
            <text:p>0,1463414634</text:p>
          </table:table-cell>
          <table:table-cell office:value-type="float" office:value="0.292682926829" calcext:value-type="float">
            <text:p>0,2926829268</text:p>
          </table:table-cell>
          <table:table-cell office:value-type="float" office:value="0.487804878049" calcext:value-type="float">
            <text:p>0,487804878</text:p>
          </table:table-cell>
          <table:table-cell table:number-columns-repeated="2"/>
          <table:table-cell office:value-type="float" office:value="0.292682926829" calcext:value-type="float">
            <text:p>0,292682926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ombo_PYDOCK_TOT_AP_T2</text:p>
          </table:table-cell>
          <table:table-cell office:value-type="float" office:value="0.121951219512" calcext:value-type="float">
            <text:p>0,1219512195</text:p>
          </table:table-cell>
          <table:table-cell office:value-type="float" office:value="0.268292682927" calcext:value-type="float">
            <text:p>0,2682926829</text:p>
          </table:table-cell>
          <table:table-cell office:value-type="float" office:value="0.439024390244" calcext:value-type="float">
            <text:p>0,4390243902</text:p>
          </table:table-cell>
          <table:table-cell table:number-columns-repeated="2"/>
          <table:table-cell office:value-type="float" office:value="0.268292682927" calcext:value-type="float">
            <text:p>0,268292682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ombo_PYDOCK_TOT_CP_TB</text:p>
          </table:table-cell>
          <table:table-cell office:value-type="float" office:value="0.19512195122" calcext:value-type="float">
            <text:p>0,1951219512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414634146341" calcext:value-type="float">
            <text:p>0,4146341463</text:p>
          </table:table-cell>
          <table:table-cell table:number-columns-repeated="2"/>
          <table:table-cell office:value-type="float" office:value="0.243902439024" calcext:value-type="float">
            <text:p>0,24390243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ombo_PYDOCK_TOT_zdock3</text:p>
          </table:table-cell>
          <table:table-cell office:value-type="float" office:value="0.0731707317073" calcext:value-type="float">
            <text:p>0,0731707317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414634146341" calcext:value-type="float">
            <text:p>0,4146341463</text:p>
          </table:table-cell>
          <table:table-cell table:number-columns-repeated="2"/>
          <table:table-cell office:value-type="float" office:value="0.243902439024" calcext:value-type="float">
            <text:p>0,24390243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ombo_zdock3_AP_PISA</text:p>
          </table:table-cell>
          <table:table-cell office:value-type="float" office:value="0.0487804878049" calcext:value-type="float">
            <text:p>0,0487804878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487804878049" calcext:value-type="float">
            <text:p>0,487804878</text:p>
          </table:table-cell>
          <table:table-cell table:number-columns-repeated="2"/>
          <table:table-cell office:value-type="float" office:value="0.219512195122" calcext:value-type="float">
            <text:p>0,219512195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ombo_zdock3_AP_T1</text:p>
          </table:table-cell>
          <table:table-cell office:value-type="float" office:value="0" calcext:value-type="float">
            <text:p>0</text:p>
          </table:table-cell>
          <table:table-cell office:value-type="float" office:value="0.19512195122" calcext:value-type="float">
            <text:p>0,1951219512</text:p>
          </table:table-cell>
          <table:table-cell office:value-type="float" office:value="0.512195121951" calcext:value-type="float">
            <text:p>0,512195122</text:p>
          </table:table-cell>
          <table:table-cell table:number-columns-repeated="2"/>
          <table:table-cell office:value-type="float" office:value="0.19512195122" calcext:value-type="float">
            <text:p>0,1951219512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ombo_zdock3_AP_T2</text:p>
          </table:table-cell>
          <table:table-cell office:value-type="float" office:value="0.0243902439024" calcext:value-type="float">
            <text:p>0,0243902439</text:p>
          </table:table-cell>
          <table:table-cell office:value-type="float" office:value="0.0487804878049" calcext:value-type="float">
            <text:p>0,0487804878</text:p>
          </table:table-cell>
          <table:table-cell office:value-type="float" office:value="0.463414634146" calcext:value-type="float">
            <text:p>0,4634146341</text:p>
          </table:table-cell>
          <table:table-cell table:number-columns-repeated="2"/>
          <table:table-cell office:value-type="float" office:value="0.0487804878049" calcext:value-type="float">
            <text:p>0,0487804878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combo_zdock3_CP_TB</text:p>
          </table:table-cell>
          <table:table-cell office:value-type="float" office:value="0.0487804878049" calcext:value-type="float">
            <text:p>0,0487804878</text:p>
          </table:table-cell>
          <table:table-cell office:value-type="float" office:value="0.170731707317" calcext:value-type="float">
            <text:p>0,1707317073</text:p>
          </table:table-cell>
          <table:table-cell office:value-type="float" office:value="0.487804878049" calcext:value-type="float">
            <text:p>0,487804878</text:p>
          </table:table-cell>
          <table:table-cell table:number-columns-repeated="2"/>
          <table:table-cell office:value-type="float" office:value="0.170731707317" calcext:value-type="float">
            <text:p>0,1707317073</text:p>
          </table:table-cell>
          <table:table-cell table:number-columns-repeated="30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/gpfs/scratch/bsc54/bsc54563/Analisys_MI_BM4_byRMSD_Zdock/</text:p>
          </table:table-cell>
          <table:table-cell table:number-columns-repeated="36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pdb.list.weakbinder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=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30"/>
        </table:table-row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combo_AP_calRWp_AP_PISA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office:value-type="float" office:value="0.45" calcext:value-type="float">
            <text:p>0,4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calRWp_AP_T1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calRWp_AP_T2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office:value-type="float" office:value="0.45" calcext:value-type="float">
            <text:p>0,4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calRWp_CP_TB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45" calcext:value-type="float">
            <text:p>0,4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calRWp_zdock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35" calcext:value-type="float">
            <text:p>0,3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PISA_AP_T1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float" office:value="0.45" calcext:value-type="float">
            <text:p>0,4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PISA_AP_T2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PISA_CP_TB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45" calcext:value-type="float">
            <text:p>0,4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T1_CP_TB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float" office:value="0.45" calcext:value-type="float">
            <text:p>0,4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T2_AP_T1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float" office:value="0.45" calcext:value-type="float">
            <text:p>0,4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AP_T2_CP_TB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45" calcext:value-type="float">
            <text:p>0,4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CP_BFKV_AP_calRWp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CP_BFKV_AP_PISA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CP_BFKV_AP_T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CP_BFKV_AP_T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CP_BFKV_CP_TB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CP_BFKV_PYDOCK_TOT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CP_BFKV_zdock3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PYDOCK_TOT_AP_calRWp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.45" calcext:value-type="float">
            <text:p>0,4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PYDOCK_TOT_AP_PISA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PYDOCK_TOT_AP_T1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office:value-type="float" office:value="0.45" calcext:value-type="float">
            <text:p>0,4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PYDOCK_TOT_AP_T2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float" office:value="0.45" calcext:value-type="float">
            <text:p>0,4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PYDOCK_TOT_CP_TB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35" calcext:value-type="float">
            <text:p>0,3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PYDOCK_TOT_zdock3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office:value-type="float" office:value="0.55" calcext:value-type="float">
            <text:p>0,5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zdock3_AP_PISA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zdock3_AP_T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45" calcext:value-type="float">
            <text:p>0,4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zdock3_AP_T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combo_zdock3_CP_TB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table:number-columns-repeated="33"/>
        </table:table-row>
      </table:table>
      <table:table table:name="sdock" table:style-name="ta1">
        <table:shapes>
          <draw:frame draw:z-index="0" draw:style-name="gr1" draw:text-style-name="P1" svg:width="15.999cm" svg:height="8.999cm" svg:x="72.795cm" svg:y="8.203cm">
            <draw:object draw:notify-on-update-of-ranges="sdock.X12:sdock.X17 sdock.Y11:sdock.Y11 sdock.Y12:sdock.Y17 sdock.Z11:sdock.Z11 sdock.Z12:sdock.Z17 sdock.AA11:sdock.AA11 sdock.AA12:sdock.AA17 sdock.AB11:sdock.AB11 sdock.AB12:sdock.AB17 sdock.AC11:sdock.AC11 sdock.AC12:sdock.AC1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5.999cm" svg:height="8.999cm" svg:x="91.077cm" svg:y="8.089cm">
            <draw:object draw:notify-on-update-of-ranges="sdock.AE12:sdock.AE17 sdock.AF11:sdock.AF11 sdock.AF12:sdock.AF17 sdock.AG11:sdock.AG11 sdock.AG12:sdock.AG17 sdock.AH11:sdock.AH11 sdock.AH12:sdock.AH17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15.999cm" svg:height="8.999cm" svg:x="108.389cm" svg:y="7.976cm">
            <draw:object draw:notify-on-update-of-ranges="sdock.AJ12:sdock.AJ17 sdock.AK11:sdock.AK11 sdock.AK12:sdock.AK17 sdock.AL11:sdock.AL11 sdock.AL12:sdock.AL17 sdock.AM11:sdock.AM11 sdock.AM12:sdock.AM17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4" table:default-cell-style-name="Default"/>
        <table:table-column table:style-name="co2" table:number-columns-repeated="4" table:default-cell-style-name="Default"/>
        <table:table-column table:style-name="co15" table:default-cell-style-name="Default"/>
        <table:table-column table:style-name="co2" table:number-columns-repeated="6" table:default-cell-style-name="Default"/>
        <table:table-column table:style-name="co16" table:default-cell-style-name="Default"/>
        <table:table-column table:style-name="co2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number-columns-repeated="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number-columns-repeated="6" table:default-cell-style-name="Default"/>
        <table:table-column table:style-name="co21" table:default-cell-style-name="Default"/>
        <table:table-column table:style-name="co2" table:number-columns-repeated="4" table:default-cell-style-name="Default"/>
        <table:table-column table:style-name="co2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db.list.flexibility.1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=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32"/>
        </table:table-row>
        <table:table-row table:style-name="ro1">
          <table:table-cell table:number-columns-repeated="6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table:number-columns-repeated="2"/>
          <table:table-cell office:value-type="string" calcext:value-type="string">
            <text:p>Stro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Weak</text:p>
          </table:table-cell>
          <table:table-cell table:number-columns-repeated="2"/>
          <table:table-cell office:value-type="string" calcext:value-type="string">
            <text:p>Top1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bo_AP_GOAP_DF_AP_MPS</text:p>
          </table:table-cell>
          <table:table-cell office:value-type="float" office:value="0.125" calcext:value-type="float">
            <text:p>0,125</text:p>
          </table:table-cell>
          <table:table-cell office:value-type="float" office:value="0.291666666667" calcext:value-type="float">
            <text:p>0,2916666667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combo_AP_GOAP_DF_AP_MPS</text:p>
          </table:table-cell>
          <table:table-cell office:value-type="float" office:value="0.291666666667" calcext:value-type="float">
            <text:p>0,2916666667</text:p>
          </table:table-cell>
          <table:table-cell office:value-type="float" office:value="0.196428571429" calcext:value-type="float">
            <text:p>0,1964285714</text:p>
          </table:table-cell>
          <table:table-cell office:value-type="float" office:value="0.135593220339" calcext:value-type="float">
            <text:p>0,1355932203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mbo_AP_GOAP_DF_AP_MPS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121951219512" calcext:value-type="float">
            <text:p>0,121951219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combo_AP_GOAP_DF_AP_MPS</text:p>
          </table:table-cell>
          <table:table-cell office:value-type="float" office:value="0.0852272727273" calcext:value-type="float">
            <text:p>0,0852272727</text:p>
          </table:table-cell>
          <table:table-cell office:value-type="float" office:value="0.170454545455" calcext:value-type="float">
            <text:p>0,1704545455</text:p>
          </table:table-cell>
          <table:table-cell office:value-type="float" office:value="0.4375" calcext:value-type="float">
            <text:p>0,4375</text:p>
          </table:table-cell>
          <table:table-cell/>
          <table:table-cell office:value-type="string" calcext:value-type="string">
            <text:p>AP_GOAP_DF_AP_MPS</text:p>
          </table:table-cell>
          <table:table-cell office:value-type="string" calcext:value-type="string">
            <text:p>combo_AP_GOAP_DF_AP_MPS</text:p>
          </table:table-cell>
          <table:table-cell office:value-type="float" office:value="0.291666666667" calcext:value-type="float">
            <text:p>0,2916666667</text:p>
          </table:table-cell>
          <table:table-cell office:value-type="float" office:value="0.196428571429" calcext:value-type="float">
            <text:p>0,1964285714</text:p>
          </table:table-cell>
          <table:table-cell office:value-type="float" office:value="0.135593220339" calcext:value-type="float">
            <text:p>0,1355932203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mbo_AP_GOAP_DF_AP_MPS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121951219512" calcext:value-type="float">
            <text:p>0,121951219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combo_AP_GOAP_DF_AP_MPS</text:p>
          </table:table-cell>
          <table:table-cell office:value-type="float" office:value="0.0852272727273" calcext:value-type="float">
            <text:p>0,0852272727</text:p>
          </table:table-cell>
          <table:table-cell office:value-type="float" office:value="0.170454545455" calcext:value-type="float">
            <text:p>0,1704545455</text:p>
          </table:table-cell>
          <table:table-cell office:value-type="float" office:value="0.4375" calcext:value-type="float">
            <text:p>0,4375</text:p>
          </table:table-cell>
        </table:table-row>
        <table:table-row table:style-name="ro1">
          <table:table-cell office:value-type="string" calcext:value-type="string">
            <text:p>combo_AP_GOAP_DF_CP_BFKV</text:p>
          </table:table-cell>
          <table:table-cell office:value-type="float" office:value="0.25" calcext:value-type="float">
            <text:p>0,25</text:p>
          </table:table-cell>
          <table:table-cell office:value-type="float" office:value="0.375" calcext:value-type="float">
            <text:p>0,375</text:p>
          </table:table-cell>
          <table:table-cell office:value-type="float" office:value="0.583333333333" calcext:value-type="float">
            <text:p>0,5833333333</text:p>
          </table:table-cell>
          <table:table-cell/>
          <table:table-cell office:value-type="string" calcext:value-type="string">
            <text:p>combo_CP_E3D_MIN_AP_MPS</text:p>
          </table:table-cell>
          <table:table-cell office:value-type="float" office:value="0.291666666667" calcext:value-type="float">
            <text:p>0,2916666667</text:p>
          </table:table-cell>
          <table:table-cell office:value-type="float" office:value="0.196428571429" calcext:value-type="float">
            <text:p>0,1964285714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192307692308" calcext:value-type="float">
            <text:p>0,192307692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mbo_CP_E3D_MIN_AP_MPS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146341463415" calcext:value-type="float">
            <text:p>0,1463414634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combo_CP_E3D_MIN_AP_MPS</text:p>
          </table:table-cell>
          <table:table-cell office:value-type="float" office:value="0.0795454545455" calcext:value-type="float">
            <text:p>0,0795454545</text:p>
          </table:table-cell>
          <table:table-cell office:value-type="float" office:value="0.193181818182" calcext:value-type="float">
            <text:p>0,1931818182</text:p>
          </table:table-cell>
          <table:table-cell office:value-type="float" office:value="0.482954545455" calcext:value-type="float">
            <text:p>0,4829545455</text:p>
          </table:table-cell>
          <table:table-cell/>
          <table:table-cell office:value-type="string" calcext:value-type="string">
            <text:p>CP_E3D_MIN_AP_MPS</text:p>
          </table:table-cell>
          <table:table-cell office:value-type="string" calcext:value-type="string">
            <text:p>combo_CP_E3D_MIN_AP_MPS</text:p>
          </table:table-cell>
          <table:table-cell office:value-type="float" office:value="0.291666666667" calcext:value-type="float">
            <text:p>0,2916666667</text:p>
          </table:table-cell>
          <table:table-cell office:value-type="float" office:value="0.196428571429" calcext:value-type="float">
            <text:p>0,1964285714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192307692308" calcext:value-type="float">
            <text:p>0,192307692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mbo_CP_E3D_MIN_AP_MPS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146341463415" calcext:value-type="float">
            <text:p>0,1463414634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combo_CP_E3D_MIN_AP_MPS</text:p>
          </table:table-cell>
          <table:table-cell office:value-type="float" office:value="0.0795454545455" calcext:value-type="float">
            <text:p>0,0795454545</text:p>
          </table:table-cell>
          <table:table-cell office:value-type="float" office:value="0.193181818182" calcext:value-type="float">
            <text:p>0,1931818182</text:p>
          </table:table-cell>
          <table:table-cell office:value-type="float" office:value="0.482954545455" calcext:value-type="float">
            <text:p>0,4829545455</text:p>
          </table:table-cell>
        </table:table-row>
        <table:table-row table:style-name="ro1">
          <table:table-cell office:value-type="string" calcext:value-type="string">
            <text:p>combo_AP_GOAP_DF_CP_E3D_MIN</text:p>
          </table:table-cell>
          <table:table-cell office:value-type="float" office:value="0.166666666667" calcext:value-type="float">
            <text:p>0,1666666667</text:p>
          </table:table-cell>
          <table:table-cell office:value-type="float" office:value="0.375" calcext:value-type="float">
            <text:p>0,375</text:p>
          </table:table-cell>
          <table:table-cell office:value-type="float" office:value="0.625" calcext:value-type="float">
            <text:p>0,625</text:p>
          </table:table-cell>
          <table:table-cell/>
          <table:table-cell office:value-type="string" calcext:value-type="string">
            <text:p>combo_AP_MPS_CP_BFKV</text:p>
          </table:table-cell>
          <table:table-cell office:value-type="float" office:value="0.25" calcext:value-type="float">
            <text:p>0,25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169491525424" calcext:value-type="float">
            <text:p>0,1694915254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mbo_AP_MPS_CP_BFKV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combo_AP_MPS_CP_BFKV</text:p>
          </table:table-cell>
          <table:table-cell office:value-type="float" office:value="0.0511363636364" calcext:value-type="float">
            <text:p>0,0511363636</text:p>
          </table:table-cell>
          <table:table-cell office:value-type="float" office:value="0.198863636364" calcext:value-type="float">
            <text:p>0,1988636364</text:p>
          </table:table-cell>
          <table:table-cell office:value-type="float" office:value="0.403409090909" calcext:value-type="float">
            <text:p>0,4034090909</text:p>
          </table:table-cell>
          <table:table-cell/>
          <table:table-cell office:value-type="string" calcext:value-type="string">
            <text:p>PYDOCK_AP_MPS</text:p>
          </table:table-cell>
          <table:table-cell office:value-type="string" calcext:value-type="string">
            <text:p>combo_PYDOCK_TOT_AP_MPS</text:p>
          </table:table-cell>
          <table:table-cell office:value-type="float" office:value="0.416666666667" calcext:value-type="float">
            <text:p>0,4166666667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203389830508" calcext:value-type="float">
            <text:p>0,2033898305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mbo_PYDOCK_TOT_AP_MPS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170731707317" calcext:value-type="float">
            <text:p>0,1707317073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combo_PYDOCK_TOT_AP_MPS</text:p>
          </table:table-cell>
          <table:table-cell office:value-type="float" office:value="0.119318181818" calcext:value-type="float">
            <text:p>0,1193181818</text:p>
          </table:table-cell>
          <table:table-cell office:value-type="float" office:value="0.210227272727" calcext:value-type="float">
            <text:p>0,2102272727</text:p>
          </table:table-cell>
          <table:table-cell office:value-type="float" office:value="0.386363636364" calcext:value-type="float">
            <text:p>0,3863636364</text:p>
          </table:table-cell>
        </table:table-row>
        <table:table-row table:style-name="ro1">
          <table:table-cell office:value-type="string" calcext:value-type="string">
            <text:p>combo_AP_GOAP_DF_CP_RMFCEN1</text:p>
          </table:table-cell>
          <table:table-cell office:value-type="float" office:value="0.125" calcext:value-type="float">
            <text:p>0,125</text:p>
          </table:table-cell>
          <table:table-cell office:value-type="float" office:value="0.291666666667" calcext:value-type="float">
            <text:p>0,2916666667</text:p>
          </table:table-cell>
          <table:table-cell office:value-type="float" office:value="0.625" calcext:value-type="float">
            <text:p>0,625</text:p>
          </table:table-cell>
          <table:table-cell/>
          <table:table-cell office:value-type="string" calcext:value-type="string">
            <text:p>combo_PYDOCK_TOT_AP_MPS</text:p>
          </table:table-cell>
          <table:table-cell office:value-type="float" office:value="0.416666666667" calcext:value-type="float">
            <text:p>0,4166666667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203389830508" calcext:value-type="float">
            <text:p>0,2033898305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mbo_PYDOCK_TOT_AP_MPS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170731707317" calcext:value-type="float">
            <text:p>0,1707317073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combo_PYDOCK_TOT_AP_MPS</text:p>
          </table:table-cell>
          <table:table-cell office:value-type="float" office:value="0.119318181818" calcext:value-type="float">
            <text:p>0,1193181818</text:p>
          </table:table-cell>
          <table:table-cell office:value-type="float" office:value="0.210227272727" calcext:value-type="float">
            <text:p>0,2102272727</text:p>
          </table:table-cell>
          <table:table-cell office:value-type="float" office:value="0.386363636364" calcext:value-type="float">
            <text:p>0,3863636364</text:p>
          </table:table-cell>
          <table:table-cell/>
          <table:table-cell office:value-type="string" calcext:value-type="string">
            <text:p>SDOCK_AP_MPS</text:p>
          </table:table-cell>
          <table:table-cell office:value-type="string" calcext:value-type="string">
            <text:p>combo_SDOCK_AP_MPS</text:p>
          </table:table-cell>
          <table:table-cell office:value-type="float" office:value="0.458333333333" calcext:value-type="float">
            <text:p>0,4583333333</text:p>
          </table:table-cell>
          <table:table-cell office:value-type="float" office:value="0.267857142857" calcext:value-type="float">
            <text:p>0,2678571429</text:p>
          </table:table-cell>
          <table:table-cell office:value-type="float" office:value="0.338983050847" calcext:value-type="float">
            <text:p>0,33898305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ombo_SDOCK_AP_MPS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19512195122" calcext:value-type="float">
            <text:p>0,1951219512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combo_SDOCK_AP_MPS</text:p>
          </table:table-cell>
          <table:table-cell office:value-type="float" office:value="0.147727272727" calcext:value-type="float">
            <text:p>0,1477272727</text:p>
          </table:table-cell>
          <table:table-cell office:value-type="float" office:value="0.267045454545" calcext:value-type="float">
            <text:p>0,2670454545</text:p>
          </table:table-cell>
          <table:table-cell office:value-type="float" office:value="0.482954545455" calcext:value-type="float">
            <text:p>0,4829545455</text:p>
          </table:table-cell>
        </table:table-row>
        <table:table-row table:style-name="ro1">
          <table:table-cell office:value-type="string" calcext:value-type="string">
            <text:p>combo_AP_GOAP_DF_CP_TB</text:p>
          </table:table-cell>
          <table:table-cell office:value-type="float" office:value="0.125" calcext:value-type="float">
            <text:p>0,125</text:p>
          </table:table-cell>
          <table:table-cell office:value-type="float" office:value="0.458333333333" calcext:value-type="float">
            <text:p>0,4583333333</text:p>
          </table:table-cell>
          <table:table-cell office:value-type="float" office:value="0.666666666667" calcext:value-type="float">
            <text:p>0,6666666667</text:p>
          </table:table-cell>
          <table:table-cell/>
          <table:table-cell office:value-type="string" calcext:value-type="string">
            <text:p>combo_CP_TB_CP_BFKV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232142857143" calcext:value-type="float">
            <text:p>0,2321428571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string" calcext:value-type="string">
            <text:p>combo_CP_TB_CP_BFKV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146341463415" calcext:value-type="float">
            <text:p>0,1463414634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combo_CP_TB_CP_BFKV</text:p>
          </table:table-cell>
          <table:table-cell office:value-type="float" office:value="0.0795454545455" calcext:value-type="float">
            <text:p>0,0795454545</text:p>
          </table:table-cell>
          <table:table-cell office:value-type="float" office:value="0.210227272727" calcext:value-type="float">
            <text:p>0,2102272727</text:p>
          </table:table-cell>
          <table:table-cell office:value-type="float" office:value="0.414772727273" calcext:value-type="float">
            <text:p>0,4147727273</text:p>
          </table:table-cell>
          <table:table-cell/>
          <table:table-cell office:value-type="string" calcext:value-type="string">
            <text:p>AP_MPS_CP_RMFCEN1</text:p>
          </table:table-cell>
          <table:table-cell office:value-type="string" calcext:value-type="string">
            <text:p>combo_AP_MPS_CP_RMFCEN1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0.254237288136" calcext:value-type="float">
            <text:p>0,2542372881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mbo_AP_MPS_CP_RMFCEN1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19512195122" calcext:value-type="float">
            <text:p>0,195121951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combo_AP_MPS_CP_RMFCEN1</text:p>
          </table:table-cell>
          <table:table-cell office:value-type="float" office:value="0.0795454545455" calcext:value-type="float">
            <text:p>0,0795454545</text:p>
          </table:table-cell>
          <table:table-cell office:value-type="float" office:value="0.210227272727" calcext:value-type="float">
            <text:p>0,2102272727</text:p>
          </table:table-cell>
          <table:table-cell office:value-type="float" office:value="0.528409090909" calcext:value-type="float">
            <text:p>0,5284090909</text:p>
          </table:table-cell>
        </table:table-row>
        <table:table-row table:style-name="ro1">
          <table:table-cell office:value-type="string" calcext:value-type="string">
            <text:p>combo_AP_MPS_CP_BFKV</text:p>
          </table:table-cell>
          <table:table-cell office:value-type="float" office:value="0.0833333333333" calcext:value-type="float">
            <text:p>0,0833333333</text:p>
          </table:table-cell>
          <table:table-cell office:value-type="float" office:value="0.25" calcext:value-type="float">
            <text:p>0,25</text:p>
          </table:table-cell>
          <table:table-cell office:value-type="float" office:value="0.416666666667" calcext:value-type="float">
            <text:p>0,4166666667</text:p>
          </table:table-cell>
          <table:table-cell/>
          <table:table-cell office:value-type="string" calcext:value-type="string">
            <text:p>combo_PYDOCK_TOT_CP_BFKV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196428571429" calcext:value-type="float">
            <text:p>0,1964285714</text:p>
          </table:table-cell>
          <table:table-cell office:value-type="float" office:value="0.237288135593" calcext:value-type="float">
            <text:p>0,2372881356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mbo_PYDOCK_TOT_CP_BFKV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19512195122" calcext:value-type="float">
            <text:p>0,1951219512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combo_PYDOCK_TOT_CP_BFKV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10227272727" calcext:value-type="float">
            <text:p>0,2102272727</text:p>
          </table:table-cell>
          <table:table-cell office:value-type="float" office:value="0.420454545455" calcext:value-type="float">
            <text:p>0,4204545455</text:p>
          </table:table-cell>
          <table:table-cell/>
          <table:table-cell office:value-type="string" calcext:value-type="string">
            <text:p>CP_E3D_MIN_CP_TB</text:p>
          </table:table-cell>
          <table:table-cell office:value-type="string" calcext:value-type="string">
            <text:p>combo_CP_E3D_MIN_CP_TB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254237288136" calcext:value-type="float">
            <text:p>0,2542372881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mbo_CP_E3D_MIN_CP_TB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combo_CP_E3D_MIN_CP_TB</text:p>
          </table:table-cell>
          <table:table-cell office:value-type="float" office:value="0.119318181818" calcext:value-type="float">
            <text:p>0,1193181818</text:p>
          </table:table-cell>
          <table:table-cell office:value-type="float" office:value="0.255681818182" calcext:value-type="float">
            <text:p>0,2556818182</text:p>
          </table:table-cell>
          <table:table-cell office:value-type="float" office:value="0.551136363636" calcext:value-type="float">
            <text:p>0,5511363636</text:p>
          </table:table-cell>
        </table:table-row>
        <table:table-row table:style-name="ro1">
          <table:table-cell office:value-type="string" calcext:value-type="string">
            <text:p>combo_AP_MPS_CP_RMFCEN1</text:p>
          </table:table-cell>
          <table:table-cell office:value-type="float" office:value="0.125" calcext:value-type="float">
            <text:p>0,125</text:p>
          </table:table-cell>
          <table:table-cell office:value-type="float" office:value="0.25" calcext:value-type="float">
            <text:p>0,25</text:p>
          </table:table-cell>
          <table:table-cell office:value-type="float" office:value="0.625" calcext:value-type="float">
            <text:p>0,625</text:p>
          </table:table-cell>
          <table:table-cell/>
          <table:table-cell office:value-type="string" calcext:value-type="string">
            <text:p>combo_AP_MPS_CP_RMFCEN1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0.254237288136" calcext:value-type="float">
            <text:p>0,2542372881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mbo_AP_MPS_CP_RMFCEN1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19512195122" calcext:value-type="float">
            <text:p>0,1951219512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combo_AP_MPS_CP_RMFCEN1</text:p>
          </table:table-cell>
          <table:table-cell office:value-type="float" office:value="0.0795454545455" calcext:value-type="float">
            <text:p>0,0795454545</text:p>
          </table:table-cell>
          <table:table-cell office:value-type="float" office:value="0.210227272727" calcext:value-type="float">
            <text:p>0,2102272727</text:p>
          </table:table-cell>
          <table:table-cell office:value-type="float" office:value="0.528409090909" calcext:value-type="float">
            <text:p>0,52840909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bo_AP_MPS_CP_TB</text:p>
          </table:table-cell>
          <table:table-cell office:value-type="float" office:value="0.208333333333" calcext:value-type="float">
            <text:p>0,2083333333</text:p>
          </table:table-cell>
          <table:table-cell office:value-type="float" office:value="0.375" calcext:value-type="float">
            <text:p>0,375</text:p>
          </table:table-cell>
          <table:table-cell office:value-type="float" office:value="0.541666666667" calcext:value-type="float">
            <text:p>0,5416666667</text:p>
          </table:table-cell>
          <table:table-cell/>
          <table:table-cell office:value-type="string" calcext:value-type="string">
            <text:p>combo_AP_GOAP_DF_CP_RMFCEN1</text:p>
          </table:table-cell>
          <table:table-cell office:value-type="float" office:value="0.291666666667" calcext:value-type="float">
            <text:p>0,2916666667</text:p>
          </table:table-cell>
          <table:table-cell office:value-type="float" office:value="0.303571428571" calcext:value-type="float">
            <text:p>0,3035714286</text:p>
          </table:table-cell>
          <table:table-cell office:value-type="float" office:value="0.237288135593" calcext:value-type="float">
            <text:p>0,2372881356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mbo_AP_GOAP_DF_CP_RMFCEN1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146341463415" calcext:value-type="float">
            <text:p>0,1463414634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combo_AP_GOAP_DF_CP_RMFCEN1</text:p>
          </table:table-cell>
          <table:table-cell office:value-type="float" office:value="0.107954545455" calcext:value-type="float">
            <text:p>0,1079545455</text:p>
          </table:table-cell>
          <table:table-cell office:value-type="float" office:value="0.215909090909" calcext:value-type="float">
            <text:p>0,2159090909</text:p>
          </table:table-cell>
          <table:table-cell office:value-type="float" office:value="0.471590909091" calcext:value-type="float">
            <text:p>0,471590909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bo_CP_E3D_MIN_AP_MPS</text:p>
          </table:table-cell>
          <table:table-cell office:value-type="float" office:value="0.0833333333333" calcext:value-type="float">
            <text:p>0,0833333333</text:p>
          </table:table-cell>
          <table:table-cell office:value-type="float" office:value="0.291666666667" calcext:value-type="float">
            <text:p>0,2916666667</text:p>
          </table:table-cell>
          <table:table-cell office:value-type="float" office:value="0.625" calcext:value-type="float">
            <text:p>0,625</text:p>
          </table:table-cell>
          <table:table-cell/>
          <table:table-cell office:value-type="string" calcext:value-type="string">
            <text:p>combo_AP_MPS_CP_TB</text:p>
          </table:table-cell>
          <table:table-cell office:value-type="float" office:value="0.375" calcext:value-type="float">
            <text:p>0,375</text:p>
          </table:table-cell>
          <table:table-cell office:value-type="float" office:value="0.267857142857" calcext:value-type="float">
            <text:p>0,2678571429</text:p>
          </table:table-cell>
          <table:table-cell office:value-type="float" office:value="0.203389830508" calcext:value-type="float">
            <text:p>0,2033898305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mbo_AP_MPS_CP_TB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combo_AP_MPS_CP_TB</text:p>
          </table:table-cell>
          <table:table-cell office:value-type="float" office:value="0.102272727273" calcext:value-type="float">
            <text:p>0,1022727273</text:p>
          </table:table-cell>
          <table:table-cell office:value-type="float" office:value="0.227272727273" calcext:value-type="float">
            <text:p>0,2272727273</text:p>
          </table:table-cell>
          <table:table-cell office:value-type="float" office:value="0.443181818182" calcext:value-type="float">
            <text:p>0,4431818182</text:p>
          </table:table-cell>
          <table:table-cell table:number-columns-repeated="3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table:number-columns-repeated="2"/>
          <table:table-cell office:value-type="string" calcext:value-type="string">
            <text:p>Stro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Weak</text:p>
          </table:table-cell>
          <table:table-cell table:number-columns-repeated="2"/>
          <table:table-cell office:value-type="string" calcext:value-type="string">
            <text:p>Top1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</table:table-row>
        <table:table-row table:style-name="ro1">
          <table:table-cell office:value-type="string" calcext:value-type="string">
            <text:p>combo_CP_E3D_MIN_CP_BFKV</text:p>
          </table:table-cell>
          <table:table-cell office:value-type="float" office:value="0.166666666667" calcext:value-type="float">
            <text:p>0,1666666667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666666666667" calcext:value-type="float">
            <text:p>0,6666666667</text:p>
          </table:table-cell>
          <table:table-cell/>
          <table:table-cell office:value-type="string" calcext:value-type="string">
            <text:p>combo_CP_E3D_MIN_CP_RMFCEN1</text:p>
          </table:table-cell>
          <table:table-cell office:value-type="float" office:value="0.375" calcext:value-type="float">
            <text:p>0,375</text:p>
          </table:table-cell>
          <table:table-cell office:value-type="float" office:value="0.25" calcext:value-type="float">
            <text:p>0,25</text:p>
          </table:table-cell>
          <table:table-cell office:value-type="float" office:value="0.28813559322" calcext:value-type="float">
            <text:p>0,2881355932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mbo_CP_E3D_MIN_CP_RMFCEN1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combo_CP_E3D_MIN_CP_RMFCEN1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27272727273" calcext:value-type="float">
            <text:p>0,2272727273</text:p>
          </table:table-cell>
          <table:table-cell office:value-type="float" office:value="0.471590909091" calcext:value-type="float">
            <text:p>0,4715909091</text:p>
          </table:table-cell>
          <table:table-cell table:number-columns-repeated="2"/>
          <table:table-cell office:value-type="string" calcext:value-type="string">
            <text:p>AP_GOAP_DF_AP_MPS</text:p>
          </table:table-cell>
          <table:table-cell table:formula="of:=100*[.Y3]" office:value-type="float" office:value="29.1666666667" calcext:value-type="float">
            <text:p>29,1666666667</text:p>
          </table:table-cell>
          <table:table-cell table:formula="of:=100*[.Z3]" office:value-type="float" office:value="19.6428571429" calcext:value-type="float">
            <text:p>19,6428571429</text:p>
          </table:table-cell>
          <table:table-cell table:formula="of:=100*[.AA3]" office:value-type="float" office:value="13.5593220339" calcext:value-type="float">
            <text:p>13,5593220339</text:p>
          </table:table-cell>
          <table:table-cell table:formula="of:=100*[.AB3]" office:value-type="float" office:value="15.3846153846" calcext:value-type="float">
            <text:p>15,3846153846</text:p>
          </table:table-cell>
          <table:table-cell table:formula="of:=100*[.AC3]" office:value-type="float" office:value="0" calcext:value-type="float">
            <text:p>0</text:p>
          </table:table-cell>
          <table:table-cell/>
          <table:table-cell office:value-type="string" calcext:value-type="string">
            <text:p>AP_GOAP_DF_AP_MPS</text:p>
          </table:table-cell>
          <table:table-cell table:formula="of:=100*[.AF3]" office:value-type="float" office:value="32.1428571429" calcext:value-type="float">
            <text:p>32,1428571429</text:p>
          </table:table-cell>
          <table:table-cell table:formula="of:=100*[.AG3]" office:value-type="float" office:value="12.1951219512" calcext:value-type="float">
            <text:p>12,1951219512</text:p>
          </table:table-cell>
          <table:table-cell table:formula="of:=100*[.AH3]" office:value-type="float" office:value="10" calcext:value-type="float">
            <text:p>10</text:p>
          </table:table-cell>
          <table:table-cell/>
          <table:table-cell office:value-type="string" calcext:value-type="string">
            <text:p>AP_GOAP_DF_AP_MPS</text:p>
          </table:table-cell>
          <table:table-cell table:formula="of:=100*[.AK3]" office:value-type="float" office:value="8.52272727273" calcext:value-type="float">
            <text:p>8,5227272727</text:p>
          </table:table-cell>
          <table:table-cell table:formula="of:=100*[.AL3]" office:value-type="float" office:value="17.0454545455" calcext:value-type="float">
            <text:p>17,0454545455</text:p>
          </table:table-cell>
          <table:table-cell table:formula="of:=100*[.AM3]" office:value-type="float" office:value="43.75" calcext:value-type="float">
            <text:p>43,75</text:p>
          </table:table-cell>
        </table:table-row>
        <table:table-row table:style-name="ro1">
          <table:table-cell office:value-type="string" calcext:value-type="string">
            <text:p>combo_CP_E3D_MIN_CP_RMFCEN1</text:p>
          </table:table-cell>
          <table:table-cell office:value-type="float" office:value="0.125" calcext:value-type="float">
            <text:p>0,125</text:p>
          </table:table-cell>
          <table:table-cell office:value-type="float" office:value="0.375" calcext:value-type="float">
            <text:p>0,375</text:p>
          </table:table-cell>
          <table:table-cell office:value-type="float" office:value="0.625" calcext:value-type="float">
            <text:p>0,625</text:p>
          </table:table-cell>
          <table:table-cell/>
          <table:table-cell office:value-type="string" calcext:value-type="string">
            <text:p>combo_SDOCK_CP_BFKV</text:p>
          </table:table-cell>
          <table:table-cell office:value-type="float" office:value="0.375" calcext:value-type="float">
            <text:p>0,375</text:p>
          </table:table-cell>
          <table:table-cell office:value-type="float" office:value="0.267857142857" calcext:value-type="float">
            <text:p>0,2678571429</text:p>
          </table:table-cell>
          <table:table-cell office:value-type="float" office:value="0.271186440678" calcext:value-type="float">
            <text:p>0,2711864407</text:p>
          </table:table-cell>
          <table:table-cell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string" calcext:value-type="string">
            <text:p>combo_SDOCK_CP_BFKV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146341463415" calcext:value-type="float">
            <text:p>0,1463414634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combo_SDOCK_CP_BFKV</text:p>
          </table:table-cell>
          <table:table-cell office:value-type="float" office:value="0.119318181818" calcext:value-type="float">
            <text:p>0,1193181818</text:p>
          </table:table-cell>
          <table:table-cell office:value-type="float" office:value="0.238636363636" calcext:value-type="float">
            <text:p>0,2386363636</text:p>
          </table:table-cell>
          <table:table-cell office:value-type="float" office:value="0.465909090909" calcext:value-type="float">
            <text:p>0,4659090909</text:p>
          </table:table-cell>
          <table:table-cell table:number-columns-repeated="2"/>
          <table:table-cell office:value-type="string" calcext:value-type="string">
            <text:p>CP_E3D_MIN_AP_MPS</text:p>
          </table:table-cell>
          <table:table-cell table:formula="of:=100*[.Y4]" office:value-type="float" office:value="29.1666666667" calcext:value-type="float">
            <text:p>29,1666666667</text:p>
          </table:table-cell>
          <table:table-cell table:formula="of:=100*[.Z4]" office:value-type="float" office:value="19.6428571429" calcext:value-type="float">
            <text:p>19,6428571429</text:p>
          </table:table-cell>
          <table:table-cell table:formula="of:=100*[.AA4]" office:value-type="float" office:value="18.6440677966" calcext:value-type="float">
            <text:p>18,6440677966</text:p>
          </table:table-cell>
          <table:table-cell table:formula="of:=100*[.AB4]" office:value-type="float" office:value="19.2307692308" calcext:value-type="float">
            <text:p>19,2307692308</text:p>
          </table:table-cell>
          <table:table-cell table:formula="of:=100*[.AC4]" office:value-type="float" office:value="0" calcext:value-type="float">
            <text:p>0</text:p>
          </table:table-cell>
          <table:table-cell/>
          <table:table-cell office:value-type="string" calcext:value-type="string">
            <text:p>CP_E3D_MIN_AP_MPS</text:p>
          </table:table-cell>
          <table:table-cell table:formula="of:=100*[.AF4]" office:value-type="float" office:value="39.2857142857" calcext:value-type="float">
            <text:p>39,2857142857</text:p>
          </table:table-cell>
          <table:table-cell table:formula="of:=100*[.AG4]" office:value-type="float" office:value="14.6341463415" calcext:value-type="float">
            <text:p>14,6341463415</text:p>
          </table:table-cell>
          <table:table-cell table:formula="of:=100*[.AH4]" office:value-type="float" office:value="5" calcext:value-type="float">
            <text:p>5</text:p>
          </table:table-cell>
          <table:table-cell/>
          <table:table-cell office:value-type="string" calcext:value-type="string">
            <text:p>CP_E3D_MIN_AP_MPS</text:p>
          </table:table-cell>
          <table:table-cell table:formula="of:=100*[.AK4]" office:value-type="float" office:value="7.95454545455" calcext:value-type="float">
            <text:p>7,9545454546</text:p>
          </table:table-cell>
          <table:table-cell table:formula="of:=100*[.AL4]" office:value-type="float" office:value="19.3181818182" calcext:value-type="float">
            <text:p>19,3181818182</text:p>
          </table:table-cell>
          <table:table-cell table:formula="of:=100*[.AM4]" office:value-type="float" office:value="48.2954545455" calcext:value-type="float">
            <text:p>48,2954545455</text:p>
          </table:table-cell>
        </table:table-row>
        <table:table-row table:style-name="ro1">
          <table:table-cell office:value-type="string" calcext:value-type="string">
            <text:p>combo_CP_E3D_MIN_CP_TB</text:p>
          </table:table-cell>
          <table:table-cell office:value-type="float" office:value="0.25" calcext:value-type="float">
            <text:p>0,25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708333333333" calcext:value-type="float">
            <text:p>0,7083333333</text:p>
          </table:table-cell>
          <table:table-cell/>
          <table:table-cell office:value-type="string" calcext:value-type="string">
            <text:p>combo_AP_GOAP_DF_CP_E3D_MIN</text:p>
          </table:table-cell>
          <table:table-cell office:value-type="float" office:value="0.375" calcext:value-type="float">
            <text:p>0,375</text:p>
          </table:table-cell>
          <table:table-cell office:value-type="float" office:value="0.303571428571" calcext:value-type="float">
            <text:p>0,3035714286</text:p>
          </table:table-cell>
          <table:table-cell office:value-type="float" office:value="0.271186440678" calcext:value-type="float">
            <text:p>0,2711864407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mbo_AP_GOAP_DF_CP_E3D_MIN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170731707317" calcext:value-type="float">
            <text:p>0,1707317073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combo_AP_GOAP_DF_CP_E3D_MIN</text:p>
          </table:table-cell>
          <table:table-cell office:value-type="float" office:value="0.113636363636" calcext:value-type="float">
            <text:p>0,1136363636</text:p>
          </table:table-cell>
          <table:table-cell office:value-type="float" office:value="0.244318181818" calcext:value-type="float">
            <text:p>0,2443181818</text:p>
          </table:table-cell>
          <table:table-cell office:value-type="float" office:value="0.465909090909" calcext:value-type="float">
            <text:p>0,4659090909</text:p>
          </table:table-cell>
          <table:table-cell table:number-columns-repeated="2"/>
          <table:table-cell office:value-type="string" calcext:value-type="string">
            <text:p>PYDOCK_AP_MPS</text:p>
          </table:table-cell>
          <table:table-cell table:formula="of:=100*[.Y5]" office:value-type="float" office:value="41.6666666667" calcext:value-type="float">
            <text:p>41,6666666667</text:p>
          </table:table-cell>
          <table:table-cell table:formula="of:=100*[.Z5]" office:value-type="float" office:value="17.8571428571" calcext:value-type="float">
            <text:p>17,8571428571</text:p>
          </table:table-cell>
          <table:table-cell table:formula="of:=100*[.AA5]" office:value-type="float" office:value="20.3389830508" calcext:value-type="float">
            <text:p>20,3389830508</text:p>
          </table:table-cell>
          <table:table-cell table:formula="of:=100*[.AB5]" office:value-type="float" office:value="15.3846153846" calcext:value-type="float">
            <text:p>15,3846153846</text:p>
          </table:table-cell>
          <table:table-cell table:formula="of:=100*[.AC5]" office:value-type="float" office:value="0" calcext:value-type="float">
            <text:p>0</text:p>
          </table:table-cell>
          <table:table-cell/>
          <table:table-cell office:value-type="string" calcext:value-type="string">
            <text:p>PYDOCK_AP_MPS</text:p>
          </table:table-cell>
          <table:table-cell table:formula="of:=100*[.AF5]" office:value-type="float" office:value="35.7142857143" calcext:value-type="float">
            <text:p>35,7142857143</text:p>
          </table:table-cell>
          <table:table-cell table:formula="of:=100*[.AG5]" office:value-type="float" office:value="17.0731707317" calcext:value-type="float">
            <text:p>17,0731707317</text:p>
          </table:table-cell>
          <table:table-cell table:formula="of:=100*[.AH5]" office:value-type="float" office:value="15" calcext:value-type="float">
            <text:p>15</text:p>
          </table:table-cell>
          <table:table-cell/>
          <table:table-cell office:value-type="string" calcext:value-type="string">
            <text:p>PYDOCK_AP_MPS</text:p>
          </table:table-cell>
          <table:table-cell table:formula="of:=100*[.AK5]" office:value-type="float" office:value="11.9318181818" calcext:value-type="float">
            <text:p>11,9318181818</text:p>
          </table:table-cell>
          <table:table-cell table:formula="of:=100*[.AL5]" office:value-type="float" office:value="21.0227272727" calcext:value-type="float">
            <text:p>21,0227272727</text:p>
          </table:table-cell>
          <table:table-cell table:formula="of:=100*[.AM5]" office:value-type="float" office:value="38.6363636364" calcext:value-type="float">
            <text:p>38,6363636364</text:p>
          </table:table-cell>
        </table:table-row>
        <table:table-row table:style-name="ro1">
          <table:table-cell office:value-type="string" calcext:value-type="string">
            <text:p>combo_CP_RMFCEN1_CP_BFKV</text:p>
          </table:table-cell>
          <table:table-cell office:value-type="float" office:value="0.208333333333" calcext:value-type="float">
            <text:p>0,2083333333</text:p>
          </table:table-cell>
          <table:table-cell office:value-type="float" office:value="0.375" calcext:value-type="float">
            <text:p>0,375</text:p>
          </table:table-cell>
          <table:table-cell office:value-type="float" office:value="0.583333333333" calcext:value-type="float">
            <text:p>0,5833333333</text:p>
          </table:table-cell>
          <table:table-cell/>
          <table:table-cell office:value-type="string" calcext:value-type="string">
            <text:p>combo_SDOCK_CP_RMFCEN1</text:p>
          </table:table-cell>
          <table:table-cell table:number-columns-repeated="2" office:value-type="float" office:value="0.375" calcext:value-type="float">
            <text:p>0,375</text:p>
          </table:table-cell>
          <table:table-cell office:value-type="float" office:value="0.237288135593" calcext:value-type="float">
            <text:p>0,2372881356</text:p>
          </table:table-cell>
          <table:table-cell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string" calcext:value-type="string">
            <text:p>combo_SDOCK_CP_RMFCEN1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146341463415" calcext:value-type="float">
            <text:p>0,1463414634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combo_SDOCK_CP_RMFCEN1</text:p>
          </table:table-cell>
          <table:table-cell office:value-type="float" office:value="0.119318181818" calcext:value-type="float">
            <text:p>0,1193181818</text:p>
          </table:table-cell>
          <table:table-cell office:value-type="float" office:value="0.25" calcext:value-type="float">
            <text:p>0,25</text:p>
          </table:table-cell>
          <table:table-cell office:value-type="float" office:value="0.505681818182" calcext:value-type="float">
            <text:p>0,5056818182</text:p>
          </table:table-cell>
          <table:table-cell table:number-columns-repeated="2"/>
          <table:table-cell office:value-type="string" calcext:value-type="string">
            <text:p>SDOCK_AP_MPS</text:p>
          </table:table-cell>
          <table:table-cell table:formula="of:=100*[.Y6]" office:value-type="float" office:value="45.8333333333" calcext:value-type="float">
            <text:p>45,8333333333</text:p>
          </table:table-cell>
          <table:table-cell table:formula="of:=100*[.Z6]" office:value-type="float" office:value="26.7857142857" calcext:value-type="float">
            <text:p>26,7857142857</text:p>
          </table:table-cell>
          <table:table-cell table:formula="of:=100*[.AA6]" office:value-type="float" office:value="33.8983050847" calcext:value-type="float">
            <text:p>33,8983050847</text:p>
          </table:table-cell>
          <table:table-cell table:formula="of:=100*[.AB6]" office:value-type="float" office:value="0" calcext:value-type="float">
            <text:p>0</text:p>
          </table:table-cell>
          <table:table-cell table:formula="of:=100*[.AC6]" office:value-type="float" office:value="0" calcext:value-type="float">
            <text:p>0</text:p>
          </table:table-cell>
          <table:table-cell/>
          <table:table-cell office:value-type="string" calcext:value-type="string">
            <text:p>SDOCK_AP_MPS</text:p>
          </table:table-cell>
          <table:table-cell table:formula="of:=100*[.AF6]" office:value-type="float" office:value="39.2857142857" calcext:value-type="float">
            <text:p>39,2857142857</text:p>
          </table:table-cell>
          <table:table-cell table:formula="of:=100*[.AG6]" office:value-type="float" office:value="19.512195122" calcext:value-type="float">
            <text:p>19,512195122</text:p>
          </table:table-cell>
          <table:table-cell table:formula="of:=100*[.AH6]" office:value-type="float" office:value="20" calcext:value-type="float">
            <text:p>20</text:p>
          </table:table-cell>
          <table:table-cell/>
          <table:table-cell office:value-type="string" calcext:value-type="string">
            <text:p>SDOCK_AP_MPS</text:p>
          </table:table-cell>
          <table:table-cell table:formula="of:=100*[.AK6]" office:value-type="float" office:value="14.7727272727" calcext:value-type="float">
            <text:p>14,7727272727</text:p>
          </table:table-cell>
          <table:table-cell table:formula="of:=100*[.AL6]" office:value-type="float" office:value="26.7045454545" calcext:value-type="float">
            <text:p>26,7045454545</text:p>
          </table:table-cell>
          <table:table-cell table:formula="of:=100*[.AM6]" office:value-type="float" office:value="48.2954545455" calcext:value-type="float">
            <text:p>48,2954545455</text:p>
          </table:table-cell>
        </table:table-row>
        <table:table-row table:style-name="ro1">
          <table:table-cell office:value-type="string" calcext:value-type="string">
            <text:p>combo_CP_TB_CP_BFKV</text:p>
          </table:table-cell>
          <table:table-cell office:value-type="float" office:value="0.208333333333" calcext:value-type="float">
            <text:p>0,2083333333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combo_CP_E3D_MIN_CP_BFKV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339285714286" calcext:value-type="float">
            <text:p>0,3392857143</text:p>
          </table:table-cell>
          <table:table-cell office:value-type="float" office:value="0.203389830508" calcext:value-type="float">
            <text:p>0,2033898305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string" calcext:value-type="string">
            <text:p>combo_CP_E3D_MIN_CP_BFKV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170731707317" calcext:value-type="float">
            <text:p>0,1707317073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combo_CP_E3D_MIN_CP_BFKV</text:p>
          </table:table-cell>
          <table:table-cell office:value-type="float" office:value="0.102272727273" calcext:value-type="float">
            <text:p>0,1022727273</text:p>
          </table:table-cell>
          <table:table-cell office:value-type="float" office:value="0.25" calcext:value-type="float">
            <text:p>0,25</text:p>
          </table:table-cell>
          <table:table-cell office:value-type="float" office:value="0.528409090909" calcext:value-type="float">
            <text:p>0,5284090909</text:p>
          </table:table-cell>
          <table:table-cell table:number-columns-repeated="2"/>
          <table:table-cell office:value-type="string" calcext:value-type="string">
            <text:p>AP_MPS_CP_RMFCEN1</text:p>
          </table:table-cell>
          <table:table-cell table:formula="of:=100*[.Y7]" office:value-type="float" office:value="25" calcext:value-type="float">
            <text:p>25</text:p>
          </table:table-cell>
          <table:table-cell table:formula="of:=100*[.Z7]" office:value-type="float" office:value="25" calcext:value-type="float">
            <text:p>25</text:p>
          </table:table-cell>
          <table:table-cell table:formula="of:=100*[.AA7]" office:value-type="float" office:value="25.4237288136" calcext:value-type="float">
            <text:p>25,4237288136</text:p>
          </table:table-cell>
          <table:table-cell table:formula="of:=100*[.AB7]" office:value-type="float" office:value="7.69230769231" calcext:value-type="float">
            <text:p>7,6923076923</text:p>
          </table:table-cell>
          <table:table-cell table:formula="of:=100*[.AC7]" office:value-type="float" office:value="0" calcext:value-type="float">
            <text:p>0</text:p>
          </table:table-cell>
          <table:table-cell/>
          <table:table-cell office:value-type="string" calcext:value-type="string">
            <text:p>AP_MPS_CP_RMFCEN1</text:p>
          </table:table-cell>
          <table:table-cell table:formula="of:=100*[.AF7]" office:value-type="float" office:value="39.2857142857" calcext:value-type="float">
            <text:p>39,2857142857</text:p>
          </table:table-cell>
          <table:table-cell table:formula="of:=100*[.AG7]" office:value-type="float" office:value="19.512195122" calcext:value-type="float">
            <text:p>19,512195122</text:p>
          </table:table-cell>
          <table:table-cell table:formula="of:=100*[.AH7]" office:value-type="float" office:value="10" calcext:value-type="float">
            <text:p>10</text:p>
          </table:table-cell>
          <table:table-cell/>
          <table:table-cell office:value-type="string" calcext:value-type="string">
            <text:p>AP_MPS_CP_RMFCEN1</text:p>
          </table:table-cell>
          <table:table-cell table:formula="of:=100*[.AK7]" office:value-type="float" office:value="7.95454545455" calcext:value-type="float">
            <text:p>7,9545454546</text:p>
          </table:table-cell>
          <table:table-cell table:formula="of:=100*[.AL7]" office:value-type="float" office:value="21.0227272727" calcext:value-type="float">
            <text:p>21,0227272727</text:p>
          </table:table-cell>
          <table:table-cell table:formula="of:=100*[.AM7]" office:value-type="float" office:value="52.8409090909" calcext:value-type="float">
            <text:p>52,8409090909</text:p>
          </table:table-cell>
        </table:table-row>
        <table:table-row table:style-name="ro1">
          <table:table-cell office:value-type="string" calcext:value-type="string">
            <text:p>combo_CP_TB_CP_RMFCEN1</text:p>
          </table:table-cell>
          <table:table-cell office:value-type="float" office:value="0.166666666667" calcext:value-type="float">
            <text:p>0,1666666667</text:p>
          </table:table-cell>
          <table:table-cell office:value-type="float" office:value="0.625" calcext:value-type="float">
            <text:p>0,625</text:p>
          </table:table-cell>
          <table:table-cell office:value-type="float" office:value="0.666666666667" calcext:value-type="float">
            <text:p>0,6666666667</text:p>
          </table:table-cell>
          <table:table-cell/>
          <table:table-cell office:value-type="string" calcext:value-type="string">
            <text:p>combo_CP_E3D_MIN_CP_TB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254237288136" calcext:value-type="float">
            <text:p>0,2542372881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mbo_CP_E3D_MIN_CP_TB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combo_CP_E3D_MIN_CP_TB</text:p>
          </table:table-cell>
          <table:table-cell office:value-type="float" office:value="0.119318181818" calcext:value-type="float">
            <text:p>0,1193181818</text:p>
          </table:table-cell>
          <table:table-cell office:value-type="float" office:value="0.255681818182" calcext:value-type="float">
            <text:p>0,2556818182</text:p>
          </table:table-cell>
          <table:table-cell office:value-type="float" office:value="0.551136363636" calcext:value-type="float">
            <text:p>0,5511363636</text:p>
          </table:table-cell>
          <table:table-cell table:number-columns-repeated="2"/>
          <table:table-cell office:value-type="string" calcext:value-type="string">
            <text:p>CP_E3D_MIN_CP_TB</text:p>
          </table:table-cell>
          <table:table-cell table:formula="of:=100*[.Y8]" office:value-type="float" office:value="33.3333333333" calcext:value-type="float">
            <text:p>33,3333333333</text:p>
          </table:table-cell>
          <table:table-cell table:formula="of:=100*[.Z8]" office:value-type="float" office:value="35.7142857143" calcext:value-type="float">
            <text:p>35,7142857143</text:p>
          </table:table-cell>
          <table:table-cell table:formula="of:=100*[.AA8]" office:value-type="float" office:value="25.4237288136" calcext:value-type="float">
            <text:p>25,4237288136</text:p>
          </table:table-cell>
          <table:table-cell table:formula="of:=100*[.AB8]" office:value-type="float" office:value="11.5384615385" calcext:value-type="float">
            <text:p>11,5384615385</text:p>
          </table:table-cell>
          <table:table-cell table:formula="of:=100*[.AC8]" office:value-type="float" office:value="0" calcext:value-type="float">
            <text:p>0</text:p>
          </table:table-cell>
          <table:table-cell/>
          <table:table-cell office:value-type="string" calcext:value-type="string">
            <text:p>CP_E3D_MIN_CP_TB</text:p>
          </table:table-cell>
          <table:table-cell table:formula="of:=100*[.AF8]" office:value-type="float" office:value="35.7142857143" calcext:value-type="float">
            <text:p>35,7142857143</text:p>
          </table:table-cell>
          <table:table-cell table:formula="of:=100*[.AG8]" office:value-type="float" office:value="21.9512195122" calcext:value-type="float">
            <text:p>21,9512195122</text:p>
          </table:table-cell>
          <table:table-cell table:formula="of:=100*[.AH8]" office:value-type="float" office:value="15" calcext:value-type="float">
            <text:p>15</text:p>
          </table:table-cell>
          <table:table-cell/>
          <table:table-cell office:value-type="string" calcext:value-type="string">
            <text:p>CP_E3D_MIN_CP_TB</text:p>
          </table:table-cell>
          <table:table-cell table:formula="of:=100*[.AK8]" office:value-type="float" office:value="11.9318181818" calcext:value-type="float">
            <text:p>11,9318181818</text:p>
          </table:table-cell>
          <table:table-cell table:formula="of:=100*[.AL8]" office:value-type="float" office:value="25.5681818182" calcext:value-type="float">
            <text:p>25,5681818182</text:p>
          </table:table-cell>
          <table:table-cell table:formula="of:=100*[.AM8]" office:value-type="float" office:value="55.1136363636" calcext:value-type="float">
            <text:p>55,1136363636</text:p>
          </table:table-cell>
        </table:table-row>
        <table:table-row table:style-name="ro1">
          <table:table-cell office:value-type="string" calcext:value-type="string">
            <text:p>combo_PYDOCK_TOT_AP_GOAP_DF</text:p>
          </table:table-cell>
          <table:table-cell office:value-type="float" office:value="0.291666666667" calcext:value-type="float">
            <text:p>0,2916666667</text:p>
          </table:table-cell>
          <table:table-cell office:value-type="float" office:value="0.458333333333" calcext:value-type="float">
            <text:p>0,4583333333</text:p>
          </table:table-cell>
          <table:table-cell office:value-type="float" office:value="0.625" calcext:value-type="float">
            <text:p>0,625</text:p>
          </table:table-cell>
          <table:table-cell/>
          <table:table-cell office:value-type="string" calcext:value-type="string">
            <text:p>combo_PYDOCK_TOT_CP_TB</text:p>
          </table:table-cell>
          <table:table-cell office:value-type="float" office:value="0.5" calcext:value-type="float">
            <text:p>0,5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169491525424" calcext:value-type="float">
            <text:p>0,1694915254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string" calcext:value-type="string">
            <text:p>combo_PYDOCK_TOT_CP_TB</text:p>
          </table:table-cell>
          <table:table-cell office:value-type="float" office:value="0.464285714286" calcext:value-type="float">
            <text:p>0,4642857143</text:p>
          </table:table-cell>
          <table:table-cell office:value-type="float" office:value="0.341463414634" calcext:value-type="float">
            <text:p>0,3414634146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combo_PYDOCK_TOT_CP_TB</text:p>
          </table:table-cell>
          <table:table-cell office:value-type="float" office:value="0.107954545455" calcext:value-type="float">
            <text:p>0,1079545455</text:p>
          </table:table-cell>
          <table:table-cell office:value-type="float" office:value="0.261363636364" calcext:value-type="float">
            <text:p>0,2613636364</text:p>
          </table:table-cell>
          <table:table-cell office:value-type="float" office:value="0.426136363636" calcext:value-type="float">
            <text:p>0,426136363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bo_PYDOCK_TOT_AP_MPS</text:p>
          </table:table-cell>
          <table:table-cell office:value-type="float" office:value="0.208333333333" calcext:value-type="float">
            <text:p>0,2083333333</text:p>
          </table:table-cell>
          <table:table-cell table:number-columns-repeated="2" office:value-type="float" office:value="0.416666666667" calcext:value-type="float">
            <text:p>0,4166666667</text:p>
          </table:table-cell>
          <table:table-cell/>
          <table:table-cell office:value-type="string" calcext:value-type="string">
            <text:p>combo_AP_GOAP_DF_CP_BFKV</text:p>
          </table:table-cell>
          <table:table-cell office:value-type="float" office:value="0.375" calcext:value-type="float">
            <text:p>0,375</text:p>
          </table:table-cell>
          <table:table-cell office:value-type="float" office:value="0.339285714286" calcext:value-type="float">
            <text:p>0,3392857143</text:p>
          </table:table-cell>
          <table:table-cell office:value-type="float" office:value="0.220338983051" calcext:value-type="float">
            <text:p>0,2203389831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string" calcext:value-type="string">
            <text:p>combo_AP_GOAP_DF_CP_BFKV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170731707317" calcext:value-type="float">
            <text:p>0,1707317073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combo_AP_GOAP_DF_CP_BFKV</text:p>
          </table:table-cell>
          <table:table-cell office:value-type="float" office:value="0.119318181818" calcext:value-type="float">
            <text:p>0,1193181818</text:p>
          </table:table-cell>
          <table:table-cell office:value-type="float" office:value="0.261363636364" calcext:value-type="float">
            <text:p>0,2613636364</text:p>
          </table:table-cell>
          <table:table-cell office:value-type="float" office:value="0.454545454545" calcext:value-type="float">
            <text:p>0,454545454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bo_PYDOCK_TOT_CP_BFKV</text:p>
          </table:table-cell>
          <table:table-cell office:value-type="float" office:value="0.125" calcext:value-type="float">
            <text:p>0,125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541666666667" calcext:value-type="float">
            <text:p>0,5416666667</text:p>
          </table:table-cell>
          <table:table-cell/>
          <table:table-cell office:value-type="string" calcext:value-type="string">
            <text:p>combo_SDOCK_AP_MPS</text:p>
          </table:table-cell>
          <table:table-cell office:value-type="float" office:value="0.458333333333" calcext:value-type="float">
            <text:p>0,4583333333</text:p>
          </table:table-cell>
          <table:table-cell office:value-type="float" office:value="0.267857142857" calcext:value-type="float">
            <text:p>0,2678571429</text:p>
          </table:table-cell>
          <table:table-cell office:value-type="float" office:value="0.338983050847" calcext:value-type="float">
            <text:p>0,33898305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ombo_SDOCK_AP_MPS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19512195122" calcext:value-type="float">
            <text:p>0,1951219512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combo_SDOCK_AP_MPS</text:p>
          </table:table-cell>
          <table:table-cell office:value-type="float" office:value="0.147727272727" calcext:value-type="float">
            <text:p>0,1477272727</text:p>
          </table:table-cell>
          <table:table-cell office:value-type="float" office:value="0.267045454545" calcext:value-type="float">
            <text:p>0,2670454545</text:p>
          </table:table-cell>
          <table:table-cell office:value-type="float" office:value="0.482954545455" calcext:value-type="float">
            <text:p>0,482954545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bo_PYDOCK_TOT_CP_E3D_MIN</text:p>
          </table:table-cell>
          <table:table-cell office:value-type="float" office:value="0.25" calcext:value-type="float">
            <text:p>0,25</text:p>
          </table:table-cell>
          <table:table-cell office:value-type="float" office:value="0.458333333333" calcext:value-type="float">
            <text:p>0,4583333333</text:p>
          </table:table-cell>
          <table:table-cell office:value-type="float" office:value="0.666666666667" calcext:value-type="float">
            <text:p>0,6666666667</text:p>
          </table:table-cell>
          <table:table-cell/>
          <table:table-cell office:value-type="string" calcext:value-type="string">
            <text:p>combo_PYDOCK_TOT_CP_E3D_MIN</text:p>
          </table:table-cell>
          <table:table-cell office:value-type="float" office:value="0.458333333333" calcext:value-type="float">
            <text:p>0,4583333333</text:p>
          </table:table-cell>
          <table:table-cell office:value-type="float" office:value="0.339285714286" calcext:value-type="float">
            <text:p>0,3392857143</text:p>
          </table:table-cell>
          <table:table-cell office:value-type="float" office:value="0.254237288136" calcext:value-type="float">
            <text:p>0,2542372881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mbo_PYDOCK_TOT_CP_E3D_MIN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268292682927" calcext:value-type="float">
            <text:p>0,2682926829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combo_PYDOCK_TOT_CP_E3D_MIN</text:p>
          </table:table-cell>
          <table:table-cell office:value-type="float" office:value="0.125" calcext:value-type="float">
            <text:p>0,125</text:p>
          </table:table-cell>
          <table:table-cell office:value-type="float" office:value="0.267045454545" calcext:value-type="float">
            <text:p>0,2670454545</text:p>
          </table:table-cell>
          <table:table-cell office:value-type="float" office:value="0.505681818182" calcext:value-type="float">
            <text:p>0,505681818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bo_PYDOCK_TOT_CP_RMFCEN1</text:p>
          </table:table-cell>
          <table:table-cell table:number-columns-repeated="2" office:value-type="float" office:value="0.375" calcext:value-type="float">
            <text:p>0,375</text:p>
          </table:table-cell>
          <table:table-cell office:value-type="float" office:value="0.708333333333" calcext:value-type="float">
            <text:p>0,7083333333</text:p>
          </table:table-cell>
          <table:table-cell/>
          <table:table-cell office:value-type="string" calcext:value-type="string">
            <text:p>combo_AP_GOAP_DF_CP_TB</text:p>
          </table:table-cell>
          <table:table-cell office:value-type="float" office:value="0.458333333333" calcext:value-type="float">
            <text:p>0,4583333333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220338983051" calcext:value-type="float">
            <text:p>0,2203389831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mbo_AP_GOAP_DF_CP_TB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combo_AP_GOAP_DF_CP_TB</text:p>
          </table:table-cell>
          <table:table-cell office:value-type="float" office:value="0.102272727273" calcext:value-type="float">
            <text:p>0,1022727273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11363636364" calcext:value-type="float">
            <text:p>0,511363636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bo_PYDOCK_TOT_CP_TB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0.625" calcext:value-type="float">
            <text:p>0,625</text:p>
          </table:table-cell>
          <table:table-cell/>
          <table:table-cell office:value-type="string" calcext:value-type="string">
            <text:p>combo_CP_RMFCEN1_CP_BFKV</text:p>
          </table:table-cell>
          <table:table-cell table:number-columns-repeated="2" office:value-type="float" office:value="0.375" calcext:value-type="float">
            <text:p>0,375</text:p>
          </table:table-cell>
          <table:table-cell office:value-type="float" office:value="0.254237288136" calcext:value-type="float">
            <text:p>0,2542372881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string" calcext:value-type="string">
            <text:p>combo_CP_RMFCEN1_CP_BFKV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170731707317" calcext:value-type="float">
            <text:p>0,1707317073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combo_CP_RMFCEN1_CP_BFKV</text:p>
          </table:table-cell>
          <table:table-cell office:value-type="float" office:value="0.125" calcext:value-type="float">
            <text:p>0,125</text:p>
          </table:table-cell>
          <table:table-cell office:value-type="float" office:value="0.278409090909" calcext:value-type="float">
            <text:p>0,2784090909</text:p>
          </table:table-cell>
          <table:table-cell office:value-type="float" office:value="0.477272727273" calcext:value-type="float">
            <text:p>0,477272727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bo_PYDOCK_TOT_SDOCK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458333333333" calcext:value-type="float">
            <text:p>0,4583333333</text:p>
          </table:table-cell>
          <table:table-cell office:value-type="float" office:value="0.583333333333" calcext:value-type="float">
            <text:p>0,5833333333</text:p>
          </table:table-cell>
          <table:table-cell/>
          <table:table-cell office:value-type="string" calcext:value-type="string">
            <text:p>combo_PYDOCK_TOT_CP_RMFCEN1</text:p>
          </table:table-cell>
          <table:table-cell table:number-columns-repeated="2" office:value-type="float" office:value="0.375" calcext:value-type="float">
            <text:p>0,375</text:p>
          </table:table-cell>
          <table:table-cell office:value-type="float" office:value="0.28813559322" calcext:value-type="float">
            <text:p>0,2881355932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mbo_PYDOCK_TOT_CP_RMFCEN1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combo_PYDOCK_TOT_CP_RMFCEN1</text:p>
          </table:table-cell>
          <table:table-cell office:value-type="float" office:value="0.147727272727" calcext:value-type="float">
            <text:p>0,1477272727</text:p>
          </table:table-cell>
          <table:table-cell office:value-type="float" office:value="0.278409090909" calcext:value-type="float">
            <text:p>0,2784090909</text:p>
          </table:table-cell>
          <table:table-cell office:value-type="float" office:value="0.511363636364" calcext:value-type="float">
            <text:p>0,511363636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bo_SDOCK_AP_GOAP_DF</text:p>
          </table:table-cell>
          <table:table-cell office:value-type="float" office:value="0.291666666667" calcext:value-type="float">
            <text:p>0,2916666667</text:p>
          </table:table-cell>
          <table:table-cell office:value-type="float" office:value="0.416666666667" calcext:value-type="float">
            <text:p>0,4166666667</text:p>
          </table:table-cell>
          <table:table-cell office:value-type="float" office:value="0.583333333333" calcext:value-type="float">
            <text:p>0,5833333333</text:p>
          </table:table-cell>
          <table:table-cell/>
          <table:table-cell office:value-type="string" calcext:value-type="string">
            <text:p>combo_PYDOCK_TOT_AP_GOAP_DF</text:p>
          </table:table-cell>
          <table:table-cell office:value-type="float" office:value="0.458333333333" calcext:value-type="float">
            <text:p>0,4583333333</text:p>
          </table:table-cell>
          <table:table-cell office:value-type="float" office:value="0.375" calcext:value-type="float">
            <text:p>0,375</text:p>
          </table:table-cell>
          <table:table-cell office:value-type="float" office:value="0.271186440678" calcext:value-type="float">
            <text:p>0,2711864407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mbo_PYDOCK_TOT_AP_GOAP_DF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combo_PYDOCK_TOT_AP_GOAP_DF</text:p>
          </table:table-cell>
          <table:table-cell office:value-type="float" office:value="0.153409090909" calcext:value-type="float">
            <text:p>0,1534090909</text:p>
          </table:table-cell>
          <table:table-cell office:value-type="float" office:value="0.284090909091" calcext:value-type="float">
            <text:p>0,2840909091</text:p>
          </table:table-cell>
          <table:table-cell office:value-type="float" office:value="0.454545454545" calcext:value-type="float">
            <text:p>0,454545454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bo_SDOCK_AP_MPS</text:p>
          </table:table-cell>
          <table:table-cell office:value-type="float" office:value="0.375" calcext:value-type="float">
            <text:p>0,375</text:p>
          </table:table-cell>
          <table:table-cell office:value-type="float" office:value="0.458333333333" calcext:value-type="float">
            <text:p>0,4583333333</text:p>
          </table:table-cell>
          <table:table-cell office:value-type="float" office:value="0.541666666667" calcext:value-type="float">
            <text:p>0,5416666667</text:p>
          </table:table-cell>
          <table:table-cell/>
          <table:table-cell office:value-type="string" calcext:value-type="string">
            <text:p>combo_PYDOCK_TOT_SDOCK</text:p>
          </table:table-cell>
          <table:table-cell office:value-type="float" office:value="0.458333333333" calcext:value-type="float">
            <text:p>0,4583333333</text:p>
          </table:table-cell>
          <table:table-cell office:value-type="float" office:value="0.303571428571" calcext:value-type="float">
            <text:p>0,3035714286</text:p>
          </table:table-cell>
          <table:table-cell office:value-type="float" office:value="0.338983050847" calcext:value-type="float">
            <text:p>0,3389830508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mbo_PYDOCK_TOT_SDOCK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292682926829" calcext:value-type="float">
            <text:p>0,2926829268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combo_PYDOCK_TOT_SDOCK</text:p>
          </table:table-cell>
          <table:table-cell office:value-type="float" office:value="0.142045454545" calcext:value-type="float">
            <text:p>0,1420454545</text:p>
          </table:table-cell>
          <table:table-cell office:value-type="float" office:value="0.284090909091" calcext:value-type="float">
            <text:p>0,2840909091</text:p>
          </table:table-cell>
          <table:table-cell office:value-type="float" office:value="0.477272727273" calcext:value-type="float">
            <text:p>0,477272727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bo_SDOCK_CP_BFKV</text:p>
          </table:table-cell>
          <table:table-cell office:value-type="float" office:value="0.25" calcext:value-type="float">
            <text:p>0,25</text:p>
          </table:table-cell>
          <table:table-cell office:value-type="float" office:value="0.375" calcext:value-type="float">
            <text:p>0,375</text:p>
          </table:table-cell>
          <table:table-cell office:value-type="float" office:value="0.541666666667" calcext:value-type="float">
            <text:p>0,5416666667</text:p>
          </table:table-cell>
          <table:table-cell/>
          <table:table-cell office:value-type="string" calcext:value-type="string">
            <text:p>combo_SDOCK_AP_GOAP_DF</text:p>
          </table:table-cell>
          <table:table-cell office:value-type="float" office:value="0.416666666667" calcext:value-type="float">
            <text:p>0,4166666667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305084745763" calcext:value-type="float">
            <text:p>0,3050847458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mbo_SDOCK_AP_GOAP_DF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19512195122" calcext:value-type="float">
            <text:p>0,1951219512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combo_SDOCK_AP_GOAP_DF</text:p>
          </table:table-cell>
          <table:table-cell office:value-type="float" office:value="0.153409090909" calcext:value-type="float">
            <text:p>0,1534090909</text:p>
          </table:table-cell>
          <table:table-cell office:value-type="float" office:value="0.284090909091" calcext:value-type="float">
            <text:p>0,2840909091</text:p>
          </table:table-cell>
          <table:table-cell office:value-type="float" office:value="0.494318181818" calcext:value-type="float">
            <text:p>0,494318181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bo_SDOCK_CP_E3D_MIN</text:p>
          </table:table-cell>
          <table:table-cell office:value-type="float" office:value="0.208333333333" calcext:value-type="float">
            <text:p>0,2083333333</text:p>
          </table:table-cell>
          <table:table-cell office:value-type="float" office:value="0.458333333333" calcext:value-type="float">
            <text:p>0,4583333333</text:p>
          </table:table-cell>
          <table:table-cell office:value-type="float" office:value="0.625" calcext:value-type="float">
            <text:p>0,625</text:p>
          </table:table-cell>
          <table:table-cell/>
          <table:table-cell office:value-type="string" calcext:value-type="string">
            <text:p>combo_SDOCK_CP_TB</text:p>
          </table:table-cell>
          <table:table-cell office:value-type="float" office:value="0.458333333333" calcext:value-type="float">
            <text:p>0,4583333333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322033898305" calcext:value-type="float">
            <text:p>0,32203389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ombo_SDOCK_CP_TB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170731707317" calcext:value-type="float">
            <text:p>0,1707317073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combo_SDOCK_CP_TB</text:p>
          </table:table-cell>
          <table:table-cell office:value-type="float" office:value="0.125" calcext:value-type="float">
            <text:p>0,125</text:p>
          </table:table-cell>
          <table:table-cell office:value-type="float" office:value="0.284090909091" calcext:value-type="float">
            <text:p>0,2840909091</text:p>
          </table:table-cell>
          <table:table-cell office:value-type="float" office:value="0.505681818182" calcext:value-type="float">
            <text:p>0,505681818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bo_SDOCK_CP_RMFCEN1</text:p>
          </table:table-cell>
          <table:table-cell office:value-type="float" office:value="0.208333333333" calcext:value-type="float">
            <text:p>0,2083333333</text:p>
          </table:table-cell>
          <table:table-cell office:value-type="float" office:value="0.375" calcext:value-type="float">
            <text:p>0,375</text:p>
          </table:table-cell>
          <table:table-cell office:value-type="float" office:value="0.625" calcext:value-type="float">
            <text:p>0,625</text:p>
          </table:table-cell>
          <table:table-cell/>
          <table:table-cell office:value-type="string" calcext:value-type="string">
            <text:p>combo_SDOCK_CP_E3D_MIN</text:p>
          </table:table-cell>
          <table:table-cell office:value-type="float" office:value="0.458333333333" calcext:value-type="float">
            <text:p>0,4583333333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305084745763" calcext:value-type="float">
            <text:p>0,3050847458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mbo_SDOCK_CP_E3D_MIN</text:p>
          </table:table-cell>
          <table:table-cell office:value-type="float" office:value="0.464285714286" calcext:value-type="float">
            <text:p>0,4642857143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combo_SDOCK_CP_E3D_MIN</text:p>
          </table:table-cell>
          <table:table-cell office:value-type="float" office:value="0.130681818182" calcext:value-type="float">
            <text:p>0,1306818182</text:p>
          </table:table-cell>
          <table:table-cell office:value-type="float" office:value="0.284090909091" calcext:value-type="float">
            <text:p>0,2840909091</text:p>
          </table:table-cell>
          <table:table-cell office:value-type="float" office:value="0.517045454545" calcext:value-type="float">
            <text:p>0,517045454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bo_SDOCK_CP_TB</text:p>
          </table:table-cell>
          <table:table-cell office:value-type="float" office:value="0.291666666667" calcext:value-type="float">
            <text:p>0,2916666667</text:p>
          </table:table-cell>
          <table:table-cell office:value-type="float" office:value="0.458333333333" calcext:value-type="float">
            <text:p>0,4583333333</text:p>
          </table:table-cell>
          <table:table-cell office:value-type="float" office:value="0.625" calcext:value-type="float">
            <text:p>0,625</text:p>
          </table:table-cell>
          <table:table-cell/>
          <table:table-cell office:value-type="string" calcext:value-type="string">
            <text:p>combo_CP_TB_CP_RMFCEN1</text:p>
          </table:table-cell>
          <table:table-cell office:value-type="float" office:value="0.625" calcext:value-type="float">
            <text:p>0,625</text:p>
          </table:table-cell>
          <table:table-cell office:value-type="float" office:value="0.410714285714" calcext:value-type="float">
            <text:p>0,4107142857</text:p>
          </table:table-cell>
          <table:table-cell office:value-type="float" office:value="0.237288135593" calcext:value-type="float">
            <text:p>0,2372881356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mbo_CP_TB_CP_RMFCEN1</text:p>
          </table:table-cell>
          <table:table-cell office:value-type="float" office:value="0.5" calcext:value-type="float">
            <text:p>0,5</text:p>
          </table:table-cell>
          <table:table-cell office:value-type="float" office:value="0.317073170732" calcext:value-type="float">
            <text:p>0,3170731707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combo_CP_TB_CP_RMFCEN1</text:p>
          </table:table-cell>
          <table:table-cell office:value-type="float" office:value="0.0965909090909" calcext:value-type="float">
            <text:p>0,0965909091</text:p>
          </table:table-cell>
          <table:table-cell office:value-type="float" office:value="0.301136363636" calcext:value-type="float">
            <text:p>0,3011363636</text:p>
          </table:table-cell>
          <table:table-cell office:value-type="float" office:value="0.545454545455" calcext:value-type="float">
            <text:p>0,5454545455</text:p>
          </table:table-cell>
          <table:table-cell table:number-columns-repeated="18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pdb.list.flexibility.2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=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table:number-columns-repeated="28"/>
        </table:table-row>
        <table:table-row table:style-name="ro1">
          <table:table-cell table:number-columns-repeated="5"/>
          <table:table-cell office:value-type="string" calcext:value-type="string">
            <text:p>combo_AP_GOAP_DF_AP_MPS</text:p>
          </table:table-cell>
          <table:table-cell table:formula="of:=100*[.G3]" office:value-type="float" office:value="29.1666666667" calcext:value-type="float">
            <text:p>29,1666666667</text:p>
          </table:table-cell>
          <table:table-cell table:formula="of:=100*[.H3]" office:value-type="float" office:value="19.6428571429" calcext:value-type="float">
            <text:p>19,6428571429</text:p>
          </table:table-cell>
          <table:table-cell table:formula="of:=100*[.I3]" office:value-type="float" office:value="13.5593220339" calcext:value-type="float">
            <text:p>13,5593220339</text:p>
          </table:table-cell>
          <table:table-cell table:formula="of:=100*[.J3]" office:value-type="float" office:value="15.3846153846" calcext:value-type="float">
            <text:p>15,3846153846</text:p>
          </table:table-cell>
          <table:table-cell table:formula="of:=100*[.K3]" office:value-type="float" office:value="0" calcext:value-type="float">
            <text:p>0</text:p>
          </table:table-cell>
          <table:table-cell/>
          <table:table-cell office:value-type="string" calcext:value-type="string">
            <text:p>combo_AP_GOAP_DF_AP_MPS</text:p>
          </table:table-cell>
          <table:table-cell table:formula="of:=100*[.N3]" office:value-type="float" office:value="32.1428571429" calcext:value-type="float">
            <text:p>32,1428571429</text:p>
          </table:table-cell>
          <table:table-cell table:formula="of:=100*[.O3]" office:value-type="float" office:value="12.1951219512" calcext:value-type="float">
            <text:p>12,1951219512</text:p>
          </table:table-cell>
          <table:table-cell table:formula="of:=100*[.P3]" office:value-type="float" office:value="10" calcext:value-type="float">
            <text:p>10</text:p>
          </table:table-cell>
          <table:table-cell/>
          <table:table-cell office:value-type="string" calcext:value-type="string">
            <text:p>combo_AP_GOAP_DF_AP_MPS</text:p>
          </table:table-cell>
          <table:table-cell table:formula="of:=100*[.S3]" office:value-type="float" office:value="8.52272727273" calcext:value-type="float">
            <text:p>8,5227272727</text:p>
          </table:table-cell>
          <table:table-cell table:formula="of:=100*[.T3]" office:value-type="float" office:value="17.0454545455" calcext:value-type="float">
            <text:p>17,0454545455</text:p>
          </table:table-cell>
          <table:table-cell table:formula="of:=100*[.U3]" office:value-type="float" office:value="43.75" calcext:value-type="float">
            <text:p>43,7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bo_AP_GOAP_DF_AP_MPS</text:p>
          </table:table-cell>
          <table:table-cell office:value-type="float" office:value="0.125" calcext:value-type="float">
            <text:p>0,125</text:p>
          </table:table-cell>
          <table:table-cell office:value-type="float" office:value="0.196428571429" calcext:value-type="float">
            <text:p>0,1964285714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combo_CP_E3D_MIN_AP_MPS</text:p>
          </table:table-cell>
          <table:table-cell table:formula="of:=100*[.G4]" office:value-type="float" office:value="29.1666666667" calcext:value-type="float">
            <text:p>29,1666666667</text:p>
          </table:table-cell>
          <table:table-cell table:formula="of:=100*[.H4]" office:value-type="float" office:value="19.6428571429" calcext:value-type="float">
            <text:p>19,6428571429</text:p>
          </table:table-cell>
          <table:table-cell table:formula="of:=100*[.I4]" office:value-type="float" office:value="18.6440677966" calcext:value-type="float">
            <text:p>18,6440677966</text:p>
          </table:table-cell>
          <table:table-cell table:formula="of:=100*[.J4]" office:value-type="float" office:value="19.2307692308" calcext:value-type="float">
            <text:p>19,2307692308</text:p>
          </table:table-cell>
          <table:table-cell table:formula="of:=100*[.K4]" office:value-type="float" office:value="0" calcext:value-type="float">
            <text:p>0</text:p>
          </table:table-cell>
          <table:table-cell/>
          <table:table-cell office:value-type="string" calcext:value-type="string">
            <text:p>combo_CP_E3D_MIN_AP_MPS</text:p>
          </table:table-cell>
          <table:table-cell table:formula="of:=100*[.N4]" office:value-type="float" office:value="39.2857142857" calcext:value-type="float">
            <text:p>39,2857142857</text:p>
          </table:table-cell>
          <table:table-cell table:formula="of:=100*[.O4]" office:value-type="float" office:value="14.6341463415" calcext:value-type="float">
            <text:p>14,6341463415</text:p>
          </table:table-cell>
          <table:table-cell table:formula="of:=100*[.P4]" office:value-type="float" office:value="5" calcext:value-type="float">
            <text:p>5</text:p>
          </table:table-cell>
          <table:table-cell/>
          <table:table-cell office:value-type="string" calcext:value-type="string">
            <text:p>combo_CP_E3D_MIN_AP_MPS</text:p>
          </table:table-cell>
          <table:table-cell table:formula="of:=100*[.S4]" office:value-type="float" office:value="7.95454545455" calcext:value-type="float">
            <text:p>7,9545454546</text:p>
          </table:table-cell>
          <table:table-cell table:formula="of:=100*[.T4]" office:value-type="float" office:value="19.3181818182" calcext:value-type="float">
            <text:p>19,3181818182</text:p>
          </table:table-cell>
          <table:table-cell table:formula="of:=100*[.U4]" office:value-type="float" office:value="48.2954545455" calcext:value-type="float">
            <text:p>48,295454545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bo_AP_GOAP_DF_CP_BFKV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339285714286" calcext:value-type="float">
            <text:p>0,3392857143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combo_AP_MPS_CP_BFKV</text:p>
          </table:table-cell>
          <table:table-cell table:formula="of:=100*[.G5]" office:value-type="float" office:value="25" calcext:value-type="float">
            <text:p>25</text:p>
          </table:table-cell>
          <table:table-cell table:formula="of:=100*[.H5]" office:value-type="float" office:value="28.5714285714" calcext:value-type="float">
            <text:p>28,5714285714</text:p>
          </table:table-cell>
          <table:table-cell table:formula="of:=100*[.I5]" office:value-type="float" office:value="16.9491525424" calcext:value-type="float">
            <text:p>16,9491525424</text:p>
          </table:table-cell>
          <table:table-cell table:formula="of:=100*[.J5]" office:value-type="float" office:value="11.5384615385" calcext:value-type="float">
            <text:p>11,5384615385</text:p>
          </table:table-cell>
          <table:table-cell table:formula="of:=100*[.K5]" office:value-type="float" office:value="0" calcext:value-type="float">
            <text:p>0</text:p>
          </table:table-cell>
          <table:table-cell/>
          <table:table-cell office:value-type="string" calcext:value-type="string">
            <text:p>combo_AP_MPS_CP_BFKV</text:p>
          </table:table-cell>
          <table:table-cell table:formula="of:=100*[.N5]" office:value-type="float" office:value="32.1428571429" calcext:value-type="float">
            <text:p>32,1428571429</text:p>
          </table:table-cell>
          <table:table-cell table:formula="of:=100*[.O5]" office:value-type="float" office:value="21.9512195122" calcext:value-type="float">
            <text:p>21,9512195122</text:p>
          </table:table-cell>
          <table:table-cell table:formula="of:=100*[.P5]" office:value-type="float" office:value="10" calcext:value-type="float">
            <text:p>10</text:p>
          </table:table-cell>
          <table:table-cell/>
          <table:table-cell office:value-type="string" calcext:value-type="string">
            <text:p>combo_AP_MPS_CP_BFKV</text:p>
          </table:table-cell>
          <table:table-cell table:formula="of:=100*[.S5]" office:value-type="float" office:value="5.11363636364" calcext:value-type="float">
            <text:p>5,1136363636</text:p>
          </table:table-cell>
          <table:table-cell table:formula="of:=100*[.T5]" office:value-type="float" office:value="19.8863636364" calcext:value-type="float">
            <text:p>19,8863636364</text:p>
          </table:table-cell>
          <table:table-cell table:formula="of:=100*[.U5]" office:value-type="float" office:value="40.3409090909" calcext:value-type="float">
            <text:p>40,34090909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bo_AP_GOAP_DF_CP_E3D_MIN</text:p>
          </table:table-cell>
          <table:table-cell office:value-type="float" office:value="0.160714285714" calcext:value-type="float">
            <text:p>0,1607142857</text:p>
          </table:table-cell>
          <table:table-cell office:value-type="float" office:value="0.303571428571" calcext:value-type="float">
            <text:p>0,3035714286</text:p>
          </table:table-cell>
          <table:table-cell office:value-type="float" office:value="0.553571428571" calcext:value-type="float">
            <text:p>0,5535714286</text:p>
          </table:table-cell>
          <table:table-cell/>
          <table:table-cell office:value-type="string" calcext:value-type="string">
            <text:p>combo_PYDOCK_TOT_AP_MPS</text:p>
          </table:table-cell>
          <table:table-cell table:formula="of:=100*[.G6]" office:value-type="float" office:value="41.6666666667" calcext:value-type="float">
            <text:p>41,6666666667</text:p>
          </table:table-cell>
          <table:table-cell table:formula="of:=100*[.H6]" office:value-type="float" office:value="17.8571428571" calcext:value-type="float">
            <text:p>17,8571428571</text:p>
          </table:table-cell>
          <table:table-cell table:formula="of:=100*[.I6]" office:value-type="float" office:value="20.3389830508" calcext:value-type="float">
            <text:p>20,3389830508</text:p>
          </table:table-cell>
          <table:table-cell table:formula="of:=100*[.J6]" office:value-type="float" office:value="15.3846153846" calcext:value-type="float">
            <text:p>15,3846153846</text:p>
          </table:table-cell>
          <table:table-cell table:formula="of:=100*[.K6]" office:value-type="float" office:value="0" calcext:value-type="float">
            <text:p>0</text:p>
          </table:table-cell>
          <table:table-cell/>
          <table:table-cell office:value-type="string" calcext:value-type="string">
            <text:p>combo_PYDOCK_TOT_AP_MPS</text:p>
          </table:table-cell>
          <table:table-cell table:formula="of:=100*[.N6]" office:value-type="float" office:value="35.7142857143" calcext:value-type="float">
            <text:p>35,7142857143</text:p>
          </table:table-cell>
          <table:table-cell table:formula="of:=100*[.O6]" office:value-type="float" office:value="17.0731707317" calcext:value-type="float">
            <text:p>17,0731707317</text:p>
          </table:table-cell>
          <table:table-cell table:formula="of:=100*[.P6]" office:value-type="float" office:value="15" calcext:value-type="float">
            <text:p>15</text:p>
          </table:table-cell>
          <table:table-cell/>
          <table:table-cell office:value-type="string" calcext:value-type="string">
            <text:p>combo_PYDOCK_TOT_AP_MPS</text:p>
          </table:table-cell>
          <table:table-cell table:formula="of:=100*[.S6]" office:value-type="float" office:value="11.9318181818" calcext:value-type="float">
            <text:p>11,9318181818</text:p>
          </table:table-cell>
          <table:table-cell table:formula="of:=100*[.T6]" office:value-type="float" office:value="21.0227272727" calcext:value-type="float">
            <text:p>21,0227272727</text:p>
          </table:table-cell>
          <table:table-cell table:formula="of:=100*[.U6]" office:value-type="float" office:value="38.6363636364" calcext:value-type="float">
            <text:p>38,636363636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bo_AP_GOAP_DF_CP_RMFCEN1</text:p>
          </table:table-cell>
          <table:table-cell office:value-type="float" office:value="0.160714285714" calcext:value-type="float">
            <text:p>0,1607142857</text:p>
          </table:table-cell>
          <table:table-cell office:value-type="float" office:value="0.303571428571" calcext:value-type="float">
            <text:p>0,3035714286</text:p>
          </table:table-cell>
          <table:table-cell office:value-type="float" office:value="0.517857142857" calcext:value-type="float">
            <text:p>0,5178571429</text:p>
          </table:table-cell>
          <table:table-cell/>
          <table:table-cell office:value-type="string" calcext:value-type="string">
            <text:p>combo_CP_TB_CP_BFKV</text:p>
          </table:table-cell>
          <table:table-cell table:formula="of:=100*[.G7]" office:value-type="float" office:value="33.3333333333" calcext:value-type="float">
            <text:p>33,3333333333</text:p>
          </table:table-cell>
          <table:table-cell table:formula="of:=100*[.H7]" office:value-type="float" office:value="23.2142857143" calcext:value-type="float">
            <text:p>23,2142857143</text:p>
          </table:table-cell>
          <table:table-cell table:formula="of:=100*[.I7]" office:value-type="float" office:value="18.6440677966" calcext:value-type="float">
            <text:p>18,6440677966</text:p>
          </table:table-cell>
          <table:table-cell table:formula="of:=100*[.J7]" office:value-type="float" office:value="15.3846153846" calcext:value-type="float">
            <text:p>15,3846153846</text:p>
          </table:table-cell>
          <table:table-cell table:formula="of:=100*[.K7]" office:value-type="float" office:value="9.09090909091" calcext:value-type="float">
            <text:p>9,0909090909</text:p>
          </table:table-cell>
          <table:table-cell/>
          <table:table-cell office:value-type="string" calcext:value-type="string">
            <text:p>combo_CP_TB_CP_BFKV</text:p>
          </table:table-cell>
          <table:table-cell table:formula="of:=100*[.N7]" office:value-type="float" office:value="39.2857142857" calcext:value-type="float">
            <text:p>39,2857142857</text:p>
          </table:table-cell>
          <table:table-cell table:formula="of:=100*[.O7]" office:value-type="float" office:value="14.6341463415" calcext:value-type="float">
            <text:p>14,6341463415</text:p>
          </table:table-cell>
          <table:table-cell table:formula="of:=100*[.P7]" office:value-type="float" office:value="20" calcext:value-type="float">
            <text:p>20</text:p>
          </table:table-cell>
          <table:table-cell/>
          <table:table-cell office:value-type="string" calcext:value-type="string">
            <text:p>combo_CP_TB_CP_BFKV</text:p>
          </table:table-cell>
          <table:table-cell table:formula="of:=100*[.S7]" office:value-type="float" office:value="7.95454545455" calcext:value-type="float">
            <text:p>7,9545454546</text:p>
          </table:table-cell>
          <table:table-cell table:formula="of:=100*[.T7]" office:value-type="float" office:value="21.0227272727" calcext:value-type="float">
            <text:p>21,0227272727</text:p>
          </table:table-cell>
          <table:table-cell table:formula="of:=100*[.U7]" office:value-type="float" office:value="41.4772727273" calcext:value-type="float">
            <text:p>41,477272727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bo_AP_GOAP_DF_CP_TB</text:p>
          </table:table-cell>
          <table:table-cell office:value-type="float" office:value="0.196428571429" calcext:value-type="float">
            <text:p>0,1964285714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553571428571" calcext:value-type="float">
            <text:p>0,5535714286</text:p>
          </table:table-cell>
          <table:table-cell/>
          <table:table-cell office:value-type="string" calcext:value-type="string">
            <text:p>combo_PYDOCK_TOT_CP_BFKV</text:p>
          </table:table-cell>
          <table:table-cell table:formula="of:=100*[.G8]" office:value-type="float" office:value="33.3333333333" calcext:value-type="float">
            <text:p>33,3333333333</text:p>
          </table:table-cell>
          <table:table-cell table:formula="of:=100*[.H8]" office:value-type="float" office:value="19.6428571429" calcext:value-type="float">
            <text:p>19,6428571429</text:p>
          </table:table-cell>
          <table:table-cell table:formula="of:=100*[.I8]" office:value-type="float" office:value="23.7288135593" calcext:value-type="float">
            <text:p>23,7288135593</text:p>
          </table:table-cell>
          <table:table-cell table:formula="of:=100*[.J8]" office:value-type="float" office:value="11.5384615385" calcext:value-type="float">
            <text:p>11,5384615385</text:p>
          </table:table-cell>
          <table:table-cell table:formula="of:=100*[.K8]" office:value-type="float" office:value="0" calcext:value-type="float">
            <text:p>0</text:p>
          </table:table-cell>
          <table:table-cell/>
          <table:table-cell office:value-type="string" calcext:value-type="string">
            <text:p>combo_PYDOCK_TOT_CP_BFKV</text:p>
          </table:table-cell>
          <table:table-cell table:formula="of:=100*[.N8]" office:value-type="float" office:value="28.5714285714" calcext:value-type="float">
            <text:p>28,5714285714</text:p>
          </table:table-cell>
          <table:table-cell table:formula="of:=100*[.O8]" office:value-type="float" office:value="19.512195122" calcext:value-type="float">
            <text:p>19,512195122</text:p>
          </table:table-cell>
          <table:table-cell table:formula="of:=100*[.P8]" office:value-type="float" office:value="5" calcext:value-type="float">
            <text:p>5</text:p>
          </table:table-cell>
          <table:table-cell/>
          <table:table-cell office:value-type="string" calcext:value-type="string">
            <text:p>combo_PYDOCK_TOT_CP_BFKV</text:p>
          </table:table-cell>
          <table:table-cell table:formula="of:=100*[.S8]" office:value-type="float" office:value="9.09090909091" calcext:value-type="float">
            <text:p>9,0909090909</text:p>
          </table:table-cell>
          <table:table-cell table:formula="of:=100*[.T8]" office:value-type="float" office:value="21.0227272727" calcext:value-type="float">
            <text:p>21,0227272727</text:p>
          </table:table-cell>
          <table:table-cell table:formula="of:=100*[.U8]" office:value-type="float" office:value="42.0454545455" calcext:value-type="float">
            <text:p>42,045454545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bo_AP_MPS_CP_BFKV</text:p>
          </table:table-cell>
          <table:table-cell office:value-type="float" office:value="0.0892857142857" calcext:value-type="float">
            <text:p>0,0892857143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446428571429" calcext:value-type="float">
            <text:p>0,4464285714</text:p>
          </table:table-cell>
          <table:table-cell/>
          <table:table-cell office:value-type="string" calcext:value-type="string">
            <text:p>combo_AP_MPS_CP_RMFCEN1</text:p>
          </table:table-cell>
          <table:table-cell table:formula="of:=100*[.G9]" office:value-type="float" office:value="25" calcext:value-type="float">
            <text:p>25</text:p>
          </table:table-cell>
          <table:table-cell table:formula="of:=100*[.H9]" office:value-type="float" office:value="25" calcext:value-type="float">
            <text:p>25</text:p>
          </table:table-cell>
          <table:table-cell table:formula="of:=100*[.I9]" office:value-type="float" office:value="25.4237288136" calcext:value-type="float">
            <text:p>25,4237288136</text:p>
          </table:table-cell>
          <table:table-cell table:formula="of:=100*[.J9]" office:value-type="float" office:value="7.69230769231" calcext:value-type="float">
            <text:p>7,6923076923</text:p>
          </table:table-cell>
          <table:table-cell table:formula="of:=100*[.K9]" office:value-type="float" office:value="0" calcext:value-type="float">
            <text:p>0</text:p>
          </table:table-cell>
          <table:table-cell/>
          <table:table-cell office:value-type="string" calcext:value-type="string">
            <text:p>combo_AP_MPS_CP_RMFCEN1</text:p>
          </table:table-cell>
          <table:table-cell table:formula="of:=100*[.N9]" office:value-type="float" office:value="39.2857142857" calcext:value-type="float">
            <text:p>39,2857142857</text:p>
          </table:table-cell>
          <table:table-cell table:formula="of:=100*[.O9]" office:value-type="float" office:value="19.512195122" calcext:value-type="float">
            <text:p>19,512195122</text:p>
          </table:table-cell>
          <table:table-cell table:formula="of:=100*[.P9]" office:value-type="float" office:value="10" calcext:value-type="float">
            <text:p>10</text:p>
          </table:table-cell>
          <table:table-cell/>
          <table:table-cell office:value-type="string" calcext:value-type="string">
            <text:p>combo_AP_MPS_CP_RMFCEN1</text:p>
          </table:table-cell>
          <table:table-cell table:formula="of:=100*[.S9]" office:value-type="float" office:value="7.95454545455" calcext:value-type="float">
            <text:p>7,9545454546</text:p>
          </table:table-cell>
          <table:table-cell table:formula="of:=100*[.T9]" office:value-type="float" office:value="21.0227272727" calcext:value-type="float">
            <text:p>21,0227272727</text:p>
          </table:table-cell>
          <table:table-cell table:formula="of:=100*[.U9]" office:value-type="float" office:value="52.8409090909" calcext:value-type="float">
            <text:p>52,84090909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bo_AP_MPS_CP_RMFCEN1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25" calcext:value-type="float">
            <text:p>0,25</text:p>
          </table:table-cell>
          <table:table-cell office:value-type="float" office:value="0.625" calcext:value-type="float">
            <text:p>0,625</text:p>
          </table:table-cell>
          <table:table-cell/>
          <table:table-cell office:value-type="string" calcext:value-type="string">
            <text:p>combo_AP_GOAP_DF_CP_RMFCEN1</text:p>
          </table:table-cell>
          <table:table-cell table:formula="of:=100*[.G10]" office:value-type="float" office:value="29.1666666667" calcext:value-type="float">
            <text:p>29,1666666667</text:p>
          </table:table-cell>
          <table:table-cell table:formula="of:=100*[.H10]" office:value-type="float" office:value="30.3571428571" calcext:value-type="float">
            <text:p>30,3571428571</text:p>
          </table:table-cell>
          <table:table-cell table:formula="of:=100*[.I10]" office:value-type="float" office:value="23.7288135593" calcext:value-type="float">
            <text:p>23,7288135593</text:p>
          </table:table-cell>
          <table:table-cell table:formula="of:=100*[.J10]" office:value-type="float" office:value="3.84615384615" calcext:value-type="float">
            <text:p>3,8461538462</text:p>
          </table:table-cell>
          <table:table-cell table:formula="of:=100*[.K10]" office:value-type="float" office:value="0" calcext:value-type="float">
            <text:p>0</text:p>
          </table:table-cell>
          <table:table-cell/>
          <table:table-cell office:value-type="string" calcext:value-type="string">
            <text:p>combo_AP_GOAP_DF_CP_RMFCEN1</text:p>
          </table:table-cell>
          <table:table-cell table:formula="of:=100*[.N10]" office:value-type="float" office:value="32.1428571429" calcext:value-type="float">
            <text:p>32,1428571429</text:p>
          </table:table-cell>
          <table:table-cell table:formula="of:=100*[.O10]" office:value-type="float" office:value="14.6341463415" calcext:value-type="float">
            <text:p>14,6341463415</text:p>
          </table:table-cell>
          <table:table-cell table:formula="of:=100*[.P10]" office:value-type="float" office:value="15" calcext:value-type="float">
            <text:p>15</text:p>
          </table:table-cell>
          <table:table-cell/>
          <table:table-cell office:value-type="string" calcext:value-type="string">
            <text:p>combo_AP_GOAP_DF_CP_RMFCEN1</text:p>
          </table:table-cell>
          <table:table-cell table:formula="of:=100*[.S10]" office:value-type="float" office:value="10.7954545455" calcext:value-type="float">
            <text:p>10,7954545455</text:p>
          </table:table-cell>
          <table:table-cell table:formula="of:=100*[.T10]" office:value-type="float" office:value="21.5909090909" calcext:value-type="float">
            <text:p>21,5909090909</text:p>
          </table:table-cell>
          <table:table-cell table:formula="of:=100*[.U10]" office:value-type="float" office:value="47.1590909091" calcext:value-type="float">
            <text:p>47,159090909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bo_AP_MPS_CP_TB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267857142857" calcext:value-type="float">
            <text:p>0,2678571429</text:p>
          </table:table-cell>
          <table:table-cell office:value-type="float" office:value="0.482142857143" calcext:value-type="float">
            <text:p>0,4821428571</text:p>
          </table:table-cell>
          <table:table-cell/>
          <table:table-cell office:value-type="string" calcext:value-type="string">
            <text:p>combo_AP_MPS_CP_TB</text:p>
          </table:table-cell>
          <table:table-cell table:formula="of:=100*[.G11]" office:value-type="float" office:value="37.5" calcext:value-type="float">
            <text:p>37,5</text:p>
          </table:table-cell>
          <table:table-cell table:formula="of:=100*[.H11]" office:value-type="float" office:value="26.7857142857" calcext:value-type="float">
            <text:p>26,7857142857</text:p>
          </table:table-cell>
          <table:table-cell table:formula="of:=100*[.I11]" office:value-type="float" office:value="20.3389830508" calcext:value-type="float">
            <text:p>20,3389830508</text:p>
          </table:table-cell>
          <table:table-cell table:formula="of:=100*[.J11]" office:value-type="float" office:value="15.3846153846" calcext:value-type="float">
            <text:p>15,3846153846</text:p>
          </table:table-cell>
          <table:table-cell table:formula="of:=100*[.K11]" office:value-type="float" office:value="0" calcext:value-type="float">
            <text:p>0</text:p>
          </table:table-cell>
          <table:table-cell/>
          <table:table-cell office:value-type="string" calcext:value-type="string">
            <text:p>combo_AP_MPS_CP_TB</text:p>
          </table:table-cell>
          <table:table-cell table:formula="of:=100*[.N11]" office:value-type="float" office:value="39.2857142857" calcext:value-type="float">
            <text:p>39,2857142857</text:p>
          </table:table-cell>
          <table:table-cell table:formula="of:=100*[.O11]" office:value-type="float" office:value="24.3902439024" calcext:value-type="float">
            <text:p>24,3902439024</text:p>
          </table:table-cell>
          <table:table-cell table:formula="of:=100*[.P11]" office:value-type="float" office:value="20" calcext:value-type="float">
            <text:p>20</text:p>
          </table:table-cell>
          <table:table-cell/>
          <table:table-cell office:value-type="string" calcext:value-type="string">
            <text:p>combo_AP_MPS_CP_TB</text:p>
          </table:table-cell>
          <table:table-cell table:formula="of:=100*[.S11]" office:value-type="float" office:value="10.2272727273" calcext:value-type="float">
            <text:p>10,2272727273</text:p>
          </table:table-cell>
          <table:table-cell table:formula="of:=100*[.T11]" office:value-type="float" office:value="22.7272727273" calcext:value-type="float">
            <text:p>22,7272727273</text:p>
          </table:table-cell>
          <table:table-cell table:formula="of:=100*[.U11]" office:value-type="float" office:value="44.3181818182" calcext:value-type="float">
            <text:p>44,318181818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bo_CP_E3D_MIN_AP_MPS</text:p>
          </table:table-cell>
          <table:table-cell office:value-type="float" office:value="0.125" calcext:value-type="float">
            <text:p>0,125</text:p>
          </table:table-cell>
          <table:table-cell office:value-type="float" office:value="0.196428571429" calcext:value-type="float">
            <text:p>0,1964285714</text:p>
          </table:table-cell>
          <table:table-cell office:value-type="float" office:value="0.589285714286" calcext:value-type="float">
            <text:p>0,5892857143</text:p>
          </table:table-cell>
          <table:table-cell/>
          <table:table-cell office:value-type="string" calcext:value-type="string">
            <text:p>combo_CP_E3D_MIN_CP_RMFCEN1</text:p>
          </table:table-cell>
          <table:table-cell table:formula="of:=100*[.G12]" office:value-type="float" office:value="37.5" calcext:value-type="float">
            <text:p>37,5</text:p>
          </table:table-cell>
          <table:table-cell table:formula="of:=100*[.H12]" office:value-type="float" office:value="25" calcext:value-type="float">
            <text:p>25</text:p>
          </table:table-cell>
          <table:table-cell table:formula="of:=100*[.I12]" office:value-type="float" office:value="28.813559322" calcext:value-type="float">
            <text:p>28,813559322</text:p>
          </table:table-cell>
          <table:table-cell table:formula="of:=100*[.J12]" office:value-type="float" office:value="3.84615384615" calcext:value-type="float">
            <text:p>3,8461538462</text:p>
          </table:table-cell>
          <table:table-cell table:formula="of:=100*[.K12]" office:value-type="float" office:value="0" calcext:value-type="float">
            <text:p>0</text:p>
          </table:table-cell>
          <table:table-cell/>
          <table:table-cell office:value-type="string" calcext:value-type="string">
            <text:p>combo_CP_E3D_MIN_CP_RMFCEN1</text:p>
          </table:table-cell>
          <table:table-cell table:formula="of:=100*[.N12]" office:value-type="float" office:value="32.1428571429" calcext:value-type="float">
            <text:p>32,1428571429</text:p>
          </table:table-cell>
          <table:table-cell table:formula="of:=100*[.O12]" office:value-type="float" office:value="21.9512195122" calcext:value-type="float">
            <text:p>21,9512195122</text:p>
          </table:table-cell>
          <table:table-cell table:formula="of:=100*[.P12]" office:value-type="float" office:value="10" calcext:value-type="float">
            <text:p>10</text:p>
          </table:table-cell>
          <table:table-cell/>
          <table:table-cell office:value-type="string" calcext:value-type="string">
            <text:p>combo_CP_E3D_MIN_CP_RMFCEN1</text:p>
          </table:table-cell>
          <table:table-cell table:formula="of:=100*[.S12]" office:value-type="float" office:value="9.09090909091" calcext:value-type="float">
            <text:p>9,0909090909</text:p>
          </table:table-cell>
          <table:table-cell table:formula="of:=100*[.T12]" office:value-type="float" office:value="22.7272727273" calcext:value-type="float">
            <text:p>22,7272727273</text:p>
          </table:table-cell>
          <table:table-cell table:formula="of:=100*[.U12]" office:value-type="float" office:value="47.1590909091" calcext:value-type="float">
            <text:p>47,159090909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bo_CP_E3D_MIN_CP_BFKV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339285714286" calcext:value-type="float">
            <text:p>0,3392857143</text:p>
          </table:table-cell>
          <table:table-cell office:value-type="float" office:value="0.607142857143" calcext:value-type="float">
            <text:p>0,6071428571</text:p>
          </table:table-cell>
          <table:table-cell/>
          <table:table-cell office:value-type="string" calcext:value-type="string">
            <text:p>combo_SDOCK_CP_BFKV</text:p>
          </table:table-cell>
          <table:table-cell table:formula="of:=100*[.G13]" office:value-type="float" office:value="37.5" calcext:value-type="float">
            <text:p>37,5</text:p>
          </table:table-cell>
          <table:table-cell table:formula="of:=100*[.H13]" office:value-type="float" office:value="26.7857142857" calcext:value-type="float">
            <text:p>26,7857142857</text:p>
          </table:table-cell>
          <table:table-cell table:formula="of:=100*[.I13]" office:value-type="float" office:value="27.1186440678" calcext:value-type="float">
            <text:p>27,1186440678</text:p>
          </table:table-cell>
          <table:table-cell table:formula="of:=100*[.J13]" office:value-type="float" office:value="0" calcext:value-type="float">
            <text:p>0</text:p>
          </table:table-cell>
          <table:table-cell table:formula="of:=100*[.K13]" office:value-type="float" office:value="9.09090909091" calcext:value-type="float">
            <text:p>9,0909090909</text:p>
          </table:table-cell>
          <table:table-cell/>
          <table:table-cell office:value-type="string" calcext:value-type="string">
            <text:p>combo_SDOCK_CP_BFKV</text:p>
          </table:table-cell>
          <table:table-cell table:formula="of:=100*[.N13]" office:value-type="float" office:value="28.5714285714" calcext:value-type="float">
            <text:p>28,5714285714</text:p>
          </table:table-cell>
          <table:table-cell table:formula="of:=100*[.O13]" office:value-type="float" office:value="14.6341463415" calcext:value-type="float">
            <text:p>14,6341463415</text:p>
          </table:table-cell>
          <table:table-cell table:formula="of:=100*[.P13]" office:value-type="float" office:value="25" calcext:value-type="float">
            <text:p>25</text:p>
          </table:table-cell>
          <table:table-cell/>
          <table:table-cell office:value-type="string" calcext:value-type="string">
            <text:p>combo_SDOCK_CP_BFKV</text:p>
          </table:table-cell>
          <table:table-cell table:formula="of:=100*[.S13]" office:value-type="float" office:value="11.9318181818" calcext:value-type="float">
            <text:p>11,9318181818</text:p>
          </table:table-cell>
          <table:table-cell table:formula="of:=100*[.T13]" office:value-type="float" office:value="23.8636363636" calcext:value-type="float">
            <text:p>23,8636363636</text:p>
          </table:table-cell>
          <table:table-cell table:formula="of:=100*[.U13]" office:value-type="float" office:value="46.5909090909" calcext:value-type="float">
            <text:p>46,59090909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bo_CP_E3D_MIN_CP_RMFCEN1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25" calcext:value-type="float">
            <text:p>0,25</text:p>
          </table:table-cell>
          <table:table-cell office:value-type="float" office:value="0.553571428571" calcext:value-type="float">
            <text:p>0,5535714286</text:p>
          </table:table-cell>
          <table:table-cell/>
          <table:table-cell office:value-type="string" calcext:value-type="string">
            <text:p>combo_AP_GOAP_DF_CP_E3D_MIN</text:p>
          </table:table-cell>
          <table:table-cell table:formula="of:=100*[.G14]" office:value-type="float" office:value="37.5" calcext:value-type="float">
            <text:p>37,5</text:p>
          </table:table-cell>
          <table:table-cell table:formula="of:=100*[.H14]" office:value-type="float" office:value="30.3571428571" calcext:value-type="float">
            <text:p>30,3571428571</text:p>
          </table:table-cell>
          <table:table-cell table:formula="of:=100*[.I14]" office:value-type="float" office:value="27.1186440678" calcext:value-type="float">
            <text:p>27,1186440678</text:p>
          </table:table-cell>
          <table:table-cell table:formula="of:=100*[.J14]" office:value-type="float" office:value="7.69230769231" calcext:value-type="float">
            <text:p>7,6923076923</text:p>
          </table:table-cell>
          <table:table-cell table:formula="of:=100*[.K14]" office:value-type="float" office:value="0" calcext:value-type="float">
            <text:p>0</text:p>
          </table:table-cell>
          <table:table-cell/>
          <table:table-cell office:value-type="string" calcext:value-type="string">
            <text:p>combo_AP_GOAP_DF_CP_E3D_MIN</text:p>
          </table:table-cell>
          <table:table-cell table:formula="of:=100*[.N14]" office:value-type="float" office:value="32.1428571429" calcext:value-type="float">
            <text:p>32,1428571429</text:p>
          </table:table-cell>
          <table:table-cell table:formula="of:=100*[.O14]" office:value-type="float" office:value="17.0731707317" calcext:value-type="float">
            <text:p>17,0731707317</text:p>
          </table:table-cell>
          <table:table-cell table:formula="of:=100*[.P14]" office:value-type="float" office:value="20" calcext:value-type="float">
            <text:p>20</text:p>
          </table:table-cell>
          <table:table-cell/>
          <table:table-cell office:value-type="string" calcext:value-type="string">
            <text:p>combo_AP_GOAP_DF_CP_E3D_MIN</text:p>
          </table:table-cell>
          <table:table-cell table:formula="of:=100*[.S14]" office:value-type="float" office:value="11.3636363636" calcext:value-type="float">
            <text:p>11,3636363636</text:p>
          </table:table-cell>
          <table:table-cell table:formula="of:=100*[.T14]" office:value-type="float" office:value="24.4318181818" calcext:value-type="float">
            <text:p>24,4318181818</text:p>
          </table:table-cell>
          <table:table-cell table:formula="of:=100*[.U14]" office:value-type="float" office:value="46.5909090909" calcext:value-type="float">
            <text:p>46,59090909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bo_CP_E3D_MIN_CP_TB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625" calcext:value-type="float">
            <text:p>0,62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CP_RMFCEN1_CP_BFKV</text:p>
          </table:table-cell>
          <table:table-cell office:value-type="float" office:value="0.160714285714" calcext:value-type="float">
            <text:p>0,1607142857</text:p>
          </table:table-cell>
          <table:table-cell office:value-type="float" office:value="0.375" calcext:value-type="float">
            <text:p>0,375</text:p>
          </table:table-cell>
          <table:table-cell office:value-type="float" office:value="0.553571428571" calcext:value-type="float">
            <text:p>0,5535714286</text:p>
          </table:table-cell>
          <table:table-cell table:number-columns-repeated="2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table:number-columns-repeated="2"/>
          <table:table-cell office:value-type="string" calcext:value-type="string">
            <text:p>Stro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Weak</text:p>
          </table:table-cell>
          <table:table-cell table:number-columns-repeated="2"/>
          <table:table-cell office:value-type="string" calcext:value-type="string">
            <text:p>Top1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bo_CP_TB_CP_BFKV</text:p>
          </table:table-cell>
          <table:table-cell office:value-type="float" office:value="0.0892857142857" calcext:value-type="float">
            <text:p>0,0892857143</text:p>
          </table:table-cell>
          <table:table-cell office:value-type="float" office:value="0.232142857143" calcext:value-type="float">
            <text:p>0,2321428571</text:p>
          </table:table-cell>
          <table:table-cell office:value-type="float" office:value="0.446428571429" calcext:value-type="float">
            <text:p>0,4464285714</text:p>
          </table:table-cell>
          <table:table-cell/>
          <table:table-cell office:value-type="string" calcext:value-type="string">
            <text:p>combo_SDOCK_CP_RMFCEN1</text:p>
          </table:table-cell>
          <table:table-cell table:formula="of:=100*[.G15]" office:value-type="float" office:value="37.5" calcext:value-type="float">
            <text:p>37,5</text:p>
          </table:table-cell>
          <table:table-cell table:formula="of:=100*[.H15]" office:value-type="float" office:value="37.5" calcext:value-type="float">
            <text:p>37,5</text:p>
          </table:table-cell>
          <table:table-cell table:formula="of:=100*[.I15]" office:value-type="float" office:value="23.7288135593" calcext:value-type="float">
            <text:p>23,7288135593</text:p>
          </table:table-cell>
          <table:table-cell table:formula="of:=100*[.J15]" office:value-type="float" office:value="0" calcext:value-type="float">
            <text:p>0</text:p>
          </table:table-cell>
          <table:table-cell table:formula="of:=100*[.K15]" office:value-type="float" office:value="9.09090909091" calcext:value-type="float">
            <text:p>9,0909090909</text:p>
          </table:table-cell>
          <table:table-cell/>
          <table:table-cell office:value-type="string" calcext:value-type="string">
            <text:p>combo_SDOCK_CP_RMFCEN1</text:p>
          </table:table-cell>
          <table:table-cell table:formula="of:=100*[.N15]" office:value-type="float" office:value="39.2857142857" calcext:value-type="float">
            <text:p>39,2857142857</text:p>
          </table:table-cell>
          <table:table-cell table:formula="of:=100*[.O15]" office:value-type="float" office:value="14.6341463415" calcext:value-type="float">
            <text:p>14,6341463415</text:p>
          </table:table-cell>
          <table:table-cell table:formula="of:=100*[.P15]" office:value-type="float" office:value="10" calcext:value-type="float">
            <text:p>10</text:p>
          </table:table-cell>
          <table:table-cell/>
          <table:table-cell office:value-type="string" calcext:value-type="string">
            <text:p>combo_SDOCK_CP_RMFCEN1</text:p>
          </table:table-cell>
          <table:table-cell table:formula="of:=100*[.S15]" office:value-type="float" office:value="11.9318181818" calcext:value-type="float">
            <text:p>11,9318181818</text:p>
          </table:table-cell>
          <table:table-cell table:formula="of:=100*[.T15]" office:value-type="float" office:value="25" calcext:value-type="float">
            <text:p>25</text:p>
          </table:table-cell>
          <table:table-cell table:formula="of:=100*[.U15]" office:value-type="float" office:value="50.5681818182" calcext:value-type="float">
            <text:p>50,568181818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bo_CP_TB_CP_RMFCEN1</text:p>
          </table:table-cell>
          <table:table-cell office:value-type="float" office:value="0.160714285714" calcext:value-type="float">
            <text:p>0,1607142857</text:p>
          </table:table-cell>
          <table:table-cell office:value-type="float" office:value="0.410714285714" calcext:value-type="float">
            <text:p>0,4107142857</text:p>
          </table:table-cell>
          <table:table-cell office:value-type="float" office:value="0.642857142857" calcext:value-type="float">
            <text:p>0,6428571429</text:p>
          </table:table-cell>
          <table:table-cell/>
          <table:table-cell office:value-type="string" calcext:value-type="string">
            <text:p>combo_CP_E3D_MIN_CP_BFKV</text:p>
          </table:table-cell>
          <table:table-cell table:formula="of:=100*[.G16]" office:value-type="float" office:value="33.3333333333" calcext:value-type="float">
            <text:p>33,3333333333</text:p>
          </table:table-cell>
          <table:table-cell table:formula="of:=100*[.H16]" office:value-type="float" office:value="33.9285714286" calcext:value-type="float">
            <text:p>33,9285714286</text:p>
          </table:table-cell>
          <table:table-cell table:formula="of:=100*[.I16]" office:value-type="float" office:value="20.3389830508" calcext:value-type="float">
            <text:p>20,3389830508</text:p>
          </table:table-cell>
          <table:table-cell table:formula="of:=100*[.J16]" office:value-type="float" office:value="15.3846153846" calcext:value-type="float">
            <text:p>15,3846153846</text:p>
          </table:table-cell>
          <table:table-cell table:formula="of:=100*[.K16]" office:value-type="float" office:value="9.09090909091" calcext:value-type="float">
            <text:p>9,0909090909</text:p>
          </table:table-cell>
          <table:table-cell/>
          <table:table-cell office:value-type="string" calcext:value-type="string">
            <text:p>combo_CP_E3D_MIN_CP_BFKV</text:p>
          </table:table-cell>
          <table:table-cell table:formula="of:=100*[.N16]" office:value-type="float" office:value="42.8571428571" calcext:value-type="float">
            <text:p>42,8571428571</text:p>
          </table:table-cell>
          <table:table-cell table:formula="of:=100*[.O16]" office:value-type="float" office:value="17.0731707317" calcext:value-type="float">
            <text:p>17,0731707317</text:p>
          </table:table-cell>
          <table:table-cell table:formula="of:=100*[.P16]" office:value-type="float" office:value="10" calcext:value-type="float">
            <text:p>10</text:p>
          </table:table-cell>
          <table:table-cell/>
          <table:table-cell office:value-type="string" calcext:value-type="string">
            <text:p>combo_CP_E3D_MIN_CP_BFKV</text:p>
          </table:table-cell>
          <table:table-cell table:formula="of:=100*[.S16]" office:value-type="float" office:value="10.2272727273" calcext:value-type="float">
            <text:p>10,2272727273</text:p>
          </table:table-cell>
          <table:table-cell table:formula="of:=100*[.T16]" office:value-type="float" office:value="25" calcext:value-type="float">
            <text:p>25</text:p>
          </table:table-cell>
          <table:table-cell table:formula="of:=100*[.U16]" office:value-type="float" office:value="52.8409090909" calcext:value-type="float">
            <text:p>52,840909090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bo_PYDOCK_TOT_AP_GOAP_DF</text:p>
          </table:table-cell>
          <table:table-cell office:value-type="float" office:value="0.196428571429" calcext:value-type="float">
            <text:p>0,1964285714</text:p>
          </table:table-cell>
          <table:table-cell office:value-type="float" office:value="0.375" calcext:value-type="float">
            <text:p>0,375</text:p>
          </table:table-cell>
          <table:table-cell office:value-type="float" office:value="0.5" calcext:value-type="float">
            <text:p>0,5</text:p>
          </table:table-cell>
          <table:table-cell/>
          <table:table-cell office:value-type="string" calcext:value-type="string">
            <text:p>combo_CP_E3D_MIN_CP_TB</text:p>
          </table:table-cell>
          <table:table-cell table:formula="of:=100*[.G17]" office:value-type="float" office:value="33.3333333333" calcext:value-type="float">
            <text:p>33,3333333333</text:p>
          </table:table-cell>
          <table:table-cell table:formula="of:=100*[.H17]" office:value-type="float" office:value="35.7142857143" calcext:value-type="float">
            <text:p>35,7142857143</text:p>
          </table:table-cell>
          <table:table-cell table:formula="of:=100*[.I17]" office:value-type="float" office:value="25.4237288136" calcext:value-type="float">
            <text:p>25,4237288136</text:p>
          </table:table-cell>
          <table:table-cell table:formula="of:=100*[.J17]" office:value-type="float" office:value="11.5384615385" calcext:value-type="float">
            <text:p>11,5384615385</text:p>
          </table:table-cell>
          <table:table-cell table:formula="of:=100*[.K17]" office:value-type="float" office:value="0" calcext:value-type="float">
            <text:p>0</text:p>
          </table:table-cell>
          <table:table-cell/>
          <table:table-cell office:value-type="string" calcext:value-type="string">
            <text:p>combo_CP_E3D_MIN_CP_TB</text:p>
          </table:table-cell>
          <table:table-cell table:formula="of:=100*[.N17]" office:value-type="float" office:value="35.7142857143" calcext:value-type="float">
            <text:p>35,7142857143</text:p>
          </table:table-cell>
          <table:table-cell table:formula="of:=100*[.O17]" office:value-type="float" office:value="21.9512195122" calcext:value-type="float">
            <text:p>21,9512195122</text:p>
          </table:table-cell>
          <table:table-cell table:formula="of:=100*[.P17]" office:value-type="float" office:value="15" calcext:value-type="float">
            <text:p>15</text:p>
          </table:table-cell>
          <table:table-cell/>
          <table:table-cell office:value-type="string" calcext:value-type="string">
            <text:p>combo_CP_E3D_MIN_CP_TB</text:p>
          </table:table-cell>
          <table:table-cell table:formula="of:=100*[.S17]" office:value-type="float" office:value="11.9318181818" calcext:value-type="float">
            <text:p>11,9318181818</text:p>
          </table:table-cell>
          <table:table-cell table:formula="of:=100*[.T17]" office:value-type="float" office:value="25.5681818182" calcext:value-type="float">
            <text:p>25,5681818182</text:p>
          </table:table-cell>
          <table:table-cell table:formula="of:=100*[.U17]" office:value-type="float" office:value="55.1136363636" calcext:value-type="float">
            <text:p>55,113636363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bo_PYDOCK_TOT_AP_MPS</text:p>
          </table:table-cell>
          <table:table-cell office:value-type="float" office:value="0.0892857142857" calcext:value-type="float">
            <text:p>0,0892857143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428571428571" calcext:value-type="float">
            <text:p>0,4285714286</text:p>
          </table:table-cell>
          <table:table-cell/>
          <table:table-cell office:value-type="string" calcext:value-type="string">
            <text:p>combo_PYDOCK_TOT_CP_TB</text:p>
          </table:table-cell>
          <table:table-cell table:formula="of:=100*[.G18]" office:value-type="float" office:value="50" calcext:value-type="float">
            <text:p>50</text:p>
          </table:table-cell>
          <table:table-cell table:formula="of:=100*[.H18]" office:value-type="float" office:value="32.1428571429" calcext:value-type="float">
            <text:p>32,1428571429</text:p>
          </table:table-cell>
          <table:table-cell table:formula="of:=100*[.I18]" office:value-type="float" office:value="16.9491525424" calcext:value-type="float">
            <text:p>16,9491525424</text:p>
          </table:table-cell>
          <table:table-cell table:formula="of:=100*[.J18]" office:value-type="float" office:value="15.3846153846" calcext:value-type="float">
            <text:p>15,3846153846</text:p>
          </table:table-cell>
          <table:table-cell table:formula="of:=100*[.K18]" office:value-type="float" office:value="9.09090909091" calcext:value-type="float">
            <text:p>9,0909090909</text:p>
          </table:table-cell>
          <table:table-cell/>
          <table:table-cell office:value-type="string" calcext:value-type="string">
            <text:p>combo_PYDOCK_TOT_CP_TB</text:p>
          </table:table-cell>
          <table:table-cell table:formula="of:=100*[.N18]" office:value-type="float" office:value="46.4285714286" calcext:value-type="float">
            <text:p>46,4285714286</text:p>
          </table:table-cell>
          <table:table-cell table:formula="of:=100*[.O18]" office:value-type="float" office:value="34.1463414634" calcext:value-type="float">
            <text:p>34,1463414634</text:p>
          </table:table-cell>
          <table:table-cell table:formula="of:=100*[.P18]" office:value-type="float" office:value="20" calcext:value-type="float">
            <text:p>20</text:p>
          </table:table-cell>
          <table:table-cell/>
          <table:table-cell office:value-type="string" calcext:value-type="string">
            <text:p>combo_PYDOCK_TOT_CP_TB</text:p>
          </table:table-cell>
          <table:table-cell table:formula="of:=100*[.S18]" office:value-type="float" office:value="10.7954545455" calcext:value-type="float">
            <text:p>10,7954545455</text:p>
          </table:table-cell>
          <table:table-cell table:formula="of:=100*[.T18]" office:value-type="float" office:value="26.1363636364" calcext:value-type="float">
            <text:p>26,1363636364</text:p>
          </table:table-cell>
          <table:table-cell table:formula="of:=100*[.U18]" office:value-type="float" office:value="42.6136363636" calcext:value-type="float">
            <text:p>42,613636363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bo_PYDOCK_TOT_CP_BFKV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196428571429" calcext:value-type="float">
            <text:p>0,1964285714</text:p>
          </table:table-cell>
          <table:table-cell office:value-type="float" office:value="0.428571428571" calcext:value-type="float">
            <text:p>0,4285714286</text:p>
          </table:table-cell>
          <table:table-cell/>
          <table:table-cell office:value-type="string" calcext:value-type="string">
            <text:p>combo_AP_GOAP_DF_CP_BFKV</text:p>
          </table:table-cell>
          <table:table-cell table:formula="of:=100*[.G19]" office:value-type="float" office:value="37.5" calcext:value-type="float">
            <text:p>37,5</text:p>
          </table:table-cell>
          <table:table-cell table:formula="of:=100*[.H19]" office:value-type="float" office:value="33.9285714286" calcext:value-type="float">
            <text:p>33,9285714286</text:p>
          </table:table-cell>
          <table:table-cell table:formula="of:=100*[.I19]" office:value-type="float" office:value="22.0338983051" calcext:value-type="float">
            <text:p>22,0338983051</text:p>
          </table:table-cell>
          <table:table-cell table:formula="of:=100*[.J19]" office:value-type="float" office:value="11.5384615385" calcext:value-type="float">
            <text:p>11,5384615385</text:p>
          </table:table-cell>
          <table:table-cell table:formula="of:=100*[.K19]" office:value-type="float" office:value="9.09090909091" calcext:value-type="float">
            <text:p>9,0909090909</text:p>
          </table:table-cell>
          <table:table-cell/>
          <table:table-cell office:value-type="string" calcext:value-type="string">
            <text:p>combo_AP_GOAP_DF_CP_BFKV</text:p>
          </table:table-cell>
          <table:table-cell table:formula="of:=100*[.N19]" office:value-type="float" office:value="28.5714285714" calcext:value-type="float">
            <text:p>28,5714285714</text:p>
          </table:table-cell>
          <table:table-cell table:formula="of:=100*[.O19]" office:value-type="float" office:value="17.0731707317" calcext:value-type="float">
            <text:p>17,0731707317</text:p>
          </table:table-cell>
          <table:table-cell table:formula="of:=100*[.P19]" office:value-type="float" office:value="20" calcext:value-type="float">
            <text:p>20</text:p>
          </table:table-cell>
          <table:table-cell/>
          <table:table-cell office:value-type="string" calcext:value-type="string">
            <text:p>combo_AP_GOAP_DF_CP_BFKV</text:p>
          </table:table-cell>
          <table:table-cell table:formula="of:=100*[.S19]" office:value-type="float" office:value="11.9318181818" calcext:value-type="float">
            <text:p>11,9318181818</text:p>
          </table:table-cell>
          <table:table-cell table:formula="of:=100*[.T19]" office:value-type="float" office:value="26.1363636364" calcext:value-type="float">
            <text:p>26,1363636364</text:p>
          </table:table-cell>
          <table:table-cell table:formula="of:=100*[.U19]" office:value-type="float" office:value="45.4545454545" calcext:value-type="float">
            <text:p>45,454545454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bo_PYDOCK_TOT_CP_E3D_MIN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339285714286" calcext:value-type="float">
            <text:p>0,3392857143</text:p>
          </table:table-cell>
          <table:table-cell office:value-type="float" office:value="0.589285714286" calcext:value-type="float">
            <text:p>0,5892857143</text:p>
          </table:table-cell>
          <table:table-cell/>
          <table:table-cell office:value-type="string" calcext:value-type="string">
            <text:p>combo_SDOCK_AP_MPS</text:p>
          </table:table-cell>
          <table:table-cell table:formula="of:=100*[.G20]" office:value-type="float" office:value="45.8333333333" calcext:value-type="float">
            <text:p>45,8333333333</text:p>
          </table:table-cell>
          <table:table-cell table:formula="of:=100*[.H20]" office:value-type="float" office:value="26.7857142857" calcext:value-type="float">
            <text:p>26,7857142857</text:p>
          </table:table-cell>
          <table:table-cell table:formula="of:=100*[.I20]" office:value-type="float" office:value="33.8983050847" calcext:value-type="float">
            <text:p>33,8983050847</text:p>
          </table:table-cell>
          <table:table-cell table:formula="of:=100*[.J20]" office:value-type="float" office:value="0" calcext:value-type="float">
            <text:p>0</text:p>
          </table:table-cell>
          <table:table-cell table:formula="of:=100*[.K20]" office:value-type="float" office:value="0" calcext:value-type="float">
            <text:p>0</text:p>
          </table:table-cell>
          <table:table-cell/>
          <table:table-cell office:value-type="string" calcext:value-type="string">
            <text:p>combo_SDOCK_AP_MPS</text:p>
          </table:table-cell>
          <table:table-cell table:formula="of:=100*[.N20]" office:value-type="float" office:value="39.2857142857" calcext:value-type="float">
            <text:p>39,2857142857</text:p>
          </table:table-cell>
          <table:table-cell table:formula="of:=100*[.O20]" office:value-type="float" office:value="19.512195122" calcext:value-type="float">
            <text:p>19,512195122</text:p>
          </table:table-cell>
          <table:table-cell table:formula="of:=100*[.P20]" office:value-type="float" office:value="20" calcext:value-type="float">
            <text:p>20</text:p>
          </table:table-cell>
          <table:table-cell/>
          <table:table-cell office:value-type="string" calcext:value-type="string">
            <text:p>combo_SDOCK_AP_MPS</text:p>
          </table:table-cell>
          <table:table-cell table:formula="of:=100*[.S20]" office:value-type="float" office:value="14.7727272727" calcext:value-type="float">
            <text:p>14,7727272727</text:p>
          </table:table-cell>
          <table:table-cell table:formula="of:=100*[.T20]" office:value-type="float" office:value="26.7045454545" calcext:value-type="float">
            <text:p>26,7045454545</text:p>
          </table:table-cell>
          <table:table-cell table:formula="of:=100*[.U20]" office:value-type="float" office:value="48.2954545455" calcext:value-type="float">
            <text:p>48,295454545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bo_PYDOCK_TOT_CP_RMFCEN1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375" calcext:value-type="float">
            <text:p>0,375</text:p>
          </table:table-cell>
          <table:table-cell office:value-type="float" office:value="0.571428571429" calcext:value-type="float">
            <text:p>0,5714285714</text:p>
          </table:table-cell>
          <table:table-cell/>
          <table:table-cell office:value-type="string" calcext:value-type="string">
            <text:p>combo_PYDOCK_TOT_CP_E3D_MIN</text:p>
          </table:table-cell>
          <table:table-cell table:formula="of:=100*[.G21]" office:value-type="float" office:value="45.8333333333" calcext:value-type="float">
            <text:p>45,8333333333</text:p>
          </table:table-cell>
          <table:table-cell table:formula="of:=100*[.H21]" office:value-type="float" office:value="33.9285714286" calcext:value-type="float">
            <text:p>33,9285714286</text:p>
          </table:table-cell>
          <table:table-cell table:formula="of:=100*[.I21]" office:value-type="float" office:value="25.4237288136" calcext:value-type="float">
            <text:p>25,4237288136</text:p>
          </table:table-cell>
          <table:table-cell table:formula="of:=100*[.J21]" office:value-type="float" office:value="7.69230769231" calcext:value-type="float">
            <text:p>7,6923076923</text:p>
          </table:table-cell>
          <table:table-cell table:formula="of:=100*[.K21]" office:value-type="float" office:value="0" calcext:value-type="float">
            <text:p>0</text:p>
          </table:table-cell>
          <table:table-cell/>
          <table:table-cell office:value-type="string" calcext:value-type="string">
            <text:p>combo_PYDOCK_TOT_CP_E3D_MIN</text:p>
          </table:table-cell>
          <table:table-cell table:formula="of:=100*[.N21]" office:value-type="float" office:value="42.8571428571" calcext:value-type="float">
            <text:p>42,8571428571</text:p>
          </table:table-cell>
          <table:table-cell table:formula="of:=100*[.O21]" office:value-type="float" office:value="26.8292682927" calcext:value-type="float">
            <text:p>26,8292682927</text:p>
          </table:table-cell>
          <table:table-cell table:formula="of:=100*[.P21]" office:value-type="float" office:value="15" calcext:value-type="float">
            <text:p>15</text:p>
          </table:table-cell>
          <table:table-cell/>
          <table:table-cell office:value-type="string" calcext:value-type="string">
            <text:p>combo_PYDOCK_TOT_CP_E3D_MIN</text:p>
          </table:table-cell>
          <table:table-cell table:formula="of:=100*[.S21]" office:value-type="float" office:value="12.5" calcext:value-type="float">
            <text:p>12,5</text:p>
          </table:table-cell>
          <table:table-cell table:formula="of:=100*[.T21]" office:value-type="float" office:value="26.7045454545" calcext:value-type="float">
            <text:p>26,7045454545</text:p>
          </table:table-cell>
          <table:table-cell table:formula="of:=100*[.U21]" office:value-type="float" office:value="50.5681818182" calcext:value-type="float">
            <text:p>50,568181818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bo_PYDOCK_TOT_CP_TB</text:p>
          </table:table-cell>
          <table:table-cell office:value-type="float" office:value="0.0892857142857" calcext:value-type="float">
            <text:p>0,0892857143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517857142857" calcext:value-type="float">
            <text:p>0,5178571429</text:p>
          </table:table-cell>
          <table:table-cell/>
          <table:table-cell office:value-type="string" calcext:value-type="string">
            <text:p>combo_AP_GOAP_DF_CP_TB</text:p>
          </table:table-cell>
          <table:table-cell table:formula="of:=100*[.G22]" office:value-type="float" office:value="45.8333333333" calcext:value-type="float">
            <text:p>45,8333333333</text:p>
          </table:table-cell>
          <table:table-cell table:formula="of:=100*[.H22]" office:value-type="float" office:value="39.2857142857" calcext:value-type="float">
            <text:p>39,2857142857</text:p>
          </table:table-cell>
          <table:table-cell table:formula="of:=100*[.I22]" office:value-type="float" office:value="22.0338983051" calcext:value-type="float">
            <text:p>22,0338983051</text:p>
          </table:table-cell>
          <table:table-cell table:formula="of:=100*[.J22]" office:value-type="float" office:value="11.5384615385" calcext:value-type="float">
            <text:p>11,5384615385</text:p>
          </table:table-cell>
          <table:table-cell table:formula="of:=100*[.K22]" office:value-type="float" office:value="0" calcext:value-type="float">
            <text:p>0</text:p>
          </table:table-cell>
          <table:table-cell/>
          <table:table-cell office:value-type="string" calcext:value-type="string">
            <text:p>combo_AP_GOAP_DF_CP_TB</text:p>
          </table:table-cell>
          <table:table-cell table:formula="of:=100*[.N22]" office:value-type="float" office:value="42.8571428571" calcext:value-type="float">
            <text:p>42,8571428571</text:p>
          </table:table-cell>
          <table:table-cell table:formula="of:=100*[.O22]" office:value-type="float" office:value="21.9512195122" calcext:value-type="float">
            <text:p>21,9512195122</text:p>
          </table:table-cell>
          <table:table-cell table:formula="of:=100*[.P22]" office:value-type="float" office:value="20" calcext:value-type="float">
            <text:p>20</text:p>
          </table:table-cell>
          <table:table-cell/>
          <table:table-cell office:value-type="string" calcext:value-type="string">
            <text:p>combo_AP_GOAP_DF_CP_TB</text:p>
          </table:table-cell>
          <table:table-cell table:formula="of:=100*[.S22]" office:value-type="float" office:value="10.2272727273" calcext:value-type="float">
            <text:p>10,2272727273</text:p>
          </table:table-cell>
          <table:table-cell table:formula="of:=100*[.T22]" office:value-type="float" office:value="27.2727272727" calcext:value-type="float">
            <text:p>27,2727272727</text:p>
          </table:table-cell>
          <table:table-cell table:formula="of:=100*[.U22]" office:value-type="float" office:value="51.1363636364" calcext:value-type="float">
            <text:p>51,136363636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bo_PYDOCK_TOT_SDOCK</text:p>
          </table:table-cell>
          <table:table-cell office:value-type="float" office:value="0.125" calcext:value-type="float">
            <text:p>0,125</text:p>
          </table:table-cell>
          <table:table-cell office:value-type="float" office:value="0.303571428571" calcext:value-type="float">
            <text:p>0,3035714286</text:p>
          </table:table-cell>
          <table:table-cell office:value-type="float" office:value="0.517857142857" calcext:value-type="float">
            <text:p>0,5178571429</text:p>
          </table:table-cell>
          <table:table-cell/>
          <table:table-cell office:value-type="string" calcext:value-type="string">
            <text:p>combo_CP_RMFCEN1_CP_BFKV</text:p>
          </table:table-cell>
          <table:table-cell table:formula="of:=100*[.G23]" office:value-type="float" office:value="37.5" calcext:value-type="float">
            <text:p>37,5</text:p>
          </table:table-cell>
          <table:table-cell table:formula="of:=100*[.H23]" office:value-type="float" office:value="37.5" calcext:value-type="float">
            <text:p>37,5</text:p>
          </table:table-cell>
          <table:table-cell table:formula="of:=100*[.I23]" office:value-type="float" office:value="25.4237288136" calcext:value-type="float">
            <text:p>25,4237288136</text:p>
          </table:table-cell>
          <table:table-cell table:formula="of:=100*[.J23]" office:value-type="float" office:value="11.5384615385" calcext:value-type="float">
            <text:p>11,5384615385</text:p>
          </table:table-cell>
          <table:table-cell table:formula="of:=100*[.K23]" office:value-type="float" office:value="9.09090909091" calcext:value-type="float">
            <text:p>9,0909090909</text:p>
          </table:table-cell>
          <table:table-cell/>
          <table:table-cell office:value-type="string" calcext:value-type="string">
            <text:p>combo_CP_RMFCEN1_CP_BFKV</text:p>
          </table:table-cell>
          <table:table-cell table:formula="of:=100*[.N23]" office:value-type="float" office:value="39.2857142857" calcext:value-type="float">
            <text:p>39,2857142857</text:p>
          </table:table-cell>
          <table:table-cell table:formula="of:=100*[.O23]" office:value-type="float" office:value="17.0731707317" calcext:value-type="float">
            <text:p>17,0731707317</text:p>
          </table:table-cell>
          <table:table-cell table:formula="of:=100*[.P23]" office:value-type="float" office:value="25" calcext:value-type="float">
            <text:p>25</text:p>
          </table:table-cell>
          <table:table-cell/>
          <table:table-cell office:value-type="string" calcext:value-type="string">
            <text:p>combo_CP_RMFCEN1_CP_BFKV</text:p>
          </table:table-cell>
          <table:table-cell table:formula="of:=100*[.S23]" office:value-type="float" office:value="12.5" calcext:value-type="float">
            <text:p>12,5</text:p>
          </table:table-cell>
          <table:table-cell table:formula="of:=100*[.T23]" office:value-type="float" office:value="27.8409090909" calcext:value-type="float">
            <text:p>27,8409090909</text:p>
          </table:table-cell>
          <table:table-cell table:formula="of:=100*[.U23]" office:value-type="float" office:value="47.7272727273" calcext:value-type="float">
            <text:p>47,727272727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bo_SDOCK_AP_GOAP_DF</text:p>
          </table:table-cell>
          <table:table-cell office:value-type="float" office:value="0.196428571429" calcext:value-type="float">
            <text:p>0,1964285714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553571428571" calcext:value-type="float">
            <text:p>0,5535714286</text:p>
          </table:table-cell>
          <table:table-cell/>
          <table:table-cell office:value-type="string" calcext:value-type="string">
            <text:p>combo_PYDOCK_TOT_CP_RMFCEN1</text:p>
          </table:table-cell>
          <table:table-cell table:formula="of:=100*[.G24]" office:value-type="float" office:value="37.5" calcext:value-type="float">
            <text:p>37,5</text:p>
          </table:table-cell>
          <table:table-cell table:formula="of:=100*[.H24]" office:value-type="float" office:value="37.5" calcext:value-type="float">
            <text:p>37,5</text:p>
          </table:table-cell>
          <table:table-cell table:formula="of:=100*[.I24]" office:value-type="float" office:value="28.813559322" calcext:value-type="float">
            <text:p>28,813559322</text:p>
          </table:table-cell>
          <table:table-cell table:formula="of:=100*[.J24]" office:value-type="float" office:value="7.69230769231" calcext:value-type="float">
            <text:p>7,6923076923</text:p>
          </table:table-cell>
          <table:table-cell table:formula="of:=100*[.K24]" office:value-type="float" office:value="0" calcext:value-type="float">
            <text:p>0</text:p>
          </table:table-cell>
          <table:table-cell/>
          <table:table-cell office:value-type="string" calcext:value-type="string">
            <text:p>combo_PYDOCK_TOT_CP_RMFCEN1</text:p>
          </table:table-cell>
          <table:table-cell table:formula="of:=100*[.N24]" office:value-type="float" office:value="39.2857142857" calcext:value-type="float">
            <text:p>39,2857142857</text:p>
          </table:table-cell>
          <table:table-cell table:formula="of:=100*[.O24]" office:value-type="float" office:value="24.3902439024" calcext:value-type="float">
            <text:p>24,3902439024</text:p>
          </table:table-cell>
          <table:table-cell table:formula="of:=100*[.P24]" office:value-type="float" office:value="15" calcext:value-type="float">
            <text:p>15</text:p>
          </table:table-cell>
          <table:table-cell/>
          <table:table-cell office:value-type="string" calcext:value-type="string">
            <text:p>combo_PYDOCK_TOT_CP_RMFCEN1</text:p>
          </table:table-cell>
          <table:table-cell table:formula="of:=100*[.S24]" office:value-type="float" office:value="14.7727272727" calcext:value-type="float">
            <text:p>14,7727272727</text:p>
          </table:table-cell>
          <table:table-cell table:formula="of:=100*[.T24]" office:value-type="float" office:value="27.8409090909" calcext:value-type="float">
            <text:p>27,8409090909</text:p>
          </table:table-cell>
          <table:table-cell table:formula="of:=100*[.U24]" office:value-type="float" office:value="51.1363636364" calcext:value-type="float">
            <text:p>51,136363636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bo_SDOCK_AP_MPS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267857142857" calcext:value-type="float">
            <text:p>0,2678571429</text:p>
          </table:table-cell>
          <table:table-cell office:value-type="float" office:value="0.535714285714" calcext:value-type="float">
            <text:p>0,5357142857</text:p>
          </table:table-cell>
          <table:table-cell/>
          <table:table-cell office:value-type="string" calcext:value-type="string">
            <text:p>combo_PYDOCK_TOT_AP_GOAP_DF</text:p>
          </table:table-cell>
          <table:table-cell table:formula="of:=100*[.G25]" office:value-type="float" office:value="45.8333333333" calcext:value-type="float">
            <text:p>45,8333333333</text:p>
          </table:table-cell>
          <table:table-cell table:formula="of:=100*[.H25]" office:value-type="float" office:value="37.5" calcext:value-type="float">
            <text:p>37,5</text:p>
          </table:table-cell>
          <table:table-cell table:formula="of:=100*[.I25]" office:value-type="float" office:value="27.1186440678" calcext:value-type="float">
            <text:p>27,1186440678</text:p>
          </table:table-cell>
          <table:table-cell table:formula="of:=100*[.J25]" office:value-type="float" office:value="7.69230769231" calcext:value-type="float">
            <text:p>7,6923076923</text:p>
          </table:table-cell>
          <table:table-cell table:formula="of:=100*[.K25]" office:value-type="float" office:value="0" calcext:value-type="float">
            <text:p>0</text:p>
          </table:table-cell>
          <table:table-cell/>
          <table:table-cell office:value-type="string" calcext:value-type="string">
            <text:p>combo_PYDOCK_TOT_AP_GOAP_DF</text:p>
          </table:table-cell>
          <table:table-cell table:formula="of:=100*[.N25]" office:value-type="float" office:value="39.2857142857" calcext:value-type="float">
            <text:p>39,2857142857</text:p>
          </table:table-cell>
          <table:table-cell table:formula="of:=100*[.O25]" office:value-type="float" office:value="24.3902439024" calcext:value-type="float">
            <text:p>24,3902439024</text:p>
          </table:table-cell>
          <table:table-cell table:formula="of:=100*[.P25]" office:value-type="float" office:value="25" calcext:value-type="float">
            <text:p>25</text:p>
          </table:table-cell>
          <table:table-cell/>
          <table:table-cell office:value-type="string" calcext:value-type="string">
            <text:p>combo_PYDOCK_TOT_AP_GOAP_DF</text:p>
          </table:table-cell>
          <table:table-cell table:formula="of:=100*[.S25]" office:value-type="float" office:value="15.3409090909" calcext:value-type="float">
            <text:p>15,3409090909</text:p>
          </table:table-cell>
          <table:table-cell table:formula="of:=100*[.T25]" office:value-type="float" office:value="28.4090909091" calcext:value-type="float">
            <text:p>28,4090909091</text:p>
          </table:table-cell>
          <table:table-cell table:formula="of:=100*[.U25]" office:value-type="float" office:value="45.4545454545" calcext:value-type="float">
            <text:p>45,454545454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bo_SDOCK_CP_BFKV</text:p>
          </table:table-cell>
          <table:table-cell office:value-type="float" office:value="0.125" calcext:value-type="float">
            <text:p>0,125</text:p>
          </table:table-cell>
          <table:table-cell office:value-type="float" office:value="0.267857142857" calcext:value-type="float">
            <text:p>0,2678571429</text:p>
          </table:table-cell>
          <table:table-cell office:value-type="float" office:value="0.517857142857" calcext:value-type="float">
            <text:p>0,5178571429</text:p>
          </table:table-cell>
          <table:table-cell/>
          <table:table-cell office:value-type="string" calcext:value-type="string">
            <text:p>combo_PYDOCK_TOT_SDOCK</text:p>
          </table:table-cell>
          <table:table-cell table:formula="of:=100*[.G26]" office:value-type="float" office:value="45.8333333333" calcext:value-type="float">
            <text:p>45,8333333333</text:p>
          </table:table-cell>
          <table:table-cell table:formula="of:=100*[.H26]" office:value-type="float" office:value="30.3571428571" calcext:value-type="float">
            <text:p>30,3571428571</text:p>
          </table:table-cell>
          <table:table-cell table:formula="of:=100*[.I26]" office:value-type="float" office:value="33.8983050847" calcext:value-type="float">
            <text:p>33,8983050847</text:p>
          </table:table-cell>
          <table:table-cell table:formula="of:=100*[.J26]" office:value-type="float" office:value="3.84615384615" calcext:value-type="float">
            <text:p>3,8461538462</text:p>
          </table:table-cell>
          <table:table-cell table:formula="of:=100*[.K26]" office:value-type="float" office:value="0" calcext:value-type="float">
            <text:p>0</text:p>
          </table:table-cell>
          <table:table-cell/>
          <table:table-cell office:value-type="string" calcext:value-type="string">
            <text:p>combo_PYDOCK_TOT_SDOCK</text:p>
          </table:table-cell>
          <table:table-cell table:formula="of:=100*[.N26]" office:value-type="float" office:value="39.2857142857" calcext:value-type="float">
            <text:p>39,2857142857</text:p>
          </table:table-cell>
          <table:table-cell table:formula="of:=100*[.O26]" office:value-type="float" office:value="29.2682926829" calcext:value-type="float">
            <text:p>29,2682926829</text:p>
          </table:table-cell>
          <table:table-cell table:formula="of:=100*[.P26]" office:value-type="float" office:value="20" calcext:value-type="float">
            <text:p>20</text:p>
          </table:table-cell>
          <table:table-cell/>
          <table:table-cell office:value-type="string" calcext:value-type="string">
            <text:p>combo_PYDOCK_TOT_SDOCK</text:p>
          </table:table-cell>
          <table:table-cell table:formula="of:=100*[.S26]" office:value-type="float" office:value="14.2045454545" calcext:value-type="float">
            <text:p>14,2045454545</text:p>
          </table:table-cell>
          <table:table-cell table:formula="of:=100*[.T26]" office:value-type="float" office:value="28.4090909091" calcext:value-type="float">
            <text:p>28,4090909091</text:p>
          </table:table-cell>
          <table:table-cell table:formula="of:=100*[.U26]" office:value-type="float" office:value="47.7272727273" calcext:value-type="float">
            <text:p>47,727272727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bo_SDOCK_CP_E3D_MIN</text:p>
          </table:table-cell>
          <table:table-cell office:value-type="float" office:value="0.196428571429" calcext:value-type="float">
            <text:p>0,1964285714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553571428571" calcext:value-type="float">
            <text:p>0,5535714286</text:p>
          </table:table-cell>
          <table:table-cell/>
          <table:table-cell office:value-type="string" calcext:value-type="string">
            <text:p>combo_SDOCK_AP_GOAP_DF</text:p>
          </table:table-cell>
          <table:table-cell table:formula="of:=100*[.G27]" office:value-type="float" office:value="41.6666666667" calcext:value-type="float">
            <text:p>41,6666666667</text:p>
          </table:table-cell>
          <table:table-cell table:formula="of:=100*[.H27]" office:value-type="float" office:value="39.2857142857" calcext:value-type="float">
            <text:p>39,2857142857</text:p>
          </table:table-cell>
          <table:table-cell table:formula="of:=100*[.I27]" office:value-type="float" office:value="30.5084745763" calcext:value-type="float">
            <text:p>30,5084745763</text:p>
          </table:table-cell>
          <table:table-cell table:formula="of:=100*[.J27]" office:value-type="float" office:value="3.84615384615" calcext:value-type="float">
            <text:p>3,8461538462</text:p>
          </table:table-cell>
          <table:table-cell table:formula="of:=100*[.K27]" office:value-type="float" office:value="0" calcext:value-type="float">
            <text:p>0</text:p>
          </table:table-cell>
          <table:table-cell/>
          <table:table-cell office:value-type="string" calcext:value-type="string">
            <text:p>combo_SDOCK_AP_GOAP_DF</text:p>
          </table:table-cell>
          <table:table-cell table:formula="of:=100*[.N27]" office:value-type="float" office:value="39.2857142857" calcext:value-type="float">
            <text:p>39,2857142857</text:p>
          </table:table-cell>
          <table:table-cell table:formula="of:=100*[.O27]" office:value-type="float" office:value="19.512195122" calcext:value-type="float">
            <text:p>19,512195122</text:p>
          </table:table-cell>
          <table:table-cell table:formula="of:=100*[.P27]" office:value-type="float" office:value="15" calcext:value-type="float">
            <text:p>15</text:p>
          </table:table-cell>
          <table:table-cell/>
          <table:table-cell office:value-type="string" calcext:value-type="string">
            <text:p>combo_SDOCK_AP_GOAP_DF</text:p>
          </table:table-cell>
          <table:table-cell table:formula="of:=100*[.S27]" office:value-type="float" office:value="15.3409090909" calcext:value-type="float">
            <text:p>15,3409090909</text:p>
          </table:table-cell>
          <table:table-cell table:formula="of:=100*[.T27]" office:value-type="float" office:value="28.4090909091" calcext:value-type="float">
            <text:p>28,4090909091</text:p>
          </table:table-cell>
          <table:table-cell table:formula="of:=100*[.U27]" office:value-type="float" office:value="49.4318181818" calcext:value-type="float">
            <text:p>49,431818181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bo_SDOCK_CP_RMFCEN1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375" calcext:value-type="float">
            <text:p>0,375</text:p>
          </table:table-cell>
          <table:table-cell office:value-type="float" office:value="0.517857142857" calcext:value-type="float">
            <text:p>0,5178571429</text:p>
          </table:table-cell>
          <table:table-cell/>
          <table:table-cell office:value-type="string" calcext:value-type="string">
            <text:p>combo_SDOCK_CP_TB</text:p>
          </table:table-cell>
          <table:table-cell table:formula="of:=100*[.G28]" office:value-type="float" office:value="45.8333333333" calcext:value-type="float">
            <text:p>45,8333333333</text:p>
          </table:table-cell>
          <table:table-cell table:formula="of:=100*[.H28]" office:value-type="float" office:value="35.7142857143" calcext:value-type="float">
            <text:p>35,7142857143</text:p>
          </table:table-cell>
          <table:table-cell table:formula="of:=100*[.I28]" office:value-type="float" office:value="32.2033898305" calcext:value-type="float">
            <text:p>32,2033898305</text:p>
          </table:table-cell>
          <table:table-cell table:formula="of:=100*[.J28]" office:value-type="float" office:value="0" calcext:value-type="float">
            <text:p>0</text:p>
          </table:table-cell>
          <table:table-cell table:formula="of:=100*[.K28]" office:value-type="float" office:value="0" calcext:value-type="float">
            <text:p>0</text:p>
          </table:table-cell>
          <table:table-cell/>
          <table:table-cell office:value-type="string" calcext:value-type="string">
            <text:p>combo_SDOCK_CP_TB</text:p>
          </table:table-cell>
          <table:table-cell table:formula="of:=100*[.N28]" office:value-type="float" office:value="39.2857142857" calcext:value-type="float">
            <text:p>39,2857142857</text:p>
          </table:table-cell>
          <table:table-cell table:formula="of:=100*[.O28]" office:value-type="float" office:value="17.0731707317" calcext:value-type="float">
            <text:p>17,0731707317</text:p>
          </table:table-cell>
          <table:table-cell table:formula="of:=100*[.P28]" office:value-type="float" office:value="25" calcext:value-type="float">
            <text:p>25</text:p>
          </table:table-cell>
          <table:table-cell/>
          <table:table-cell office:value-type="string" calcext:value-type="string">
            <text:p>combo_SDOCK_CP_TB</text:p>
          </table:table-cell>
          <table:table-cell table:formula="of:=100*[.S28]" office:value-type="float" office:value="12.5" calcext:value-type="float">
            <text:p>12,5</text:p>
          </table:table-cell>
          <table:table-cell table:formula="of:=100*[.T28]" office:value-type="float" office:value="28.4090909091" calcext:value-type="float">
            <text:p>28,4090909091</text:p>
          </table:table-cell>
          <table:table-cell table:formula="of:=100*[.U28]" office:value-type="float" office:value="50.5681818182" calcext:value-type="float">
            <text:p>50,568181818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mbo_SDOCK_CP_TB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535714285714" calcext:value-type="float">
            <text:p>0,5357142857</text:p>
          </table:table-cell>
          <table:table-cell/>
          <table:table-cell office:value-type="string" calcext:value-type="string">
            <text:p>combo_SDOCK_CP_E3D_MIN</text:p>
          </table:table-cell>
          <table:table-cell table:formula="of:=100*[.G29]" office:value-type="float" office:value="45.8333333333" calcext:value-type="float">
            <text:p>45,8333333333</text:p>
          </table:table-cell>
          <table:table-cell table:formula="of:=100*[.H29]" office:value-type="float" office:value="35.7142857143" calcext:value-type="float">
            <text:p>35,7142857143</text:p>
          </table:table-cell>
          <table:table-cell table:formula="of:=100*[.I29]" office:value-type="float" office:value="30.5084745763" calcext:value-type="float">
            <text:p>30,5084745763</text:p>
          </table:table-cell>
          <table:table-cell table:formula="of:=100*[.J29]" office:value-type="float" office:value="7.69230769231" calcext:value-type="float">
            <text:p>7,6923076923</text:p>
          </table:table-cell>
          <table:table-cell table:formula="of:=100*[.K29]" office:value-type="float" office:value="0" calcext:value-type="float">
            <text:p>0</text:p>
          </table:table-cell>
          <table:table-cell/>
          <table:table-cell office:value-type="string" calcext:value-type="string">
            <text:p>combo_SDOCK_CP_E3D_MIN</text:p>
          </table:table-cell>
          <table:table-cell table:formula="of:=100*[.N29]" office:value-type="float" office:value="46.4285714286" calcext:value-type="float">
            <text:p>46,4285714286</text:p>
          </table:table-cell>
          <table:table-cell table:formula="of:=100*[.O29]" office:value-type="float" office:value="21.9512195122" calcext:value-type="float">
            <text:p>21,9512195122</text:p>
          </table:table-cell>
          <table:table-cell table:formula="of:=100*[.P29]" office:value-type="float" office:value="15" calcext:value-type="float">
            <text:p>15</text:p>
          </table:table-cell>
          <table:table-cell/>
          <table:table-cell office:value-type="string" calcext:value-type="string">
            <text:p>combo_SDOCK_CP_E3D_MIN</text:p>
          </table:table-cell>
          <table:table-cell table:formula="of:=100*[.S29]" office:value-type="float" office:value="13.0681818182" calcext:value-type="float">
            <text:p>13,0681818182</text:p>
          </table:table-cell>
          <table:table-cell table:formula="of:=100*[.T29]" office:value-type="float" office:value="28.4090909091" calcext:value-type="float">
            <text:p>28,4090909091</text:p>
          </table:table-cell>
          <table:table-cell table:formula="of:=100*[.U29]" office:value-type="float" office:value="51.7045454545" calcext:value-type="float">
            <text:p>51,7045454545</text:p>
          </table:table-cell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combo_CP_TB_CP_RMFCEN1</text:p>
          </table:table-cell>
          <table:table-cell table:formula="of:=100*[.G30]" office:value-type="float" office:value="62.5" calcext:value-type="float">
            <text:p>62,5</text:p>
          </table:table-cell>
          <table:table-cell table:formula="of:=100*[.H30]" office:value-type="float" office:value="41.0714285714" calcext:value-type="float">
            <text:p>41,0714285714</text:p>
          </table:table-cell>
          <table:table-cell table:formula="of:=100*[.I30]" office:value-type="float" office:value="23.7288135593" calcext:value-type="float">
            <text:p>23,7288135593</text:p>
          </table:table-cell>
          <table:table-cell table:formula="of:=100*[.J30]" office:value-type="float" office:value="7.69230769231" calcext:value-type="float">
            <text:p>7,6923076923</text:p>
          </table:table-cell>
          <table:table-cell table:formula="of:=100*[.K30]" office:value-type="float" office:value="0" calcext:value-type="float">
            <text:p>0</text:p>
          </table:table-cell>
          <table:table-cell/>
          <table:table-cell office:value-type="string" calcext:value-type="string">
            <text:p>combo_CP_TB_CP_RMFCEN1</text:p>
          </table:table-cell>
          <table:table-cell table:formula="of:=100*[.N30]" office:value-type="float" office:value="50" calcext:value-type="float">
            <text:p>50</text:p>
          </table:table-cell>
          <table:table-cell table:formula="of:=100*[.O30]" office:value-type="float" office:value="31.7073170732" calcext:value-type="float">
            <text:p>31,7073170732</text:p>
          </table:table-cell>
          <table:table-cell table:formula="of:=100*[.P30]" office:value-type="float" office:value="10" calcext:value-type="float">
            <text:p>10</text:p>
          </table:table-cell>
          <table:table-cell/>
          <table:table-cell office:value-type="string" calcext:value-type="string">
            <text:p>combo_CP_TB_CP_RMFCEN1</text:p>
          </table:table-cell>
          <table:table-cell table:formula="of:=100*[.S30]" office:value-type="float" office:value="9.65909090909" calcext:value-type="float">
            <text:p>9,6590909091</text:p>
          </table:table-cell>
          <table:table-cell table:formula="of:=100*[.T30]" office:value-type="float" office:value="30.1136363636" calcext:value-type="float">
            <text:p>30,1136363636</text:p>
          </table:table-cell>
          <table:table-cell table:formula="of:=100*[.U30]" office:value-type="float" office:value="54.5454545455" calcext:value-type="float">
            <text:p>54,545454545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db.list.flexibility.3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=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32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combo_AP_GOAP_DF_AP_MPS</text:p>
          </table:table-cell>
          <table:table-cell office:value-type="float" office:value="0.0677966101695" calcext:value-type="float">
            <text:p>0,0677966102</text:p>
          </table:table-cell>
          <table:table-cell office:value-type="float" office:value="0.135593220339" calcext:value-type="float">
            <text:p>0,1355932203</text:p>
          </table:table-cell>
          <table:table-cell office:value-type="float" office:value="0.474576271186" calcext:value-type="float">
            <text:p>0,474576271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AP_GOAP_DF_CP_BFKV</text:p>
          </table:table-cell>
          <table:table-cell office:value-type="float" office:value="0.118644067797" calcext:value-type="float">
            <text:p>0,1186440678</text:p>
          </table:table-cell>
          <table:table-cell office:value-type="float" office:value="0.220338983051" calcext:value-type="float">
            <text:p>0,2203389831</text:p>
          </table:table-cell>
          <table:table-cell office:value-type="float" office:value="0.474576271186" calcext:value-type="float">
            <text:p>0,474576271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AP_GOAP_DF_CP_E3D_MIN</text:p>
          </table:table-cell>
          <table:table-cell office:value-type="float" office:value="0.118644067797" calcext:value-type="float">
            <text:p>0,1186440678</text:p>
          </table:table-cell>
          <table:table-cell office:value-type="float" office:value="0.271186440678" calcext:value-type="float">
            <text:p>0,2711864407</text:p>
          </table:table-cell>
          <table:table-cell office:value-type="float" office:value="0.457627118644" calcext:value-type="float">
            <text:p>0,4576271186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AP_GOAP_DF_CP_RMFCEN1</text:p>
          </table:table-cell>
          <table:table-cell office:value-type="float" office:value="0.135593220339" calcext:value-type="float">
            <text:p>0,1355932203</text:p>
          </table:table-cell>
          <table:table-cell office:value-type="float" office:value="0.237288135593" calcext:value-type="float">
            <text:p>0,2372881356</text:p>
          </table:table-cell>
          <table:table-cell office:value-type="float" office:value="0.525423728814" calcext:value-type="float">
            <text:p>0,5254237288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AP_GOAP_DF_CP_TB</text:p>
          </table:table-cell>
          <table:table-cell office:value-type="float" office:value="0.0677966101695" calcext:value-type="float">
            <text:p>0,0677966102</text:p>
          </table:table-cell>
          <table:table-cell office:value-type="float" office:value="0.220338983051" calcext:value-type="float">
            <text:p>0,2203389831</text:p>
          </table:table-cell>
          <table:table-cell office:value-type="float" office:value="0.491525423729" calcext:value-type="float">
            <text:p>0,4915254237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AP_MPS_CP_BFKV</text:p>
          </table:table-cell>
          <table:table-cell office:value-type="float" office:value="0.0169491525424" calcext:value-type="float">
            <text:p>0,0169491525</text:p>
          </table:table-cell>
          <table:table-cell office:value-type="float" office:value="0.169491525424" calcext:value-type="float">
            <text:p>0,1694915254</text:p>
          </table:table-cell>
          <table:table-cell office:value-type="float" office:value="0.35593220339" calcext:value-type="float">
            <text:p>0,355932203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AP_MPS_CP_RMFCEN1</text:p>
          </table:table-cell>
          <table:table-cell office:value-type="float" office:value="0.0508474576271" calcext:value-type="float">
            <text:p>0,0508474576</text:p>
          </table:table-cell>
          <table:table-cell office:value-type="float" office:value="0.254237288136" calcext:value-type="float">
            <text:p>0,2542372881</text:p>
          </table:table-cell>
          <table:table-cell office:value-type="float" office:value="0.525423728814" calcext:value-type="float">
            <text:p>0,5254237288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AP_MPS_CP_TB</text:p>
          </table:table-cell>
          <table:table-cell office:value-type="float" office:value="0.101694915254" calcext:value-type="float">
            <text:p>0,1016949153</text:p>
          </table:table-cell>
          <table:table-cell office:value-type="float" office:value="0.203389830508" calcext:value-type="float">
            <text:p>0,2033898305</text:p>
          </table:table-cell>
          <table:table-cell office:value-type="float" office:value="0.457627118644" calcext:value-type="float">
            <text:p>0,4576271186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CP_E3D_MIN_AP_MPS</text:p>
          </table:table-cell>
          <table:table-cell office:value-type="float" office:value="0.0508474576271" calcext:value-type="float">
            <text:p>0,0508474576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474576271186" calcext:value-type="float">
            <text:p>0,474576271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CP_E3D_MIN_CP_BFKV</text:p>
          </table:table-cell>
          <table:table-cell office:value-type="float" office:value="0.135593220339" calcext:value-type="float">
            <text:p>0,1355932203</text:p>
          </table:table-cell>
          <table:table-cell office:value-type="float" office:value="0.203389830508" calcext:value-type="float">
            <text:p>0,2033898305</text:p>
          </table:table-cell>
          <table:table-cell office:value-type="float" office:value="0.542372881356" calcext:value-type="float">
            <text:p>0,542372881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CP_E3D_MIN_CP_RMFCEN1</text:p>
          </table:table-cell>
          <table:table-cell office:value-type="float" office:value="0.101694915254" calcext:value-type="float">
            <text:p>0,1016949153</text:p>
          </table:table-cell>
          <table:table-cell office:value-type="float" office:value="0.28813559322" calcext:value-type="float">
            <text:p>0,2881355932</text:p>
          </table:table-cell>
          <table:table-cell office:value-type="float" office:value="0.508474576271" calcext:value-type="float">
            <text:p>0,508474576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CP_E3D_MIN_CP_TB</text:p>
          </table:table-cell>
          <table:table-cell office:value-type="float" office:value="0.101694915254" calcext:value-type="float">
            <text:p>0,1016949153</text:p>
          </table:table-cell>
          <table:table-cell office:value-type="float" office:value="0.254237288136" calcext:value-type="float">
            <text:p>0,2542372881</text:p>
          </table:table-cell>
          <table:table-cell office:value-type="float" office:value="0.525423728814" calcext:value-type="float">
            <text:p>0,5254237288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CP_RMFCEN1_CP_BFKV</text:p>
          </table:table-cell>
          <table:table-cell office:value-type="float" office:value="0.135593220339" calcext:value-type="float">
            <text:p>0,1355932203</text:p>
          </table:table-cell>
          <table:table-cell office:value-type="float" office:value="0.254237288136" calcext:value-type="float">
            <text:p>0,2542372881</text:p>
          </table:table-cell>
          <table:table-cell office:value-type="float" office:value="0.474576271186" calcext:value-type="float">
            <text:p>0,474576271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CP_TB_CP_BFKV</text:p>
          </table:table-cell>
          <table:table-cell office:value-type="float" office:value="0.0677966101695" calcext:value-type="float">
            <text:p>0,0677966102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372881355932" calcext:value-type="float">
            <text:p>0,372881355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CP_TB_CP_RMFCEN1</text:p>
          </table:table-cell>
          <table:table-cell office:value-type="float" office:value="0.0677966101695" calcext:value-type="float">
            <text:p>0,0677966102</text:p>
          </table:table-cell>
          <table:table-cell office:value-type="float" office:value="0.237288135593" calcext:value-type="float">
            <text:p>0,2372881356</text:p>
          </table:table-cell>
          <table:table-cell office:value-type="float" office:value="0.525423728814" calcext:value-type="float">
            <text:p>0,5254237288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PYDOCK_TOT_AP_GOAP_DF</text:p>
          </table:table-cell>
          <table:table-cell office:value-type="float" office:value="0.152542372881" calcext:value-type="float">
            <text:p>0,1525423729</text:p>
          </table:table-cell>
          <table:table-cell office:value-type="float" office:value="0.271186440678" calcext:value-type="float">
            <text:p>0,2711864407</text:p>
          </table:table-cell>
          <table:table-cell office:value-type="float" office:value="0.440677966102" calcext:value-type="float">
            <text:p>0,440677966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PYDOCK_TOT_AP_MPS</text:p>
          </table:table-cell>
          <table:table-cell office:value-type="float" office:value="0.135593220339" calcext:value-type="float">
            <text:p>0,1355932203</text:p>
          </table:table-cell>
          <table:table-cell office:value-type="float" office:value="0.203389830508" calcext:value-type="float">
            <text:p>0,2033898305</text:p>
          </table:table-cell>
          <table:table-cell office:value-type="float" office:value="0.406779661017" calcext:value-type="float">
            <text:p>0,40677966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PYDOCK_TOT_CP_BFKV</text:p>
          </table:table-cell>
          <table:table-cell office:value-type="float" office:value="0.135593220339" calcext:value-type="float">
            <text:p>0,1355932203</text:p>
          </table:table-cell>
          <table:table-cell office:value-type="float" office:value="0.237288135593" calcext:value-type="float">
            <text:p>0,2372881356</text:p>
          </table:table-cell>
          <table:table-cell office:value-type="float" office:value="0.406779661017" calcext:value-type="float">
            <text:p>0,40677966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PYDOCK_TOT_CP_E3D_MIN</text:p>
          </table:table-cell>
          <table:table-cell office:value-type="float" office:value="0.101694915254" calcext:value-type="float">
            <text:p>0,1016949153</text:p>
          </table:table-cell>
          <table:table-cell office:value-type="float" office:value="0.254237288136" calcext:value-type="float">
            <text:p>0,2542372881</text:p>
          </table:table-cell>
          <table:table-cell office:value-type="float" office:value="0.525423728814" calcext:value-type="float">
            <text:p>0,5254237288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PYDOCK_TOT_CP_RMFCEN1</text:p>
          </table:table-cell>
          <table:table-cell office:value-type="float" office:value="0.135593220339" calcext:value-type="float">
            <text:p>0,1355932203</text:p>
          </table:table-cell>
          <table:table-cell office:value-type="float" office:value="0.28813559322" calcext:value-type="float">
            <text:p>0,2881355932</text:p>
          </table:table-cell>
          <table:table-cell office:value-type="float" office:value="0.491525423729" calcext:value-type="float">
            <text:p>0,4915254237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PYDOCK_TOT_CP_TB</text:p>
          </table:table-cell>
          <table:table-cell office:value-type="float" office:value="0.0847457627119" calcext:value-type="float">
            <text:p>0,0847457627</text:p>
          </table:table-cell>
          <table:table-cell office:value-type="float" office:value="0.169491525424" calcext:value-type="float">
            <text:p>0,1694915254</text:p>
          </table:table-cell>
          <table:table-cell office:value-type="float" office:value="0.372881355932" calcext:value-type="float">
            <text:p>0,372881355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PYDOCK_TOT_SDOCK</text:p>
          </table:table-cell>
          <table:table-cell office:value-type="float" office:value="0.169491525424" calcext:value-type="float">
            <text:p>0,1694915254</text:p>
          </table:table-cell>
          <table:table-cell office:value-type="float" office:value="0.338983050847" calcext:value-type="float">
            <text:p>0,3389830508</text:p>
          </table:table-cell>
          <table:table-cell office:value-type="float" office:value="0.508474576271" calcext:value-type="float">
            <text:p>0,508474576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SDOCK_AP_GOAP_DF</text:p>
          </table:table-cell>
          <table:table-cell office:value-type="float" office:value="0.152542372881" calcext:value-type="float">
            <text:p>0,1525423729</text:p>
          </table:table-cell>
          <table:table-cell office:value-type="float" office:value="0.305084745763" calcext:value-type="float">
            <text:p>0,3050847458</text:p>
          </table:table-cell>
          <table:table-cell office:value-type="float" office:value="0.542372881356" calcext:value-type="float">
            <text:p>0,542372881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SDOCK_AP_MPS</text:p>
          </table:table-cell>
          <table:table-cell office:value-type="float" office:value="0.135593220339" calcext:value-type="float">
            <text:p>0,1355932203</text:p>
          </table:table-cell>
          <table:table-cell office:value-type="float" office:value="0.338983050847" calcext:value-type="float">
            <text:p>0,3389830508</text:p>
          </table:table-cell>
          <table:table-cell office:value-type="float" office:value="0.525423728814" calcext:value-type="float">
            <text:p>0,5254237288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SDOCK_CP_BFKV</text:p>
          </table:table-cell>
          <table:table-cell office:value-type="float" office:value="0.135593220339" calcext:value-type="float">
            <text:p>0,1355932203</text:p>
          </table:table-cell>
          <table:table-cell office:value-type="float" office:value="0.271186440678" calcext:value-type="float">
            <text:p>0,2711864407</text:p>
          </table:table-cell>
          <table:table-cell office:value-type="float" office:value="0.491525423729" calcext:value-type="float">
            <text:p>0,4915254237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SDOCK_CP_E3D_MIN</text:p>
          </table:table-cell>
          <table:table-cell office:value-type="float" office:value="0.135593220339" calcext:value-type="float">
            <text:p>0,1355932203</text:p>
          </table:table-cell>
          <table:table-cell office:value-type="float" office:value="0.305084745763" calcext:value-type="float">
            <text:p>0,3050847458</text:p>
          </table:table-cell>
          <table:table-cell office:value-type="float" office:value="0.627118644068" calcext:value-type="float">
            <text:p>0,627118644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SDOCK_CP_RMFCEN1</text:p>
          </table:table-cell>
          <table:table-cell office:value-type="float" office:value="0.118644067797" calcext:value-type="float">
            <text:p>0,1186440678</text:p>
          </table:table-cell>
          <table:table-cell office:value-type="float" office:value="0.237288135593" calcext:value-type="float">
            <text:p>0,2372881356</text:p>
          </table:table-cell>
          <table:table-cell office:value-type="float" office:value="0.576271186441" calcext:value-type="float">
            <text:p>0,576271186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SDOCK_CP_TB</text:p>
          </table:table-cell>
          <table:table-cell office:value-type="float" office:value="0.118644067797" calcext:value-type="float">
            <text:p>0,1186440678</text:p>
          </table:table-cell>
          <table:table-cell office:value-type="float" office:value="0.322033898305" calcext:value-type="float">
            <text:p>0,3220338983</text:p>
          </table:table-cell>
          <table:table-cell office:value-type="float" office:value="0.542372881356" calcext:value-type="float">
            <text:p>0,5423728814</text:p>
          </table:table-cell>
          <table:table-cell table:number-columns-repeated="35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pdb.list.flexibility.4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=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32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combo_AP_GOAP_DF_AP_MPS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.307692307692" calcext:value-type="float">
            <text:p>0,3076923077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AP_GOAP_DF_CP_BFKV</text:p>
          </table:table-cell>
          <table:table-cell office:value-type="float" office:value="0" calcext:value-type="float">
            <text:p>0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.307692307692" calcext:value-type="float">
            <text:p>0,3076923077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AP_GOAP_DF_CP_E3D_MIN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.384615384615" calcext:value-type="float">
            <text:p>0,3846153846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AP_GOAP_DF_CP_RMFCEN1</text:p>
          </table:table-cell>
          <table:table-cell office:value-type="float" office:value="0" calcext:value-type="float">
            <text:p>0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.307692307692" calcext:value-type="float">
            <text:p>0,3076923077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AP_GOAP_DF_CP_TB</text:p>
          </table:table-cell>
          <table:table-cell office:value-type="float" office:value="0" calcext:value-type="float">
            <text:p>0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.461538461538" calcext:value-type="float">
            <text:p>0,461538461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AP_MPS_CP_BFKV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.423076923077" calcext:value-type="float">
            <text:p>0,423076923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AP_MPS_CP_RMFCEN1</text:p>
          </table:table-cell>
          <table:table-cell office:value-type="float" office:value="0" calcext:value-type="float">
            <text:p>0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.384615384615" calcext:value-type="float">
            <text:p>0,3846153846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AP_MPS_CP_TB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.269230769231" calcext:value-type="float">
            <text:p>0,269230769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CP_E3D_MIN_AP_MPS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.192307692308" calcext:value-type="float">
            <text:p>0,1923076923</text:p>
          </table:table-cell>
          <table:table-cell office:value-type="float" office:value="0.307692307692" calcext:value-type="float">
            <text:p>0,3076923077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CP_E3D_MIN_CP_BFKV</text:p>
          </table:table-cell>
          <table:table-cell office:value-type="float" office:value="0" calcext:value-type="float">
            <text:p>0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.346153846154" calcext:value-type="float">
            <text:p>0,346153846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CP_E3D_MIN_CP_RMFCEN1</text:p>
          </table:table-cell>
          <table:table-cell office:value-type="float" office:value="0" calcext:value-type="float">
            <text:p>0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.269230769231" calcext:value-type="float">
            <text:p>0,269230769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CP_E3D_MIN_CP_TB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.461538461538" calcext:value-type="float">
            <text:p>0,461538461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CP_RMFCEN1_CP_BFKV</text:p>
          </table:table-cell>
          <table:table-cell office:value-type="float" office:value="0" calcext:value-type="float">
            <text:p>0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.384615384615" calcext:value-type="float">
            <text:p>0,3846153846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CP_TB_CP_BFKV</text:p>
          </table:table-cell>
          <table:table-cell office:value-type="float" office:value="0" calcext:value-type="float">
            <text:p>0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.423076923077" calcext:value-type="float">
            <text:p>0,423076923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CP_TB_CP_RMFCEN1</text:p>
          </table:table-cell>
          <table:table-cell office:value-type="float" office:value="0" calcext:value-type="float">
            <text:p>0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.423076923077" calcext:value-type="float">
            <text:p>0,423076923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PYDOCK_TOT_AP_GOAP_DF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.384615384615" calcext:value-type="float">
            <text:p>0,3846153846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PYDOCK_TOT_AP_MPS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.346153846154" calcext:value-type="float">
            <text:p>0,346153846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PYDOCK_TOT_CP_BFKV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.384615384615" calcext:value-type="float">
            <text:p>0,3846153846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PYDOCK_TOT_CP_E3D_MIN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.307692307692" calcext:value-type="float">
            <text:p>0,3076923077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PYDOCK_TOT_CP_RMFCEN1</text:p>
          </table:table-cell>
          <table:table-cell office:value-type="float" office:value="0" calcext:value-type="float">
            <text:p>0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.423076923077" calcext:value-type="float">
            <text:p>0,423076923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PYDOCK_TOT_CP_TB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.269230769231" calcext:value-type="float">
            <text:p>0,269230769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PYDOCK_TOT_SDOCK</text:p>
          </table:table-cell>
          <table:table-cell office:value-type="float" office:value="0" calcext:value-type="float">
            <text:p>0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.346153846154" calcext:value-type="float">
            <text:p>0,346153846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SDOCK_AP_GOAP_DF</text:p>
          </table:table-cell>
          <table:table-cell office:value-type="float" office:value="0" calcext:value-type="float">
            <text:p>0</text:p>
          </table:table-cell>
          <table:table-cell office:value-type="float" office:value="0.0384615384615" calcext:value-type="float">
            <text:p>0,0384615385</text:p>
          </table:table-cell>
          <table:table-cell office:value-type="float" office:value="0.346153846154" calcext:value-type="float">
            <text:p>0,346153846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SDOCK_AP_MP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7692307692" calcext:value-type="float">
            <text:p>0,3076923077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SDOCK_CP_BFK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7692307692" calcext:value-type="float">
            <text:p>0,3076923077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SDOCK_CP_E3D_MIN</text:p>
          </table:table-cell>
          <table:table-cell office:value-type="float" office:value="0" calcext:value-type="float">
            <text:p>0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.269230769231" calcext:value-type="float">
            <text:p>0,269230769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SDOCK_CP_RMFCEN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4615384615" calcext:value-type="float">
            <text:p>0,3846153846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SDOCK_CP_T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4615384615" calcext:value-type="float">
            <text:p>0,3846153846</text:p>
          </table:table-cell>
          <table:table-cell table:number-columns-repeated="35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pdb.list.flexibility.5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=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32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combo_AP_GOAP_DF_AP_MP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AP_GOAP_DF_CP_BFKV</text:p>
          </table:table-cell>
          <table:table-cell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181818181818" calcext:value-type="float">
            <text:p>0,1818181818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AP_GOAP_DF_CP_E3D_MI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AP_GOAP_DF_CP_RMFCEN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AP_GOAP_DF_CP_T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1818181818" calcext:value-type="float">
            <text:p>0,1818181818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AP_MPS_CP_BFK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2727272727" calcext:value-type="float">
            <text:p>0,2727272727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AP_MPS_CP_RMFCEN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1818181818" calcext:value-type="float">
            <text:p>0,1818181818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AP_MPS_CP_T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2727272727" calcext:value-type="float">
            <text:p>0,2727272727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CP_E3D_MIN_AP_MP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CP_E3D_MIN_CP_BFKV</text:p>
          </table:table-cell>
          <table:table-cell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181818181818" calcext:value-type="float">
            <text:p>0,1818181818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CP_E3D_MIN_CP_RMFCEN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CP_E3D_MIN_CP_T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1818181818" calcext:value-type="float">
            <text:p>0,1818181818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CP_RMFCEN1_CP_BFKV</text:p>
          </table:table-cell>
          <table:table-cell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181818181818" calcext:value-type="float">
            <text:p>0,1818181818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CP_TB_CP_BFKV</text:p>
          </table:table-cell>
          <table:table-cell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181818181818" calcext:value-type="float">
            <text:p>0,1818181818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CP_TB_CP_RMFCEN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1818181818" calcext:value-type="float">
            <text:p>0,1818181818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PYDOCK_TOT_AP_GOAP_D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PYDOCK_TOT_AP_MP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PYDOCK_TOT_CP_BFKV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1818181818" calcext:value-type="float">
            <text:p>0,1818181818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PYDOCK_TOT_CP_E3D_M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PYDOCK_TOT_CP_RMFCEN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PYDOCK_TOT_CP_T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909090909091" calcext:value-type="float">
            <text:p>0,090909090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PYDOCK_TOT_SDOC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1818181818" calcext:value-type="float">
            <text:p>0,1818181818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SDOCK_AP_GOAP_D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SDOCK_AP_MP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1818181818" calcext:value-type="float">
            <text:p>0,1818181818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SDOCK_CP_BFKV</text:p>
          </table:table-cell>
          <table:table-cell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181818181818" calcext:value-type="float">
            <text:p>0,1818181818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SDOCK_CP_E3D_M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09090909091" calcext:value-type="float">
            <text:p>0,090909090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SDOCK_CP_RMFCEN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909090909091" calcext:value-type="float">
            <text:p>0,090909090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SDOCK_CP_T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1818181818" calcext:value-type="float">
            <text:p>0,1818181818</text:p>
          </table:table-cell>
          <table:table-cell table:number-columns-repeated="35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pdb.list.mediumbinder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=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32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combo_AP_GOAP_DF_AP_MPS</text:p>
          </table:table-cell>
          <table:table-cell office:value-type="float" office:value="0.0487804878049" calcext:value-type="float">
            <text:p>0,0487804878</text:p>
          </table:table-cell>
          <table:table-cell office:value-type="float" office:value="0.121951219512" calcext:value-type="float">
            <text:p>0,1219512195</text:p>
          </table:table-cell>
          <table:table-cell office:value-type="float" office:value="0.341463414634" calcext:value-type="float">
            <text:p>0,3414634146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AP_GOAP_DF_CP_BFKV</text:p>
          </table:table-cell>
          <table:table-cell office:value-type="float" office:value="0.146341463415" calcext:value-type="float">
            <text:p>0,1463414634</text:p>
          </table:table-cell>
          <table:table-cell office:value-type="float" office:value="0.170731707317" calcext:value-type="float">
            <text:p>0,1707317073</text:p>
          </table:table-cell>
          <table:table-cell office:value-type="float" office:value="0.341463414634" calcext:value-type="float">
            <text:p>0,3414634146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AP_GOAP_DF_CP_E3D_MIN</text:p>
          </table:table-cell>
          <table:table-cell office:value-type="float" office:value="0.0487804878049" calcext:value-type="float">
            <text:p>0,0487804878</text:p>
          </table:table-cell>
          <table:table-cell office:value-type="float" office:value="0.170731707317" calcext:value-type="float">
            <text:p>0,1707317073</text:p>
          </table:table-cell>
          <table:table-cell office:value-type="float" office:value="0.439024390244" calcext:value-type="float">
            <text:p>0,439024390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AP_GOAP_DF_CP_RMFCEN1</text:p>
          </table:table-cell>
          <table:table-cell office:value-type="float" office:value="0.0731707317073" calcext:value-type="float">
            <text:p>0,0731707317</text:p>
          </table:table-cell>
          <table:table-cell office:value-type="float" office:value="0.146341463415" calcext:value-type="float">
            <text:p>0,1463414634</text:p>
          </table:table-cell>
          <table:table-cell office:value-type="float" office:value="0.414634146341" calcext:value-type="float">
            <text:p>0,414634146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AP_GOAP_DF_CP_TB</text:p>
          </table:table-cell>
          <table:table-cell office:value-type="float" office:value="0.0731707317073" calcext:value-type="float">
            <text:p>0,0731707317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439024390244" calcext:value-type="float">
            <text:p>0,439024390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AP_MPS_CP_BFKV</text:p>
          </table:table-cell>
          <table:table-cell office:value-type="float" office:value="0.0243902439024" calcext:value-type="float">
            <text:p>0,0243902439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317073170732" calcext:value-type="float">
            <text:p>0,3170731707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AP_MPS_CP_RMFCEN1</text:p>
          </table:table-cell>
          <table:table-cell office:value-type="float" office:value="0.0731707317073" calcext:value-type="float">
            <text:p>0,0731707317</text:p>
          </table:table-cell>
          <table:table-cell office:value-type="float" office:value="0.19512195122" calcext:value-type="float">
            <text:p>0,1951219512</text:p>
          </table:table-cell>
          <table:table-cell office:value-type="float" office:value="0.463414634146" calcext:value-type="float">
            <text:p>0,463414634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AP_MPS_CP_TB</text:p>
          </table:table-cell>
          <table:table-cell office:value-type="float" office:value="0.0975609756098" calcext:value-type="float">
            <text:p>0,0975609756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414634146341" calcext:value-type="float">
            <text:p>0,414634146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CP_E3D_MIN_AP_MPS</text:p>
          </table:table-cell>
          <table:table-cell office:value-type="float" office:value="0.0487804878049" calcext:value-type="float">
            <text:p>0,0487804878</text:p>
          </table:table-cell>
          <table:table-cell office:value-type="float" office:value="0.146341463415" calcext:value-type="float">
            <text:p>0,1463414634</text:p>
          </table:table-cell>
          <table:table-cell office:value-type="float" office:value="0.365853658537" calcext:value-type="float">
            <text:p>0,365853658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CP_E3D_MIN_CP_BFKV</text:p>
          </table:table-cell>
          <table:table-cell office:value-type="float" office:value="0.0975609756098" calcext:value-type="float">
            <text:p>0,0975609756</text:p>
          </table:table-cell>
          <table:table-cell office:value-type="float" office:value="0.170731707317" calcext:value-type="float">
            <text:p>0,1707317073</text:p>
          </table:table-cell>
          <table:table-cell office:value-type="float" office:value="0.390243902439" calcext:value-type="float">
            <text:p>0,390243902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CP_E3D_MIN_CP_RMFCEN1</text:p>
          </table:table-cell>
          <table:table-cell office:value-type="float" office:value="0.0731707317073" calcext:value-type="float">
            <text:p>0,0731707317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487804878049" calcext:value-type="float">
            <text:p>0,487804878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CP_E3D_MIN_CP_TB</text:p>
          </table:table-cell>
          <table:table-cell office:value-type="float" office:value="0.0975609756098" calcext:value-type="float">
            <text:p>0,0975609756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487804878049" calcext:value-type="float">
            <text:p>0,487804878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CP_RMFCEN1_CP_BFKV</text:p>
          </table:table-cell>
          <table:table-cell office:value-type="float" office:value="0.121951219512" calcext:value-type="float">
            <text:p>0,1219512195</text:p>
          </table:table-cell>
          <table:table-cell office:value-type="float" office:value="0.170731707317" calcext:value-type="float">
            <text:p>0,1707317073</text:p>
          </table:table-cell>
          <table:table-cell office:value-type="float" office:value="0.414634146341" calcext:value-type="float">
            <text:p>0,414634146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CP_TB_CP_BFKV</text:p>
          </table:table-cell>
          <table:table-cell office:value-type="float" office:value="0.0731707317073" calcext:value-type="float">
            <text:p>0,0731707317</text:p>
          </table:table-cell>
          <table:table-cell office:value-type="float" office:value="0.146341463415" calcext:value-type="float">
            <text:p>0,1463414634</text:p>
          </table:table-cell>
          <table:table-cell office:value-type="float" office:value="0.341463414634" calcext:value-type="float">
            <text:p>0,3414634146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CP_TB_CP_RMFCEN1</text:p>
          </table:table-cell>
          <table:table-cell office:value-type="float" office:value="0.0731707317073" calcext:value-type="float">
            <text:p>0,0731707317</text:p>
          </table:table-cell>
          <table:table-cell office:value-type="float" office:value="0.317073170732" calcext:value-type="float">
            <text:p>0,3170731707</text:p>
          </table:table-cell>
          <table:table-cell office:value-type="float" office:value="0.512195121951" calcext:value-type="float">
            <text:p>0,51219512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PYDOCK_TOT_AP_GOAP_DF</text:p>
          </table:table-cell>
          <table:table-cell office:value-type="float" office:value="0.0975609756098" calcext:value-type="float">
            <text:p>0,0975609756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439024390244" calcext:value-type="float">
            <text:p>0,439024390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PYDOCK_TOT_AP_MPS</text:p>
          </table:table-cell>
          <table:table-cell office:value-type="float" office:value="0.121951219512" calcext:value-type="float">
            <text:p>0,1219512195</text:p>
          </table:table-cell>
          <table:table-cell office:value-type="float" office:value="0.170731707317" calcext:value-type="float">
            <text:p>0,1707317073</text:p>
          </table:table-cell>
          <table:table-cell office:value-type="float" office:value="0.341463414634" calcext:value-type="float">
            <text:p>0,3414634146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PYDOCK_TOT_CP_BFKV</text:p>
          </table:table-cell>
          <table:table-cell office:value-type="float" office:value="0.0975609756098" calcext:value-type="float">
            <text:p>0,0975609756</text:p>
          </table:table-cell>
          <table:table-cell office:value-type="float" office:value="0.19512195122" calcext:value-type="float">
            <text:p>0,1951219512</text:p>
          </table:table-cell>
          <table:table-cell office:value-type="float" office:value="0.317073170732" calcext:value-type="float">
            <text:p>0,3170731707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PYDOCK_TOT_CP_E3D_MIN</text:p>
          </table:table-cell>
          <table:table-cell office:value-type="float" office:value="0.121951219512" calcext:value-type="float">
            <text:p>0,1219512195</text:p>
          </table:table-cell>
          <table:table-cell office:value-type="float" office:value="0.268292682927" calcext:value-type="float">
            <text:p>0,2682926829</text:p>
          </table:table-cell>
          <table:table-cell office:value-type="float" office:value="0.463414634146" calcext:value-type="float">
            <text:p>0,463414634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PYDOCK_TOT_CP_RMFCEN1</text:p>
          </table:table-cell>
          <table:table-cell office:value-type="float" office:value="0.0975609756098" calcext:value-type="float">
            <text:p>0,0975609756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487804878049" calcext:value-type="float">
            <text:p>0,487804878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PYDOCK_TOT_CP_TB</text:p>
          </table:table-cell>
          <table:table-cell office:value-type="float" office:value="0.121951219512" calcext:value-type="float">
            <text:p>0,1219512195</text:p>
          </table:table-cell>
          <table:table-cell office:value-type="float" office:value="0.341463414634" calcext:value-type="float">
            <text:p>0,3414634146</text:p>
          </table:table-cell>
          <table:table-cell office:value-type="float" office:value="0.439024390244" calcext:value-type="float">
            <text:p>0,439024390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PYDOCK_TOT_SDOCK</text:p>
          </table:table-cell>
          <table:table-cell office:value-type="float" office:value="0.0731707317073" calcext:value-type="float">
            <text:p>0,0731707317</text:p>
          </table:table-cell>
          <table:table-cell office:value-type="float" office:value="0.292682926829" calcext:value-type="float">
            <text:p>0,2926829268</text:p>
          </table:table-cell>
          <table:table-cell office:value-type="float" office:value="0.390243902439" calcext:value-type="float">
            <text:p>0,390243902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SDOCK_AP_GOAP_DF</text:p>
          </table:table-cell>
          <table:table-cell office:value-type="float" office:value="0.0975609756098" calcext:value-type="float">
            <text:p>0,0975609756</text:p>
          </table:table-cell>
          <table:table-cell office:value-type="float" office:value="0.19512195122" calcext:value-type="float">
            <text:p>0,1951219512</text:p>
          </table:table-cell>
          <table:table-cell office:value-type="float" office:value="0.414634146341" calcext:value-type="float">
            <text:p>0,414634146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SDOCK_AP_MPS</text:p>
          </table:table-cell>
          <table:table-cell office:value-type="float" office:value="0.146341463415" calcext:value-type="float">
            <text:p>0,1463414634</text:p>
          </table:table-cell>
          <table:table-cell office:value-type="float" office:value="0.19512195122" calcext:value-type="float">
            <text:p>0,1951219512</text:p>
          </table:table-cell>
          <table:table-cell office:value-type="float" office:value="0.365853658537" calcext:value-type="float">
            <text:p>0,365853658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SDOCK_CP_BFKV</text:p>
          </table:table-cell>
          <table:table-cell office:value-type="float" office:value="0.0975609756098" calcext:value-type="float">
            <text:p>0,0975609756</text:p>
          </table:table-cell>
          <table:table-cell office:value-type="float" office:value="0.146341463415" calcext:value-type="float">
            <text:p>0,1463414634</text:p>
          </table:table-cell>
          <table:table-cell office:value-type="float" office:value="0.390243902439" calcext:value-type="float">
            <text:p>0,390243902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SDOCK_CP_E3D_MIN</text:p>
          </table:table-cell>
          <table:table-cell office:value-type="float" office:value="0.0975609756098" calcext:value-type="float">
            <text:p>0,0975609756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439024390244" calcext:value-type="float">
            <text:p>0,4390243902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SDOCK_CP_RMFCEN1</text:p>
          </table:table-cell>
          <table:table-cell office:value-type="float" office:value="0.0975609756098" calcext:value-type="float">
            <text:p>0,0975609756</text:p>
          </table:table-cell>
          <table:table-cell office:value-type="float" office:value="0.146341463415" calcext:value-type="float">
            <text:p>0,1463414634</text:p>
          </table:table-cell>
          <table:table-cell office:value-type="float" office:value="0.390243902439" calcext:value-type="float">
            <text:p>0,390243902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SDOCK_CP_TB</text:p>
          </table:table-cell>
          <table:table-cell office:value-type="float" office:value="0.0731707317073" calcext:value-type="float">
            <text:p>0,0731707317</text:p>
          </table:table-cell>
          <table:table-cell office:value-type="float" office:value="0.170731707317" calcext:value-type="float">
            <text:p>0,1707317073</text:p>
          </table:table-cell>
          <table:table-cell office:value-type="float" office:value="0.414634146341" calcext:value-type="float">
            <text:p>0,4146341463</text:p>
          </table:table-cell>
          <table:table-cell table:number-columns-repeated="35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pdb.list.strongbinder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=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32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combo_AP_GOAP_DF_AP_MPS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535714285714" calcext:value-type="float">
            <text:p>0,5357142857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AP_GOAP_DF_CP_BFKV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607142857143" calcext:value-type="float">
            <text:p>0,607142857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AP_GOAP_DF_CP_E3D_MIN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678571428571" calcext:value-type="float">
            <text:p>0,6785714286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AP_GOAP_DF_CP_RMFCEN1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642857142857" calcext:value-type="float">
            <text:p>0,642857142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AP_GOAP_DF_CP_TB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678571428571" calcext:value-type="float">
            <text:p>0,6785714286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AP_MPS_CP_BFKV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535714285714" calcext:value-type="float">
            <text:p>0,5357142857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AP_MPS_CP_RMFCEN1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642857142857" calcext:value-type="float">
            <text:p>0,642857142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AP_MPS_CP_TB</text:p>
          </table:table-cell>
          <table:table-cell office:value-type="float" office:value="0.25" calcext:value-type="float">
            <text:p>0,25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607142857143" calcext:value-type="float">
            <text:p>0,607142857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CP_E3D_MIN_AP_MPS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607142857143" calcext:value-type="float">
            <text:p>0,607142857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CP_E3D_MIN_CP_BFKV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714285714286" calcext:value-type="float">
            <text:p>0,714285714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CP_E3D_MIN_CP_RMFCEN1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642857142857" calcext:value-type="float">
            <text:p>0,642857142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CP_E3D_MIN_CP_TB</text:p>
          </table:table-cell>
          <table:table-cell office:value-type="float" office:value="0.25" calcext:value-type="float">
            <text:p>0,25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714285714286" calcext:value-type="float">
            <text:p>0,714285714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CP_RMFCEN1_CP_BFKV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642857142857" calcext:value-type="float">
            <text:p>0,642857142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CP_TB_CP_BFKV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607142857143" calcext:value-type="float">
            <text:p>0,607142857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CP_TB_CP_RMFCEN1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PYDOCK_TOT_AP_GOAP_DF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607142857143" calcext:value-type="float">
            <text:p>0,607142857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PYDOCK_TOT_AP_MPS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428571428571" calcext:value-type="float">
            <text:p>0,4285714286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PYDOCK_TOT_CP_BFKV</text:p>
          </table:table-cell>
          <table:table-cell office:value-type="float" office:value="0.0714285714286" calcext:value-type="float">
            <text:p>0,0714285714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535714285714" calcext:value-type="float">
            <text:p>0,5357142857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PYDOCK_TOT_CP_E3D_MIN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428571428571" calcext:value-type="float">
            <text:p>0,4285714286</text:p>
          </table:table-cell>
          <table:table-cell office:value-type="float" office:value="0.571428571429" calcext:value-type="float">
            <text:p>0,571428571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PYDOCK_TOT_CP_RMFCEN1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642857142857" calcext:value-type="float">
            <text:p>0,642857142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PYDOCK_TOT_CP_TB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464285714286" calcext:value-type="float">
            <text:p>0,4642857143</text:p>
          </table:table-cell>
          <table:table-cell office:value-type="float" office:value="0.642857142857" calcext:value-type="float">
            <text:p>0,642857142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PYDOCK_TOT_SDOCK</text:p>
          </table:table-cell>
          <table:table-cell office:value-type="float" office:value="0.25" calcext:value-type="float">
            <text:p>0,25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678571428571" calcext:value-type="float">
            <text:p>0,6785714286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SDOCK_AP_GOAP_DF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607142857143" calcext:value-type="float">
            <text:p>0,607142857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SDOCK_AP_MPS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607142857143" calcext:value-type="float">
            <text:p>0,607142857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SDOCK_CP_BFKV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642857142857" calcext:value-type="float">
            <text:p>0,642857142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SDOCK_CP_E3D_MIN</text:p>
          </table:table-cell>
          <table:table-cell office:value-type="float" office:value="0.25" calcext:value-type="float">
            <text:p>0,25</text:p>
          </table:table-cell>
          <table:table-cell office:value-type="float" office:value="0.464285714286" calcext:value-type="float">
            <text:p>0,4642857143</text:p>
          </table:table-cell>
          <table:table-cell office:value-type="float" office:value="0.642857142857" calcext:value-type="float">
            <text:p>0,642857142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SDOCK_CP_RMFCEN1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642857142857" calcext:value-type="float">
            <text:p>0,6428571429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SDOCK_CP_TB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642857142857" calcext:value-type="float">
            <text:p>0,6428571429</text:p>
          </table:table-cell>
          <table:table-cell table:number-columns-repeated="35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pdb.list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=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32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combo_AP_GOAP_DF_AP_MPS</text:p>
          </table:table-cell>
          <table:table-cell office:value-type="float" office:value="0.0852272727273" calcext:value-type="float">
            <text:p>0,0852272727</text:p>
          </table:table-cell>
          <table:table-cell office:value-type="float" office:value="0.170454545455" calcext:value-type="float">
            <text:p>0,1704545455</text:p>
          </table:table-cell>
          <table:table-cell office:value-type="float" office:value="0.4375" calcext:value-type="float">
            <text:p>0,4375</text:p>
          </table:table-cell>
          <table:table-cell table:number-columns-repeated="2"/>
          <table:table-cell office:value-type="float" office:value="0.170454545455" calcext:value-type="float">
            <text:p>0,170454545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combo_AP_GOAP_DF_CP_BFKV</text:p>
          </table:table-cell>
          <table:table-cell office:value-type="float" office:value="0.119318181818" calcext:value-type="float">
            <text:p>0,1193181818</text:p>
          </table:table-cell>
          <table:table-cell office:value-type="float" office:value="0.261363636364" calcext:value-type="float">
            <text:p>0,2613636364</text:p>
          </table:table-cell>
          <table:table-cell office:value-type="float" office:value="0.454545454545" calcext:value-type="float">
            <text:p>0,4545454545</text:p>
          </table:table-cell>
          <table:table-cell table:number-columns-repeated="2"/>
          <table:table-cell office:value-type="float" office:value="0.261363636364" calcext:value-type="float">
            <text:p>0,261363636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combo_AP_GOAP_DF_CP_E3D_MIN</text:p>
          </table:table-cell>
          <table:table-cell office:value-type="float" office:value="0.113636363636" calcext:value-type="float">
            <text:p>0,1136363636</text:p>
          </table:table-cell>
          <table:table-cell office:value-type="float" office:value="0.244318181818" calcext:value-type="float">
            <text:p>0,2443181818</text:p>
          </table:table-cell>
          <table:table-cell office:value-type="float" office:value="0.465909090909" calcext:value-type="float">
            <text:p>0,4659090909</text:p>
          </table:table-cell>
          <table:table-cell table:number-columns-repeated="2"/>
          <table:table-cell office:value-type="float" office:value="0.244318181818" calcext:value-type="float">
            <text:p>0,244318181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combo_AP_GOAP_DF_CP_RMFCEN1</text:p>
          </table:table-cell>
          <table:table-cell office:value-type="float" office:value="0.107954545455" calcext:value-type="float">
            <text:p>0,1079545455</text:p>
          </table:table-cell>
          <table:table-cell office:value-type="float" office:value="0.215909090909" calcext:value-type="float">
            <text:p>0,2159090909</text:p>
          </table:table-cell>
          <table:table-cell office:value-type="float" office:value="0.471590909091" calcext:value-type="float">
            <text:p>0,4715909091</text:p>
          </table:table-cell>
          <table:table-cell table:number-columns-repeated="2"/>
          <table:table-cell office:value-type="float" office:value="0.215909090909" calcext:value-type="float">
            <text:p>0,215909090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combo_AP_GOAP_DF_CP_TB</text:p>
          </table:table-cell>
          <table:table-cell office:value-type="float" office:value="0.102272727273" calcext:value-type="float">
            <text:p>0,1022727273</text:p>
          </table:table-cell>
          <table:table-cell office:value-type="float" office:value="0.272727272727" calcext:value-type="float">
            <text:p>0,2727272727</text:p>
          </table:table-cell>
          <table:table-cell office:value-type="float" office:value="0.511363636364" calcext:value-type="float">
            <text:p>0,5113636364</text:p>
          </table:table-cell>
          <table:table-cell table:number-columns-repeated="2"/>
          <table:table-cell office:value-type="float" office:value="0.272727272727" calcext:value-type="float">
            <text:p>0,272727272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combo_AP_MPS_CP_BFKV</text:p>
          </table:table-cell>
          <table:table-cell office:value-type="float" office:value="0.0511363636364" calcext:value-type="float">
            <text:p>0,0511363636</text:p>
          </table:table-cell>
          <table:table-cell office:value-type="float" office:value="0.198863636364" calcext:value-type="float">
            <text:p>0,1988636364</text:p>
          </table:table-cell>
          <table:table-cell office:value-type="float" office:value="0.403409090909" calcext:value-type="float">
            <text:p>0,4034090909</text:p>
          </table:table-cell>
          <table:table-cell table:number-columns-repeated="2"/>
          <table:table-cell office:value-type="float" office:value="0.198863636364" calcext:value-type="float">
            <text:p>0,198863636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combo_AP_MPS_CP_RMFCEN1</text:p>
          </table:table-cell>
          <table:table-cell office:value-type="float" office:value="0.0795454545455" calcext:value-type="float">
            <text:p>0,0795454545</text:p>
          </table:table-cell>
          <table:table-cell office:value-type="float" office:value="0.210227272727" calcext:value-type="float">
            <text:p>0,2102272727</text:p>
          </table:table-cell>
          <table:table-cell office:value-type="float" office:value="0.528409090909" calcext:value-type="float">
            <text:p>0,5284090909</text:p>
          </table:table-cell>
          <table:table-cell table:number-columns-repeated="2"/>
          <table:table-cell office:value-type="float" office:value="0.210227272727" calcext:value-type="float">
            <text:p>0,210227272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combo_AP_MPS_CP_TB</text:p>
          </table:table-cell>
          <table:table-cell office:value-type="float" office:value="0.102272727273" calcext:value-type="float">
            <text:p>0,1022727273</text:p>
          </table:table-cell>
          <table:table-cell office:value-type="float" office:value="0.227272727273" calcext:value-type="float">
            <text:p>0,2272727273</text:p>
          </table:table-cell>
          <table:table-cell office:value-type="float" office:value="0.443181818182" calcext:value-type="float">
            <text:p>0,4431818182</text:p>
          </table:table-cell>
          <table:table-cell table:number-columns-repeated="2"/>
          <table:table-cell office:value-type="float" office:value="0.227272727273" calcext:value-type="float">
            <text:p>0,227272727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combo_CP_E3D_MIN_AP_MPS</text:p>
          </table:table-cell>
          <table:table-cell office:value-type="float" office:value="0.0795454545455" calcext:value-type="float">
            <text:p>0,0795454545</text:p>
          </table:table-cell>
          <table:table-cell office:value-type="float" office:value="0.193181818182" calcext:value-type="float">
            <text:p>0,1931818182</text:p>
          </table:table-cell>
          <table:table-cell office:value-type="float" office:value="0.482954545455" calcext:value-type="float">
            <text:p>0,4829545455</text:p>
          </table:table-cell>
          <table:table-cell table:number-columns-repeated="2"/>
          <table:table-cell office:value-type="float" office:value="0.193181818182" calcext:value-type="float">
            <text:p>0,193181818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combo_CP_E3D_MIN_CP_BFKV</text:p>
          </table:table-cell>
          <table:table-cell office:value-type="float" office:value="0.102272727273" calcext:value-type="float">
            <text:p>0,1022727273</text:p>
          </table:table-cell>
          <table:table-cell office:value-type="float" office:value="0.25" calcext:value-type="float">
            <text:p>0,25</text:p>
          </table:table-cell>
          <table:table-cell office:value-type="float" office:value="0.528409090909" calcext:value-type="float">
            <text:p>0,5284090909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combo_CP_E3D_MIN_CP_RMFCEN1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27272727273" calcext:value-type="float">
            <text:p>0,2272727273</text:p>
          </table:table-cell>
          <table:table-cell office:value-type="float" office:value="0.471590909091" calcext:value-type="float">
            <text:p>0,4715909091</text:p>
          </table:table-cell>
          <table:table-cell table:number-columns-repeated="2"/>
          <table:table-cell office:value-type="float" office:value="0.227272727273" calcext:value-type="float">
            <text:p>0,2272727273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combo_CP_E3D_MIN_CP_TB</text:p>
          </table:table-cell>
          <table:table-cell office:value-type="float" office:value="0.119318181818" calcext:value-type="float">
            <text:p>0,1193181818</text:p>
          </table:table-cell>
          <table:table-cell office:value-type="float" office:value="0.255681818182" calcext:value-type="float">
            <text:p>0,2556818182</text:p>
          </table:table-cell>
          <table:table-cell office:value-type="float" office:value="0.551136363636" calcext:value-type="float">
            <text:p>0,5511363636</text:p>
          </table:table-cell>
          <table:table-cell table:number-columns-repeated="2"/>
          <table:table-cell office:value-type="float" office:value="0.255681818182" calcext:value-type="float">
            <text:p>0,2556818182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combo_CP_RMFCEN1_CP_BFKV</text:p>
          </table:table-cell>
          <table:table-cell office:value-type="float" office:value="0.125" calcext:value-type="float">
            <text:p>0,125</text:p>
          </table:table-cell>
          <table:table-cell office:value-type="float" office:value="0.278409090909" calcext:value-type="float">
            <text:p>0,2784090909</text:p>
          </table:table-cell>
          <table:table-cell office:value-type="float" office:value="0.477272727273" calcext:value-type="float">
            <text:p>0,4772727273</text:p>
          </table:table-cell>
          <table:table-cell table:number-columns-repeated="2"/>
          <table:table-cell office:value-type="float" office:value="0.278409090909" calcext:value-type="float">
            <text:p>0,278409090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combo_CP_TB_CP_BFKV</text:p>
          </table:table-cell>
          <table:table-cell office:value-type="float" office:value="0.0795454545455" calcext:value-type="float">
            <text:p>0,0795454545</text:p>
          </table:table-cell>
          <table:table-cell office:value-type="float" office:value="0.210227272727" calcext:value-type="float">
            <text:p>0,2102272727</text:p>
          </table:table-cell>
          <table:table-cell office:value-type="float" office:value="0.414772727273" calcext:value-type="float">
            <text:p>0,4147727273</text:p>
          </table:table-cell>
          <table:table-cell table:number-columns-repeated="2"/>
          <table:table-cell office:value-type="float" office:value="0.210227272727" calcext:value-type="float">
            <text:p>0,210227272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combo_CP_TB_CP_RMFCEN1</text:p>
          </table:table-cell>
          <table:table-cell office:value-type="float" office:value="0.0965909090909" calcext:value-type="float">
            <text:p>0,0965909091</text:p>
          </table:table-cell>
          <table:table-cell office:value-type="float" office:value="0.301136363636" calcext:value-type="float">
            <text:p>0,3011363636</text:p>
          </table:table-cell>
          <table:table-cell office:value-type="float" office:value="0.545454545455" calcext:value-type="float">
            <text:p>0,5454545455</text:p>
          </table:table-cell>
          <table:table-cell table:number-columns-repeated="2"/>
          <table:table-cell office:value-type="float" office:value="0.301136363636" calcext:value-type="float">
            <text:p>0,301136363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combo_PYDOCK_TOT_AP_GOAP_DF</text:p>
          </table:table-cell>
          <table:table-cell office:value-type="float" office:value="0.153409090909" calcext:value-type="float">
            <text:p>0,1534090909</text:p>
          </table:table-cell>
          <table:table-cell office:value-type="float" office:value="0.284090909091" calcext:value-type="float">
            <text:p>0,2840909091</text:p>
          </table:table-cell>
          <table:table-cell office:value-type="float" office:value="0.454545454545" calcext:value-type="float">
            <text:p>0,4545454545</text:p>
          </table:table-cell>
          <table:table-cell table:number-columns-repeated="2"/>
          <table:table-cell office:value-type="float" office:value="0.284090909091" calcext:value-type="float">
            <text:p>0,284090909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combo_PYDOCK_TOT_AP_MPS</text:p>
          </table:table-cell>
          <table:table-cell office:value-type="float" office:value="0.119318181818" calcext:value-type="float">
            <text:p>0,1193181818</text:p>
          </table:table-cell>
          <table:table-cell office:value-type="float" office:value="0.210227272727" calcext:value-type="float">
            <text:p>0,2102272727</text:p>
          </table:table-cell>
          <table:table-cell office:value-type="float" office:value="0.386363636364" calcext:value-type="float">
            <text:p>0,3863636364</text:p>
          </table:table-cell>
          <table:table-cell table:number-columns-repeated="2"/>
          <table:table-cell office:value-type="float" office:value="0.210227272727" calcext:value-type="float">
            <text:p>0,210227272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combo_PYDOCK_TOT_CP_BFKV</text:p>
          </table:table-cell>
          <table:table-cell office:value-type="float" office:value="0.0909090909091" calcext:value-type="float">
            <text:p>0,0909090909</text:p>
          </table:table-cell>
          <table:table-cell office:value-type="float" office:value="0.210227272727" calcext:value-type="float">
            <text:p>0,2102272727</text:p>
          </table:table-cell>
          <table:table-cell office:value-type="float" office:value="0.420454545455" calcext:value-type="float">
            <text:p>0,4204545455</text:p>
          </table:table-cell>
          <table:table-cell table:number-columns-repeated="2"/>
          <table:table-cell office:value-type="float" office:value="0.210227272727" calcext:value-type="float">
            <text:p>0,2102272727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combo_PYDOCK_TOT_CP_E3D_MIN</text:p>
          </table:table-cell>
          <table:table-cell office:value-type="float" office:value="0.125" calcext:value-type="float">
            <text:p>0,125</text:p>
          </table:table-cell>
          <table:table-cell office:value-type="float" office:value="0.267045454545" calcext:value-type="float">
            <text:p>0,2670454545</text:p>
          </table:table-cell>
          <table:table-cell office:value-type="float" office:value="0.505681818182" calcext:value-type="float">
            <text:p>0,5056818182</text:p>
          </table:table-cell>
          <table:table-cell table:number-columns-repeated="2"/>
          <table:table-cell office:value-type="float" office:value="0.267045454545" calcext:value-type="float">
            <text:p>0,267045454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combo_PYDOCK_TOT_CP_RMFCEN1</text:p>
          </table:table-cell>
          <table:table-cell office:value-type="float" office:value="0.147727272727" calcext:value-type="float">
            <text:p>0,1477272727</text:p>
          </table:table-cell>
          <table:table-cell office:value-type="float" office:value="0.278409090909" calcext:value-type="float">
            <text:p>0,2784090909</text:p>
          </table:table-cell>
          <table:table-cell office:value-type="float" office:value="0.511363636364" calcext:value-type="float">
            <text:p>0,5113636364</text:p>
          </table:table-cell>
          <table:table-cell table:number-columns-repeated="2"/>
          <table:table-cell office:value-type="float" office:value="0.278409090909" calcext:value-type="float">
            <text:p>0,2784090909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combo_PYDOCK_TOT_CP_TB</text:p>
          </table:table-cell>
          <table:table-cell office:value-type="float" office:value="0.107954545455" calcext:value-type="float">
            <text:p>0,1079545455</text:p>
          </table:table-cell>
          <table:table-cell office:value-type="float" office:value="0.261363636364" calcext:value-type="float">
            <text:p>0,2613636364</text:p>
          </table:table-cell>
          <table:table-cell office:value-type="float" office:value="0.426136363636" calcext:value-type="float">
            <text:p>0,4261363636</text:p>
          </table:table-cell>
          <table:table-cell table:number-columns-repeated="2"/>
          <table:table-cell office:value-type="float" office:value="0.261363636364" calcext:value-type="float">
            <text:p>0,2613636364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combo_PYDOCK_TOT_SDOCK</text:p>
          </table:table-cell>
          <table:table-cell office:value-type="float" office:value="0.142045454545" calcext:value-type="float">
            <text:p>0,1420454545</text:p>
          </table:table-cell>
          <table:table-cell office:value-type="float" office:value="0.284090909091" calcext:value-type="float">
            <text:p>0,2840909091</text:p>
          </table:table-cell>
          <table:table-cell office:value-type="float" office:value="0.477272727273" calcext:value-type="float">
            <text:p>0,4772727273</text:p>
          </table:table-cell>
          <table:table-cell table:number-columns-repeated="2"/>
          <table:table-cell office:value-type="float" office:value="0.284090909091" calcext:value-type="float">
            <text:p>0,284090909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combo_SDOCK_AP_GOAP_DF</text:p>
          </table:table-cell>
          <table:table-cell office:value-type="float" office:value="0.153409090909" calcext:value-type="float">
            <text:p>0,1534090909</text:p>
          </table:table-cell>
          <table:table-cell office:value-type="float" office:value="0.284090909091" calcext:value-type="float">
            <text:p>0,2840909091</text:p>
          </table:table-cell>
          <table:table-cell office:value-type="float" office:value="0.494318181818" calcext:value-type="float">
            <text:p>0,4943181818</text:p>
          </table:table-cell>
          <table:table-cell table:number-columns-repeated="2"/>
          <table:table-cell office:value-type="float" office:value="0.284090909091" calcext:value-type="float">
            <text:p>0,284090909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combo_SDOCK_AP_MPS</text:p>
          </table:table-cell>
          <table:table-cell office:value-type="float" office:value="0.147727272727" calcext:value-type="float">
            <text:p>0,1477272727</text:p>
          </table:table-cell>
          <table:table-cell office:value-type="float" office:value="0.267045454545" calcext:value-type="float">
            <text:p>0,2670454545</text:p>
          </table:table-cell>
          <table:table-cell office:value-type="float" office:value="0.482954545455" calcext:value-type="float">
            <text:p>0,4829545455</text:p>
          </table:table-cell>
          <table:table-cell table:number-columns-repeated="2"/>
          <table:table-cell office:value-type="float" office:value="0.267045454545" calcext:value-type="float">
            <text:p>0,267045454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combo_SDOCK_CP_BFKV</text:p>
          </table:table-cell>
          <table:table-cell office:value-type="float" office:value="0.119318181818" calcext:value-type="float">
            <text:p>0,1193181818</text:p>
          </table:table-cell>
          <table:table-cell office:value-type="float" office:value="0.238636363636" calcext:value-type="float">
            <text:p>0,2386363636</text:p>
          </table:table-cell>
          <table:table-cell office:value-type="float" office:value="0.465909090909" calcext:value-type="float">
            <text:p>0,4659090909</text:p>
          </table:table-cell>
          <table:table-cell table:number-columns-repeated="2"/>
          <table:table-cell office:value-type="float" office:value="0.238636363636" calcext:value-type="float">
            <text:p>0,2386363636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combo_SDOCK_CP_E3D_MIN</text:p>
          </table:table-cell>
          <table:table-cell office:value-type="float" office:value="0.130681818182" calcext:value-type="float">
            <text:p>0,1306818182</text:p>
          </table:table-cell>
          <table:table-cell office:value-type="float" office:value="0.284090909091" calcext:value-type="float">
            <text:p>0,2840909091</text:p>
          </table:table-cell>
          <table:table-cell office:value-type="float" office:value="0.517045454545" calcext:value-type="float">
            <text:p>0,5170454545</text:p>
          </table:table-cell>
          <table:table-cell table:number-columns-repeated="2"/>
          <table:table-cell office:value-type="float" office:value="0.284090909091" calcext:value-type="float">
            <text:p>0,284090909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combo_SDOCK_CP_RMFCEN1</text:p>
          </table:table-cell>
          <table:table-cell office:value-type="float" office:value="0.119318181818" calcext:value-type="float">
            <text:p>0,1193181818</text:p>
          </table:table-cell>
          <table:table-cell office:value-type="float" office:value="0.25" calcext:value-type="float">
            <text:p>0,25</text:p>
          </table:table-cell>
          <table:table-cell office:value-type="float" office:value="0.505681818182" calcext:value-type="float">
            <text:p>0,5056818182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combo_SDOCK_CP_TB</text:p>
          </table:table-cell>
          <table:table-cell office:value-type="float" office:value="0.125" calcext:value-type="float">
            <text:p>0,125</text:p>
          </table:table-cell>
          <table:table-cell office:value-type="float" office:value="0.284090909091" calcext:value-type="float">
            <text:p>0,2840909091</text:p>
          </table:table-cell>
          <table:table-cell office:value-type="float" office:value="0.505681818182" calcext:value-type="float">
            <text:p>0,5056818182</text:p>
          </table:table-cell>
          <table:table-cell table:number-columns-repeated="2"/>
          <table:table-cell office:value-type="float" office:value="0.284090909091" calcext:value-type="float">
            <text:p>0,2840909091</text:p>
          </table:table-cell>
          <table:table-cell table:number-columns-repeated="32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pdb.list.weakbinder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=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32"/>
        </table:table-row>
        <table:table-row table:style-name="ro1">
          <table:table-cell table:number-columns-repeated="39"/>
        </table:table-row>
        <table:table-row table:style-name="ro1">
          <table:table-cell office:value-type="string" calcext:value-type="string">
            <text:p>combo_AP_GOAP_DF_AP_MPS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AP_GOAP_DF_CP_BFKV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AP_GOAP_DF_CP_E3D_MIN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AP_GOAP_DF_CP_RMFCEN1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AP_GOAP_DF_CP_TB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45" calcext:value-type="float">
            <text:p>0,4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AP_MPS_CP_BFKV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AP_MPS_CP_RMFCEN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45" calcext:value-type="float">
            <text:p>0,4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AP_MPS_CP_TB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45" calcext:value-type="float">
            <text:p>0,4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CP_E3D_MIN_AP_MPS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45" calcext:value-type="float">
            <text:p>0,4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CP_E3D_MIN_CP_BFKV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CP_E3D_MIN_CP_RMFCEN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CP_E3D_MIN_CP_TB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,15</text:p>
          </table:table-cell>
          <table:table-cell office:value-type="float" office:value="0.5" calcext:value-type="float">
            <text:p>0,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CP_RMFCEN1_CP_BFKV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office:value-type="float" office:value="0.35" calcext:value-type="float">
            <text:p>0,3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CP_TB_CP_BFKV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35" calcext:value-type="float">
            <text:p>0,3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CP_TB_CP_RMFCEN1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PYDOCK_TOT_AP_GOAP_DF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0.35" calcext:value-type="float">
            <text:p>0,3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PYDOCK_TOT_AP_MPS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float" office:value="0.45" calcext:value-type="float">
            <text:p>0,4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PYDOCK_TOT_CP_BFKV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35" calcext:value-type="float">
            <text:p>0,3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PYDOCK_TOT_CP_E3D_MIN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float" office:value="0.45" calcext:value-type="float">
            <text:p>0,4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PYDOCK_TOT_CP_RMFCEN1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office:value-type="float" office:value="0.4" calcext:value-type="float">
            <text:p>0,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PYDOCK_TOT_CP_TB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35" calcext:value-type="float">
            <text:p>0,3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PYDOCK_TOT_SDOCK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SDOCK_AP_GOAP_DF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office:value-type="float" office:value="0.35" calcext:value-type="float">
            <text:p>0,3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SDOCK_AP_MPS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SDOCK_CP_BFKV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SDOCK_CP_E3D_MIN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float" office:value="0.35" calcext:value-type="float">
            <text:p>0,35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SDOCK_CP_RMFCEN1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combo_SDOCK_CP_TB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 table:number-columns-repeated="35"/>
        </table:table-row>
      </table:table>
      <table:table table:name="Hoja4" table:style-name="ta1">
        <table:shapes>
          <draw:frame draw:z-index="0" draw:style-name="gr1" draw:text-style-name="P1" svg:width="15.999cm" svg:height="8.999cm" svg:x="16.683cm" svg:y="5.704cm">
            <draw:object draw:notify-on-update-of-ranges="Hoja4.F33:Hoja4.F58 Hoja4.G32:Hoja4.G32 Hoja4.G33:Hoja4.G58 Hoja4.H32:Hoja4.H32 Hoja4.H33:Hoja4.H58 Hoja4.I32:Hoja4.I32 Hoja4.I33:Hoja4.I58 Hoja4.J32:Hoja4.J32 Hoja4.J33:Hoja4.J58 Hoja4.K32:Hoja4.K32 Hoja4.K33:Hoja4.K58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" draw:style-name="gr1" draw:text-style-name="P1" svg:width="15.999cm" svg:height="8.999cm" svg:x="33.221cm" svg:y="5.951cm">
            <draw:object draw:notify-on-update-of-ranges="Hoja4.M33:Hoja4.M58 Hoja4.N32:Hoja4.N32 Hoja4.N33:Hoja4.N58 Hoja4.O32:Hoja4.O32 Hoja4.O33:Hoja4.O58 Hoja4.P32:Hoja4.P32 Hoja4.P33:Hoja4.P58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2" draw:style-name="gr1" draw:text-style-name="P1" svg:width="15.999cm" svg:height="8.999cm" svg:x="0.724cm" svg:y="7.269cm">
            <draw:object draw:notify-on-update-of-ranges="Hoja4.A33:Hoja4.A58 Hoja4.B32:Hoja4.B32 Hoja4.B33:Hoja4.B58 Hoja4.C32:Hoja4.C32 Hoja4.C33:Hoja4.C58 Hoja4.D32:Hoja4.D32 Hoja4.D33:Hoja4.D58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2" table:number-columns-repeated="16" table:default-cell-style-name="Default"/>
        <table:table-row table:style-name="ro1">
          <table:table-cell/>
          <table:table-cell office:value-type="string" calcext:value-type="string">
            <text:p>Top1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 table:number-columns-repeated="2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table:number-columns-repeated="2"/>
          <table:table-cell office:value-type="string" calcext:value-type="string">
            <text:p>Strong </text:p>
          </table:table-cell>
          <table:table-cell office:value-type="string" calcext:value-type="string">
            <text:p>Medium </text:p>
          </table:table-cell>
          <table:table-cell office:value-type="string" calcext:value-type="string">
            <text:p>Weak</text:p>
          </table:table-cell>
        </table:table-row>
        <table:table-row table:style-name="ro1">
          <table:table-cell office:value-type="string" calcext:value-type="string">
            <text:p>CP_SJKG_AP_DCOMPLEX</text:p>
          </table:table-cell>
          <table:table-cell office:value-type="float" office:value="0.0397727272727" calcext:value-type="float">
            <text:p>0,0397727273</text:p>
          </table:table-cell>
          <table:table-cell office:value-type="float" office:value="0.164772727273" calcext:value-type="float">
            <text:p>0,1647727273</text:p>
          </table:table-cell>
          <table:table-cell office:value-type="float" office:value="0.426136363636" calcext:value-type="float">
            <text:p>0,4261363636</text:p>
          </table:table-cell>
          <table:table-cell/>
          <table:table-cell office:value-type="string" calcext:value-type="string">
            <text:p>CP_SJKG_AP_DCOMPLEX</text:p>
          </table:table-cell>
          <table:table-cell office:value-type="float" office:value="0.208333333333" calcext:value-type="float">
            <text:p>0,2083333333</text:p>
          </table:table-cell>
          <table:table-cell office:value-type="float" office:value="0.196428571429" calcext:value-type="float">
            <text:p>0,1964285714</text:p>
          </table:table-cell>
          <table:table-cell office:value-type="float" office:value="0.152542372881" calcext:value-type="float">
            <text:p>0,1525423729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SJKG_AP_DCOMPLEX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170731707317" calcext:value-type="float">
            <text:p>0,1707317073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CP_SKOa_CP_BFKV</text:p>
          </table:table-cell>
          <table:table-cell office:value-type="float" office:value="0.0113636363636" calcext:value-type="float">
            <text:p>0,0113636364</text:p>
          </table:table-cell>
          <table:table-cell office:value-type="float" office:value="0.113636363636" calcext:value-type="float">
            <text:p>0,1136363636</text:p>
          </table:table-cell>
          <table:table-cell office:value-type="float" office:value="0.318181818182" calcext:value-type="float">
            <text:p>0,3181818182</text:p>
          </table:table-cell>
          <table:table-cell/>
          <table:table-cell office:value-type="string" calcext:value-type="string">
            <text:p>CP_SKOa_CP_BFKV</text:p>
          </table:table-cell>
          <table:table-cell office:value-type="float" office:value="0.0833333333333" calcext:value-type="float">
            <text:p>0,0833333333</text:p>
          </table:table-cell>
          <table:table-cell office:value-type="float" office:value="0.125" calcext:value-type="float">
            <text:p>0,125</text:p>
          </table:table-cell>
          <table:table-cell office:value-type="float" office:value="0.135593220339" calcext:value-type="float">
            <text:p>0,1355932203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SKOa_CP_BFKV</text:p>
          </table:table-cell>
          <table:table-cell office:value-type="float" office:value="0.0357142857143" calcext:value-type="float">
            <text:p>0,0357142857</text:p>
          </table:table-cell>
          <table:table-cell office:value-type="float" office:value="0.19512195122" calcext:value-type="float">
            <text:p>0,1951219512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PYDOCK_AP_dDFIRE</text:p>
          </table:table-cell>
          <table:table-cell office:value-type="float" office:value="0.0965909090909" calcext:value-type="float">
            <text:p>0,0965909091</text:p>
          </table:table-cell>
          <table:table-cell office:value-type="float" office:value="0.193181818182" calcext:value-type="float">
            <text:p>0,1931818182</text:p>
          </table:table-cell>
          <table:table-cell office:value-type="float" office:value="0.460227272727" calcext:value-type="float">
            <text:p>0,4602272727</text:p>
          </table:table-cell>
          <table:table-cell/>
          <table:table-cell office:value-type="string" calcext:value-type="string">
            <text:p>PYDOCK_AP_dDFIRE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232142857143" calcext:value-type="float">
            <text:p>0,2321428571</text:p>
          </table:table-cell>
          <table:table-cell office:value-type="float" office:value="0.169491525424" calcext:value-type="float">
            <text:p>0,1694915254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YDOCK_AP_dDFIRE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19512195122" calcext:value-type="float">
            <text:p>0,1951219512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PYDOCK_CP_BFKV</text:p>
          </table:table-cell>
          <table:table-cell office:value-type="float" office:value="0.0681818181818" calcext:value-type="float">
            <text:p>0,0681818182</text:p>
          </table:table-cell>
          <table:table-cell office:value-type="float" office:value="0.198863636364" calcext:value-type="float">
            <text:p>0,1988636364</text:p>
          </table:table-cell>
          <table:table-cell office:value-type="float" office:value="0.454545454545" calcext:value-type="float">
            <text:p>0,4545454545</text:p>
          </table:table-cell>
          <table:table-cell/>
          <table:table-cell office:value-type="string" calcext:value-type="string">
            <text:p>PYDOCK_CP_BFKV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232142857143" calcext:value-type="float">
            <text:p>0,2321428571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YDOCK_CP_BFKV</text:p>
          </table:table-cell>
          <table:table-cell office:value-type="float" office:value="0.25" calcext:value-type="float">
            <text:p>0,25</text:p>
          </table:table-cell>
          <table:table-cell office:value-type="float" office:value="0.292682926829" calcext:value-type="float">
            <text:p>0,2926829268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CP_SJKG_PYDOCK</text:p>
          </table:table-cell>
          <table:table-cell office:value-type="float" office:value="0.0284090909091" calcext:value-type="float">
            <text:p>0,0284090909</text:p>
          </table:table-cell>
          <table:table-cell office:value-type="float" office:value="0.147727272727" calcext:value-type="float">
            <text:p>0,1477272727</text:p>
          </table:table-cell>
          <table:table-cell office:value-type="float" office:value="0.426136363636" calcext:value-type="float">
            <text:p>0,4261363636</text:p>
          </table:table-cell>
          <table:table-cell/>
          <table:table-cell office:value-type="string" calcext:value-type="string">
            <text:p>CP_SJKG_PYDOCK</text:p>
          </table:table-cell>
          <table:table-cell office:value-type="float" office:value="0.166666666667" calcext:value-type="float">
            <text:p>0,1666666667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169491525424" calcext:value-type="float">
            <text:p>0,1694915254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SJKG_PYDOCK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PYDOCK_AP_DCOMPLEX</text:p>
          </table:table-cell>
          <table:table-cell office:value-type="float" office:value="0.0681818181818" calcext:value-type="float">
            <text:p>0,0681818182</text:p>
          </table:table-cell>
          <table:table-cell office:value-type="float" office:value="0.210227272727" calcext:value-type="float">
            <text:p>0,2102272727</text:p>
          </table:table-cell>
          <table:table-cell office:value-type="float" office:value="0.431818181818" calcext:value-type="float">
            <text:p>0,4318181818</text:p>
          </table:table-cell>
          <table:table-cell/>
          <table:table-cell office:value-type="string" calcext:value-type="string">
            <text:p>PYDOCK_AP_DCOMPLEX</text:p>
          </table:table-cell>
          <table:table-cell office:value-type="float" office:value="0.291666666667" calcext:value-type="float">
            <text:p>0,2916666667</text:p>
          </table:table-cell>
          <table:table-cell office:value-type="float" office:value="0.267857142857" calcext:value-type="float">
            <text:p>0,2678571429</text:p>
          </table:table-cell>
          <table:table-cell office:value-type="float" office:value="0.203389830508" calcext:value-type="float">
            <text:p>0,2033898305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YDOCK_AP_DCOMPLEX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CP_BFKV_AP_dDFIRE</text:p>
          </table:table-cell>
          <table:table-cell office:value-type="float" office:value="0.0738636363636" calcext:value-type="float">
            <text:p>0,0738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31818181818" calcext:value-type="float">
            <text:p>0,4318181818</text:p>
          </table:table-cell>
          <table:table-cell/>
          <table:table-cell office:value-type="string" calcext:value-type="string">
            <text:p>CP_BFKV_AP_dDFIRE</text:p>
          </table:table-cell>
          <table:table-cell office:value-type="float" office:value="0.208333333333" calcext:value-type="float">
            <text:p>0,2083333333</text:p>
          </table:table-cell>
          <table:table-cell office:value-type="float" office:value="0.25" calcext:value-type="float">
            <text:p>0,25</text:p>
          </table:table-cell>
          <table:table-cell office:value-type="float" office:value="0.169491525424" calcext:value-type="float">
            <text:p>0,1694915254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BFKV_AP_dDFIRE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CP_SKOa_AP_dDFIRE</text:p>
          </table:table-cell>
          <table:table-cell office:value-type="float" office:value="0.0568181818182" calcext:value-type="float">
            <text:p>0,0568181818</text:p>
          </table:table-cell>
          <table:table-cell office:value-type="float" office:value="0.210227272727" calcext:value-type="float">
            <text:p>0,2102272727</text:p>
          </table:table-cell>
          <table:table-cell office:value-type="float" office:value="0.420454545455" calcext:value-type="float">
            <text:p>0,4204545455</text:p>
          </table:table-cell>
          <table:table-cell/>
          <table:table-cell office:value-type="string" calcext:value-type="string">
            <text:p>CP_SKOa_AP_dDFIRE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232142857143" calcext:value-type="float">
            <text:p>0,2321428571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string" calcext:value-type="string">
            <text:p>CP_SKOa_AP_dDFIRE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CP_SKOa_PYDOCK</text:p>
          </table:table-cell>
          <table:table-cell office:value-type="float" office:value="0.0397727272727" calcext:value-type="float">
            <text:p>0,0397727273</text:p>
          </table:table-cell>
          <table:table-cell office:value-type="float" office:value="0.147727272727" calcext:value-type="float">
            <text:p>0,1477272727</text:p>
          </table:table-cell>
          <table:table-cell office:value-type="float" office:value="0.420454545455" calcext:value-type="float">
            <text:p>0,4204545455</text:p>
          </table:table-cell>
          <table:table-cell/>
          <table:table-cell office:value-type="string" calcext:value-type="string">
            <text:p>CP_SKOa_PYDOCK</text:p>
          </table:table-cell>
          <table:table-cell office:value-type="float" office:value="0.166666666667" calcext:value-type="float">
            <text:p>0,1666666667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169491525424" calcext:value-type="float">
            <text:p>0,1694915254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SKOa_PYDOCK</text:p>
          </table:table-cell>
          <table:table-cell office:value-type="float" office:value="0.142857142857" calcext:value-type="float">
            <text:p>0,1428571429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CP_SJKG_AP_dDFIRE</text:p>
          </table:table-cell>
          <table:table-cell office:value-type="float" office:value="0.0568181818182" calcext:value-type="float">
            <text:p>0,0568181818</text:p>
          </table:table-cell>
          <table:table-cell office:value-type="float" office:value="0.215909090909" calcext:value-type="float">
            <text:p>0,2159090909</text:p>
          </table:table-cell>
          <table:table-cell office:value-type="float" office:value="0.420454545455" calcext:value-type="float">
            <text:p>0,4204545455</text:p>
          </table:table-cell>
          <table:table-cell/>
          <table:table-cell office:value-type="string" calcext:value-type="string">
            <text:p>CP_SJKG_AP_dDFIRE</text:p>
          </table:table-cell>
          <table:table-cell office:value-type="float" office:value="0.291666666667" calcext:value-type="float">
            <text:p>0,2916666667</text:p>
          </table:table-cell>
          <table:table-cell office:value-type="float" office:value="0.25" calcext:value-type="float">
            <text:p>0,25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.181818181818" calcext:value-type="float">
            <text:p>0,1818181818</text:p>
          </table:table-cell>
          <table:table-cell/>
          <table:table-cell office:value-type="string" calcext:value-type="string">
            <text:p>CP_SJKG_AP_dDFIRE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Top1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 table:number-columns-repeated="2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table:number-columns-repeated="2"/>
          <table:table-cell office:value-type="string" calcext:value-type="string">
            <text:p>Stro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Weak</text:p>
          </table:table-cell>
        </table:table-row>
        <table:table-row table:style-name="ro1">
          <table:table-cell office:value-type="string" calcext:value-type="string">
            <text:p>PYDOCK_Zdock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210227272727" calcext:value-type="float">
            <text:p>0,2102272727</text:p>
          </table:table-cell>
          <table:table-cell office:value-type="float" office:value="0.471590909091" calcext:value-type="float">
            <text:p>0,4715909091</text:p>
          </table:table-cell>
          <table:table-cell/>
          <table:table-cell office:value-type="string" calcext:value-type="string">
            <text:p>PYDOCK_Zdock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25" calcext:value-type="float">
            <text:p>0,25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YDOCK_Zdock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AP_PISA_CP_TB</text:p>
          </table:table-cell>
          <table:table-cell office:value-type="float" office:value="0.147727272727" calcext:value-type="float">
            <text:p>0,1477272727</text:p>
          </table:table-cell>
          <table:table-cell office:value-type="float" office:value="0.289772727273" calcext:value-type="float">
            <text:p>0,2897727273</text:p>
          </table:table-cell>
          <table:table-cell office:value-type="float" office:value="0.505681818182" calcext:value-type="float">
            <text:p>0,5056818182</text:p>
          </table:table-cell>
          <table:table-cell/>
          <table:table-cell office:value-type="string" calcext:value-type="string">
            <text:p>AP_PISA_CP_TB</text:p>
          </table:table-cell>
          <table:table-cell office:value-type="float" office:value="0.291666666667" calcext:value-type="float">
            <text:p>0,2916666667</text:p>
          </table:table-cell>
          <table:table-cell office:value-type="float" office:value="0.285714285714" calcext:value-type="float">
            <text:p>0,2857142857</text:p>
          </table:table-cell>
          <table:table-cell office:value-type="float" office:value="0.305084745763" calcext:value-type="float">
            <text:p>0,3050847458</text:p>
          </table:table-cell>
          <table:table-cell office:value-type="float" office:value="0.346153846154" calcext:value-type="float">
            <text:p>0,346153846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P_PISA_CP_TB</text:p>
          </table:table-cell>
          <table:table-cell office:value-type="float" office:value="0.464285714286" calcext:value-type="float">
            <text:p>0,4642857143</text:p>
          </table:table-cell>
          <table:table-cell office:value-type="float" office:value="0.243902439024" calcext:value-type="float">
            <text:p>0,243902439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CP_BFKV_AP_T2</text:p>
          </table:table-cell>
          <table:table-cell office:value-type="float" office:value="0.0795454545455" calcext:value-type="float">
            <text:p>0,0795454545</text:p>
          </table:table-cell>
          <table:table-cell office:value-type="float" office:value="0.170454545455" calcext:value-type="float">
            <text:p>0,1704545455</text:p>
          </table:table-cell>
          <table:table-cell office:value-type="float" office:value="0.409090909091" calcext:value-type="float">
            <text:p>0,4090909091</text:p>
          </table:table-cell>
          <table:table-cell/>
          <table:table-cell office:value-type="string" calcext:value-type="string">
            <text:p>CP_BFKV_AP_T2</text:p>
          </table:table-cell>
          <table:table-cell office:value-type="float" office:value="0.291666666667" calcext:value-type="float">
            <text:p>0,2916666667</text:p>
          </table:table-cell>
          <table:table-cell office:value-type="float" office:value="0.107142857143" calcext:value-type="float">
            <text:p>0,1071428571</text:p>
          </table:table-cell>
          <table:table-cell office:value-type="float" office:value="0.237288135593" calcext:value-type="float">
            <text:p>0,2372881356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string" calcext:value-type="string">
            <text:p>CP_BFKV_AP_T2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0975609756098" calcext:value-type="float">
            <text:p>0,0975609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DOCK_AP_T1</text:p>
          </table:table-cell>
          <table:table-cell office:value-type="float" office:value="0.0965909090909" calcext:value-type="float">
            <text:p>0,0965909091</text:p>
          </table:table-cell>
          <table:table-cell office:value-type="float" office:value="0.295454545455" calcext:value-type="float">
            <text:p>0,2954545455</text:p>
          </table:table-cell>
          <table:table-cell office:value-type="float" office:value="0.517045454545" calcext:value-type="float">
            <text:p>0,5170454545</text:p>
          </table:table-cell>
          <table:table-cell/>
          <table:table-cell office:value-type="string" calcext:value-type="string">
            <text:p>PYDOCK_AP_T1</text:p>
          </table:table-cell>
          <table:table-cell office:value-type="float" office:value="0.541666666667" calcext:value-type="float">
            <text:p>0,5416666667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271186440678" calcext:value-type="float">
            <text:p>0,2711864407</text:p>
          </table:table-cell>
          <table:table-cell office:value-type="float" office:value="0.192307692308" calcext:value-type="float">
            <text:p>0,192307692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YDOCK_AP_T1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292682926829" calcext:value-type="float">
            <text:p>0,2926829268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PYDOCK_AP_PISA</text:p>
          </table:table-cell>
          <table:table-cell office:value-type="float" office:value="0.119318181818" calcext:value-type="float">
            <text:p>0,1193181818</text:p>
          </table:table-cell>
          <table:table-cell office:value-type="float" office:value="0.346590909091" calcext:value-type="float">
            <text:p>0,3465909091</text:p>
          </table:table-cell>
          <table:table-cell office:value-type="float" office:value="0.534090909091" calcext:value-type="float">
            <text:p>0,5340909091</text:p>
          </table:table-cell>
          <table:table-cell/>
          <table:table-cell office:value-type="string" calcext:value-type="string">
            <text:p>PYDOCK_AP_PISA</text:p>
          </table:table-cell>
          <table:table-cell office:value-type="float" office:value="0.5" calcext:value-type="float">
            <text:p>0,5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305084745763" calcext:value-type="float">
            <text:p>0,3050847458</text:p>
          </table:table-cell>
          <table:table-cell office:value-type="float" office:value="0.307692307692" calcext:value-type="float">
            <text:p>0,307692307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YDOCK_AP_PISA</text:p>
          </table:table-cell>
          <table:table-cell office:value-type="float" office:value="0.464285714286" calcext:value-type="float">
            <text:p>0,4642857143</text:p>
          </table:table-cell>
          <table:table-cell office:value-type="float" office:value="0.317073170732" calcext:value-type="float">
            <text:p>0,3170731707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CP_BFKV_CP_TB</text:p>
          </table:table-cell>
          <table:table-cell office:value-type="float" office:value="0.0625" calcext:value-type="float">
            <text:p>0,0625</text:p>
          </table:table-cell>
          <table:table-cell office:value-type="float" office:value="0.221590909091" calcext:value-type="float">
            <text:p>0,2215909091</text:p>
          </table:table-cell>
          <table:table-cell office:value-type="float" office:value="0.4375" calcext:value-type="float">
            <text:p>0,4375</text:p>
          </table:table-cell>
          <table:table-cell/>
          <table:table-cell office:value-type="string" calcext:value-type="string">
            <text:p>CP_BFKV_CP_TB</text:p>
          </table:table-cell>
          <table:table-cell office:value-type="float" office:value="0.291666666667" calcext:value-type="float">
            <text:p>0,2916666667</text:p>
          </table:table-cell>
          <table:table-cell office:value-type="float" office:value="0.214285714286" calcext:value-type="float">
            <text:p>0,2142857143</text:p>
          </table:table-cell>
          <table:table-cell office:value-type="float" office:value="0.254237288136" calcext:value-type="float">
            <text:p>0,2542372881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BFKV_CP_TB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121951219512" calcext:value-type="float">
            <text:p>0,1219512195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PYDOCK_AP_T2</text:p>
          </table:table-cell>
          <table:table-cell office:value-type="float" office:value="0.107954545455" calcext:value-type="float">
            <text:p>0,1079545455</text:p>
          </table:table-cell>
          <table:table-cell office:value-type="float" office:value="0.255681818182" calcext:value-type="float">
            <text:p>0,2556818182</text:p>
          </table:table-cell>
          <table:table-cell office:value-type="float" office:value="0.517045454545" calcext:value-type="float">
            <text:p>0,5170454545</text:p>
          </table:table-cell>
          <table:table-cell/>
          <table:table-cell office:value-type="string" calcext:value-type="string">
            <text:p>PYDOCK_AP_T2</text:p>
          </table:table-cell>
          <table:table-cell office:value-type="float" office:value="0.458333333333" calcext:value-type="float">
            <text:p>0,4583333333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203389830508" calcext:value-type="float">
            <text:p>0,2033898305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string" calcext:value-type="string">
            <text:p>PYDOCK_AP_T2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268292682927" calcext:value-type="float">
            <text:p>0,2682926829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CP_BFKV_PYDOCK</text:p>
          </table:table-cell>
          <table:table-cell office:value-type="float" office:value="0.0738636363636" calcext:value-type="float">
            <text:p>0,0738636364</text:p>
          </table:table-cell>
          <table:table-cell office:value-type="float" office:value="0.181818181818" calcext:value-type="float">
            <text:p>0,1818181818</text:p>
          </table:table-cell>
          <table:table-cell office:value-type="float" office:value="0.403409090909" calcext:value-type="float">
            <text:p>0,4034090909</text:p>
          </table:table-cell>
          <table:table-cell/>
          <table:table-cell office:value-type="string" calcext:value-type="string">
            <text:p>CP_BFKV_PYDOCK</text:p>
          </table:table-cell>
          <table:table-cell office:value-type="float" office:value="0.25" calcext:value-type="float">
            <text:p>0,25</text:p>
          </table:table-cell>
          <table:table-cell office:value-type="float" office:value="0.160714285714" calcext:value-type="float">
            <text:p>0,1607142857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.0909090909091" calcext:value-type="float">
            <text:p>0,0909090909</text:p>
          </table:table-cell>
          <table:table-cell/>
          <table:table-cell office:value-type="string" calcext:value-type="string">
            <text:p>CP_BFKV_PYDOCK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170731707317" calcext:value-type="float">
            <text:p>0,1707317073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Top1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 table:number-columns-repeated="2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table:number-columns-repeated="2"/>
          <table:table-cell office:value-type="string" calcext:value-type="string">
            <text:p>Stro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Weak</text:p>
          </table:table-cell>
        </table:table-row>
        <table:table-row table:style-name="ro1">
          <table:table-cell office:value-type="string" calcext:value-type="string">
            <text:p>AP_GOAP_DF_AP_MPS</text:p>
          </table:table-cell>
          <table:table-cell office:value-type="float" office:value="0.0852272727273" calcext:value-type="float">
            <text:p>0,0852272727</text:p>
          </table:table-cell>
          <table:table-cell office:value-type="float" office:value="0.170454545455" calcext:value-type="float">
            <text:p>0,1704545455</text:p>
          </table:table-cell>
          <table:table-cell office:value-type="float" office:value="0.4375" calcext:value-type="float">
            <text:p>0,4375</text:p>
          </table:table-cell>
          <table:table-cell/>
          <table:table-cell office:value-type="string" calcext:value-type="string">
            <text:p>AP_GOAP_DF_AP_MPS</text:p>
          </table:table-cell>
          <table:table-cell office:value-type="float" office:value="0.291666666667" calcext:value-type="float">
            <text:p>0,2916666667</text:p>
          </table:table-cell>
          <table:table-cell office:value-type="float" office:value="0.196428571429" calcext:value-type="float">
            <text:p>0,1964285714</text:p>
          </table:table-cell>
          <table:table-cell office:value-type="float" office:value="0.135593220339" calcext:value-type="float">
            <text:p>0,1355932203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P_GOAP_DF_AP_MPS</text:p>
          </table:table-cell>
          <table:table-cell office:value-type="float" office:value="0.321428571429" calcext:value-type="float">
            <text:p>0,3214285714</text:p>
          </table:table-cell>
          <table:table-cell office:value-type="float" office:value="0.121951219512" calcext:value-type="float">
            <text:p>0,1219512195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CP_E3D_MIN_AP_MPS</text:p>
          </table:table-cell>
          <table:table-cell office:value-type="float" office:value="0.0795454545455" calcext:value-type="float">
            <text:p>0,0795454545</text:p>
          </table:table-cell>
          <table:table-cell office:value-type="float" office:value="0.193181818182" calcext:value-type="float">
            <text:p>0,1931818182</text:p>
          </table:table-cell>
          <table:table-cell office:value-type="float" office:value="0.482954545455" calcext:value-type="float">
            <text:p>0,4829545455</text:p>
          </table:table-cell>
          <table:table-cell/>
          <table:table-cell office:value-type="string" calcext:value-type="string">
            <text:p>CP_E3D_MIN_AP_MPS</text:p>
          </table:table-cell>
          <table:table-cell office:value-type="float" office:value="0.291666666667" calcext:value-type="float">
            <text:p>0,2916666667</text:p>
          </table:table-cell>
          <table:table-cell office:value-type="float" office:value="0.196428571429" calcext:value-type="float">
            <text:p>0,1964285714</text:p>
          </table:table-cell>
          <table:table-cell office:value-type="float" office:value="0.186440677966" calcext:value-type="float">
            <text:p>0,186440678</text:p>
          </table:table-cell>
          <table:table-cell office:value-type="float" office:value="0.192307692308" calcext:value-type="float">
            <text:p>0,192307692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E3D_MIN_AP_MPS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146341463415" calcext:value-type="float">
            <text:p>0,1463414634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PYDOCK_AP_MPS</text:p>
          </table:table-cell>
          <table:table-cell office:value-type="float" office:value="0.119318181818" calcext:value-type="float">
            <text:p>0,1193181818</text:p>
          </table:table-cell>
          <table:table-cell office:value-type="float" office:value="0.210227272727" calcext:value-type="float">
            <text:p>0,2102272727</text:p>
          </table:table-cell>
          <table:table-cell office:value-type="float" office:value="0.386363636364" calcext:value-type="float">
            <text:p>0,3863636364</text:p>
          </table:table-cell>
          <table:table-cell/>
          <table:table-cell office:value-type="string" calcext:value-type="string">
            <text:p>PYDOCK_TOT_AP_MPS</text:p>
          </table:table-cell>
          <table:table-cell office:value-type="float" office:value="0.416666666667" calcext:value-type="float">
            <text:p>0,4166666667</text:p>
          </table:table-cell>
          <table:table-cell office:value-type="float" office:value="0.178571428571" calcext:value-type="float">
            <text:p>0,1785714286</text:p>
          </table:table-cell>
          <table:table-cell office:value-type="float" office:value="0.203389830508" calcext:value-type="float">
            <text:p>0,2033898305</text:p>
          </table:table-cell>
          <table:table-cell office:value-type="float" office:value="0.153846153846" calcext:value-type="float">
            <text:p>0,153846153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YDOCK_TOT_AP_MPS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170731707317" calcext:value-type="float">
            <text:p>0,1707317073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string" calcext:value-type="string">
            <text:p>SDOCK_AP_MPS</text:p>
          </table:table-cell>
          <table:table-cell office:value-type="float" office:value="0.147727272727" calcext:value-type="float">
            <text:p>0,1477272727</text:p>
          </table:table-cell>
          <table:table-cell office:value-type="float" office:value="0.267045454545" calcext:value-type="float">
            <text:p>0,2670454545</text:p>
          </table:table-cell>
          <table:table-cell office:value-type="float" office:value="0.482954545455" calcext:value-type="float">
            <text:p>0,4829545455</text:p>
          </table:table-cell>
          <table:table-cell/>
          <table:table-cell office:value-type="string" calcext:value-type="string">
            <text:p>SDOCK_AP_MPS</text:p>
          </table:table-cell>
          <table:table-cell office:value-type="float" office:value="0.458333333333" calcext:value-type="float">
            <text:p>0,4583333333</text:p>
          </table:table-cell>
          <table:table-cell office:value-type="float" office:value="0.267857142857" calcext:value-type="float">
            <text:p>0,2678571429</text:p>
          </table:table-cell>
          <table:table-cell office:value-type="float" office:value="0.338983050847" calcext:value-type="float">
            <text:p>0,33898305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DOCK_AP_MPS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19512195122" calcext:value-type="float">
            <text:p>0,1951219512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AP_MPS_CP_RMFCEN1</text:p>
          </table:table-cell>
          <table:table-cell office:value-type="float" office:value="0.0795454545455" calcext:value-type="float">
            <text:p>0,0795454545</text:p>
          </table:table-cell>
          <table:table-cell office:value-type="float" office:value="0.210227272727" calcext:value-type="float">
            <text:p>0,2102272727</text:p>
          </table:table-cell>
          <table:table-cell office:value-type="float" office:value="0.528409090909" calcext:value-type="float">
            <text:p>0,5284090909</text:p>
          </table:table-cell>
          <table:table-cell/>
          <table:table-cell office:value-type="string" calcext:value-type="string">
            <text:p>AP_MPS_CP_RMFCEN1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0.254237288136" calcext:value-type="float">
            <text:p>0,2542372881</text:p>
          </table:table-cell>
          <table:table-cell office:value-type="float" office:value="0.0769230769231" calcext:value-type="float">
            <text:p>0,076923076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P_MPS_CP_RMFCEN1</text:p>
          </table:table-cell>
          <table:table-cell office:value-type="float" office:value="0.392857142857" calcext:value-type="float">
            <text:p>0,3928571429</text:p>
          </table:table-cell>
          <table:table-cell office:value-type="float" office:value="0.19512195122" calcext:value-type="float">
            <text:p>0,1951219512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CP_E3D_MIN_CP_TB</text:p>
          </table:table-cell>
          <table:table-cell office:value-type="float" office:value="0.119318181818" calcext:value-type="float">
            <text:p>0,1193181818</text:p>
          </table:table-cell>
          <table:table-cell office:value-type="float" office:value="0.255681818182" calcext:value-type="float">
            <text:p>0,2556818182</text:p>
          </table:table-cell>
          <table:table-cell office:value-type="float" office:value="0.551136363636" calcext:value-type="float">
            <text:p>0,5511363636</text:p>
          </table:table-cell>
          <table:table-cell/>
          <table:table-cell office:value-type="string" calcext:value-type="string">
            <text:p>CP_E3D_MIN_CP_TB</text:p>
          </table:table-cell>
          <table:table-cell office:value-type="float" office:value="0.333333333333" calcext:value-type="float">
            <text:p>0,3333333333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254237288136" calcext:value-type="float">
            <text:p>0,2542372881</text:p>
          </table:table-cell>
          <table:table-cell office:value-type="float" office:value="0.115384615385" calcext:value-type="float">
            <text:p>0,11538461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P_E3D_MIN_CP_TB</text:p>
          </table:table-cell>
          <table:table-cell office:value-type="float" office:value="0.357142857143" calcext:value-type="float">
            <text:p>0,3571428571</text:p>
          </table:table-cell>
          <table:table-cell office:value-type="float" office:value="0.219512195122" calcext:value-type="float">
            <text:p>0,2195121951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 calcext:value-type="string">
            <text:p>Top1</text:p>
          </table:table-cell>
          <table:table-cell office:value-type="string" calcext:value-type="string">
            <text:p>Top10</text:p>
          </table:table-cell>
          <table:table-cell office:value-type="string" calcext:value-type="string">
            <text:p>Top100</text:p>
          </table:table-cell>
          <table:table-cell table:number-columns-repeated="2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table:number-columns-repeated="2"/>
          <table:table-cell office:value-type="string" calcext:value-type="string">
            <text:p>Stro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Weak</text:p>
          </table:table-cell>
        </table:table-row>
        <table:table-row table:style-name="ro1">
          <table:table-cell office:value-type="string" calcext:value-type="string">
            <text:p>CP_SJKG_AP_DCOMPLEX</text:p>
          </table:table-cell>
          <table:table-cell table:formula="of:=[.B2]*100" office:value-type="float" office:value="3.97727272727" calcext:value-type="float">
            <text:p>3,9772727273</text:p>
          </table:table-cell>
          <table:table-cell table:formula="of:=[.C2]*100" office:value-type="float" office:value="16.4772727273" calcext:value-type="float">
            <text:p>16,4772727273</text:p>
          </table:table-cell>
          <table:table-cell table:formula="of:=[.D2]*100" office:value-type="float" office:value="42.6136363636" calcext:value-type="float">
            <text:p>42,6136363636</text:p>
          </table:table-cell>
          <table:table-cell/>
          <table:table-cell office:value-type="string" calcext:value-type="string">
            <text:p>CP_SJKG_AP_DCOMPLEX</text:p>
          </table:table-cell>
          <table:table-cell table:formula="of:=[.G2]*100" office:value-type="float" office:value="20.8333333333" calcext:value-type="float">
            <text:p>20,8333333333</text:p>
          </table:table-cell>
          <table:table-cell table:formula="of:=[.H2]*100" office:value-type="float" office:value="19.6428571429" calcext:value-type="float">
            <text:p>19,6428571429</text:p>
          </table:table-cell>
          <table:table-cell table:formula="of:=[.I2]*100" office:value-type="float" office:value="15.2542372881" calcext:value-type="float">
            <text:p>15,2542372881</text:p>
          </table:table-cell>
          <table:table-cell table:formula="of:=[.J2]*100" office:value-type="float" office:value="15.3846153846" calcext:value-type="float">
            <text:p>15,3846153846</text:p>
          </table:table-cell>
          <table:table-cell table:formula="of:=[.K2]*100" office:value-type="float" office:value="0" calcext:value-type="float">
            <text:p>0</text:p>
          </table:table-cell>
          <table:table-cell/>
          <table:table-cell office:value-type="string" calcext:value-type="string">
            <text:p>CP_SJKG_AP_DCOMPLEX</text:p>
          </table:table-cell>
          <table:table-cell table:formula="of:=[.N2]*100" office:value-type="float" office:value="14.2857142857" calcext:value-type="float">
            <text:p>14,2857142857</text:p>
          </table:table-cell>
          <table:table-cell table:formula="of:=[.O2]*100" office:value-type="float" office:value="17.0731707317" calcext:value-type="float">
            <text:p>17,0731707317</text:p>
          </table:table-cell>
          <table:table-cell table:formula="of:=[.P2]*10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P_SKOa_CP_BFKV</text:p>
          </table:table-cell>
          <table:table-cell table:formula="of:=[.B3]*100" office:value-type="float" office:value="1.13636363636" calcext:value-type="float">
            <text:p>1,1363636364</text:p>
          </table:table-cell>
          <table:table-cell table:formula="of:=[.C3]*100" office:value-type="float" office:value="11.3636363636" calcext:value-type="float">
            <text:p>11,3636363636</text:p>
          </table:table-cell>
          <table:table-cell table:formula="of:=[.D3]*100" office:value-type="float" office:value="31.8181818182" calcext:value-type="float">
            <text:p>31,8181818182</text:p>
          </table:table-cell>
          <table:table-cell/>
          <table:table-cell office:value-type="string" calcext:value-type="string">
            <text:p>CP_SKOa_CP_BFKV</text:p>
          </table:table-cell>
          <table:table-cell table:formula="of:=[.G3]*100" office:value-type="float" office:value="8.33333333333" calcext:value-type="float">
            <text:p>8,3333333333</text:p>
          </table:table-cell>
          <table:table-cell table:formula="of:=[.H3]*100" office:value-type="float" office:value="12.5" calcext:value-type="float">
            <text:p>12,5</text:p>
          </table:table-cell>
          <table:table-cell table:formula="of:=[.I3]*100" office:value-type="float" office:value="13.5593220339" calcext:value-type="float">
            <text:p>13,5593220339</text:p>
          </table:table-cell>
          <table:table-cell table:formula="of:=[.J3]*100" office:value-type="float" office:value="11.5384615385" calcext:value-type="float">
            <text:p>11,5384615385</text:p>
          </table:table-cell>
          <table:table-cell table:formula="of:=[.K3]*100" office:value-type="float" office:value="0" calcext:value-type="float">
            <text:p>0</text:p>
          </table:table-cell>
          <table:table-cell/>
          <table:table-cell office:value-type="string" calcext:value-type="string">
            <text:p>CP_SKOa_CP_BFKV</text:p>
          </table:table-cell>
          <table:table-cell table:formula="of:=[.N3]*100" office:value-type="float" office:value="3.57142857143" calcext:value-type="float">
            <text:p>3,5714285714</text:p>
          </table:table-cell>
          <table:table-cell table:formula="of:=[.O3]*100" office:value-type="float" office:value="19.512195122" calcext:value-type="float">
            <text:p>19,512195122</text:p>
          </table:table-cell>
          <table:table-cell table:formula="of:=[.P3]*100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YDOCK_AP_dDFIRE</text:p>
          </table:table-cell>
          <table:table-cell table:formula="of:=[.B4]*100" office:value-type="float" office:value="9.65909090909" calcext:value-type="float">
            <text:p>9,6590909091</text:p>
          </table:table-cell>
          <table:table-cell table:formula="of:=[.C4]*100" office:value-type="float" office:value="19.3181818182" calcext:value-type="float">
            <text:p>19,3181818182</text:p>
          </table:table-cell>
          <table:table-cell table:formula="of:=[.D4]*100" office:value-type="float" office:value="46.0227272727" calcext:value-type="float">
            <text:p>46,0227272727</text:p>
          </table:table-cell>
          <table:table-cell/>
          <table:table-cell office:value-type="string" calcext:value-type="string">
            <text:p>PYDOCK_AP_dDFIRE</text:p>
          </table:table-cell>
          <table:table-cell table:formula="of:=[.G4]*100" office:value-type="float" office:value="33.3333333333" calcext:value-type="float">
            <text:p>33,3333333333</text:p>
          </table:table-cell>
          <table:table-cell table:formula="of:=[.H4]*100" office:value-type="float" office:value="23.2142857143" calcext:value-type="float">
            <text:p>23,2142857143</text:p>
          </table:table-cell>
          <table:table-cell table:formula="of:=[.I4]*100" office:value-type="float" office:value="16.9491525424" calcext:value-type="float">
            <text:p>16,9491525424</text:p>
          </table:table-cell>
          <table:table-cell table:formula="of:=[.J4]*100" office:value-type="float" office:value="11.5384615385" calcext:value-type="float">
            <text:p>11,5384615385</text:p>
          </table:table-cell>
          <table:table-cell table:formula="of:=[.K4]*100" office:value-type="float" office:value="0" calcext:value-type="float">
            <text:p>0</text:p>
          </table:table-cell>
          <table:table-cell/>
          <table:table-cell office:value-type="string" calcext:value-type="string">
            <text:p>PYDOCK_AP_dDFIRE</text:p>
          </table:table-cell>
          <table:table-cell table:formula="of:=[.N4]*100" office:value-type="float" office:value="28.5714285714" calcext:value-type="float">
            <text:p>28,5714285714</text:p>
          </table:table-cell>
          <table:table-cell table:formula="of:=[.O4]*100" office:value-type="float" office:value="19.512195122" calcext:value-type="float">
            <text:p>19,512195122</text:p>
          </table:table-cell>
          <table:table-cell table:formula="of:=[.P4]*100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YDOCK_CP_BFKV</text:p>
          </table:table-cell>
          <table:table-cell table:formula="of:=[.B5]*100" office:value-type="float" office:value="6.81818181818" calcext:value-type="float">
            <text:p>6,8181818182</text:p>
          </table:table-cell>
          <table:table-cell table:formula="of:=[.C5]*100" office:value-type="float" office:value="19.8863636364" calcext:value-type="float">
            <text:p>19,8863636364</text:p>
          </table:table-cell>
          <table:table-cell table:formula="of:=[.D5]*100" office:value-type="float" office:value="45.4545454545" calcext:value-type="float">
            <text:p>45,4545454545</text:p>
          </table:table-cell>
          <table:table-cell/>
          <table:table-cell office:value-type="string" calcext:value-type="string">
            <text:p>PYDOCK_CP_BFKV</text:p>
          </table:table-cell>
          <table:table-cell table:formula="of:=[.G5]*100" office:value-type="float" office:value="33.3333333333" calcext:value-type="float">
            <text:p>33,3333333333</text:p>
          </table:table-cell>
          <table:table-cell table:formula="of:=[.H5]*100" office:value-type="float" office:value="23.2142857143" calcext:value-type="float">
            <text:p>23,2142857143</text:p>
          </table:table-cell>
          <table:table-cell table:formula="of:=[.I5]*100" office:value-type="float" office:value="18.6440677966" calcext:value-type="float">
            <text:p>18,6440677966</text:p>
          </table:table-cell>
          <table:table-cell table:formula="of:=[.J5]*100" office:value-type="float" office:value="11.5384615385" calcext:value-type="float">
            <text:p>11,5384615385</text:p>
          </table:table-cell>
          <table:table-cell table:formula="of:=[.K5]*100" office:value-type="float" office:value="0" calcext:value-type="float">
            <text:p>0</text:p>
          </table:table-cell>
          <table:table-cell/>
          <table:table-cell office:value-type="string" calcext:value-type="string">
            <text:p>PYDOCK_CP_BFKV</text:p>
          </table:table-cell>
          <table:table-cell table:formula="of:=[.N5]*100" office:value-type="float" office:value="25" calcext:value-type="float">
            <text:p>25</text:p>
          </table:table-cell>
          <table:table-cell table:formula="of:=[.O5]*100" office:value-type="float" office:value="29.2682926829" calcext:value-type="float">
            <text:p>29,2682926829</text:p>
          </table:table-cell>
          <table:table-cell table:formula="of:=[.P5]*10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P_SJKG_PYDOCK</text:p>
          </table:table-cell>
          <table:table-cell table:formula="of:=[.B6]*100" office:value-type="float" office:value="2.84090909091" calcext:value-type="float">
            <text:p>2,8409090909</text:p>
          </table:table-cell>
          <table:table-cell table:formula="of:=[.C6]*100" office:value-type="float" office:value="14.7727272727" calcext:value-type="float">
            <text:p>14,7727272727</text:p>
          </table:table-cell>
          <table:table-cell table:formula="of:=[.D6]*100" office:value-type="float" office:value="42.6136363636" calcext:value-type="float">
            <text:p>42,6136363636</text:p>
          </table:table-cell>
          <table:table-cell/>
          <table:table-cell office:value-type="string" calcext:value-type="string">
            <text:p>CP_SJKG_PYDOCK</text:p>
          </table:table-cell>
          <table:table-cell table:formula="of:=[.G6]*100" office:value-type="float" office:value="16.6666666667" calcext:value-type="float">
            <text:p>16,6666666667</text:p>
          </table:table-cell>
          <table:table-cell table:formula="of:=[.H6]*100" office:value-type="float" office:value="17.8571428571" calcext:value-type="float">
            <text:p>17,8571428571</text:p>
          </table:table-cell>
          <table:table-cell table:formula="of:=[.I6]*100" office:value-type="float" office:value="16.9491525424" calcext:value-type="float">
            <text:p>16,9491525424</text:p>
          </table:table-cell>
          <table:table-cell table:formula="of:=[.J6]*100" office:value-type="float" office:value="7.69230769231" calcext:value-type="float">
            <text:p>7,6923076923</text:p>
          </table:table-cell>
          <table:table-cell table:formula="of:=[.K6]*100" office:value-type="float" office:value="0" calcext:value-type="float">
            <text:p>0</text:p>
          </table:table-cell>
          <table:table-cell/>
          <table:table-cell office:value-type="string" calcext:value-type="string">
            <text:p>CP_SJKG_PYDOCK</text:p>
          </table:table-cell>
          <table:table-cell table:formula="of:=[.N6]*100" office:value-type="float" office:value="17.8571428571" calcext:value-type="float">
            <text:p>17,8571428571</text:p>
          </table:table-cell>
          <table:table-cell table:formula="of:=[.O6]*100" office:value-type="float" office:value="21.9512195122" calcext:value-type="float">
            <text:p>21,9512195122</text:p>
          </table:table-cell>
          <table:table-cell table:formula="of:=[.P6]*100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YDOCK_AP_DCOMPLEX</text:p>
          </table:table-cell>
          <table:table-cell table:formula="of:=[.B7]*100" office:value-type="float" office:value="6.81818181818" calcext:value-type="float">
            <text:p>6,8181818182</text:p>
          </table:table-cell>
          <table:table-cell table:formula="of:=[.C7]*100" office:value-type="float" office:value="21.0227272727" calcext:value-type="float">
            <text:p>21,0227272727</text:p>
          </table:table-cell>
          <table:table-cell table:formula="of:=[.D7]*100" office:value-type="float" office:value="43.1818181818" calcext:value-type="float">
            <text:p>43,1818181818</text:p>
          </table:table-cell>
          <table:table-cell/>
          <table:table-cell office:value-type="string" calcext:value-type="string">
            <text:p>PYDOCK_AP_DCOMPLEX</text:p>
          </table:table-cell>
          <table:table-cell table:formula="of:=[.G7]*100" office:value-type="float" office:value="29.1666666667" calcext:value-type="float">
            <text:p>29,1666666667</text:p>
          </table:table-cell>
          <table:table-cell table:formula="of:=[.H7]*100" office:value-type="float" office:value="26.7857142857" calcext:value-type="float">
            <text:p>26,7857142857</text:p>
          </table:table-cell>
          <table:table-cell table:formula="of:=[.I7]*100" office:value-type="float" office:value="20.3389830508" calcext:value-type="float">
            <text:p>20,3389830508</text:p>
          </table:table-cell>
          <table:table-cell table:formula="of:=[.J7]*100" office:value-type="float" office:value="11.5384615385" calcext:value-type="float">
            <text:p>11,5384615385</text:p>
          </table:table-cell>
          <table:table-cell table:formula="of:=[.K7]*100" office:value-type="float" office:value="0" calcext:value-type="float">
            <text:p>0</text:p>
          </table:table-cell>
          <table:table-cell/>
          <table:table-cell office:value-type="string" calcext:value-type="string">
            <text:p>PYDOCK_AP_DCOMPLEX</text:p>
          </table:table-cell>
          <table:table-cell table:formula="of:=[.N7]*100" office:value-type="float" office:value="21.4285714286" calcext:value-type="float">
            <text:p>21,4285714286</text:p>
          </table:table-cell>
          <table:table-cell table:formula="of:=[.O7]*100" office:value-type="float" office:value="24.3902439024" calcext:value-type="float">
            <text:p>24,3902439024</text:p>
          </table:table-cell>
          <table:table-cell table:formula="of:=[.P7]*10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P_BFKV_AP_dDFIRE</text:p>
          </table:table-cell>
          <table:table-cell table:formula="of:=[.B8]*100" office:value-type="float" office:value="7.38636363636" calcext:value-type="float">
            <text:p>7,3863636364</text:p>
          </table:table-cell>
          <table:table-cell table:formula="of:=[.C8]*100" office:value-type="float" office:value="18.1818181818" calcext:value-type="float">
            <text:p>18,1818181818</text:p>
          </table:table-cell>
          <table:table-cell table:formula="of:=[.D8]*100" office:value-type="float" office:value="43.1818181818" calcext:value-type="float">
            <text:p>43,1818181818</text:p>
          </table:table-cell>
          <table:table-cell/>
          <table:table-cell office:value-type="string" calcext:value-type="string">
            <text:p>CP_BFKV_AP_dDFIRE</text:p>
          </table:table-cell>
          <table:table-cell table:formula="of:=[.G8]*100" office:value-type="float" office:value="20.8333333333" calcext:value-type="float">
            <text:p>20,8333333333</text:p>
          </table:table-cell>
          <table:table-cell table:formula="of:=[.H8]*100" office:value-type="float" office:value="25" calcext:value-type="float">
            <text:p>25</text:p>
          </table:table-cell>
          <table:table-cell table:formula="of:=[.I8]*100" office:value-type="float" office:value="16.9491525424" calcext:value-type="float">
            <text:p>16,9491525424</text:p>
          </table:table-cell>
          <table:table-cell table:formula="of:=[.J8]*100" office:value-type="float" office:value="11.5384615385" calcext:value-type="float">
            <text:p>11,5384615385</text:p>
          </table:table-cell>
          <table:table-cell table:formula="of:=[.K8]*100" office:value-type="float" office:value="0" calcext:value-type="float">
            <text:p>0</text:p>
          </table:table-cell>
          <table:table-cell/>
          <table:table-cell office:value-type="string" calcext:value-type="string">
            <text:p>CP_BFKV_AP_dDFIRE</text:p>
          </table:table-cell>
          <table:table-cell table:formula="of:=[.N8]*100" office:value-type="float" office:value="17.8571428571" calcext:value-type="float">
            <text:p>17,8571428571</text:p>
          </table:table-cell>
          <table:table-cell table:formula="of:=[.O8]*100" office:value-type="float" office:value="21.9512195122" calcext:value-type="float">
            <text:p>21,9512195122</text:p>
          </table:table-cell>
          <table:table-cell table:formula="of:=[.P8]*10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P_SKOa_AP_dDFIRE</text:p>
          </table:table-cell>
          <table:table-cell table:formula="of:=[.B9]*100" office:value-type="float" office:value="5.68181818182" calcext:value-type="float">
            <text:p>5,6818181818</text:p>
          </table:table-cell>
          <table:table-cell table:formula="of:=[.C9]*100" office:value-type="float" office:value="21.0227272727" calcext:value-type="float">
            <text:p>21,0227272727</text:p>
          </table:table-cell>
          <table:table-cell table:formula="of:=[.D9]*100" office:value-type="float" office:value="42.0454545455" calcext:value-type="float">
            <text:p>42,0454545455</text:p>
          </table:table-cell>
          <table:table-cell/>
          <table:table-cell office:value-type="string" calcext:value-type="string">
            <text:p>CP_SKOa_AP_dDFIRE</text:p>
          </table:table-cell>
          <table:table-cell table:formula="of:=[.G9]*100" office:value-type="float" office:value="33.3333333333" calcext:value-type="float">
            <text:p>33,3333333333</text:p>
          </table:table-cell>
          <table:table-cell table:formula="of:=[.H9]*100" office:value-type="float" office:value="23.2142857143" calcext:value-type="float">
            <text:p>23,2142857143</text:p>
          </table:table-cell>
          <table:table-cell table:formula="of:=[.I9]*100" office:value-type="float" office:value="18.6440677966" calcext:value-type="float">
            <text:p>18,6440677966</text:p>
          </table:table-cell>
          <table:table-cell table:formula="of:=[.J9]*100" office:value-type="float" office:value="15.3846153846" calcext:value-type="float">
            <text:p>15,3846153846</text:p>
          </table:table-cell>
          <table:table-cell table:formula="of:=[.K9]*100" office:value-type="float" office:value="9.09090909091" calcext:value-type="float">
            <text:p>9,0909090909</text:p>
          </table:table-cell>
          <table:table-cell/>
          <table:table-cell office:value-type="string" calcext:value-type="string">
            <text:p>CP_SKOa_AP_dDFIRE</text:p>
          </table:table-cell>
          <table:table-cell table:formula="of:=[.N9]*100" office:value-type="float" office:value="17.8571428571" calcext:value-type="float">
            <text:p>17,8571428571</text:p>
          </table:table-cell>
          <table:table-cell table:formula="of:=[.O9]*100" office:value-type="float" office:value="24.3902439024" calcext:value-type="float">
            <text:p>24,3902439024</text:p>
          </table:table-cell>
          <table:table-cell table:formula="of:=[.P9]*100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P_SKOa_PYDOCK</text:p>
          </table:table-cell>
          <table:table-cell table:formula="of:=[.B10]*100" office:value-type="float" office:value="3.97727272727" calcext:value-type="float">
            <text:p>3,9772727273</text:p>
          </table:table-cell>
          <table:table-cell table:formula="of:=[.C10]*100" office:value-type="float" office:value="14.7727272727" calcext:value-type="float">
            <text:p>14,7727272727</text:p>
          </table:table-cell>
          <table:table-cell table:formula="of:=[.D10]*100" office:value-type="float" office:value="42.0454545455" calcext:value-type="float">
            <text:p>42,0454545455</text:p>
          </table:table-cell>
          <table:table-cell/>
          <table:table-cell office:value-type="string" calcext:value-type="string">
            <text:p>CP_SKOa_PYDOCK</text:p>
          </table:table-cell>
          <table:table-cell table:formula="of:=[.G10]*100" office:value-type="float" office:value="16.6666666667" calcext:value-type="float">
            <text:p>16,6666666667</text:p>
          </table:table-cell>
          <table:table-cell table:formula="of:=[.H10]*100" office:value-type="float" office:value="17.8571428571" calcext:value-type="float">
            <text:p>17,8571428571</text:p>
          </table:table-cell>
          <table:table-cell table:formula="of:=[.I10]*100" office:value-type="float" office:value="16.9491525424" calcext:value-type="float">
            <text:p>16,9491525424</text:p>
          </table:table-cell>
          <table:table-cell table:formula="of:=[.J10]*100" office:value-type="float" office:value="7.69230769231" calcext:value-type="float">
            <text:p>7,6923076923</text:p>
          </table:table-cell>
          <table:table-cell table:formula="of:=[.K10]*100" office:value-type="float" office:value="0" calcext:value-type="float">
            <text:p>0</text:p>
          </table:table-cell>
          <table:table-cell/>
          <table:table-cell office:value-type="string" calcext:value-type="string">
            <text:p>CP_SKOa_PYDOCK</text:p>
          </table:table-cell>
          <table:table-cell table:formula="of:=[.N10]*100" office:value-type="float" office:value="14.2857142857" calcext:value-type="float">
            <text:p>14,2857142857</text:p>
          </table:table-cell>
          <table:table-cell table:formula="of:=[.O10]*100" office:value-type="float" office:value="24.3902439024" calcext:value-type="float">
            <text:p>24,3902439024</text:p>
          </table:table-cell>
          <table:table-cell table:formula="of:=[.P10]*100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P_SJKG_AP_dDFIRE</text:p>
          </table:table-cell>
          <table:table-cell table:formula="of:=[.B11]*100" office:value-type="float" office:value="5.68181818182" calcext:value-type="float">
            <text:p>5,6818181818</text:p>
          </table:table-cell>
          <table:table-cell table:formula="of:=[.C11]*100" office:value-type="float" office:value="21.5909090909" calcext:value-type="float">
            <text:p>21,5909090909</text:p>
          </table:table-cell>
          <table:table-cell table:formula="of:=[.D11]*100" office:value-type="float" office:value="42.0454545455" calcext:value-type="float">
            <text:p>42,0454545455</text:p>
          </table:table-cell>
          <table:table-cell/>
          <table:table-cell office:value-type="string" calcext:value-type="string">
            <text:p>CP_SJKG_AP_dDFIRE</text:p>
          </table:table-cell>
          <table:table-cell table:formula="of:=[.G11]*100" office:value-type="float" office:value="29.1666666667" calcext:value-type="float">
            <text:p>29,1666666667</text:p>
          </table:table-cell>
          <table:table-cell table:formula="of:=[.H11]*100" office:value-type="float" office:value="25" calcext:value-type="float">
            <text:p>25</text:p>
          </table:table-cell>
          <table:table-cell table:formula="of:=[.I11]*100" office:value-type="float" office:value="18.6440677966" calcext:value-type="float">
            <text:p>18,6440677966</text:p>
          </table:table-cell>
          <table:table-cell table:formula="of:=[.J11]*100" office:value-type="float" office:value="15.3846153846" calcext:value-type="float">
            <text:p>15,3846153846</text:p>
          </table:table-cell>
          <table:table-cell table:formula="of:=[.K11]*100" office:value-type="float" office:value="18.1818181818" calcext:value-type="float">
            <text:p>18,1818181818</text:p>
          </table:table-cell>
          <table:table-cell/>
          <table:table-cell office:value-type="string" calcext:value-type="string">
            <text:p>CP_SJKG_AP_dDFIRE</text:p>
          </table:table-cell>
          <table:table-cell table:formula="of:=[.N11]*100" office:value-type="float" office:value="21.4285714286" calcext:value-type="float">
            <text:p>21,4285714286</text:p>
          </table:table-cell>
          <table:table-cell table:formula="of:=[.O11]*100" office:value-type="float" office:value="21.9512195122" calcext:value-type="float">
            <text:p>21,9512195122</text:p>
          </table:table-cell>
          <table:table-cell table:formula="of:=[.P11]*100" office:value-type="float" office:value="25" calcext:value-type="float">
            <text:p>2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PYDOCK_Zdock</text:p>
          </table:table-cell>
          <table:table-cell table:formula="of:=[.B14]*100" office:value-type="float" office:value="6.25" calcext:value-type="float">
            <text:p>6,25</text:p>
          </table:table-cell>
          <table:table-cell table:formula="of:=[.C14]*100" office:value-type="float" office:value="21.0227272727" calcext:value-type="float">
            <text:p>21,0227272727</text:p>
          </table:table-cell>
          <table:table-cell table:formula="of:=[.D14]*100" office:value-type="float" office:value="47.1590909091" calcext:value-type="float">
            <text:p>47,1590909091</text:p>
          </table:table-cell>
          <table:table-cell/>
          <table:table-cell office:value-type="string" calcext:value-type="string">
            <text:p>PYDOCK_Zdock</text:p>
          </table:table-cell>
          <table:table-cell table:formula="of:=[.G14]*100" office:value-type="float" office:value="33.3333333333" calcext:value-type="float">
            <text:p>33,3333333333</text:p>
          </table:table-cell>
          <table:table-cell table:formula="of:=[.H14]*100" office:value-type="float" office:value="25" calcext:value-type="float">
            <text:p>25</text:p>
          </table:table-cell>
          <table:table-cell table:formula="of:=[.I14]*100" office:value-type="float" office:value="18.6440677966" calcext:value-type="float">
            <text:p>18,6440677966</text:p>
          </table:table-cell>
          <table:table-cell table:formula="of:=[.J14]*100" office:value-type="float" office:value="11.5384615385" calcext:value-type="float">
            <text:p>11,5384615385</text:p>
          </table:table-cell>
          <table:table-cell table:formula="of:=[.K14]*100" office:value-type="float" office:value="0" calcext:value-type="float">
            <text:p>0</text:p>
          </table:table-cell>
          <table:table-cell/>
          <table:table-cell office:value-type="string" calcext:value-type="string">
            <text:p>PYDOCK_Zdock</text:p>
          </table:table-cell>
          <table:table-cell table:formula="of:=[.N14]*100" office:value-type="float" office:value="32.1428571429" calcext:value-type="float">
            <text:p>32,1428571429</text:p>
          </table:table-cell>
          <table:table-cell table:formula="of:=[.O14]*100" office:value-type="float" office:value="24.3902439024" calcext:value-type="float">
            <text:p>24,3902439024</text:p>
          </table:table-cell>
          <table:table-cell table:formula="of:=[.P14]*100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P_PISA_CP_TB</text:p>
          </table:table-cell>
          <table:table-cell table:formula="of:=[.B15]*100" office:value-type="float" office:value="14.7727272727" calcext:value-type="float">
            <text:p>14,7727272727</text:p>
          </table:table-cell>
          <table:table-cell table:formula="of:=[.C15]*100" office:value-type="float" office:value="28.9772727273" calcext:value-type="float">
            <text:p>28,9772727273</text:p>
          </table:table-cell>
          <table:table-cell table:formula="of:=[.D15]*100" office:value-type="float" office:value="50.5681818182" calcext:value-type="float">
            <text:p>50,5681818182</text:p>
          </table:table-cell>
          <table:table-cell/>
          <table:table-cell office:value-type="string" calcext:value-type="string">
            <text:p>AP_PISA_CP_TB</text:p>
          </table:table-cell>
          <table:table-cell table:formula="of:=[.G15]*100" office:value-type="float" office:value="29.1666666667" calcext:value-type="float">
            <text:p>29,1666666667</text:p>
          </table:table-cell>
          <table:table-cell table:formula="of:=[.H15]*100" office:value-type="float" office:value="28.5714285714" calcext:value-type="float">
            <text:p>28,5714285714</text:p>
          </table:table-cell>
          <table:table-cell table:formula="of:=[.I15]*100" office:value-type="float" office:value="30.5084745763" calcext:value-type="float">
            <text:p>30,5084745763</text:p>
          </table:table-cell>
          <table:table-cell table:formula="of:=[.J15]*100" office:value-type="float" office:value="34.6153846154" calcext:value-type="float">
            <text:p>34,6153846154</text:p>
          </table:table-cell>
          <table:table-cell table:formula="of:=[.K15]*100" office:value-type="float" office:value="0" calcext:value-type="float">
            <text:p>0</text:p>
          </table:table-cell>
          <table:table-cell/>
          <table:table-cell office:value-type="string" calcext:value-type="string">
            <text:p>AP_PISA_CP_TB</text:p>
          </table:table-cell>
          <table:table-cell table:formula="of:=[.N15]*100" office:value-type="float" office:value="46.4285714286" calcext:value-type="float">
            <text:p>46,4285714286</text:p>
          </table:table-cell>
          <table:table-cell table:formula="of:=[.O15]*100" office:value-type="float" office:value="24.3902439024" calcext:value-type="float">
            <text:p>24,3902439024</text:p>
          </table:table-cell>
          <table:table-cell table:formula="of:=[.P15]*100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P_BFKV_AP_T2</text:p>
          </table:table-cell>
          <table:table-cell table:formula="of:=[.B16]*100" office:value-type="float" office:value="7.95454545455" calcext:value-type="float">
            <text:p>7,9545454546</text:p>
          </table:table-cell>
          <table:table-cell table:formula="of:=[.C16]*100" office:value-type="float" office:value="17.0454545455" calcext:value-type="float">
            <text:p>17,0454545455</text:p>
          </table:table-cell>
          <table:table-cell table:formula="of:=[.D16]*100" office:value-type="float" office:value="40.9090909091" calcext:value-type="float">
            <text:p>40,9090909091</text:p>
          </table:table-cell>
          <table:table-cell/>
          <table:table-cell office:value-type="string" calcext:value-type="string">
            <text:p>CP_BFKV_AP_T2</text:p>
          </table:table-cell>
          <table:table-cell table:formula="of:=[.G16]*100" office:value-type="float" office:value="29.1666666667" calcext:value-type="float">
            <text:p>29,1666666667</text:p>
          </table:table-cell>
          <table:table-cell table:formula="of:=[.H16]*100" office:value-type="float" office:value="10.7142857143" calcext:value-type="float">
            <text:p>10,7142857143</text:p>
          </table:table-cell>
          <table:table-cell table:formula="of:=[.I16]*100" office:value-type="float" office:value="23.7288135593" calcext:value-type="float">
            <text:p>23,7288135593</text:p>
          </table:table-cell>
          <table:table-cell table:formula="of:=[.J16]*100" office:value-type="float" office:value="7.69230769231" calcext:value-type="float">
            <text:p>7,6923076923</text:p>
          </table:table-cell>
          <table:table-cell table:formula="of:=[.K16]*100" office:value-type="float" office:value="9.09090909091" calcext:value-type="float">
            <text:p>9,0909090909</text:p>
          </table:table-cell>
          <table:table-cell/>
          <table:table-cell office:value-type="string" calcext:value-type="string">
            <text:p>CP_BFKV_AP_T2</text:p>
          </table:table-cell>
          <table:table-cell table:formula="of:=[.N16]*100" office:value-type="float" office:value="35.7142857143" calcext:value-type="float">
            <text:p>35,7142857143</text:p>
          </table:table-cell>
          <table:table-cell table:formula="of:=[.O16]*100" office:value-type="float" office:value="9.75609756098" calcext:value-type="float">
            <text:p>9,756097561</text:p>
          </table:table-cell>
          <table:table-cell table:formula="of:=[.P16]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DOCK_AP_T1</text:p>
          </table:table-cell>
          <table:table-cell table:formula="of:=[.B17]*100" office:value-type="float" office:value="9.65909090909" calcext:value-type="float">
            <text:p>9,6590909091</text:p>
          </table:table-cell>
          <table:table-cell table:formula="of:=[.C17]*100" office:value-type="float" office:value="29.5454545455" calcext:value-type="float">
            <text:p>29,5454545455</text:p>
          </table:table-cell>
          <table:table-cell table:formula="of:=[.D17]*100" office:value-type="float" office:value="51.7045454545" calcext:value-type="float">
            <text:p>51,7045454545</text:p>
          </table:table-cell>
          <table:table-cell/>
          <table:table-cell office:value-type="string" calcext:value-type="string">
            <text:p>PYDOCK_AP_T1</text:p>
          </table:table-cell>
          <table:table-cell table:formula="of:=[.G17]*100" office:value-type="float" office:value="54.1666666667" calcext:value-type="float">
            <text:p>54,1666666667</text:p>
          </table:table-cell>
          <table:table-cell table:formula="of:=[.H17]*100" office:value-type="float" office:value="32.1428571429" calcext:value-type="float">
            <text:p>32,1428571429</text:p>
          </table:table-cell>
          <table:table-cell table:formula="of:=[.I17]*100" office:value-type="float" office:value="27.1186440678" calcext:value-type="float">
            <text:p>27,1186440678</text:p>
          </table:table-cell>
          <table:table-cell table:formula="of:=[.J17]*100" office:value-type="float" office:value="19.2307692308" calcext:value-type="float">
            <text:p>19,2307692308</text:p>
          </table:table-cell>
          <table:table-cell table:formula="of:=[.K17]*100" office:value-type="float" office:value="0" calcext:value-type="float">
            <text:p>0</text:p>
          </table:table-cell>
          <table:table-cell/>
          <table:table-cell office:value-type="string" calcext:value-type="string">
            <text:p>PYDOCK_AP_T1</text:p>
          </table:table-cell>
          <table:table-cell table:formula="of:=[.N17]*100" office:value-type="float" office:value="32.1428571429" calcext:value-type="float">
            <text:p>32,1428571429</text:p>
          </table:table-cell>
          <table:table-cell table:formula="of:=[.O17]*100" office:value-type="float" office:value="29.2682926829" calcext:value-type="float">
            <text:p>29,2682926829</text:p>
          </table:table-cell>
          <table:table-cell table:formula="of:=[.P17]*100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YDOCK_AP_PISA</text:p>
          </table:table-cell>
          <table:table-cell table:formula="of:=[.B18]*100" office:value-type="float" office:value="11.9318181818" calcext:value-type="float">
            <text:p>11,9318181818</text:p>
          </table:table-cell>
          <table:table-cell table:formula="of:=[.C18]*100" office:value-type="float" office:value="34.6590909091" calcext:value-type="float">
            <text:p>34,6590909091</text:p>
          </table:table-cell>
          <table:table-cell table:formula="of:=[.D18]*100" office:value-type="float" office:value="53.4090909091" calcext:value-type="float">
            <text:p>53,4090909091</text:p>
          </table:table-cell>
          <table:table-cell/>
          <table:table-cell office:value-type="string" calcext:value-type="string">
            <text:p>PYDOCK_AP_PISA</text:p>
          </table:table-cell>
          <table:table-cell table:formula="of:=[.G18]*100" office:value-type="float" office:value="50" calcext:value-type="float">
            <text:p>50</text:p>
          </table:table-cell>
          <table:table-cell table:formula="of:=[.H18]*100" office:value-type="float" office:value="39.2857142857" calcext:value-type="float">
            <text:p>39,2857142857</text:p>
          </table:table-cell>
          <table:table-cell table:formula="of:=[.I18]*100" office:value-type="float" office:value="30.5084745763" calcext:value-type="float">
            <text:p>30,5084745763</text:p>
          </table:table-cell>
          <table:table-cell table:formula="of:=[.J18]*100" office:value-type="float" office:value="30.7692307692" calcext:value-type="float">
            <text:p>30,7692307692</text:p>
          </table:table-cell>
          <table:table-cell table:formula="of:=[.K18]*100" office:value-type="float" office:value="0" calcext:value-type="float">
            <text:p>0</text:p>
          </table:table-cell>
          <table:table-cell/>
          <table:table-cell office:value-type="string" calcext:value-type="string">
            <text:p>PYDOCK_AP_PISA</text:p>
          </table:table-cell>
          <table:table-cell table:formula="of:=[.N18]*100" office:value-type="float" office:value="46.4285714286" calcext:value-type="float">
            <text:p>46,4285714286</text:p>
          </table:table-cell>
          <table:table-cell table:formula="of:=[.O18]*100" office:value-type="float" office:value="31.7073170732" calcext:value-type="float">
            <text:p>31,7073170732</text:p>
          </table:table-cell>
          <table:table-cell table:formula="of:=[.P18]*100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P_BFKV_CP_TB</text:p>
          </table:table-cell>
          <table:table-cell table:formula="of:=[.B19]*100" office:value-type="float" office:value="6.25" calcext:value-type="float">
            <text:p>6,25</text:p>
          </table:table-cell>
          <table:table-cell table:formula="of:=[.C19]*100" office:value-type="float" office:value="22.1590909091" calcext:value-type="float">
            <text:p>22,1590909091</text:p>
          </table:table-cell>
          <table:table-cell table:formula="of:=[.D19]*100" office:value-type="float" office:value="43.75" calcext:value-type="float">
            <text:p>43,75</text:p>
          </table:table-cell>
          <table:table-cell/>
          <table:table-cell office:value-type="string" calcext:value-type="string">
            <text:p>CP_BFKV_CP_TB</text:p>
          </table:table-cell>
          <table:table-cell table:formula="of:=[.G19]*100" office:value-type="float" office:value="29.1666666667" calcext:value-type="float">
            <text:p>29,1666666667</text:p>
          </table:table-cell>
          <table:table-cell table:formula="of:=[.H19]*100" office:value-type="float" office:value="21.4285714286" calcext:value-type="float">
            <text:p>21,4285714286</text:p>
          </table:table-cell>
          <table:table-cell table:formula="of:=[.I19]*100" office:value-type="float" office:value="25.4237288136" calcext:value-type="float">
            <text:p>25,4237288136</text:p>
          </table:table-cell>
          <table:table-cell table:formula="of:=[.J19]*100" office:value-type="float" office:value="15.3846153846" calcext:value-type="float">
            <text:p>15,3846153846</text:p>
          </table:table-cell>
          <table:table-cell table:formula="of:=[.K19]*100" office:value-type="float" office:value="0" calcext:value-type="float">
            <text:p>0</text:p>
          </table:table-cell>
          <table:table-cell/>
          <table:table-cell office:value-type="string" calcext:value-type="string">
            <text:p>CP_BFKV_CP_TB</text:p>
          </table:table-cell>
          <table:table-cell table:formula="of:=[.N19]*100" office:value-type="float" office:value="35.7142857143" calcext:value-type="float">
            <text:p>35,7142857143</text:p>
          </table:table-cell>
          <table:table-cell table:formula="of:=[.O19]*100" office:value-type="float" office:value="12.1951219512" calcext:value-type="float">
            <text:p>12,1951219512</text:p>
          </table:table-cell>
          <table:table-cell table:formula="of:=[.P19]*100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YDOCK_AP_T2</text:p>
          </table:table-cell>
          <table:table-cell table:formula="of:=[.B20]*100" office:value-type="float" office:value="10.7954545455" calcext:value-type="float">
            <text:p>10,7954545455</text:p>
          </table:table-cell>
          <table:table-cell table:formula="of:=[.C20]*100" office:value-type="float" office:value="25.5681818182" calcext:value-type="float">
            <text:p>25,5681818182</text:p>
          </table:table-cell>
          <table:table-cell table:formula="of:=[.D20]*100" office:value-type="float" office:value="51.7045454545" calcext:value-type="float">
            <text:p>51,7045454545</text:p>
          </table:table-cell>
          <table:table-cell/>
          <table:table-cell office:value-type="string" calcext:value-type="string">
            <text:p>PYDOCK_AP_T2</text:p>
          </table:table-cell>
          <table:table-cell table:formula="of:=[.G20]*100" office:value-type="float" office:value="45.8333333333" calcext:value-type="float">
            <text:p>45,8333333333</text:p>
          </table:table-cell>
          <table:table-cell table:formula="of:=[.H20]*100" office:value-type="float" office:value="32.1428571429" calcext:value-type="float">
            <text:p>32,1428571429</text:p>
          </table:table-cell>
          <table:table-cell table:formula="of:=[.I20]*100" office:value-type="float" office:value="20.3389830508" calcext:value-type="float">
            <text:p>20,3389830508</text:p>
          </table:table-cell>
          <table:table-cell table:formula="of:=[.J20]*100" office:value-type="float" office:value="11.5384615385" calcext:value-type="float">
            <text:p>11,5384615385</text:p>
          </table:table-cell>
          <table:table-cell table:formula="of:=[.K20]*100" office:value-type="float" office:value="9.09090909091" calcext:value-type="float">
            <text:p>9,0909090909</text:p>
          </table:table-cell>
          <table:table-cell/>
          <table:table-cell office:value-type="string" calcext:value-type="string">
            <text:p>PYDOCK_AP_T2</text:p>
          </table:table-cell>
          <table:table-cell table:formula="of:=[.N20]*100" office:value-type="float" office:value="35.7142857143" calcext:value-type="float">
            <text:p>35,7142857143</text:p>
          </table:table-cell>
          <table:table-cell table:formula="of:=[.O20]*100" office:value-type="float" office:value="26.8292682927" calcext:value-type="float">
            <text:p>26,8292682927</text:p>
          </table:table-cell>
          <table:table-cell table:formula="of:=[.P20]*10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P_BFKV_PYDOCK</text:p>
          </table:table-cell>
          <table:table-cell table:formula="of:=[.B21]*100" office:value-type="float" office:value="7.38636363636" calcext:value-type="float">
            <text:p>7,3863636364</text:p>
          </table:table-cell>
          <table:table-cell table:formula="of:=[.C21]*100" office:value-type="float" office:value="18.1818181818" calcext:value-type="float">
            <text:p>18,1818181818</text:p>
          </table:table-cell>
          <table:table-cell table:formula="of:=[.D21]*100" office:value-type="float" office:value="40.3409090909" calcext:value-type="float">
            <text:p>40,3409090909</text:p>
          </table:table-cell>
          <table:table-cell/>
          <table:table-cell office:value-type="string" calcext:value-type="string">
            <text:p>CP_BFKV_PYDOCK</text:p>
          </table:table-cell>
          <table:table-cell table:formula="of:=[.G21]*100" office:value-type="float" office:value="25" calcext:value-type="float">
            <text:p>25</text:p>
          </table:table-cell>
          <table:table-cell table:formula="of:=[.H21]*100" office:value-type="float" office:value="16.0714285714" calcext:value-type="float">
            <text:p>16,0714285714</text:p>
          </table:table-cell>
          <table:table-cell table:formula="of:=[.I21]*100" office:value-type="float" office:value="18.6440677966" calcext:value-type="float">
            <text:p>18,6440677966</text:p>
          </table:table-cell>
          <table:table-cell table:formula="of:=[.J21]*100" office:value-type="float" office:value="15.3846153846" calcext:value-type="float">
            <text:p>15,3846153846</text:p>
          </table:table-cell>
          <table:table-cell table:formula="of:=[.K21]*100" office:value-type="float" office:value="9.09090909091" calcext:value-type="float">
            <text:p>9,0909090909</text:p>
          </table:table-cell>
          <table:table-cell/>
          <table:table-cell office:value-type="string" calcext:value-type="string">
            <text:p>CP_BFKV_PYDOCK</text:p>
          </table:table-cell>
          <table:table-cell table:formula="of:=[.N21]*100" office:value-type="float" office:value="32.1428571429" calcext:value-type="float">
            <text:p>32,1428571429</text:p>
          </table:table-cell>
          <table:table-cell table:formula="of:=[.O21]*100" office:value-type="float" office:value="17.0731707317" calcext:value-type="float">
            <text:p>17,0731707317</text:p>
          </table:table-cell>
          <table:table-cell table:formula="of:=[.P21]*100" office:value-type="float" office:value="15" calcext:value-type="float">
            <text:p>1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P_GOAP_DF_AP_MPS</text:p>
          </table:table-cell>
          <table:table-cell table:formula="of:=[.B24]*100" office:value-type="float" office:value="8.52272727273" calcext:value-type="float">
            <text:p>8,5227272727</text:p>
          </table:table-cell>
          <table:table-cell table:formula="of:=[.C24]*100" office:value-type="float" office:value="17.0454545455" calcext:value-type="float">
            <text:p>17,0454545455</text:p>
          </table:table-cell>
          <table:table-cell table:formula="of:=[.D24]*100" office:value-type="float" office:value="43.75" calcext:value-type="float">
            <text:p>43,75</text:p>
          </table:table-cell>
          <table:table-cell/>
          <table:table-cell office:value-type="string" calcext:value-type="string">
            <text:p>AP_GOAP_DF_AP_MPS</text:p>
          </table:table-cell>
          <table:table-cell table:formula="of:=[.G24]*100" office:value-type="float" office:value="29.1666666667" calcext:value-type="float">
            <text:p>29,1666666667</text:p>
          </table:table-cell>
          <table:table-cell table:formula="of:=[.H24]*100" office:value-type="float" office:value="19.6428571429" calcext:value-type="float">
            <text:p>19,6428571429</text:p>
          </table:table-cell>
          <table:table-cell table:formula="of:=[.I24]*100" office:value-type="float" office:value="13.5593220339" calcext:value-type="float">
            <text:p>13,5593220339</text:p>
          </table:table-cell>
          <table:table-cell table:formula="of:=[.J24]*100" office:value-type="float" office:value="15.3846153846" calcext:value-type="float">
            <text:p>15,3846153846</text:p>
          </table:table-cell>
          <table:table-cell table:formula="of:=[.K24]*100" office:value-type="float" office:value="0" calcext:value-type="float">
            <text:p>0</text:p>
          </table:table-cell>
          <table:table-cell/>
          <table:table-cell office:value-type="string" calcext:value-type="string">
            <text:p>AP_GOAP_DF_AP_MPS</text:p>
          </table:table-cell>
          <table:table-cell table:formula="of:=[.N24]*100" office:value-type="float" office:value="32.1428571429" calcext:value-type="float">
            <text:p>32,1428571429</text:p>
          </table:table-cell>
          <table:table-cell table:formula="of:=[.O24]*100" office:value-type="float" office:value="12.1951219512" calcext:value-type="float">
            <text:p>12,1951219512</text:p>
          </table:table-cell>
          <table:table-cell table:formula="of:=[.P24]*100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P_E3D_MIN_AP_MPS</text:p>
          </table:table-cell>
          <table:table-cell table:formula="of:=[.B25]*100" office:value-type="float" office:value="7.95454545455" calcext:value-type="float">
            <text:p>7,9545454546</text:p>
          </table:table-cell>
          <table:table-cell table:formula="of:=[.C25]*100" office:value-type="float" office:value="19.3181818182" calcext:value-type="float">
            <text:p>19,3181818182</text:p>
          </table:table-cell>
          <table:table-cell table:formula="of:=[.D25]*100" office:value-type="float" office:value="48.2954545455" calcext:value-type="float">
            <text:p>48,2954545455</text:p>
          </table:table-cell>
          <table:table-cell/>
          <table:table-cell office:value-type="string" calcext:value-type="string">
            <text:p>CP_E3D_MIN_AP_MPS</text:p>
          </table:table-cell>
          <table:table-cell table:formula="of:=[.G25]*100" office:value-type="float" office:value="29.1666666667" calcext:value-type="float">
            <text:p>29,1666666667</text:p>
          </table:table-cell>
          <table:table-cell table:formula="of:=[.H25]*100" office:value-type="float" office:value="19.6428571429" calcext:value-type="float">
            <text:p>19,6428571429</text:p>
          </table:table-cell>
          <table:table-cell table:formula="of:=[.I25]*100" office:value-type="float" office:value="18.6440677966" calcext:value-type="float">
            <text:p>18,6440677966</text:p>
          </table:table-cell>
          <table:table-cell table:formula="of:=[.J25]*100" office:value-type="float" office:value="19.2307692308" calcext:value-type="float">
            <text:p>19,2307692308</text:p>
          </table:table-cell>
          <table:table-cell table:formula="of:=[.K25]*100" office:value-type="float" office:value="0" calcext:value-type="float">
            <text:p>0</text:p>
          </table:table-cell>
          <table:table-cell/>
          <table:table-cell office:value-type="string" calcext:value-type="string">
            <text:p>CP_E3D_MIN_AP_MPS</text:p>
          </table:table-cell>
          <table:table-cell table:formula="of:=[.N25]*100" office:value-type="float" office:value="39.2857142857" calcext:value-type="float">
            <text:p>39,2857142857</text:p>
          </table:table-cell>
          <table:table-cell table:formula="of:=[.O25]*100" office:value-type="float" office:value="14.6341463415" calcext:value-type="float">
            <text:p>14,6341463415</text:p>
          </table:table-cell>
          <table:table-cell table:formula="of:=[.P25]*10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YDOCK_AP_MPS</text:p>
          </table:table-cell>
          <table:table-cell table:formula="of:=[.B26]*100" office:value-type="float" office:value="11.9318181818" calcext:value-type="float">
            <text:p>11,9318181818</text:p>
          </table:table-cell>
          <table:table-cell table:formula="of:=[.C26]*100" office:value-type="float" office:value="21.0227272727" calcext:value-type="float">
            <text:p>21,0227272727</text:p>
          </table:table-cell>
          <table:table-cell table:formula="of:=[.D26]*100" office:value-type="float" office:value="38.6363636364" calcext:value-type="float">
            <text:p>38,6363636364</text:p>
          </table:table-cell>
          <table:table-cell/>
          <table:table-cell office:value-type="string" calcext:value-type="string">
            <text:p>PYDOCK_AP_MPS</text:p>
          </table:table-cell>
          <table:table-cell table:formula="of:=[.G26]*100" office:value-type="float" office:value="41.6666666667" calcext:value-type="float">
            <text:p>41,6666666667</text:p>
          </table:table-cell>
          <table:table-cell table:formula="of:=[.H26]*100" office:value-type="float" office:value="17.8571428571" calcext:value-type="float">
            <text:p>17,8571428571</text:p>
          </table:table-cell>
          <table:table-cell table:formula="of:=[.I26]*100" office:value-type="float" office:value="20.3389830508" calcext:value-type="float">
            <text:p>20,3389830508</text:p>
          </table:table-cell>
          <table:table-cell table:formula="of:=[.J26]*100" office:value-type="float" office:value="15.3846153846" calcext:value-type="float">
            <text:p>15,3846153846</text:p>
          </table:table-cell>
          <table:table-cell table:formula="of:=[.K26]*100" office:value-type="float" office:value="0" calcext:value-type="float">
            <text:p>0</text:p>
          </table:table-cell>
          <table:table-cell/>
          <table:table-cell office:value-type="string" calcext:value-type="string">
            <text:p>PYDOCK_AP_MPS</text:p>
          </table:table-cell>
          <table:table-cell table:formula="of:=[.N26]*100" office:value-type="float" office:value="35.7142857143" calcext:value-type="float">
            <text:p>35,7142857143</text:p>
          </table:table-cell>
          <table:table-cell table:formula="of:=[.O26]*100" office:value-type="float" office:value="17.0731707317" calcext:value-type="float">
            <text:p>17,0731707317</text:p>
          </table:table-cell>
          <table:table-cell table:formula="of:=[.P26]*100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DOCK_AP_MPS</text:p>
          </table:table-cell>
          <table:table-cell table:formula="of:=[.B27]*100" office:value-type="float" office:value="14.7727272727" calcext:value-type="float">
            <text:p>14,7727272727</text:p>
          </table:table-cell>
          <table:table-cell table:formula="of:=[.C27]*100" office:value-type="float" office:value="26.7045454545" calcext:value-type="float">
            <text:p>26,7045454545</text:p>
          </table:table-cell>
          <table:table-cell table:formula="of:=[.D27]*100" office:value-type="float" office:value="48.2954545455" calcext:value-type="float">
            <text:p>48,2954545455</text:p>
          </table:table-cell>
          <table:table-cell/>
          <table:table-cell office:value-type="string" calcext:value-type="string">
            <text:p>SDOCK_AP_MPS</text:p>
          </table:table-cell>
          <table:table-cell table:formula="of:=[.G27]*100" office:value-type="float" office:value="45.8333333333" calcext:value-type="float">
            <text:p>45,8333333333</text:p>
          </table:table-cell>
          <table:table-cell table:formula="of:=[.H27]*100" office:value-type="float" office:value="26.7857142857" calcext:value-type="float">
            <text:p>26,7857142857</text:p>
          </table:table-cell>
          <table:table-cell table:formula="of:=[.I27]*100" office:value-type="float" office:value="33.8983050847" calcext:value-type="float">
            <text:p>33,8983050847</text:p>
          </table:table-cell>
          <table:table-cell table:formula="of:=[.J27]*100" office:value-type="float" office:value="0" calcext:value-type="float">
            <text:p>0</text:p>
          </table:table-cell>
          <table:table-cell table:formula="of:=[.K27]*100" office:value-type="float" office:value="0" calcext:value-type="float">
            <text:p>0</text:p>
          </table:table-cell>
          <table:table-cell/>
          <table:table-cell office:value-type="string" calcext:value-type="string">
            <text:p>SDOCK_AP_MPS</text:p>
          </table:table-cell>
          <table:table-cell table:formula="of:=[.N27]*100" office:value-type="float" office:value="39.2857142857" calcext:value-type="float">
            <text:p>39,2857142857</text:p>
          </table:table-cell>
          <table:table-cell table:formula="of:=[.O27]*100" office:value-type="float" office:value="19.512195122" calcext:value-type="float">
            <text:p>19,512195122</text:p>
          </table:table-cell>
          <table:table-cell table:formula="of:=[.P27]*100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P_MPS_CP_RMFCEN1</text:p>
          </table:table-cell>
          <table:table-cell table:formula="of:=[.B28]*100" office:value-type="float" office:value="7.95454545455" calcext:value-type="float">
            <text:p>7,9545454546</text:p>
          </table:table-cell>
          <table:table-cell table:formula="of:=[.C28]*100" office:value-type="float" office:value="21.0227272727" calcext:value-type="float">
            <text:p>21,0227272727</text:p>
          </table:table-cell>
          <table:table-cell table:formula="of:=[.D28]*100" office:value-type="float" office:value="52.8409090909" calcext:value-type="float">
            <text:p>52,8409090909</text:p>
          </table:table-cell>
          <table:table-cell/>
          <table:table-cell office:value-type="string" calcext:value-type="string">
            <text:p>AP_MPS_CP_RMFCEN1</text:p>
          </table:table-cell>
          <table:table-cell table:formula="of:=[.G28]*100" office:value-type="float" office:value="25" calcext:value-type="float">
            <text:p>25</text:p>
          </table:table-cell>
          <table:table-cell table:formula="of:=[.H28]*100" office:value-type="float" office:value="25" calcext:value-type="float">
            <text:p>25</text:p>
          </table:table-cell>
          <table:table-cell table:formula="of:=[.I28]*100" office:value-type="float" office:value="25.4237288136" calcext:value-type="float">
            <text:p>25,4237288136</text:p>
          </table:table-cell>
          <table:table-cell table:formula="of:=[.J28]*100" office:value-type="float" office:value="7.69230769231" calcext:value-type="float">
            <text:p>7,6923076923</text:p>
          </table:table-cell>
          <table:table-cell table:formula="of:=[.K28]*100" office:value-type="float" office:value="0" calcext:value-type="float">
            <text:p>0</text:p>
          </table:table-cell>
          <table:table-cell/>
          <table:table-cell office:value-type="string" calcext:value-type="string">
            <text:p>AP_MPS_CP_RMFCEN1</text:p>
          </table:table-cell>
          <table:table-cell table:formula="of:=[.N28]*100" office:value-type="float" office:value="39.2857142857" calcext:value-type="float">
            <text:p>39,2857142857</text:p>
          </table:table-cell>
          <table:table-cell table:formula="of:=[.O28]*100" office:value-type="float" office:value="19.512195122" calcext:value-type="float">
            <text:p>19,512195122</text:p>
          </table:table-cell>
          <table:table-cell table:formula="of:=[.P28]*100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P_E3D_MIN_CP_TB</text:p>
          </table:table-cell>
          <table:table-cell table:formula="of:=[.B29]*100" office:value-type="float" office:value="11.9318181818" calcext:value-type="float">
            <text:p>11,9318181818</text:p>
          </table:table-cell>
          <table:table-cell table:formula="of:=[.C29]*100" office:value-type="float" office:value="25.5681818182" calcext:value-type="float">
            <text:p>25,5681818182</text:p>
          </table:table-cell>
          <table:table-cell table:formula="of:=[.D29]*100" office:value-type="float" office:value="55.1136363636" calcext:value-type="float">
            <text:p>55,1136363636</text:p>
          </table:table-cell>
          <table:table-cell/>
          <table:table-cell office:value-type="string" calcext:value-type="string">
            <text:p>CP_E3D_MIN_CP_TB</text:p>
          </table:table-cell>
          <table:table-cell table:formula="of:=[.G29]*100" office:value-type="float" office:value="33.3333333333" calcext:value-type="float">
            <text:p>33,3333333333</text:p>
          </table:table-cell>
          <table:table-cell table:formula="of:=[.H29]*100" office:value-type="float" office:value="35.7142857143" calcext:value-type="float">
            <text:p>35,7142857143</text:p>
          </table:table-cell>
          <table:table-cell table:formula="of:=[.I29]*100" office:value-type="float" office:value="25.4237288136" calcext:value-type="float">
            <text:p>25,4237288136</text:p>
          </table:table-cell>
          <table:table-cell table:formula="of:=[.J29]*100" office:value-type="float" office:value="11.5384615385" calcext:value-type="float">
            <text:p>11,5384615385</text:p>
          </table:table-cell>
          <table:table-cell table:formula="of:=[.K29]*100" office:value-type="float" office:value="0" calcext:value-type="float">
            <text:p>0</text:p>
          </table:table-cell>
          <table:table-cell/>
          <table:table-cell office:value-type="string" calcext:value-type="string">
            <text:p>CP_E3D_MIN_CP_TB</text:p>
          </table:table-cell>
          <table:table-cell table:formula="of:=[.N29]*100" office:value-type="float" office:value="35.7142857143" calcext:value-type="float">
            <text:p>35,7142857143</text:p>
          </table:table-cell>
          <table:table-cell table:formula="of:=[.O29]*100" office:value-type="float" office:value="21.9512195122" calcext:value-type="float">
            <text:p>21,9512195122</text:p>
          </table:table-cell>
          <table:table-cell table:formula="of:=[.P29]*100" office:value-type="float" office:value="15" calcext:value-type="float">
            <text:p>15</text:p>
          </table:table-cell>
        </table:table-row>
      </table:table>
      <table:named-expressions/>
      <table:database-ranges>
        <table:database-range table:name="__Anonymous_Sheet_DB__0" table:target-range-address="ftdock.F4:ftdock.U19" table:contains-header="false">
          <table:sort>
            <table:sort-by table:field-number="9" table:data-type="automatic"/>
            <table:sort-by table:field-number="8" table:data-type="automatic"/>
          </table:sort>
        </table:database-range>
        <table:database-range table:name="__Anonymous_Sheet_DB__1" table:target-range-address="zdock.G3:zdock.T30" table:contains-header="false">
          <table:sort>
            <table:sort-by table:field-number="12" table:data-type="automatic"/>
            <table:sort-by table:field-number="11" table:data-type="automatic"/>
          </table:sort>
        </table:database-range>
        <table:database-range table:name="__Anonymous_Sheet_DB__2" table:target-range-address="sdock.F3:sdock.T30" table:contains-header="false">
          <table:sort>
            <table:sort-by table:field-number="13" table:data-type="automatic"/>
            <table:sort-by table:field-number="1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6P0"/>
    </number:currency-style>
    <number:number-style style:name="N107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/00/0000</text:date>, <text:time style:data-style-name="N2" text:time-value="02:15:59.29426579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2T17:49:06.874333789</meta:creation-date>
    <dc:date>2016-02-16T02:19:29.509930297</dc:date>
    <meta:editing-duration>PT1H54M20S</meta:editing-duration>
    <meta:editing-cycles>5</meta:editing-cycles>
    <meta:generator>LibreOffice/4.2.8.2$Linux_X86_64 LibreOffice_project/420m0$Build-2</meta:generator>
    <meta:document-statistic meta:table-count="4" meta:cell-count="5531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5cm" svg:height="11.703cm" xlink:href=".." xlink:type="simple" chart:class="chart:bar" chart:style-name="ch1">
        <chart:legend chart:legend-position="end" svg:x="14.03cm" svg:y="5.013cm" style:legend-expansion="high" chart:style-name="ch2"/>
        <chart:plot-area chart:style-name="ch3" table:cell-range-address="ftdock.M4:ftdock.P18 ftdock.N3:ftdock.P3" chart:data-source-has-labels="both" svg:x="0.319cm" svg:y="0.234cm" svg:width="13.392cm" svg:height="11.235cm">
          <chartooo:coordinate-region svg:x="1.296cm" svg:y="0.447cm" svg:width="12.415cm" svg:height="4.482cm"/>
          <chart:axis chart:dimension="x" chart:name="primary-x" chart:style-name="ch4" chartooo:axis-type="auto">
            <chartooo:date-scale/>
            <chart:categories table:cell-range-address="ftdock.M4:ftdock.M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tdock.N4:ftdock.N18" chart:label-cell-address="ftdock.N3:ftdock.N3" chart:class="chart:bar">
            <chart:data-point chart:repeated="15"/>
          </chart:series>
          <chart:series chart:style-name="ch8" chart:values-cell-range-address="ftdock.O4:ftdock.O18" chart:label-cell-address="ftdock.O3:ftdock.O3" chart:class="chart:bar">
            <chart:data-point chart:repeated="15"/>
          </chart:series>
          <chart:series chart:style-name="ch9" chart:values-cell-range-address="ftdock.P4:ftdock.P18" chart:label-cell-address="ftdock.P3:ftdock.P3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</text:p>
                <draw:g>
                  <svg:desc>ftdock.N3:ftdock.N3</svg:desc>
                </draw:g>
              </table:table-cell>
              <table:table-cell office:value-type="string">
                <text:p>Top10</text:p>
                <draw:g>
                  <svg:desc>ftdock.O3:ftdock.O3</svg:desc>
                </draw:g>
              </table:table-cell>
              <table:table-cell office:value-type="string">
                <text:p>Top100</text:p>
                <draw:g>
                  <svg:desc>ftdock.P3:ftdock.P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mbo_CP_SKOa_CP_SJKG</text:p>
                <draw:g>
                  <svg:desc>ftdock.M4:ftdock.M18</svg:desc>
                </draw:g>
              </table:table-cell>
              <table:table-cell office:value-type="float" office:value="0.0170454545455">
                <text:p>0.0170454545455</text:p>
                <draw:g>
                  <svg:desc>ftdock.N4:ftdock.N18</svg:desc>
                </draw:g>
              </table:table-cell>
              <table:table-cell office:value-type="float" office:value="0.0681818181818">
                <text:p>0.0681818181818</text:p>
                <draw:g>
                  <svg:desc>ftdock.O4:ftdock.O18</svg:desc>
                </draw:g>
              </table:table-cell>
              <table:table-cell office:value-type="float" office:value="0.295454545455">
                <text:p>0.295454545455</text:p>
                <draw:g>
                  <svg:desc>ftdock.P4:ftdock.P18</svg:desc>
                </draw:g>
              </table:table-cell>
            </table:table-row>
            <table:table-row>
              <table:table-cell office:value-type="string">
                <text:p>combo_CP_SJKG_CP_BFKV</text:p>
              </table:table-cell>
              <table:table-cell office:value-type="float" office:value="0.0113636363636">
                <text:p>0.0113636363636</text:p>
              </table:table-cell>
              <table:table-cell office:value-type="float" office:value="0.0965909090909">
                <text:p>0.0965909090909</text:p>
              </table:table-cell>
              <table:table-cell office:value-type="float" office:value="0.346590909091">
                <text:p>0.346590909091</text:p>
              </table:table-cell>
            </table:table-row>
            <table:table-row>
              <table:table-cell office:value-type="string">
                <text:p>combo_CP_SKOa_CP_BFKV</text:p>
              </table:table-cell>
              <table:table-cell office:value-type="float" office:value="0.0113636363636">
                <text:p>0.0113636363636</text:p>
              </table:table-cell>
              <table:table-cell office:value-type="float" office:value="0.113636363636">
                <text:p>0.113636363636</text:p>
              </table:table-cell>
              <table:table-cell office:value-type="float" office:value="0.318181818182">
                <text:p>0.318181818182</text:p>
              </table:table-cell>
            </table:table-row>
            <table:table-row>
              <table:table-cell office:value-type="string">
                <text:p>combo_CP_SJKG_pydock</text:p>
              </table:table-cell>
              <table:table-cell office:value-type="float" office:value="0.0284090909091">
                <text:p>0.0284090909091</text:p>
              </table:table-cell>
              <table:table-cell office:value-type="float" office:value="0.147727272727">
                <text:p>0.147727272727</text:p>
              </table:table-cell>
              <table:table-cell office:value-type="float" office:value="0.426136363636">
                <text:p>0.426136363636</text:p>
              </table:table-cell>
            </table:table-row>
            <table:table-row>
              <table:table-cell office:value-type="string">
                <text:p>combo_CP_SKOa_pydock</text:p>
              </table:table-cell>
              <table:table-cell office:value-type="float" office:value="0.0397727272727">
                <text:p>0.0397727272727</text:p>
              </table:table-cell>
              <table:table-cell office:value-type="float" office:value="0.147727272727">
                <text:p>0.147727272727</text:p>
              </table:table-cell>
              <table:table-cell office:value-type="float" office:value="0.420454545455">
                <text:p>0.420454545455</text:p>
              </table:table-cell>
            </table:table-row>
            <table:table-row>
              <table:table-cell office:value-type="string">
                <text:p>combo_CP_SKOa_AP_DCOMPLEX</text:p>
              </table:table-cell>
              <table:table-cell office:value-type="float" office:value="0.0397727272727">
                <text:p>0.0397727272727</text:p>
              </table:table-cell>
              <table:table-cell office:value-type="float" office:value="0.159090909091">
                <text:p>0.159090909091</text:p>
              </table:table-cell>
              <table:table-cell office:value-type="float" office:value="0.397727272727">
                <text:p>0.397727272727</text:p>
              </table:table-cell>
            </table:table-row>
            <table:table-row>
              <table:table-cell office:value-type="string">
                <text:p>combo_AP_dDFIRE_AP_DCOMPLEX</text:p>
              </table:table-cell>
              <table:table-cell office:value-type="float" office:value="0.0625">
                <text:p>0.0625</text:p>
              </table:table-cell>
              <table:table-cell office:value-type="float" office:value="0.159090909091">
                <text:p>0.159090909091</text:p>
              </table:table-cell>
              <table:table-cell office:value-type="float" office:value="0.335227272727">
                <text:p>0.335227272727</text:p>
              </table:table-cell>
            </table:table-row>
            <table:table-row>
              <table:table-cell office:value-type="string">
                <text:p>combo_CP_SJKG_AP_DCOMPLEX</text:p>
              </table:table-cell>
              <table:table-cell office:value-type="float" office:value="0.0397727272727">
                <text:p>0.0397727272727</text:p>
              </table:table-cell>
              <table:table-cell office:value-type="float" office:value="0.164772727273">
                <text:p>0.164772727273</text:p>
              </table:table-cell>
              <table:table-cell office:value-type="float" office:value="0.426136363636">
                <text:p>0.426136363636</text:p>
              </table:table-cell>
            </table:table-row>
            <table:table-row>
              <table:table-cell office:value-type="string">
                <text:p>combo_CP_BFKV_AP_DCOMPLEX</text:p>
              </table:table-cell>
              <table:table-cell office:value-type="float" office:value="0.0397727272727">
                <text:p>0.0397727272727</text:p>
              </table:table-cell>
              <table:table-cell office:value-type="float" office:value="0.181818181818">
                <text:p>0.181818181818</text:p>
              </table:table-cell>
              <table:table-cell office:value-type="float" office:value="0.409090909091">
                <text:p>0.409090909091</text:p>
              </table:table-cell>
            </table:table-row>
            <table:table-row>
              <table:table-cell office:value-type="string">
                <text:p>combo_CP_BFKV_AP_dDFIRE</text:p>
              </table:table-cell>
              <table:table-cell office:value-type="float" office:value="0.0738636363636">
                <text:p>0.0738636363636</text:p>
              </table:table-cell>
              <table:table-cell office:value-type="float" office:value="0.181818181818">
                <text:p>0.181818181818</text:p>
              </table:table-cell>
              <table:table-cell office:value-type="float" office:value="0.431818181818">
                <text:p>0.431818181818</text:p>
              </table:table-cell>
            </table:table-row>
            <table:table-row>
              <table:table-cell office:value-type="string">
                <text:p>combo_pydock_AP_dDFIRE</text:p>
              </table:table-cell>
              <table:table-cell office:value-type="float" office:value="0.0965909090909">
                <text:p>0.0965909090909</text:p>
              </table:table-cell>
              <table:table-cell office:value-type="float" office:value="0.193181818182">
                <text:p>0.193181818182</text:p>
              </table:table-cell>
              <table:table-cell office:value-type="float" office:value="0.460227272727">
                <text:p>0.460227272727</text:p>
              </table:table-cell>
            </table:table-row>
            <table:table-row>
              <table:table-cell office:value-type="string">
                <text:p>combo_pydock_CP_BFKV</text:p>
              </table:table-cell>
              <table:table-cell office:value-type="float" office:value="0.0681818181818">
                <text:p>0.0681818181818</text:p>
              </table:table-cell>
              <table:table-cell office:value-type="float" office:value="0.198863636364">
                <text:p>0.198863636364</text:p>
              </table:table-cell>
              <table:table-cell office:value-type="float" office:value="0.454545454545">
                <text:p>0.454545454545</text:p>
              </table:table-cell>
            </table:table-row>
            <table:table-row>
              <table:table-cell office:value-type="string">
                <text:p>combo_CP_SKOa_AP_dDFIRE</text:p>
              </table:table-cell>
              <table:table-cell office:value-type="float" office:value="0.0568181818182">
                <text:p>0.0568181818182</text:p>
              </table:table-cell>
              <table:table-cell office:value-type="float" office:value="0.210227272727">
                <text:p>0.210227272727</text:p>
              </table:table-cell>
              <table:table-cell office:value-type="float" office:value="0.420454545455">
                <text:p>0.420454545455</text:p>
              </table:table-cell>
            </table:table-row>
            <table:table-row>
              <table:table-cell office:value-type="string">
                <text:p>combo_pydock_AP_DCOMPLEX</text:p>
              </table:table-cell>
              <table:table-cell office:value-type="float" office:value="0.0681818181818">
                <text:p>0.0681818181818</text:p>
              </table:table-cell>
              <table:table-cell office:value-type="float" office:value="0.210227272727">
                <text:p>0.210227272727</text:p>
              </table:table-cell>
              <table:table-cell office:value-type="float" office:value="0.431818181818">
                <text:p>0.431818181818</text:p>
              </table:table-cell>
            </table:table-row>
            <table:table-row>
              <table:table-cell office:value-type="string">
                <text:p>combo_CP_SJKG_AP_dDFIRE</text:p>
              </table:table-cell>
              <table:table-cell office:value-type="float" office:value="0.0568181818182">
                <text:p>0.0568181818182</text:p>
              </table:table-cell>
              <table:table-cell office:value-type="float" office:value="0.215909090909">
                <text:p>0.215909090909</text:p>
              </table:table-cell>
              <table:table-cell office:value-type="float" office:value="0.420454545455">
                <text:p>0.4204545454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8.982cm" xlink:href=".." xlink:type="simple" chart:class="chart:bar" chart:style-name="ch1">
        <chart:legend chart:legend-position="end" svg:x="14.943cm" svg:y="3.128cm" style:legend-expansion="high" chart:style-name="ch2"/>
        <chart:plot-area chart:style-name="ch3" table:cell-range-address="zdock.V14:zdock.AA21 zdock.W13:zdock.AA13" chart:data-source-has-labels="both" svg:x="0.32cm" svg:y="0.179cm" svg:width="14.303cm" svg:height="8.624cm">
          <chartooo:coordinate-region svg:x="0.994cm" svg:y="0.392cm" svg:width="13.629cm" svg:height="4.744cm"/>
          <chart:axis chart:dimension="x" chart:name="primary-x" chart:style-name="ch4" chartooo:axis-type="auto">
            <chartooo:date-scale/>
            <chart:categories table:cell-range-address="zdock.V14:zdock.V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zdock.W14:zdock.W21" chart:label-cell-address="zdock.W13:zdock.W13" chart:class="chart:bar">
            <chart:data-point chart:repeated="8"/>
          </chart:series>
          <chart:series chart:style-name="ch8" chart:values-cell-range-address="zdock.X14:zdock.X21" chart:label-cell-address="zdock.X13:zdock.X13" chart:class="chart:bar">
            <chart:data-point chart:repeated="8"/>
          </chart:series>
          <chart:series chart:style-name="ch9" chart:values-cell-range-address="zdock.Y14:zdock.Y21" chart:label-cell-address="zdock.Y13:zdock.Y13" chart:class="chart:bar">
            <chart:data-point chart:repeated="8"/>
          </chart:series>
          <chart:series chart:style-name="ch10" chart:values-cell-range-address="zdock.Z14:zdock.Z21" chart:label-cell-address="zdock.Z13:zdock.Z13" chart:class="chart:bar">
            <chart:data-point chart:repeated="8"/>
          </chart:series>
          <chart:series chart:style-name="ch11" chart:values-cell-range-address="zdock.AA14:zdock.AA21" chart:label-cell-address="zdock.AA13:zdock.AA13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1</text:p>
                <draw:g>
                  <svg:desc>zdock.W13:zdock.W13</svg:desc>
                </draw:g>
              </table:table-cell>
              <table:table-cell office:value-type="string">
                <text:p>f2</text:p>
                <draw:g>
                  <svg:desc>zdock.X13:zdock.X13</svg:desc>
                </draw:g>
              </table:table-cell>
              <table:table-cell office:value-type="string">
                <text:p>f3</text:p>
                <draw:g>
                  <svg:desc>zdock.Y13:zdock.Y13</svg:desc>
                </draw:g>
              </table:table-cell>
              <table:table-cell office:value-type="string">
                <text:p>f4</text:p>
                <draw:g>
                  <svg:desc>zdock.Z13:zdock.Z13</svg:desc>
                </draw:g>
              </table:table-cell>
              <table:table-cell office:value-type="string">
                <text:p>f5</text:p>
                <draw:g>
                  <svg:desc>zdock.AA13:zdock.AA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YDOCK_Zdock</text:p>
                <draw:g>
                  <svg:desc>zdock.V14:zdock.V21</svg:desc>
                </draw:g>
              </table:table-cell>
              <table:table-cell office:value-type="float" office:value="33.3333333333">
                <text:p>33.3333333333</text:p>
                <draw:g>
                  <svg:desc>zdock.W14:zdock.W21</svg:desc>
                </draw:g>
              </table:table-cell>
              <table:table-cell office:value-type="float" office:value="25">
                <text:p>25</text:p>
                <draw:g>
                  <svg:desc>zdock.X14:zdock.X21</svg:desc>
                </draw:g>
              </table:table-cell>
              <table:table-cell office:value-type="float" office:value="18.6440677966">
                <text:p>18.6440677966</text:p>
                <draw:g>
                  <svg:desc>zdock.Y14:zdock.Y21</svg:desc>
                </draw:g>
              </table:table-cell>
              <table:table-cell office:value-type="float" office:value="11.5384615385">
                <text:p>11.5384615385</text:p>
                <draw:g>
                  <svg:desc>zdock.Z14:zdock.Z21</svg:desc>
                </draw:g>
              </table:table-cell>
              <table:table-cell office:value-type="float" office:value="0">
                <text:p>0</text:p>
                <draw:g>
                  <svg:desc>zdock.AA14:zdock.AA21</svg:desc>
                </draw:g>
              </table:table-cell>
            </table:table-row>
            <table:table-row>
              <table:table-cell office:value-type="string">
                <text:p>AP_PISA_CP_TB</text:p>
              </table:table-cell>
              <table:table-cell office:value-type="float" office:value="29.1666666667">
                <text:p>29.1666666667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30.5084745763">
                <text:p>30.5084745763</text:p>
              </table:table-cell>
              <table:table-cell office:value-type="float" office:value="34.6153846154">
                <text:p>34.6153846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BFKV_AP_T2</text:p>
              </table:table-cell>
              <table:table-cell office:value-type="float" office:value="29.1666666667">
                <text:p>29.1666666667</text:p>
              </table:table-cell>
              <table:table-cell office:value-type="float" office:value="10.7142857143">
                <text:p>10.7142857143</text:p>
              </table:table-cell>
              <table:table-cell office:value-type="float" office:value="23.7288135593">
                <text:p>23.7288135593</text:p>
              </table:table-cell>
              <table:table-cell office:value-type="float" office:value="7.69230769231">
                <text:p>7.69230769231</text:p>
              </table:table-cell>
              <table:table-cell office:value-type="float" office:value="9.09090909091">
                <text:p>9.09090909091</text:p>
              </table:table-cell>
            </table:table-row>
            <table:table-row>
              <table:table-cell office:value-type="string">
                <text:p>PYDOCK_AP_T1</text:p>
              </table:table-cell>
              <table:table-cell office:value-type="float" office:value="54.1666666667">
                <text:p>54.1666666667</text:p>
              </table:table-cell>
              <table:table-cell office:value-type="float" office:value="32.1428571429">
                <text:p>32.1428571429</text:p>
              </table:table-cell>
              <table:table-cell office:value-type="float" office:value="27.1186440678">
                <text:p>27.1186440678</text:p>
              </table:table-cell>
              <table:table-cell office:value-type="float" office:value="19.2307692308">
                <text:p>19.2307692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YDOCK_AP_PISA</text:p>
              </table:table-cell>
              <table:table-cell office:value-type="float" office:value="50">
                <text:p>50</text:p>
              </table:table-cell>
              <table:table-cell office:value-type="float" office:value="39.2857142857">
                <text:p>39.2857142857</text:p>
              </table:table-cell>
              <table:table-cell office:value-type="float" office:value="30.5084745763">
                <text:p>30.5084745763</text:p>
              </table:table-cell>
              <table:table-cell office:value-type="float" office:value="30.7692307692">
                <text:p>30.7692307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BFKV_CP_TB</text:p>
              </table:table-cell>
              <table:table-cell office:value-type="float" office:value="29.1666666667">
                <text:p>29.1666666667</text:p>
              </table:table-cell>
              <table:table-cell office:value-type="float" office:value="21.4285714286">
                <text:p>21.4285714286</text:p>
              </table:table-cell>
              <table:table-cell office:value-type="float" office:value="25.4237288136">
                <text:p>25.4237288136</text:p>
              </table:table-cell>
              <table:table-cell office:value-type="float" office:value="15.3846153846">
                <text:p>15.3846153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YDOCK_AP_T2</text:p>
              </table:table-cell>
              <table:table-cell office:value-type="float" office:value="45.8333333333">
                <text:p>45.8333333333</text:p>
              </table:table-cell>
              <table:table-cell office:value-type="float" office:value="32.1428571429">
                <text:p>32.1428571429</text:p>
              </table:table-cell>
              <table:table-cell office:value-type="float" office:value="20.3389830508">
                <text:p>20.3389830508</text:p>
              </table:table-cell>
              <table:table-cell office:value-type="float" office:value="11.5384615385">
                <text:p>11.5384615385</text:p>
              </table:table-cell>
              <table:table-cell office:value-type="float" office:value="9.09090909091">
                <text:p>9.09090909091</text:p>
              </table:table-cell>
            </table:table-row>
            <table:table-row>
              <table:table-cell office:value-type="string">
                <text:p>CP_BFKV_PYDOCK</text:p>
              </table:table-cell>
              <table:table-cell office:value-type="float" office:value="25">
                <text:p>25</text:p>
              </table:table-cell>
              <table:table-cell office:value-type="float" office:value="16.0714285714">
                <text:p>16.0714285714</text:p>
              </table:table-cell>
              <table:table-cell office:value-type="float" office:value="18.6440677966">
                <text:p>18.6440677966</text:p>
              </table:table-cell>
              <table:table-cell office:value-type="float" office:value="15.3846153846">
                <text:p>15.3846153846</text:p>
              </table:table-cell>
              <table:table-cell office:value-type="float" office:value="9.09090909091">
                <text:p>9.0909090909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915cm" svg:y="3.662cm" style:legend-expansion="high" chart:style-name="ch2"/>
        <chart:plot-area chart:style-name="ch3" table:cell-range-address="zdock.AC14:zdock.AF21 zdock.AD13:zdock.AF13" chart:data-source-has-labels="both" svg:x="0.32cm" svg:y="0.18cm" svg:width="13.275cm" svg:height="8.64cm">
          <chartooo:coordinate-region svg:x="0.994cm" svg:y="0.393cm" svg:width="12.601cm" svg:height="4.76cm"/>
          <chart:axis chart:dimension="x" chart:name="primary-x" chart:style-name="ch4" chartooo:axis-type="auto">
            <chartooo:date-scale/>
            <chart:categories table:cell-range-address="zdock.AC14:zdock.AC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zdock.AD14:zdock.AD21" chart:label-cell-address="zdock.AD13:zdock.AD13" chart:class="chart:bar">
            <chart:data-point chart:repeated="8"/>
          </chart:series>
          <chart:series chart:style-name="ch8" chart:values-cell-range-address="zdock.AE14:zdock.AE21" chart:label-cell-address="zdock.AE13:zdock.AE13" chart:class="chart:bar">
            <chart:data-point chart:repeated="8"/>
          </chart:series>
          <chart:series chart:style-name="ch9" chart:values-cell-range-address="zdock.AF14:zdock.AF21" chart:label-cell-address="zdock.AF13:zdock.AF13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ong</text:p>
                <draw:g>
                  <svg:desc>zdock.AD13:zdock.AD13</svg:desc>
                </draw:g>
              </table:table-cell>
              <table:table-cell office:value-type="string">
                <text:p>Medium</text:p>
                <draw:g>
                  <svg:desc>zdock.AE13:zdock.AE13</svg:desc>
                </draw:g>
              </table:table-cell>
              <table:table-cell office:value-type="string">
                <text:p>Weak</text:p>
                <draw:g>
                  <svg:desc>zdock.AF13:zdock.AF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YDOCK_Zdock</text:p>
                <draw:g>
                  <svg:desc>zdock.AC14:zdock.AC21</svg:desc>
                </draw:g>
              </table:table-cell>
              <table:table-cell office:value-type="float" office:value="32.1428571429">
                <text:p>32.1428571429</text:p>
                <draw:g>
                  <svg:desc>zdock.AD14:zdock.AD21</svg:desc>
                </draw:g>
              </table:table-cell>
              <table:table-cell office:value-type="float" office:value="24.3902439024">
                <text:p>24.3902439024</text:p>
                <draw:g>
                  <svg:desc>zdock.AE14:zdock.AE21</svg:desc>
                </draw:g>
              </table:table-cell>
              <table:table-cell office:value-type="float" office:value="25">
                <text:p>25</text:p>
                <draw:g>
                  <svg:desc>zdock.AF14:zdock.AF21</svg:desc>
                </draw:g>
              </table:table-cell>
            </table:table-row>
            <table:table-row>
              <table:table-cell office:value-type="string">
                <text:p>AP_PISA_CP_TB</text:p>
              </table:table-cell>
              <table:table-cell office:value-type="float" office:value="46.4285714286">
                <text:p>46.4285714286</text:p>
              </table:table-cell>
              <table:table-cell office:value-type="float" office:value="24.3902439024">
                <text:p>24.39024390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CP_BFKV_AP_T2</text:p>
              </table:table-cell>
              <table:table-cell office:value-type="float" office:value="35.7142857143">
                <text:p>35.7142857143</text:p>
              </table:table-cell>
              <table:table-cell office:value-type="float" office:value="9.75609756098">
                <text:p>9.75609756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YDOCK_AP_T1</text:p>
              </table:table-cell>
              <table:table-cell office:value-type="float" office:value="32.1428571429">
                <text:p>32.1428571429</text:p>
              </table:table-cell>
              <table:table-cell office:value-type="float" office:value="29.2682926829">
                <text:p>29.26829268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PYDOCK_AP_PISA</text:p>
              </table:table-cell>
              <table:table-cell office:value-type="float" office:value="46.4285714286">
                <text:p>46.4285714286</text:p>
              </table:table-cell>
              <table:table-cell office:value-type="float" office:value="31.7073170732">
                <text:p>31.70731707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CP_BFKV_CP_TB</text:p>
              </table:table-cell>
              <table:table-cell office:value-type="float" office:value="35.7142857143">
                <text:p>35.7142857143</text:p>
              </table:table-cell>
              <table:table-cell office:value-type="float" office:value="12.1951219512">
                <text:p>12.19512195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YDOCK_AP_T2</text:p>
              </table:table-cell>
              <table:table-cell office:value-type="float" office:value="35.7142857143">
                <text:p>35.7142857143</text:p>
              </table:table-cell>
              <table:table-cell office:value-type="float" office:value="26.8292682927">
                <text:p>26.82926829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CP_BFKV_PYDOCK</text:p>
              </table:table-cell>
              <table:table-cell office:value-type="float" office:value="32.1428571429">
                <text:p>32.1428571429</text:p>
              </table:table-cell>
              <table:table-cell office:value-type="float" office:value="17.0731707317">
                <text:p>17.0731707317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8.982cm" xlink:href=".." xlink:type="simple" chart:class="chart:bar" chart:style-name="ch1">
        <chart:legend chart:legend-position="end" svg:x="14.035cm" svg:y="3.653cm" style:legend-expansion="high" chart:style-name="ch2"/>
        <chart:plot-area chart:style-name="ch3" table:cell-range-address="zdock.AH14:zdock.AK21 zdock.AI13:zdock.AK13" chart:data-source-has-labels="both" svg:x="0.32cm" svg:y="0.179cm" svg:width="13.395cm" svg:height="8.624cm">
          <chartooo:coordinate-region svg:x="0.994cm" svg:y="0.392cm" svg:width="12.721cm" svg:height="4.744cm"/>
          <chart:axis chart:dimension="x" chart:name="primary-x" chart:style-name="ch4" chartooo:axis-type="auto">
            <chartooo:date-scale/>
            <chart:categories table:cell-range-address="zdock.AH14:zdock.AH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zdock.AI14:zdock.AI21" chart:label-cell-address="zdock.AI13:zdock.AI13" chart:class="chart:bar">
            <chart:data-point chart:repeated="8"/>
          </chart:series>
          <chart:series chart:style-name="ch8" chart:values-cell-range-address="zdock.AJ14:zdock.AJ21" chart:label-cell-address="zdock.AJ13:zdock.AJ13" chart:class="chart:bar">
            <chart:data-point chart:repeated="8"/>
          </chart:series>
          <chart:series chart:style-name="ch9" chart:values-cell-range-address="zdock.AK14:zdock.AK21" chart:label-cell-address="zdock.AK13:zdock.AK13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</text:p>
                <draw:g>
                  <svg:desc>zdock.AI13:zdock.AI13</svg:desc>
                </draw:g>
              </table:table-cell>
              <table:table-cell office:value-type="string">
                <text:p>Top10</text:p>
                <draw:g>
                  <svg:desc>zdock.AJ13:zdock.AJ13</svg:desc>
                </draw:g>
              </table:table-cell>
              <table:table-cell office:value-type="string">
                <text:p>Top100</text:p>
                <draw:g>
                  <svg:desc>zdock.AK13:zdock.AK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YDOCK_Zdock</text:p>
                <draw:g>
                  <svg:desc>zdock.AH14:zdock.AH21</svg:desc>
                </draw:g>
              </table:table-cell>
              <table:table-cell office:value-type="float" office:value="6.25">
                <text:p>6.25</text:p>
                <draw:g>
                  <svg:desc>zdock.AI14:zdock.AI21</svg:desc>
                </draw:g>
              </table:table-cell>
              <table:table-cell office:value-type="float" office:value="21.0227272727">
                <text:p>21.0227272727</text:p>
                <draw:g>
                  <svg:desc>zdock.AJ14:zdock.AJ21</svg:desc>
                </draw:g>
              </table:table-cell>
              <table:table-cell office:value-type="float" office:value="47.1590909091">
                <text:p>47.1590909091</text:p>
                <draw:g>
                  <svg:desc>zdock.AK14:zdock.AK21</svg:desc>
                </draw:g>
              </table:table-cell>
            </table:table-row>
            <table:table-row>
              <table:table-cell office:value-type="string">
                <text:p>AP_PISA_CP_TB</text:p>
              </table:table-cell>
              <table:table-cell office:value-type="float" office:value="14.7727272727">
                <text:p>14.7727272727</text:p>
              </table:table-cell>
              <table:table-cell office:value-type="float" office:value="28.9772727273">
                <text:p>28.9772727273</text:p>
              </table:table-cell>
              <table:table-cell office:value-type="float" office:value="50.5681818182">
                <text:p>50.5681818182</text:p>
              </table:table-cell>
            </table:table-row>
            <table:table-row>
              <table:table-cell office:value-type="string">
                <text:p>CP_BFKV_AP_T2</text:p>
              </table:table-cell>
              <table:table-cell office:value-type="float" office:value="7.95454545455">
                <text:p>7.95454545455</text:p>
              </table:table-cell>
              <table:table-cell office:value-type="float" office:value="17.0454545455">
                <text:p>17.0454545455</text:p>
              </table:table-cell>
              <table:table-cell office:value-type="float" office:value="40.9090909091">
                <text:p>40.9090909091</text:p>
              </table:table-cell>
            </table:table-row>
            <table:table-row>
              <table:table-cell office:value-type="string">
                <text:p>PYDOCK_AP_T1</text:p>
              </table:table-cell>
              <table:table-cell office:value-type="float" office:value="9.65909090909">
                <text:p>9.65909090909</text:p>
              </table:table-cell>
              <table:table-cell office:value-type="float" office:value="29.5454545455">
                <text:p>29.5454545455</text:p>
              </table:table-cell>
              <table:table-cell office:value-type="float" office:value="51.7045454545">
                <text:p>51.7045454545</text:p>
              </table:table-cell>
            </table:table-row>
            <table:table-row>
              <table:table-cell office:value-type="string">
                <text:p>PYDOCK_AP_PISA</text:p>
              </table:table-cell>
              <table:table-cell office:value-type="float" office:value="11.9318181818">
                <text:p>11.9318181818</text:p>
              </table:table-cell>
              <table:table-cell office:value-type="float" office:value="34.6590909091">
                <text:p>34.6590909091</text:p>
              </table:table-cell>
              <table:table-cell office:value-type="float" office:value="53.4090909091">
                <text:p>53.4090909091</text:p>
              </table:table-cell>
            </table:table-row>
            <table:table-row>
              <table:table-cell office:value-type="string">
                <text:p>CP_BFKV_CP_TB</text:p>
              </table:table-cell>
              <table:table-cell office:value-type="float" office:value="6.25">
                <text:p>6.25</text:p>
              </table:table-cell>
              <table:table-cell office:value-type="float" office:value="22.1590909091">
                <text:p>22.1590909091</text:p>
              </table:table-cell>
              <table:table-cell office:value-type="float" office:value="43.75">
                <text:p>43.75</text:p>
              </table:table-cell>
            </table:table-row>
            <table:table-row>
              <table:table-cell office:value-type="string">
                <text:p>PYDOCK_AP_T2</text:p>
              </table:table-cell>
              <table:table-cell office:value-type="float" office:value="10.7954545455">
                <text:p>10.7954545455</text:p>
              </table:table-cell>
              <table:table-cell office:value-type="float" office:value="25.5681818182">
                <text:p>25.5681818182</text:p>
              </table:table-cell>
              <table:table-cell office:value-type="float" office:value="51.7045454545">
                <text:p>51.7045454545</text:p>
              </table:table-cell>
            </table:table-row>
            <table:table-row>
              <table:table-cell office:value-type="string">
                <text:p>CP_BFKV_PYDOCK</text:p>
              </table:table-cell>
              <table:table-cell office:value-type="float" office:value="7.38636363636">
                <text:p>7.38636363636</text:p>
              </table:table-cell>
              <table:table-cell office:value-type="float" office:value="18.1818181818">
                <text:p>18.1818181818</text:p>
              </table:table-cell>
              <table:table-cell office:value-type="float" office:value="40.3409090909">
                <text:p>40.340909090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35cm" svg:y="3.662cm" style:legend-expansion="high" chart:style-name="ch2"/>
        <chart:plot-area chart:style-name="ch3" table:cell-range-address="Hoja4.A33:Hoja4.D58 Hoja4.B32:Hoja4.D32" chart:data-source-has-labels="both" svg:x="0.32cm" svg:y="0.18cm" svg:width="13.395cm" svg:height="8.64cm">
          <chartooo:coordinate-region svg:x="0.994cm" svg:y="0.393cm" svg:width="12.721cm" svg:height="3.551cm"/>
          <chart:axis chart:dimension="x" chart:name="primary-x" chart:style-name="ch4" chartooo:axis-type="auto">
            <chartooo:date-scale/>
            <chart:categories table:cell-range-address="Hoja4.A33:Hoja4.A5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4.B33:Hoja4.B58" chart:label-cell-address="Hoja4.B32:Hoja4.B32" chart:class="chart:bar">
            <chart:data-point chart:repeated="26"/>
          </chart:series>
          <chart:series chart:style-name="ch8" chart:values-cell-range-address="Hoja4.C33:Hoja4.C58" chart:label-cell-address="Hoja4.C32:Hoja4.C32" chart:class="chart:bar">
            <chart:data-point chart:repeated="26"/>
          </chart:series>
          <chart:series chart:style-name="ch9" chart:values-cell-range-address="Hoja4.D33:Hoja4.D58" chart:label-cell-address="Hoja4.D32:Hoja4.D32" chart:class="chart:bar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</text:p>
                <draw:g>
                  <svg:desc>Hoja4.B32:Hoja4.B32</svg:desc>
                </draw:g>
              </table:table-cell>
              <table:table-cell office:value-type="string">
                <text:p>Top10</text:p>
                <draw:g>
                  <svg:desc>Hoja4.C32:Hoja4.C32</svg:desc>
                </draw:g>
              </table:table-cell>
              <table:table-cell office:value-type="string">
                <text:p>Top100</text:p>
                <draw:g>
                  <svg:desc>Hoja4.D32:Hoja4.D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SJKG_AP_DCOMPLEX</text:p>
                <draw:g>
                  <svg:desc>Hoja4.A33:Hoja4.A58</svg:desc>
                </draw:g>
              </table:table-cell>
              <table:table-cell office:value-type="float" office:value="3.97727272727">
                <text:p>3.97727272727</text:p>
                <draw:g>
                  <svg:desc>Hoja4.B33:Hoja4.B58</svg:desc>
                </draw:g>
              </table:table-cell>
              <table:table-cell office:value-type="float" office:value="16.4772727273">
                <text:p>16.4772727273</text:p>
                <draw:g>
                  <svg:desc>Hoja4.C33:Hoja4.C58</svg:desc>
                </draw:g>
              </table:table-cell>
              <table:table-cell office:value-type="float" office:value="42.6136363636">
                <text:p>42.6136363636</text:p>
                <draw:g>
                  <svg:desc>Hoja4.D33:Hoja4.D58</svg:desc>
                </draw:g>
              </table:table-cell>
            </table:table-row>
            <table:table-row>
              <table:table-cell office:value-type="string">
                <text:p>CP_SKOa_CP_BFKV</text:p>
              </table:table-cell>
              <table:table-cell office:value-type="float" office:value="1.13636363636">
                <text:p>1.13636363636</text:p>
              </table:table-cell>
              <table:table-cell office:value-type="float" office:value="11.3636363636">
                <text:p>11.3636363636</text:p>
              </table:table-cell>
              <table:table-cell office:value-type="float" office:value="31.8181818182">
                <text:p>31.8181818182</text:p>
              </table:table-cell>
            </table:table-row>
            <table:table-row>
              <table:table-cell office:value-type="string">
                <text:p>PYDOCK_AP_dDFIRE</text:p>
              </table:table-cell>
              <table:table-cell office:value-type="float" office:value="9.65909090909">
                <text:p>9.65909090909</text:p>
              </table:table-cell>
              <table:table-cell office:value-type="float" office:value="19.3181818182">
                <text:p>19.3181818182</text:p>
              </table:table-cell>
              <table:table-cell office:value-type="float" office:value="46.0227272727">
                <text:p>46.0227272727</text:p>
              </table:table-cell>
            </table:table-row>
            <table:table-row>
              <table:table-cell office:value-type="string">
                <text:p>PYDOCK_CP_BFKV</text:p>
              </table:table-cell>
              <table:table-cell office:value-type="float" office:value="6.81818181818">
                <text:p>6.81818181818</text:p>
              </table:table-cell>
              <table:table-cell office:value-type="float" office:value="19.8863636364">
                <text:p>19.8863636364</text:p>
              </table:table-cell>
              <table:table-cell office:value-type="float" office:value="45.4545454545">
                <text:p>45.4545454545</text:p>
              </table:table-cell>
            </table:table-row>
            <table:table-row>
              <table:table-cell office:value-type="string">
                <text:p>CP_SJKG_PYDOCK</text:p>
              </table:table-cell>
              <table:table-cell office:value-type="float" office:value="2.84090909091">
                <text:p>2.84090909091</text:p>
              </table:table-cell>
              <table:table-cell office:value-type="float" office:value="14.7727272727">
                <text:p>14.7727272727</text:p>
              </table:table-cell>
              <table:table-cell office:value-type="float" office:value="42.6136363636">
                <text:p>42.6136363636</text:p>
              </table:table-cell>
            </table:table-row>
            <table:table-row>
              <table:table-cell office:value-type="string">
                <text:p>PYDOCK_AP_DCOMPLEX</text:p>
              </table:table-cell>
              <table:table-cell office:value-type="float" office:value="6.81818181818">
                <text:p>6.81818181818</text:p>
              </table:table-cell>
              <table:table-cell office:value-type="float" office:value="21.0227272727">
                <text:p>21.0227272727</text:p>
              </table:table-cell>
              <table:table-cell office:value-type="float" office:value="43.1818181818">
                <text:p>43.1818181818</text:p>
              </table:table-cell>
            </table:table-row>
            <table:table-row>
              <table:table-cell office:value-type="string">
                <text:p>CP_BFKV_AP_dDFIRE</text:p>
              </table:table-cell>
              <table:table-cell office:value-type="float" office:value="7.38636363636">
                <text:p>7.38636363636</text:p>
              </table:table-cell>
              <table:table-cell office:value-type="float" office:value="18.1818181818">
                <text:p>18.1818181818</text:p>
              </table:table-cell>
              <table:table-cell office:value-type="float" office:value="43.1818181818">
                <text:p>43.1818181818</text:p>
              </table:table-cell>
            </table:table-row>
            <table:table-row>
              <table:table-cell office:value-type="string">
                <text:p>CP_SKOa_AP_dDFIRE</text:p>
              </table:table-cell>
              <table:table-cell office:value-type="float" office:value="5.68181818182">
                <text:p>5.68181818182</text:p>
              </table:table-cell>
              <table:table-cell office:value-type="float" office:value="21.0227272727">
                <text:p>21.0227272727</text:p>
              </table:table-cell>
              <table:table-cell office:value-type="float" office:value="42.0454545455">
                <text:p>42.0454545455</text:p>
              </table:table-cell>
            </table:table-row>
            <table:table-row>
              <table:table-cell office:value-type="string">
                <text:p>CP_SKOa_PYDOCK</text:p>
              </table:table-cell>
              <table:table-cell office:value-type="float" office:value="3.97727272727">
                <text:p>3.97727272727</text:p>
              </table:table-cell>
              <table:table-cell office:value-type="float" office:value="14.7727272727">
                <text:p>14.7727272727</text:p>
              </table:table-cell>
              <table:table-cell office:value-type="float" office:value="42.0454545455">
                <text:p>42.0454545455</text:p>
              </table:table-cell>
            </table:table-row>
            <table:table-row>
              <table:table-cell office:value-type="string">
                <text:p>CP_SJKG_AP_dDFIRE</text:p>
              </table:table-cell>
              <table:table-cell office:value-type="float" office:value="5.68181818182">
                <text:p>5.68181818182</text:p>
              </table:table-cell>
              <table:table-cell office:value-type="float" office:value="21.5909090909">
                <text:p>21.5909090909</text:p>
              </table:table-cell>
              <table:table-cell office:value-type="float" office:value="42.0454545455">
                <text:p>42.04545454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YDOCK_Zdock</text:p>
              </table:table-cell>
              <table:table-cell office:value-type="float" office:value="6.25">
                <text:p>6.25</text:p>
              </table:table-cell>
              <table:table-cell office:value-type="float" office:value="21.0227272727">
                <text:p>21.0227272727</text:p>
              </table:table-cell>
              <table:table-cell office:value-type="float" office:value="47.1590909091">
                <text:p>47.1590909091</text:p>
              </table:table-cell>
            </table:table-row>
            <table:table-row>
              <table:table-cell office:value-type="string">
                <text:p>AP_PISA_CP_TB</text:p>
              </table:table-cell>
              <table:table-cell office:value-type="float" office:value="14.7727272727">
                <text:p>14.7727272727</text:p>
              </table:table-cell>
              <table:table-cell office:value-type="float" office:value="28.9772727273">
                <text:p>28.9772727273</text:p>
              </table:table-cell>
              <table:table-cell office:value-type="float" office:value="50.5681818182">
                <text:p>50.5681818182</text:p>
              </table:table-cell>
            </table:table-row>
            <table:table-row>
              <table:table-cell office:value-type="string">
                <text:p>CP_BFKV_AP_T2</text:p>
              </table:table-cell>
              <table:table-cell office:value-type="float" office:value="7.95454545455">
                <text:p>7.95454545455</text:p>
              </table:table-cell>
              <table:table-cell office:value-type="float" office:value="17.0454545455">
                <text:p>17.0454545455</text:p>
              </table:table-cell>
              <table:table-cell office:value-type="float" office:value="40.9090909091">
                <text:p>40.9090909091</text:p>
              </table:table-cell>
            </table:table-row>
            <table:table-row>
              <table:table-cell office:value-type="string">
                <text:p>PYDOCK_AP_T1</text:p>
              </table:table-cell>
              <table:table-cell office:value-type="float" office:value="9.65909090909">
                <text:p>9.65909090909</text:p>
              </table:table-cell>
              <table:table-cell office:value-type="float" office:value="29.5454545455">
                <text:p>29.5454545455</text:p>
              </table:table-cell>
              <table:table-cell office:value-type="float" office:value="51.7045454545">
                <text:p>51.7045454545</text:p>
              </table:table-cell>
            </table:table-row>
            <table:table-row>
              <table:table-cell office:value-type="string">
                <text:p>PYDOCK_AP_PISA</text:p>
              </table:table-cell>
              <table:table-cell office:value-type="float" office:value="11.9318181818">
                <text:p>11.9318181818</text:p>
              </table:table-cell>
              <table:table-cell office:value-type="float" office:value="34.6590909091">
                <text:p>34.6590909091</text:p>
              </table:table-cell>
              <table:table-cell office:value-type="float" office:value="53.4090909091">
                <text:p>53.4090909091</text:p>
              </table:table-cell>
            </table:table-row>
            <table:table-row>
              <table:table-cell office:value-type="string">
                <text:p>CP_BFKV_CP_TB</text:p>
              </table:table-cell>
              <table:table-cell office:value-type="float" office:value="6.25">
                <text:p>6.25</text:p>
              </table:table-cell>
              <table:table-cell office:value-type="float" office:value="22.1590909091">
                <text:p>22.1590909091</text:p>
              </table:table-cell>
              <table:table-cell office:value-type="float" office:value="43.75">
                <text:p>43.75</text:p>
              </table:table-cell>
            </table:table-row>
            <table:table-row>
              <table:table-cell office:value-type="string">
                <text:p>PYDOCK_AP_T2</text:p>
              </table:table-cell>
              <table:table-cell office:value-type="float" office:value="10.7954545455">
                <text:p>10.7954545455</text:p>
              </table:table-cell>
              <table:table-cell office:value-type="float" office:value="25.5681818182">
                <text:p>25.5681818182</text:p>
              </table:table-cell>
              <table:table-cell office:value-type="float" office:value="51.7045454545">
                <text:p>51.7045454545</text:p>
              </table:table-cell>
            </table:table-row>
            <table:table-row>
              <table:table-cell office:value-type="string">
                <text:p>CP_BFKV_PYDOCK</text:p>
              </table:table-cell>
              <table:table-cell office:value-type="float" office:value="7.38636363636">
                <text:p>7.38636363636</text:p>
              </table:table-cell>
              <table:table-cell office:value-type="float" office:value="18.1818181818">
                <text:p>18.1818181818</text:p>
              </table:table-cell>
              <table:table-cell office:value-type="float" office:value="40.3409090909">
                <text:p>40.34090909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_GOAP_DF_AP_MPS</text:p>
              </table:table-cell>
              <table:table-cell office:value-type="float" office:value="8.52272727273">
                <text:p>8.52272727273</text:p>
              </table:table-cell>
              <table:table-cell office:value-type="float" office:value="17.0454545455">
                <text:p>17.0454545455</text:p>
              </table:table-cell>
              <table:table-cell office:value-type="float" office:value="43.75">
                <text:p>43.75</text:p>
              </table:table-cell>
            </table:table-row>
            <table:table-row>
              <table:table-cell office:value-type="string">
                <text:p>CP_E3D_MIN_AP_MPS</text:p>
              </table:table-cell>
              <table:table-cell office:value-type="float" office:value="7.95454545455">
                <text:p>7.95454545455</text:p>
              </table:table-cell>
              <table:table-cell office:value-type="float" office:value="19.3181818182">
                <text:p>19.3181818182</text:p>
              </table:table-cell>
              <table:table-cell office:value-type="float" office:value="48.2954545455">
                <text:p>48.2954545455</text:p>
              </table:table-cell>
            </table:table-row>
            <table:table-row>
              <table:table-cell office:value-type="string">
                <text:p>PYDOCK_AP_MPS</text:p>
              </table:table-cell>
              <table:table-cell office:value-type="float" office:value="11.9318181818">
                <text:p>11.9318181818</text:p>
              </table:table-cell>
              <table:table-cell office:value-type="float" office:value="21.0227272727">
                <text:p>21.0227272727</text:p>
              </table:table-cell>
              <table:table-cell office:value-type="float" office:value="38.6363636364">
                <text:p>38.6363636364</text:p>
              </table:table-cell>
            </table:table-row>
            <table:table-row>
              <table:table-cell office:value-type="string">
                <text:p>SDOCK_AP_MPS</text:p>
              </table:table-cell>
              <table:table-cell office:value-type="float" office:value="14.7727272727">
                <text:p>14.7727272727</text:p>
              </table:table-cell>
              <table:table-cell office:value-type="float" office:value="26.7045454545">
                <text:p>26.7045454545</text:p>
              </table:table-cell>
              <table:table-cell office:value-type="float" office:value="48.2954545455">
                <text:p>48.2954545455</text:p>
              </table:table-cell>
            </table:table-row>
            <table:table-row>
              <table:table-cell office:value-type="string">
                <text:p>AP_MPS_CP_RMFCEN1</text:p>
              </table:table-cell>
              <table:table-cell office:value-type="float" office:value="7.95454545455">
                <text:p>7.95454545455</text:p>
              </table:table-cell>
              <table:table-cell office:value-type="float" office:value="21.0227272727">
                <text:p>21.0227272727</text:p>
              </table:table-cell>
              <table:table-cell office:value-type="float" office:value="52.8409090909">
                <text:p>52.8409090909</text:p>
              </table:table-cell>
            </table:table-row>
            <table:table-row>
              <table:table-cell office:value-type="string">
                <text:p>CP_E3D_MIN_CP_TB</text:p>
              </table:table-cell>
              <table:table-cell office:value-type="float" office:value="11.9318181818">
                <text:p>11.9318181818</text:p>
              </table:table-cell>
              <table:table-cell office:value-type="float" office:value="25.5681818182">
                <text:p>25.5681818182</text:p>
              </table:table-cell>
              <table:table-cell office:value-type="float" office:value="55.1136363636">
                <text:p>55.113636363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943cm" svg:y="3.137cm" style:legend-expansion="high" chart:style-name="ch2"/>
        <chart:plot-area chart:style-name="ch3" table:cell-range-address="Hoja4.F33:Hoja4.K58 Hoja4.G32:Hoja4.K32" chart:data-source-has-labels="both" svg:x="0.32cm" svg:y="0.18cm" svg:width="14.303cm" svg:height="8.64cm">
          <chartooo:coordinate-region svg:x="0.994cm" svg:y="0.393cm" svg:width="13.629cm" svg:height="3.551cm"/>
          <chart:axis chart:dimension="x" chart:name="primary-x" chart:style-name="ch4" chartooo:axis-type="auto">
            <chartooo:date-scale/>
            <chart:categories table:cell-range-address="Hoja4.F33:Hoja4.F5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4.G33:Hoja4.G58" chart:label-cell-address="Hoja4.G32:Hoja4.G32" chart:class="chart:bar">
            <chart:data-point chart:repeated="26"/>
          </chart:series>
          <chart:series chart:style-name="ch8" chart:values-cell-range-address="Hoja4.H33:Hoja4.H58" chart:label-cell-address="Hoja4.H32:Hoja4.H32" chart:class="chart:bar">
            <chart:data-point chart:repeated="26"/>
          </chart:series>
          <chart:series chart:style-name="ch9" chart:values-cell-range-address="Hoja4.I33:Hoja4.I58" chart:label-cell-address="Hoja4.I32:Hoja4.I32" chart:class="chart:bar">
            <chart:data-point chart:repeated="26"/>
          </chart:series>
          <chart:series chart:style-name="ch10" chart:values-cell-range-address="Hoja4.J33:Hoja4.J58" chart:label-cell-address="Hoja4.J32:Hoja4.J32" chart:class="chart:bar">
            <chart:data-point chart:repeated="26"/>
          </chart:series>
          <chart:series chart:style-name="ch11" chart:values-cell-range-address="Hoja4.K33:Hoja4.K58" chart:label-cell-address="Hoja4.K32:Hoja4.K32" chart:class="chart:bar">
            <chart:data-point chart:repeated="2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1</text:p>
                <draw:g>
                  <svg:desc>Hoja4.G32:Hoja4.G32</svg:desc>
                </draw:g>
              </table:table-cell>
              <table:table-cell office:value-type="string">
                <text:p>f2</text:p>
                <draw:g>
                  <svg:desc>Hoja4.H32:Hoja4.H32</svg:desc>
                </draw:g>
              </table:table-cell>
              <table:table-cell office:value-type="string">
                <text:p>f3</text:p>
                <draw:g>
                  <svg:desc>Hoja4.I32:Hoja4.I32</svg:desc>
                </draw:g>
              </table:table-cell>
              <table:table-cell office:value-type="string">
                <text:p>f4</text:p>
                <draw:g>
                  <svg:desc>Hoja4.J32:Hoja4.J32</svg:desc>
                </draw:g>
              </table:table-cell>
              <table:table-cell office:value-type="string">
                <text:p>f5</text:p>
                <draw:g>
                  <svg:desc>Hoja4.K32:Hoja4.K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SJKG_AP_DCOMPLEX</text:p>
                <draw:g>
                  <svg:desc>Hoja4.F33:Hoja4.F58</svg:desc>
                </draw:g>
              </table:table-cell>
              <table:table-cell office:value-type="float" office:value="20.8333333333">
                <text:p>20.8333333333</text:p>
                <draw:g>
                  <svg:desc>Hoja4.G33:Hoja4.G58</svg:desc>
                </draw:g>
              </table:table-cell>
              <table:table-cell office:value-type="float" office:value="19.6428571429">
                <text:p>19.6428571429</text:p>
                <draw:g>
                  <svg:desc>Hoja4.H33:Hoja4.H58</svg:desc>
                </draw:g>
              </table:table-cell>
              <table:table-cell office:value-type="float" office:value="15.2542372881">
                <text:p>15.2542372881</text:p>
                <draw:g>
                  <svg:desc>Hoja4.I33:Hoja4.I58</svg:desc>
                </draw:g>
              </table:table-cell>
              <table:table-cell office:value-type="float" office:value="15.3846153846">
                <text:p>15.3846153846</text:p>
                <draw:g>
                  <svg:desc>Hoja4.J33:Hoja4.J58</svg:desc>
                </draw:g>
              </table:table-cell>
              <table:table-cell office:value-type="float" office:value="0">
                <text:p>0</text:p>
                <draw:g>
                  <svg:desc>Hoja4.K33:Hoja4.K58</svg:desc>
                </draw:g>
              </table:table-cell>
            </table:table-row>
            <table:table-row>
              <table:table-cell office:value-type="string">
                <text:p>CP_SKOa_CP_BFKV</text:p>
              </table:table-cell>
              <table:table-cell office:value-type="float" office:value="8.33333333333">
                <text:p>8.33333333333</text:p>
              </table:table-cell>
              <table:table-cell office:value-type="float" office:value="12.5">
                <text:p>12.5</text:p>
              </table:table-cell>
              <table:table-cell office:value-type="float" office:value="13.5593220339">
                <text:p>13.5593220339</text:p>
              </table:table-cell>
              <table:table-cell office:value-type="float" office:value="11.5384615385">
                <text:p>11.5384615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YDOCK_AP_dDFIRE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23.2142857143">
                <text:p>23.2142857143</text:p>
              </table:table-cell>
              <table:table-cell office:value-type="float" office:value="16.9491525424">
                <text:p>16.9491525424</text:p>
              </table:table-cell>
              <table:table-cell office:value-type="float" office:value="11.5384615385">
                <text:p>11.5384615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YDOCK_CP_BFKV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23.2142857143">
                <text:p>23.2142857143</text:p>
              </table:table-cell>
              <table:table-cell office:value-type="float" office:value="18.6440677966">
                <text:p>18.6440677966</text:p>
              </table:table-cell>
              <table:table-cell office:value-type="float" office:value="11.5384615385">
                <text:p>11.5384615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SJKG_PYDOCK</text:p>
              </table:table-cell>
              <table:table-cell office:value-type="float" office:value="16.6666666667">
                <text:p>16.6666666667</text:p>
              </table:table-cell>
              <table:table-cell office:value-type="float" office:value="17.8571428571">
                <text:p>17.8571428571</text:p>
              </table:table-cell>
              <table:table-cell office:value-type="float" office:value="16.9491525424">
                <text:p>16.9491525424</text:p>
              </table:table-cell>
              <table:table-cell office:value-type="float" office:value="7.69230769231">
                <text:p>7.69230769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YDOCK_AP_DCOMPLEX</text:p>
              </table:table-cell>
              <table:table-cell office:value-type="float" office:value="29.1666666667">
                <text:p>29.1666666667</text:p>
              </table:table-cell>
              <table:table-cell office:value-type="float" office:value="26.7857142857">
                <text:p>26.7857142857</text:p>
              </table:table-cell>
              <table:table-cell office:value-type="float" office:value="20.3389830508">
                <text:p>20.3389830508</text:p>
              </table:table-cell>
              <table:table-cell office:value-type="float" office:value="11.5384615385">
                <text:p>11.5384615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BFKV_AP_dDFIRE</text:p>
              </table:table-cell>
              <table:table-cell office:value-type="float" office:value="20.8333333333">
                <text:p>20.8333333333</text:p>
              </table:table-cell>
              <table:table-cell office:value-type="float" office:value="25">
                <text:p>25</text:p>
              </table:table-cell>
              <table:table-cell office:value-type="float" office:value="16.9491525424">
                <text:p>16.9491525424</text:p>
              </table:table-cell>
              <table:table-cell office:value-type="float" office:value="11.5384615385">
                <text:p>11.5384615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SKOa_AP_dDFIRE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23.2142857143">
                <text:p>23.2142857143</text:p>
              </table:table-cell>
              <table:table-cell office:value-type="float" office:value="18.6440677966">
                <text:p>18.6440677966</text:p>
              </table:table-cell>
              <table:table-cell office:value-type="float" office:value="15.3846153846">
                <text:p>15.3846153846</text:p>
              </table:table-cell>
              <table:table-cell office:value-type="float" office:value="9.09090909091">
                <text:p>9.09090909091</text:p>
              </table:table-cell>
            </table:table-row>
            <table:table-row>
              <table:table-cell office:value-type="string">
                <text:p>CP_SKOa_PYDOCK</text:p>
              </table:table-cell>
              <table:table-cell office:value-type="float" office:value="16.6666666667">
                <text:p>16.6666666667</text:p>
              </table:table-cell>
              <table:table-cell office:value-type="float" office:value="17.8571428571">
                <text:p>17.8571428571</text:p>
              </table:table-cell>
              <table:table-cell office:value-type="float" office:value="16.9491525424">
                <text:p>16.9491525424</text:p>
              </table:table-cell>
              <table:table-cell office:value-type="float" office:value="7.69230769231">
                <text:p>7.69230769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SJKG_AP_dDFIRE</text:p>
              </table:table-cell>
              <table:table-cell office:value-type="float" office:value="29.1666666667">
                <text:p>29.1666666667</text:p>
              </table:table-cell>
              <table:table-cell office:value-type="float" office:value="25">
                <text:p>25</text:p>
              </table:table-cell>
              <table:table-cell office:value-type="float" office:value="18.6440677966">
                <text:p>18.6440677966</text:p>
              </table:table-cell>
              <table:table-cell office:value-type="float" office:value="15.3846153846">
                <text:p>15.3846153846</text:p>
              </table:table-cell>
              <table:table-cell office:value-type="float" office:value="18.1818181818">
                <text:p>18.18181818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YDOCK_Zdock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25">
                <text:p>25</text:p>
              </table:table-cell>
              <table:table-cell office:value-type="float" office:value="18.6440677966">
                <text:p>18.6440677966</text:p>
              </table:table-cell>
              <table:table-cell office:value-type="float" office:value="11.5384615385">
                <text:p>11.5384615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PISA_CP_TB</text:p>
              </table:table-cell>
              <table:table-cell office:value-type="float" office:value="29.1666666667">
                <text:p>29.1666666667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30.5084745763">
                <text:p>30.5084745763</text:p>
              </table:table-cell>
              <table:table-cell office:value-type="float" office:value="34.6153846154">
                <text:p>34.6153846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BFKV_AP_T2</text:p>
              </table:table-cell>
              <table:table-cell office:value-type="float" office:value="29.1666666667">
                <text:p>29.1666666667</text:p>
              </table:table-cell>
              <table:table-cell office:value-type="float" office:value="10.7142857143">
                <text:p>10.7142857143</text:p>
              </table:table-cell>
              <table:table-cell office:value-type="float" office:value="23.7288135593">
                <text:p>23.7288135593</text:p>
              </table:table-cell>
              <table:table-cell office:value-type="float" office:value="7.69230769231">
                <text:p>7.69230769231</text:p>
              </table:table-cell>
              <table:table-cell office:value-type="float" office:value="9.09090909091">
                <text:p>9.09090909091</text:p>
              </table:table-cell>
            </table:table-row>
            <table:table-row>
              <table:table-cell office:value-type="string">
                <text:p>PYDOCK_AP_T1</text:p>
              </table:table-cell>
              <table:table-cell office:value-type="float" office:value="54.1666666667">
                <text:p>54.1666666667</text:p>
              </table:table-cell>
              <table:table-cell office:value-type="float" office:value="32.1428571429">
                <text:p>32.1428571429</text:p>
              </table:table-cell>
              <table:table-cell office:value-type="float" office:value="27.1186440678">
                <text:p>27.1186440678</text:p>
              </table:table-cell>
              <table:table-cell office:value-type="float" office:value="19.2307692308">
                <text:p>19.2307692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YDOCK_AP_PISA</text:p>
              </table:table-cell>
              <table:table-cell office:value-type="float" office:value="50">
                <text:p>50</text:p>
              </table:table-cell>
              <table:table-cell office:value-type="float" office:value="39.2857142857">
                <text:p>39.2857142857</text:p>
              </table:table-cell>
              <table:table-cell office:value-type="float" office:value="30.5084745763">
                <text:p>30.5084745763</text:p>
              </table:table-cell>
              <table:table-cell office:value-type="float" office:value="30.7692307692">
                <text:p>30.7692307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BFKV_CP_TB</text:p>
              </table:table-cell>
              <table:table-cell office:value-type="float" office:value="29.1666666667">
                <text:p>29.1666666667</text:p>
              </table:table-cell>
              <table:table-cell office:value-type="float" office:value="21.4285714286">
                <text:p>21.4285714286</text:p>
              </table:table-cell>
              <table:table-cell office:value-type="float" office:value="25.4237288136">
                <text:p>25.4237288136</text:p>
              </table:table-cell>
              <table:table-cell office:value-type="float" office:value="15.3846153846">
                <text:p>15.3846153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YDOCK_AP_T2</text:p>
              </table:table-cell>
              <table:table-cell office:value-type="float" office:value="45.8333333333">
                <text:p>45.8333333333</text:p>
              </table:table-cell>
              <table:table-cell office:value-type="float" office:value="32.1428571429">
                <text:p>32.1428571429</text:p>
              </table:table-cell>
              <table:table-cell office:value-type="float" office:value="20.3389830508">
                <text:p>20.3389830508</text:p>
              </table:table-cell>
              <table:table-cell office:value-type="float" office:value="11.5384615385">
                <text:p>11.5384615385</text:p>
              </table:table-cell>
              <table:table-cell office:value-type="float" office:value="9.09090909091">
                <text:p>9.09090909091</text:p>
              </table:table-cell>
            </table:table-row>
            <table:table-row>
              <table:table-cell office:value-type="string">
                <text:p>CP_BFKV_PYDOCK</text:p>
              </table:table-cell>
              <table:table-cell office:value-type="float" office:value="25">
                <text:p>25</text:p>
              </table:table-cell>
              <table:table-cell office:value-type="float" office:value="16.0714285714">
                <text:p>16.0714285714</text:p>
              </table:table-cell>
              <table:table-cell office:value-type="float" office:value="18.6440677966">
                <text:p>18.6440677966</text:p>
              </table:table-cell>
              <table:table-cell office:value-type="float" office:value="15.3846153846">
                <text:p>15.3846153846</text:p>
              </table:table-cell>
              <table:table-cell office:value-type="float" office:value="9.09090909091">
                <text:p>9.090909090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_GOAP_DF_AP_MPS</text:p>
              </table:table-cell>
              <table:table-cell office:value-type="float" office:value="29.1666666667">
                <text:p>29.1666666667</text:p>
              </table:table-cell>
              <table:table-cell office:value-type="float" office:value="19.6428571429">
                <text:p>19.6428571429</text:p>
              </table:table-cell>
              <table:table-cell office:value-type="float" office:value="13.5593220339">
                <text:p>13.5593220339</text:p>
              </table:table-cell>
              <table:table-cell office:value-type="float" office:value="15.3846153846">
                <text:p>15.3846153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E3D_MIN_AP_MPS</text:p>
              </table:table-cell>
              <table:table-cell office:value-type="float" office:value="29.1666666667">
                <text:p>29.1666666667</text:p>
              </table:table-cell>
              <table:table-cell office:value-type="float" office:value="19.6428571429">
                <text:p>19.6428571429</text:p>
              </table:table-cell>
              <table:table-cell office:value-type="float" office:value="18.6440677966">
                <text:p>18.6440677966</text:p>
              </table:table-cell>
              <table:table-cell office:value-type="float" office:value="19.2307692308">
                <text:p>19.2307692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YDOCK_AP_MPS</text:p>
              </table:table-cell>
              <table:table-cell office:value-type="float" office:value="41.6666666667">
                <text:p>41.6666666667</text:p>
              </table:table-cell>
              <table:table-cell office:value-type="float" office:value="17.8571428571">
                <text:p>17.8571428571</text:p>
              </table:table-cell>
              <table:table-cell office:value-type="float" office:value="20.3389830508">
                <text:p>20.3389830508</text:p>
              </table:table-cell>
              <table:table-cell office:value-type="float" office:value="15.3846153846">
                <text:p>15.3846153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DOCK_AP_MPS</text:p>
              </table:table-cell>
              <table:table-cell office:value-type="float" office:value="45.8333333333">
                <text:p>45.8333333333</text:p>
              </table:table-cell>
              <table:table-cell office:value-type="float" office:value="26.7857142857">
                <text:p>26.7857142857</text:p>
              </table:table-cell>
              <table:table-cell office:value-type="float" office:value="33.8983050847">
                <text:p>33.89830508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MPS_CP_RMFCEN1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.4237288136">
                <text:p>25.4237288136</text:p>
              </table:table-cell>
              <table:table-cell office:value-type="float" office:value="7.69230769231">
                <text:p>7.69230769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E3D_MIN_CP_TB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35.7142857143">
                <text:p>35.7142857143</text:p>
              </table:table-cell>
              <table:table-cell office:value-type="float" office:value="25.4237288136">
                <text:p>25.4237288136</text:p>
              </table:table-cell>
              <table:table-cell office:value-type="float" office:value="11.5384615385">
                <text:p>11.538461538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915cm" svg:y="3.662cm" style:legend-expansion="high" chart:style-name="ch2"/>
        <chart:plot-area chart:style-name="ch3" table:cell-range-address="Hoja4.M33:Hoja4.P58 Hoja4.N32:Hoja4.P32" chart:data-source-has-labels="both" svg:x="0.32cm" svg:y="0.18cm" svg:width="13.275cm" svg:height="8.64cm">
          <chartooo:coordinate-region svg:x="0.994cm" svg:y="0.394cm" svg:width="12.601cm" svg:height="3.55cm"/>
          <chart:axis chart:dimension="x" chart:name="primary-x" chart:style-name="ch4" chartooo:axis-type="auto">
            <chartooo:date-scale/>
            <chart:categories table:cell-range-address="Hoja4.M33:Hoja4.M5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4.N33:Hoja4.N58" chart:label-cell-address="Hoja4.N32:Hoja4.N32" chart:class="chart:bar">
            <chart:data-point chart:repeated="26"/>
          </chart:series>
          <chart:series chart:style-name="ch8" chart:values-cell-range-address="Hoja4.O33:Hoja4.O58" chart:label-cell-address="Hoja4.O32:Hoja4.O32" chart:class="chart:bar">
            <chart:data-point chart:repeated="26"/>
          </chart:series>
          <chart:series chart:style-name="ch9" chart:values-cell-range-address="Hoja4.P33:Hoja4.P58" chart:label-cell-address="Hoja4.P32:Hoja4.P32" chart:class="chart:bar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ong</text:p>
                <draw:g>
                  <svg:desc>Hoja4.N32:Hoja4.N32</svg:desc>
                </draw:g>
              </table:table-cell>
              <table:table-cell office:value-type="string">
                <text:p>Medium</text:p>
                <draw:g>
                  <svg:desc>Hoja4.O32:Hoja4.O32</svg:desc>
                </draw:g>
              </table:table-cell>
              <table:table-cell office:value-type="string">
                <text:p>Weak</text:p>
                <draw:g>
                  <svg:desc>Hoja4.P32:Hoja4.P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SJKG_AP_DCOMPLEX</text:p>
                <draw:g>
                  <svg:desc>Hoja4.M33:Hoja4.M58</svg:desc>
                </draw:g>
              </table:table-cell>
              <table:table-cell office:value-type="float" office:value="14.2857142857">
                <text:p>14.2857142857</text:p>
                <draw:g>
                  <svg:desc>Hoja4.N33:Hoja4.N58</svg:desc>
                </draw:g>
              </table:table-cell>
              <table:table-cell office:value-type="float" office:value="17.0731707317">
                <text:p>17.0731707317</text:p>
                <draw:g>
                  <svg:desc>Hoja4.O33:Hoja4.O58</svg:desc>
                </draw:g>
              </table:table-cell>
              <table:table-cell office:value-type="float" office:value="20">
                <text:p>20</text:p>
                <draw:g>
                  <svg:desc>Hoja4.P33:Hoja4.P58</svg:desc>
                </draw:g>
              </table:table-cell>
            </table:table-row>
            <table:table-row>
              <table:table-cell office:value-type="string">
                <text:p>CP_SKOa_CP_BFKV</text:p>
              </table:table-cell>
              <table:table-cell office:value-type="float" office:value="3.57142857143">
                <text:p>3.57142857143</text:p>
              </table:table-cell>
              <table:table-cell office:value-type="float" office:value="19.512195122">
                <text:p>19.5121951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YDOCK_AP_dDFIRE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19.512195122">
                <text:p>19.5121951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YDOCK_CP_BFKV</text:p>
              </table:table-cell>
              <table:table-cell office:value-type="float" office:value="25">
                <text:p>25</text:p>
              </table:table-cell>
              <table:table-cell office:value-type="float" office:value="29.2682926829">
                <text:p>29.26829268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CP_SJKG_PYDOCK</text:p>
              </table:table-cell>
              <table:table-cell office:value-type="float" office:value="17.8571428571">
                <text:p>17.8571428571</text:p>
              </table:table-cell>
              <table:table-cell office:value-type="float" office:value="21.9512195122">
                <text:p>21.95121951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YDOCK_AP_DCOMPLEX</text:p>
              </table:table-cell>
              <table:table-cell office:value-type="float" office:value="21.4285714286">
                <text:p>21.4285714286</text:p>
              </table:table-cell>
              <table:table-cell office:value-type="float" office:value="24.3902439024">
                <text:p>24.39024390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CP_BFKV_AP_dDFIRE</text:p>
              </table:table-cell>
              <table:table-cell office:value-type="float" office:value="17.8571428571">
                <text:p>17.8571428571</text:p>
              </table:table-cell>
              <table:table-cell office:value-type="float" office:value="21.9512195122">
                <text:p>21.95121951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CP_SKOa_AP_dDFIRE</text:p>
              </table:table-cell>
              <table:table-cell office:value-type="float" office:value="17.8571428571">
                <text:p>17.8571428571</text:p>
              </table:table-cell>
              <table:table-cell office:value-type="float" office:value="24.3902439024">
                <text:p>24.39024390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CP_SKOa_PYDOCK</text:p>
              </table:table-cell>
              <table:table-cell office:value-type="float" office:value="14.2857142857">
                <text:p>14.2857142857</text:p>
              </table:table-cell>
              <table:table-cell office:value-type="float" office:value="24.3902439024">
                <text:p>24.39024390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CP_SJKG_AP_dDFIRE</text:p>
              </table:table-cell>
              <table:table-cell office:value-type="float" office:value="21.4285714286">
                <text:p>21.4285714286</text:p>
              </table:table-cell>
              <table:table-cell office:value-type="float" office:value="21.9512195122">
                <text:p>21.951219512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YDOCK_Zdock</text:p>
              </table:table-cell>
              <table:table-cell office:value-type="float" office:value="32.1428571429">
                <text:p>32.1428571429</text:p>
              </table:table-cell>
              <table:table-cell office:value-type="float" office:value="24.3902439024">
                <text:p>24.39024390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AP_PISA_CP_TB</text:p>
              </table:table-cell>
              <table:table-cell office:value-type="float" office:value="46.4285714286">
                <text:p>46.4285714286</text:p>
              </table:table-cell>
              <table:table-cell office:value-type="float" office:value="24.3902439024">
                <text:p>24.39024390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CP_BFKV_AP_T2</text:p>
              </table:table-cell>
              <table:table-cell office:value-type="float" office:value="35.7142857143">
                <text:p>35.7142857143</text:p>
              </table:table-cell>
              <table:table-cell office:value-type="float" office:value="9.75609756098">
                <text:p>9.75609756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YDOCK_AP_T1</text:p>
              </table:table-cell>
              <table:table-cell office:value-type="float" office:value="32.1428571429">
                <text:p>32.1428571429</text:p>
              </table:table-cell>
              <table:table-cell office:value-type="float" office:value="29.2682926829">
                <text:p>29.26829268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PYDOCK_AP_PISA</text:p>
              </table:table-cell>
              <table:table-cell office:value-type="float" office:value="46.4285714286">
                <text:p>46.4285714286</text:p>
              </table:table-cell>
              <table:table-cell office:value-type="float" office:value="31.7073170732">
                <text:p>31.70731707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CP_BFKV_CP_TB</text:p>
              </table:table-cell>
              <table:table-cell office:value-type="float" office:value="35.7142857143">
                <text:p>35.7142857143</text:p>
              </table:table-cell>
              <table:table-cell office:value-type="float" office:value="12.1951219512">
                <text:p>12.19512195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YDOCK_AP_T2</text:p>
              </table:table-cell>
              <table:table-cell office:value-type="float" office:value="35.7142857143">
                <text:p>35.7142857143</text:p>
              </table:table-cell>
              <table:table-cell office:value-type="float" office:value="26.8292682927">
                <text:p>26.82926829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CP_BFKV_PYDOCK</text:p>
              </table:table-cell>
              <table:table-cell office:value-type="float" office:value="32.1428571429">
                <text:p>32.1428571429</text:p>
              </table:table-cell>
              <table:table-cell office:value-type="float" office:value="17.0731707317">
                <text:p>17.07317073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_GOAP_DF_AP_MPS</text:p>
              </table:table-cell>
              <table:table-cell office:value-type="float" office:value="32.1428571429">
                <text:p>32.1428571429</text:p>
              </table:table-cell>
              <table:table-cell office:value-type="float" office:value="12.1951219512">
                <text:p>12.19512195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CP_E3D_MIN_AP_MPS</text:p>
              </table:table-cell>
              <table:table-cell office:value-type="float" office:value="39.2857142857">
                <text:p>39.2857142857</text:p>
              </table:table-cell>
              <table:table-cell office:value-type="float" office:value="14.6341463415">
                <text:p>14.63414634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YDOCK_AP_MPS</text:p>
              </table:table-cell>
              <table:table-cell office:value-type="float" office:value="35.7142857143">
                <text:p>35.7142857143</text:p>
              </table:table-cell>
              <table:table-cell office:value-type="float" office:value="17.0731707317">
                <text:p>17.07317073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DOCK_AP_MPS</text:p>
              </table:table-cell>
              <table:table-cell office:value-type="float" office:value="39.2857142857">
                <text:p>39.2857142857</text:p>
              </table:table-cell>
              <table:table-cell office:value-type="float" office:value="19.512195122">
                <text:p>19.5121951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AP_MPS_CP_RMFCEN1</text:p>
              </table:table-cell>
              <table:table-cell office:value-type="float" office:value="39.2857142857">
                <text:p>39.2857142857</text:p>
              </table:table-cell>
              <table:table-cell office:value-type="float" office:value="19.512195122">
                <text:p>19.5121951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CP_E3D_MIN_CP_TB</text:p>
              </table:table-cell>
              <table:table-cell office:value-type="float" office:value="35.7142857143">
                <text:p>35.7142857143</text:p>
              </table:table-cell>
              <table:table-cell office:value-type="float" office:value="21.9512195122">
                <text:p>21.9512195122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943cm" svg:y="3.137cm" style:legend-expansion="high" chart:style-name="ch2"/>
        <chart:plot-area chart:style-name="ch3" table:cell-range-address="ftdock.M21:ftdock.R35 ftdock.N20:ftdock.R20" chart:data-source-has-labels="both" svg:x="0.32cm" svg:y="0.18cm" svg:width="14.303cm" svg:height="8.64cm">
          <chartooo:coordinate-region svg:x="1.085cm" svg:y="0.393cm" svg:width="13.538cm" svg:height="2.88cm"/>
          <chart:axis chart:dimension="x" chart:name="primary-x" chart:style-name="ch4" chartooo:axis-type="auto">
            <chartooo:date-scale/>
            <chart:categories table:cell-range-address="ftdock.M21:ftdock.M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tdock.N21:ftdock.N35" chart:label-cell-address="ftdock.N20:ftdock.N20" chart:class="chart:bar">
            <chart:data-point chart:repeated="15"/>
          </chart:series>
          <chart:series chart:style-name="ch8" chart:values-cell-range-address="ftdock.O21:ftdock.O35" chart:label-cell-address="ftdock.O20:ftdock.O20" chart:class="chart:bar">
            <chart:data-point chart:repeated="15"/>
          </chart:series>
          <chart:series chart:style-name="ch9" chart:values-cell-range-address="ftdock.P21:ftdock.P35" chart:label-cell-address="ftdock.P20:ftdock.P20" chart:class="chart:bar">
            <chart:data-point chart:repeated="15"/>
          </chart:series>
          <chart:series chart:style-name="ch10" chart:values-cell-range-address="ftdock.Q21:ftdock.Q35" chart:label-cell-address="ftdock.Q20:ftdock.Q20" chart:class="chart:bar">
            <chart:data-point chart:repeated="15"/>
          </chart:series>
          <chart:series chart:style-name="ch11" chart:values-cell-range-address="ftdock.R21:ftdock.R35" chart:label-cell-address="ftdock.R20:ftdock.R20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1</text:p>
                <draw:g>
                  <svg:desc>ftdock.N20:ftdock.N20</svg:desc>
                </draw:g>
              </table:table-cell>
              <table:table-cell office:value-type="string">
                <text:p>f2</text:p>
                <draw:g>
                  <svg:desc>ftdock.O20:ftdock.O20</svg:desc>
                </draw:g>
              </table:table-cell>
              <table:table-cell office:value-type="string">
                <text:p>f3</text:p>
                <draw:g>
                  <svg:desc>ftdock.P20:ftdock.P20</svg:desc>
                </draw:g>
              </table:table-cell>
              <table:table-cell office:value-type="string">
                <text:p>f4</text:p>
                <draw:g>
                  <svg:desc>ftdock.Q20:ftdock.Q20</svg:desc>
                </draw:g>
              </table:table-cell>
              <table:table-cell office:value-type="string">
                <text:p>f5</text:p>
                <draw:g>
                  <svg:desc>ftdock.R20:ftdock.R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mbo_CP_SKOa_CP_SJKG</text:p>
                <draw:g>
                  <svg:desc>ftdock.M21:ftdock.M35</svg:desc>
                </draw:g>
              </table:table-cell>
              <table:table-cell office:value-type="float" office:value="0.0833333333333">
                <text:p>0.0833333333333</text:p>
                <draw:g>
                  <svg:desc>ftdock.N21:ftdock.N35</svg:desc>
                </draw:g>
              </table:table-cell>
              <table:table-cell office:value-type="float" office:value="0.0714285714286">
                <text:p>0.0714285714286</text:p>
                <draw:g>
                  <svg:desc>ftdock.O21:ftdock.O35</svg:desc>
                </draw:g>
              </table:table-cell>
              <table:table-cell office:value-type="float" office:value="0.0847457627119">
                <text:p>0.0847457627119</text:p>
                <draw:g>
                  <svg:desc>ftdock.P21:ftdock.P35</svg:desc>
                </draw:g>
              </table:table-cell>
              <table:table-cell office:value-type="float" office:value="0.0384615384615">
                <text:p>0.0384615384615</text:p>
                <draw:g>
                  <svg:desc>ftdock.Q21:ftdock.Q35</svg:desc>
                </draw:g>
              </table:table-cell>
              <table:table-cell office:value-type="float" office:value="0">
                <text:p>0</text:p>
                <draw:g>
                  <svg:desc>ftdock.R21:ftdock.R35</svg:desc>
                </draw:g>
              </table:table-cell>
            </table:table-row>
            <table:table-row>
              <table:table-cell office:value-type="string">
                <text:p>combo_CP_SJKG_CP_BFKV</text:p>
              </table:table-cell>
              <table:table-cell office:value-type="float" office:value="0.0833333333333">
                <text:p>0.0833333333333</text:p>
              </table:table-cell>
              <table:table-cell office:value-type="float" office:value="0.0892857142857">
                <text:p>0.0892857142857</text:p>
              </table:table-cell>
              <table:table-cell office:value-type="float" office:value="0.101694915254">
                <text:p>0.101694915254</text:p>
              </table:table-cell>
              <table:table-cell office:value-type="float" office:value="0.153846153846">
                <text:p>0.153846153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mbo_CP_SKOa_CP_BFKV</text:p>
              </table:table-cell>
              <table:table-cell office:value-type="float" office:value="0.0833333333333">
                <text:p>0.0833333333333</text:p>
              </table:table-cell>
              <table:table-cell office:value-type="float" office:value="0.125">
                <text:p>0.125</text:p>
              </table:table-cell>
              <table:table-cell office:value-type="float" office:value="0.135593220339">
                <text:p>0.135593220339</text:p>
              </table:table-cell>
              <table:table-cell office:value-type="float" office:value="0.115384615385">
                <text:p>0.115384615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mbo_CP_SJKG_pydock</text:p>
              </table:table-cell>
              <table:table-cell office:value-type="float" office:value="0.166666666667">
                <text:p>0.166666666667</text:p>
              </table:table-cell>
              <table:table-cell office:value-type="float" office:value="0.178571428571">
                <text:p>0.178571428571</text:p>
              </table:table-cell>
              <table:table-cell office:value-type="float" office:value="0.169491525424">
                <text:p>0.169491525424</text:p>
              </table:table-cell>
              <table:table-cell office:value-type="float" office:value="0.0769230769231">
                <text:p>0.0769230769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mbo_CP_SKOa_pydock</text:p>
              </table:table-cell>
              <table:table-cell office:value-type="float" office:value="0.166666666667">
                <text:p>0.166666666667</text:p>
              </table:table-cell>
              <table:table-cell office:value-type="float" office:value="0.178571428571">
                <text:p>0.178571428571</text:p>
              </table:table-cell>
              <table:table-cell office:value-type="float" office:value="0.169491525424">
                <text:p>0.169491525424</text:p>
              </table:table-cell>
              <table:table-cell office:value-type="float" office:value="0.0769230769231">
                <text:p>0.0769230769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mbo_CP_SKOa_AP_DCOMPLEX</text:p>
              </table:table-cell>
              <table:table-cell office:value-type="float" office:value="0.25">
                <text:p>0.25</text:p>
              </table:table-cell>
              <table:table-cell office:value-type="float" office:value="0.160714285714">
                <text:p>0.160714285714</text:p>
              </table:table-cell>
              <table:table-cell office:value-type="float" office:value="0.152542372881">
                <text:p>0.152542372881</text:p>
              </table:table-cell>
              <table:table-cell office:value-type="float" office:value="0.153846153846">
                <text:p>0.153846153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mbo_AP_dDFIRE_AP_DCOMPLEX</text:p>
              </table:table-cell>
              <table:table-cell office:value-type="float" office:value="0.25">
                <text:p>0.25</text:p>
              </table:table-cell>
              <table:table-cell office:value-type="float" office:value="0.232142857143">
                <text:p>0.232142857143</text:p>
              </table:table-cell>
              <table:table-cell office:value-type="float" office:value="0.101694915254">
                <text:p>0.101694915254</text:p>
              </table:table-cell>
              <table:table-cell office:value-type="float" office:value="0.115384615385">
                <text:p>0.115384615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mbo_CP_SJKG_AP_DCOMPLEX</text:p>
              </table:table-cell>
              <table:table-cell office:value-type="float" office:value="0.208333333333">
                <text:p>0.208333333333</text:p>
              </table:table-cell>
              <table:table-cell office:value-type="float" office:value="0.196428571429">
                <text:p>0.196428571429</text:p>
              </table:table-cell>
              <table:table-cell office:value-type="float" office:value="0.152542372881">
                <text:p>0.152542372881</text:p>
              </table:table-cell>
              <table:table-cell office:value-type="float" office:value="0.153846153846">
                <text:p>0.153846153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mbo_CP_BFKV_AP_DCOMPLEX</text:p>
              </table:table-cell>
              <table:table-cell office:value-type="float" office:value="0.25">
                <text:p>0.25</text:p>
              </table:table-cell>
              <table:table-cell office:value-type="float" office:value="0.196428571429">
                <text:p>0.196428571429</text:p>
              </table:table-cell>
              <table:table-cell office:value-type="float" office:value="0.186440677966">
                <text:p>0.186440677966</text:p>
              </table:table-cell>
              <table:table-cell office:value-type="float" office:value="0.153846153846">
                <text:p>0.153846153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mbo_CP_BFKV_AP_dDFIRE</text:p>
              </table:table-cell>
              <table:table-cell office:value-type="float" office:value="0.208333333333">
                <text:p>0.208333333333</text:p>
              </table:table-cell>
              <table:table-cell office:value-type="float" office:value="0.25">
                <text:p>0.25</text:p>
              </table:table-cell>
              <table:table-cell office:value-type="float" office:value="0.169491525424">
                <text:p>0.169491525424</text:p>
              </table:table-cell>
              <table:table-cell office:value-type="float" office:value="0.115384615385">
                <text:p>0.115384615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mbo_pydock_AP_dDFIRE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0.232142857143">
                <text:p>0.232142857143</text:p>
              </table:table-cell>
              <table:table-cell office:value-type="float" office:value="0.169491525424">
                <text:p>0.169491525424</text:p>
              </table:table-cell>
              <table:table-cell office:value-type="float" office:value="0.115384615385">
                <text:p>0.115384615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mbo_pydock_CP_BFKV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0.232142857143">
                <text:p>0.232142857143</text:p>
              </table:table-cell>
              <table:table-cell office:value-type="float" office:value="0.186440677966">
                <text:p>0.186440677966</text:p>
              </table:table-cell>
              <table:table-cell office:value-type="float" office:value="0.115384615385">
                <text:p>0.115384615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mbo_CP_SKOa_AP_dDFIRE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0.232142857143">
                <text:p>0.232142857143</text:p>
              </table:table-cell>
              <table:table-cell office:value-type="float" office:value="0.186440677966">
                <text:p>0.186440677966</text:p>
              </table:table-cell>
              <table:table-cell office:value-type="float" office:value="0.153846153846">
                <text:p>0.153846153846</text:p>
              </table:table-cell>
              <table:table-cell office:value-type="float" office:value="0.0909090909091">
                <text:p>0.0909090909091</text:p>
              </table:table-cell>
            </table:table-row>
            <table:table-row>
              <table:table-cell office:value-type="string">
                <text:p>combo_pydock_AP_DCOMPLEX</text:p>
              </table:table-cell>
              <table:table-cell office:value-type="float" office:value="0.291666666667">
                <text:p>0.291666666667</text:p>
              </table:table-cell>
              <table:table-cell office:value-type="float" office:value="0.267857142857">
                <text:p>0.267857142857</text:p>
              </table:table-cell>
              <table:table-cell office:value-type="float" office:value="0.203389830508">
                <text:p>0.203389830508</text:p>
              </table:table-cell>
              <table:table-cell office:value-type="float" office:value="0.115384615385">
                <text:p>0.115384615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mbo_CP_SJKG_AP_dDFIRE</text:p>
              </table:table-cell>
              <table:table-cell office:value-type="float" office:value="0.291666666667">
                <text:p>0.291666666667</text:p>
              </table:table-cell>
              <table:table-cell office:value-type="float" office:value="0.25">
                <text:p>0.25</text:p>
              </table:table-cell>
              <table:table-cell office:value-type="float" office:value="0.186440677966">
                <text:p>0.186440677966</text:p>
              </table:table-cell>
              <table:table-cell office:value-type="float" office:value="0.153846153846">
                <text:p>0.153846153846</text:p>
              </table:table-cell>
              <table:table-cell office:value-type="float" office:value="0.181818181818">
                <text:p>0.1818181818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24cm" svg:y="3.662cm" style:legend-expansion="high" chart:style-name="ch2"/>
        <chart:plot-area chart:style-name="ch3" table:cell-range-address="ftdock.M38:ftdock.P52 ftdock.N37:ftdock.P37" chart:data-source-has-labels="both" svg:x="0.32cm" svg:y="0.18cm" svg:width="13.184cm" svg:height="8.64cm">
          <chartooo:coordinate-region svg:x="1.085cm" svg:y="0.393cm" svg:width="12.419cm" svg:height="2.88cm"/>
          <chart:axis chart:dimension="x" chart:name="primary-x" chart:style-name="ch4" chartooo:axis-type="auto">
            <chartooo:date-scale/>
            <chart:categories table:cell-range-address="ftdock.M38:ftdock.M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tdock.N38:ftdock.N52" chart:label-cell-address="ftdock.N37:ftdock.N37" chart:class="chart:bar">
            <chart:data-point chart:repeated="15"/>
          </chart:series>
          <chart:series chart:style-name="ch8" chart:values-cell-range-address="ftdock.O38:ftdock.O52" chart:label-cell-address="ftdock.O37:ftdock.O37" chart:class="chart:bar">
            <chart:data-point chart:repeated="15"/>
          </chart:series>
          <chart:series chart:style-name="ch9" chart:values-cell-range-address="ftdock.P38:ftdock.P52" chart:label-cell-address="ftdock.P37:ftdock.P37" chart:class="chart:bar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ong </text:p>
                <draw:g>
                  <svg:desc>ftdock.N37:ftdock.N37</svg:desc>
                </draw:g>
              </table:table-cell>
              <table:table-cell office:value-type="string">
                <text:p>Medium </text:p>
                <draw:g>
                  <svg:desc>ftdock.O37:ftdock.O37</svg:desc>
                </draw:g>
              </table:table-cell>
              <table:table-cell office:value-type="string">
                <text:p>Weak</text:p>
                <draw:g>
                  <svg:desc>ftdock.P37:ftdock.P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mbo_CP_SKOa_CP_SJKG</text:p>
                <draw:g>
                  <svg:desc>ftdock.M38:ftdock.M52</svg:desc>
                </draw:g>
              </table:table-cell>
              <table:table-cell office:value-type="float" office:value="0.0714285714286">
                <text:p>0.0714285714286</text:p>
                <draw:g>
                  <svg:desc>ftdock.N38:ftdock.N52</svg:desc>
                </draw:g>
              </table:table-cell>
              <table:table-cell office:value-type="float" office:value="0.121951219512">
                <text:p>0.121951219512</text:p>
                <draw:g>
                  <svg:desc>ftdock.O38:ftdock.O52</svg:desc>
                </draw:g>
              </table:table-cell>
              <table:table-cell office:value-type="float" office:value="0">
                <text:p>0</text:p>
                <draw:g>
                  <svg:desc>ftdock.P38:ftdock.P52</svg:desc>
                </draw:g>
              </table:table-cell>
            </table:table-row>
            <table:table-row>
              <table:table-cell office:value-type="string">
                <text:p>combo_CP_SJKG_CP_BFKV</text:p>
              </table:table-cell>
              <table:table-cell office:value-type="float" office:value="0.0357142857143">
                <text:p>0.0357142857143</text:p>
              </table:table-cell>
              <table:table-cell office:value-type="float" office:value="0.170731707317">
                <text:p>0.17073170731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combo_CP_SKOa_CP_BFKV</text:p>
              </table:table-cell>
              <table:table-cell office:value-type="float" office:value="0.0357142857143">
                <text:p>0.0357142857143</text:p>
              </table:table-cell>
              <table:table-cell office:value-type="float" office:value="0.19512195122">
                <text:p>0.1951219512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combo_CP_SJKG_pydock</text:p>
              </table:table-cell>
              <table:table-cell office:value-type="float" office:value="0.178571428571">
                <text:p>0.178571428571</text:p>
              </table:table-cell>
              <table:table-cell office:value-type="float" office:value="0.219512195122">
                <text:p>0.21951219512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combo_CP_SKOa_pydock</text:p>
              </table:table-cell>
              <table:table-cell office:value-type="float" office:value="0.142857142857">
                <text:p>0.142857142857</text:p>
              </table:table-cell>
              <table:table-cell office:value-type="float" office:value="0.243902439024">
                <text:p>0.24390243902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combo_CP_SKOa_AP_DCOMPLEX</text:p>
              </table:table-cell>
              <table:table-cell office:value-type="float" office:value="0.142857142857">
                <text:p>0.142857142857</text:p>
              </table:table-cell>
              <table:table-cell office:value-type="float" office:value="0.19512195122">
                <text:p>0.1951219512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combo_AP_dDFIRE_AP_DCOMPLEX</text:p>
              </table:table-cell>
              <table:table-cell office:value-type="float" office:value="0.178571428571">
                <text:p>0.178571428571</text:p>
              </table:table-cell>
              <table:table-cell office:value-type="float" office:value="0.121951219512">
                <text:p>0.12195121951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combo_CP_SJKG_AP_DCOMPLEX</text:p>
              </table:table-cell>
              <table:table-cell office:value-type="float" office:value="0.142857142857">
                <text:p>0.142857142857</text:p>
              </table:table-cell>
              <table:table-cell office:value-type="float" office:value="0.170731707317">
                <text:p>0.17073170731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combo_CP_BFKV_AP_DCOMPLEX</text:p>
              </table:table-cell>
              <table:table-cell office:value-type="float" office:value="0.142857142857">
                <text:p>0.142857142857</text:p>
              </table:table-cell>
              <table:table-cell office:value-type="float" office:value="0.219512195122">
                <text:p>0.21951219512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combo_CP_BFKV_AP_dDFIRE</text:p>
              </table:table-cell>
              <table:table-cell office:value-type="float" office:value="0.178571428571">
                <text:p>0.178571428571</text:p>
              </table:table-cell>
              <table:table-cell office:value-type="float" office:value="0.219512195122">
                <text:p>0.21951219512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combo_pydock_AP_dDFIRE</text:p>
              </table:table-cell>
              <table:table-cell office:value-type="float" office:value="0.285714285714">
                <text:p>0.285714285714</text:p>
              </table:table-cell>
              <table:table-cell office:value-type="float" office:value="0.19512195122">
                <text:p>0.1951219512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combo_pydock_CP_BFKV</text:p>
              </table:table-cell>
              <table:table-cell office:value-type="float" office:value="0.25">
                <text:p>0.25</text:p>
              </table:table-cell>
              <table:table-cell office:value-type="float" office:value="0.292682926829">
                <text:p>0.29268292682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combo_CP_SKOa_AP_dDFIRE</text:p>
              </table:table-cell>
              <table:table-cell office:value-type="float" office:value="0.178571428571">
                <text:p>0.178571428571</text:p>
              </table:table-cell>
              <table:table-cell office:value-type="float" office:value="0.243902439024">
                <text:p>0.24390243902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combo_pydock_AP_DCOMPLEX</text:p>
              </table:table-cell>
              <table:table-cell office:value-type="float" office:value="0.214285714286">
                <text:p>0.214285714286</text:p>
              </table:table-cell>
              <table:table-cell office:value-type="float" office:value="0.243902439024">
                <text:p>0.24390243902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combo_CP_SJKG_AP_dDFIRE</text:p>
              </table:table-cell>
              <table:table-cell office:value-type="float" office:value="0.214285714286">
                <text:p>0.214285714286</text:p>
              </table:table-cell>
              <table:table-cell office:value-type="float" office:value="0.219512195122">
                <text:p>0.219512195122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35cm" svg:y="3.662cm" style:legend-expansion="high" chart:style-name="ch2"/>
        <chart:plot-area chart:style-name="ch3" table:cell-range-address="ftdock.AA9:ftdock.AD18 ftdock.AB8:ftdock.AD8" chart:data-source-has-labels="both" svg:x="0.32cm" svg:y="0.18cm" svg:width="13.395cm" svg:height="8.64cm">
          <chartooo:coordinate-region svg:x="0.994cm" svg:y="0.394cm" svg:width="12.721cm" svg:height="3.55cm"/>
          <chart:axis chart:dimension="x" chart:name="primary-x" chart:style-name="ch4" chartooo:axis-type="auto">
            <chartooo:date-scale/>
            <chart:categories table:cell-range-address="ftdock.AA9:ftdock.AA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tdock.AB9:ftdock.AB18" chart:label-cell-address="ftdock.AB8:ftdock.AB8" chart:class="chart:bar">
            <chart:data-point chart:repeated="10"/>
          </chart:series>
          <chart:series chart:style-name="ch8" chart:values-cell-range-address="ftdock.AC9:ftdock.AC18" chart:label-cell-address="ftdock.AC8:ftdock.AC8" chart:class="chart:bar">
            <chart:data-point chart:repeated="10"/>
          </chart:series>
          <chart:series chart:style-name="ch9" chart:values-cell-range-address="ftdock.AD9:ftdock.AD18" chart:label-cell-address="ftdock.AD8:ftdock.AD8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</text:p>
                <draw:g>
                  <svg:desc>ftdock.AB8:ftdock.AB8</svg:desc>
                </draw:g>
              </table:table-cell>
              <table:table-cell office:value-type="string">
                <text:p>Top10</text:p>
                <draw:g>
                  <svg:desc>ftdock.AC8:ftdock.AC8</svg:desc>
                </draw:g>
              </table:table-cell>
              <table:table-cell office:value-type="string">
                <text:p>Top100</text:p>
                <draw:g>
                  <svg:desc>ftdock.AD8:ftdock.AD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SJKG_AP_DCOMPLEX</text:p>
                <draw:g>
                  <svg:desc>ftdock.AA9:ftdock.AA18</svg:desc>
                </draw:g>
              </table:table-cell>
              <table:table-cell office:value-type="float" office:value="3.97727272727">
                <text:p>3.97727272727</text:p>
                <draw:g>
                  <svg:desc>ftdock.AB9:ftdock.AB18</svg:desc>
                </draw:g>
              </table:table-cell>
              <table:table-cell office:value-type="float" office:value="16.4772727273">
                <text:p>16.4772727273</text:p>
                <draw:g>
                  <svg:desc>ftdock.AC9:ftdock.AC18</svg:desc>
                </draw:g>
              </table:table-cell>
              <table:table-cell office:value-type="float" office:value="42.6136363636">
                <text:p>42.6136363636</text:p>
                <draw:g>
                  <svg:desc>ftdock.AD9:ftdock.AD18</svg:desc>
                </draw:g>
              </table:table-cell>
            </table:table-row>
            <table:table-row>
              <table:table-cell office:value-type="string">
                <text:p>CP_SKOa_CP_BFKV</text:p>
              </table:table-cell>
              <table:table-cell office:value-type="float" office:value="1.13636363636">
                <text:p>1.13636363636</text:p>
              </table:table-cell>
              <table:table-cell office:value-type="float" office:value="11.3636363636">
                <text:p>11.3636363636</text:p>
              </table:table-cell>
              <table:table-cell office:value-type="float" office:value="31.8181818182">
                <text:p>31.8181818182</text:p>
              </table:table-cell>
            </table:table-row>
            <table:table-row>
              <table:table-cell office:value-type="string">
                <text:p>PYDOCK_AP_dDFIRE</text:p>
              </table:table-cell>
              <table:table-cell office:value-type="float" office:value="9.65909090909">
                <text:p>9.65909090909</text:p>
              </table:table-cell>
              <table:table-cell office:value-type="float" office:value="19.3181818182">
                <text:p>19.3181818182</text:p>
              </table:table-cell>
              <table:table-cell office:value-type="float" office:value="46.0227272727">
                <text:p>46.0227272727</text:p>
              </table:table-cell>
            </table:table-row>
            <table:table-row>
              <table:table-cell office:value-type="string">
                <text:p>PYDOCK_CP_BFKV</text:p>
              </table:table-cell>
              <table:table-cell office:value-type="float" office:value="6.81818181818">
                <text:p>6.81818181818</text:p>
              </table:table-cell>
              <table:table-cell office:value-type="float" office:value="19.8863636364">
                <text:p>19.8863636364</text:p>
              </table:table-cell>
              <table:table-cell office:value-type="float" office:value="45.4545454545">
                <text:p>45.4545454545</text:p>
              </table:table-cell>
            </table:table-row>
            <table:table-row>
              <table:table-cell office:value-type="string">
                <text:p>CP_SJKG_PYDOCK</text:p>
              </table:table-cell>
              <table:table-cell office:value-type="float" office:value="2.84090909091">
                <text:p>2.84090909091</text:p>
              </table:table-cell>
              <table:table-cell office:value-type="float" office:value="14.7727272727">
                <text:p>14.7727272727</text:p>
              </table:table-cell>
              <table:table-cell office:value-type="float" office:value="42.6136363636">
                <text:p>42.6136363636</text:p>
              </table:table-cell>
            </table:table-row>
            <table:table-row>
              <table:table-cell office:value-type="string">
                <text:p>PYDOCK_AP_DCOMPLEX</text:p>
              </table:table-cell>
              <table:table-cell office:value-type="float" office:value="6.81818181818">
                <text:p>6.81818181818</text:p>
              </table:table-cell>
              <table:table-cell office:value-type="float" office:value="21.0227272727">
                <text:p>21.0227272727</text:p>
              </table:table-cell>
              <table:table-cell office:value-type="float" office:value="43.1818181818">
                <text:p>43.1818181818</text:p>
              </table:table-cell>
            </table:table-row>
            <table:table-row>
              <table:table-cell office:value-type="string">
                <text:p>CP_BFKV_AP_dDFIRE</text:p>
              </table:table-cell>
              <table:table-cell office:value-type="float" office:value="7.38636363636">
                <text:p>7.38636363636</text:p>
              </table:table-cell>
              <table:table-cell office:value-type="float" office:value="18.1818181818">
                <text:p>18.1818181818</text:p>
              </table:table-cell>
              <table:table-cell office:value-type="float" office:value="43.1818181818">
                <text:p>43.1818181818</text:p>
              </table:table-cell>
            </table:table-row>
            <table:table-row>
              <table:table-cell office:value-type="string">
                <text:p>CP_SKOa_AP_dDFIRE</text:p>
              </table:table-cell>
              <table:table-cell office:value-type="float" office:value="5.68181818182">
                <text:p>5.68181818182</text:p>
              </table:table-cell>
              <table:table-cell office:value-type="float" office:value="21.0227272727">
                <text:p>21.0227272727</text:p>
              </table:table-cell>
              <table:table-cell office:value-type="float" office:value="42.0454545455">
                <text:p>42.0454545455</text:p>
              </table:table-cell>
            </table:table-row>
            <table:table-row>
              <table:table-cell office:value-type="string">
                <text:p>CP_SKOa_PYDOCK</text:p>
              </table:table-cell>
              <table:table-cell office:value-type="float" office:value="3.97727272727">
                <text:p>3.97727272727</text:p>
              </table:table-cell>
              <table:table-cell office:value-type="float" office:value="14.7727272727">
                <text:p>14.7727272727</text:p>
              </table:table-cell>
              <table:table-cell office:value-type="float" office:value="42.0454545455">
                <text:p>42.0454545455</text:p>
              </table:table-cell>
            </table:table-row>
            <table:table-row>
              <table:table-cell office:value-type="string">
                <text:p>CP_SJKG_AP_dDFIRE</text:p>
              </table:table-cell>
              <table:table-cell office:value-type="float" office:value="5.68181818182">
                <text:p>5.68181818182</text:p>
              </table:table-cell>
              <table:table-cell office:value-type="float" office:value="21.5909090909">
                <text:p>21.5909090909</text:p>
              </table:table-cell>
              <table:table-cell office:value-type="float" office:value="42.0454545455">
                <text:p>42.04545454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943cm" svg:y="3.137cm" style:legend-expansion="high" chart:style-name="ch2"/>
        <chart:plot-area chart:style-name="ch3" table:cell-range-address="ftdock.AA26:ftdock.AF35 ftdock.AB25:ftdock.AF25" chart:data-source-has-labels="both" svg:x="0.32cm" svg:y="0.18cm" svg:width="14.303cm" svg:height="8.64cm">
          <chartooo:coordinate-region svg:x="0.994cm" svg:y="0.394cm" svg:width="13.629cm" svg:height="3.55cm"/>
          <chart:axis chart:dimension="x" chart:name="primary-x" chart:style-name="ch4" chartooo:axis-type="auto">
            <chartooo:date-scale/>
            <chart:categories table:cell-range-address="ftdock.AA26:ftdock.AA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tdock.AB26:ftdock.AB35" chart:label-cell-address="ftdock.AB25:ftdock.AB25" chart:class="chart:bar">
            <chart:data-point chart:repeated="10"/>
          </chart:series>
          <chart:series chart:style-name="ch8" chart:values-cell-range-address="ftdock.AC26:ftdock.AC35" chart:label-cell-address="ftdock.AC25:ftdock.AC25" chart:class="chart:bar">
            <chart:data-point chart:repeated="10"/>
          </chart:series>
          <chart:series chart:style-name="ch9" chart:values-cell-range-address="ftdock.AD26:ftdock.AD35" chart:label-cell-address="ftdock.AD25:ftdock.AD25" chart:class="chart:bar">
            <chart:data-point chart:repeated="10"/>
          </chart:series>
          <chart:series chart:style-name="ch10" chart:values-cell-range-address="ftdock.AE26:ftdock.AE35" chart:label-cell-address="ftdock.AE25:ftdock.AE25" chart:class="chart:bar">
            <chart:data-point chart:repeated="10"/>
          </chart:series>
          <chart:series chart:style-name="ch11" chart:values-cell-range-address="ftdock.AF26:ftdock.AF35" chart:label-cell-address="ftdock.AF25:ftdock.AF25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1</text:p>
                <draw:g>
                  <svg:desc>ftdock.AB25:ftdock.AB25</svg:desc>
                </draw:g>
              </table:table-cell>
              <table:table-cell office:value-type="string">
                <text:p>f2</text:p>
                <draw:g>
                  <svg:desc>ftdock.AC25:ftdock.AC25</svg:desc>
                </draw:g>
              </table:table-cell>
              <table:table-cell office:value-type="string">
                <text:p>f3</text:p>
                <draw:g>
                  <svg:desc>ftdock.AD25:ftdock.AD25</svg:desc>
                </draw:g>
              </table:table-cell>
              <table:table-cell office:value-type="string">
                <text:p>f4</text:p>
                <draw:g>
                  <svg:desc>ftdock.AE25:ftdock.AE25</svg:desc>
                </draw:g>
              </table:table-cell>
              <table:table-cell office:value-type="string">
                <text:p>f5</text:p>
                <draw:g>
                  <svg:desc>ftdock.AF25:ftdock.AF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SJKG_AP_DCOMPLEX</text:p>
                <draw:g>
                  <svg:desc>ftdock.AA26:ftdock.AA35</svg:desc>
                </draw:g>
              </table:table-cell>
              <table:table-cell office:value-type="float" office:value="20.8333333333">
                <text:p>20.8333333333</text:p>
                <draw:g>
                  <svg:desc>ftdock.AB26:ftdock.AB35</svg:desc>
                </draw:g>
              </table:table-cell>
              <table:table-cell office:value-type="float" office:value="19.6428571429">
                <text:p>19.6428571429</text:p>
                <draw:g>
                  <svg:desc>ftdock.AC26:ftdock.AC35</svg:desc>
                </draw:g>
              </table:table-cell>
              <table:table-cell office:value-type="float" office:value="15.2542372881">
                <text:p>15.2542372881</text:p>
                <draw:g>
                  <svg:desc>ftdock.AD26:ftdock.AD35</svg:desc>
                </draw:g>
              </table:table-cell>
              <table:table-cell office:value-type="float" office:value="15.3846153846">
                <text:p>15.3846153846</text:p>
                <draw:g>
                  <svg:desc>ftdock.AE26:ftdock.AE35</svg:desc>
                </draw:g>
              </table:table-cell>
              <table:table-cell office:value-type="float" office:value="0">
                <text:p>0</text:p>
                <draw:g>
                  <svg:desc>ftdock.AF26:ftdock.AF35</svg:desc>
                </draw:g>
              </table:table-cell>
            </table:table-row>
            <table:table-row>
              <table:table-cell office:value-type="string">
                <text:p>CP_SKOa_CP_BFKV</text:p>
              </table:table-cell>
              <table:table-cell office:value-type="float" office:value="8.33333333333">
                <text:p>8.33333333333</text:p>
              </table:table-cell>
              <table:table-cell office:value-type="float" office:value="12.5">
                <text:p>12.5</text:p>
              </table:table-cell>
              <table:table-cell office:value-type="float" office:value="13.5593220339">
                <text:p>13.5593220339</text:p>
              </table:table-cell>
              <table:table-cell office:value-type="float" office:value="11.5384615385">
                <text:p>11.5384615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YDOCK_AP_dDFIRE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23.2142857143">
                <text:p>23.2142857143</text:p>
              </table:table-cell>
              <table:table-cell office:value-type="float" office:value="16.9491525424">
                <text:p>16.9491525424</text:p>
              </table:table-cell>
              <table:table-cell office:value-type="float" office:value="11.5384615385">
                <text:p>11.5384615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YDOCK_CP_BFKV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23.2142857143">
                <text:p>23.2142857143</text:p>
              </table:table-cell>
              <table:table-cell office:value-type="float" office:value="18.6440677966">
                <text:p>18.6440677966</text:p>
              </table:table-cell>
              <table:table-cell office:value-type="float" office:value="11.5384615385">
                <text:p>11.5384615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SJKG_PYDOCK</text:p>
              </table:table-cell>
              <table:table-cell office:value-type="float" office:value="16.6666666667">
                <text:p>16.6666666667</text:p>
              </table:table-cell>
              <table:table-cell office:value-type="float" office:value="17.8571428571">
                <text:p>17.8571428571</text:p>
              </table:table-cell>
              <table:table-cell office:value-type="float" office:value="16.9491525424">
                <text:p>16.9491525424</text:p>
              </table:table-cell>
              <table:table-cell office:value-type="float" office:value="7.69230769231">
                <text:p>7.69230769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YDOCK_AP_DCOMPLEX</text:p>
              </table:table-cell>
              <table:table-cell office:value-type="float" office:value="29.1666666667">
                <text:p>29.1666666667</text:p>
              </table:table-cell>
              <table:table-cell office:value-type="float" office:value="26.7857142857">
                <text:p>26.7857142857</text:p>
              </table:table-cell>
              <table:table-cell office:value-type="float" office:value="20.3389830508">
                <text:p>20.3389830508</text:p>
              </table:table-cell>
              <table:table-cell office:value-type="float" office:value="11.5384615385">
                <text:p>11.5384615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BFKV_AP_dDFIRE</text:p>
              </table:table-cell>
              <table:table-cell office:value-type="float" office:value="20.8333333333">
                <text:p>20.8333333333</text:p>
              </table:table-cell>
              <table:table-cell office:value-type="float" office:value="25">
                <text:p>25</text:p>
              </table:table-cell>
              <table:table-cell office:value-type="float" office:value="16.9491525424">
                <text:p>16.9491525424</text:p>
              </table:table-cell>
              <table:table-cell office:value-type="float" office:value="11.5384615385">
                <text:p>11.53846153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SKOa_AP_dDFIRE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23.2142857143">
                <text:p>23.2142857143</text:p>
              </table:table-cell>
              <table:table-cell office:value-type="float" office:value="18.6440677966">
                <text:p>18.6440677966</text:p>
              </table:table-cell>
              <table:table-cell office:value-type="float" office:value="15.3846153846">
                <text:p>15.3846153846</text:p>
              </table:table-cell>
              <table:table-cell office:value-type="float" office:value="9.09090909091">
                <text:p>9.09090909091</text:p>
              </table:table-cell>
            </table:table-row>
            <table:table-row>
              <table:table-cell office:value-type="string">
                <text:p>CP_SKOa_PYDOCK</text:p>
              </table:table-cell>
              <table:table-cell office:value-type="float" office:value="16.6666666667">
                <text:p>16.6666666667</text:p>
              </table:table-cell>
              <table:table-cell office:value-type="float" office:value="17.8571428571">
                <text:p>17.8571428571</text:p>
              </table:table-cell>
              <table:table-cell office:value-type="float" office:value="16.9491525424">
                <text:p>16.9491525424</text:p>
              </table:table-cell>
              <table:table-cell office:value-type="float" office:value="7.69230769231">
                <text:p>7.69230769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SJKG_AP_dDFIRE</text:p>
              </table:table-cell>
              <table:table-cell office:value-type="float" office:value="29.1666666667">
                <text:p>29.1666666667</text:p>
              </table:table-cell>
              <table:table-cell office:value-type="float" office:value="25">
                <text:p>25</text:p>
              </table:table-cell>
              <table:table-cell office:value-type="float" office:value="18.6440677966">
                <text:p>18.6440677966</text:p>
              </table:table-cell>
              <table:table-cell office:value-type="float" office:value="15.3846153846">
                <text:p>15.3846153846</text:p>
              </table:table-cell>
              <table:table-cell office:value-type="float" office:value="18.1818181818">
                <text:p>18.18181818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24cm" svg:y="3.662cm" style:legend-expansion="high" chart:style-name="ch2"/>
        <chart:plot-area chart:style-name="ch3" table:cell-range-address="ftdock.AA38:ftdock.AD47 ftdock.AB37:ftdock.AD37" chart:data-source-has-labels="both" svg:x="0.32cm" svg:y="0.18cm" svg:width="13.184cm" svg:height="8.64cm">
          <chartooo:coordinate-region svg:x="0.994cm" svg:y="0.394cm" svg:width="12.51cm" svg:height="3.55cm"/>
          <chart:axis chart:dimension="x" chart:name="primary-x" chart:style-name="ch4" chartooo:axis-type="auto">
            <chartooo:date-scale/>
            <chart:categories table:cell-range-address="ftdock.AA38:ftdock.AA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tdock.AB38:ftdock.AB47" chart:label-cell-address="ftdock.AB37:ftdock.AB37" chart:class="chart:bar">
            <chart:data-point chart:repeated="10"/>
          </chart:series>
          <chart:series chart:style-name="ch8" chart:values-cell-range-address="ftdock.AC38:ftdock.AC47" chart:label-cell-address="ftdock.AC37:ftdock.AC37" chart:class="chart:bar">
            <chart:data-point chart:repeated="10"/>
          </chart:series>
          <chart:series chart:style-name="ch9" chart:values-cell-range-address="ftdock.AD38:ftdock.AD47" chart:label-cell-address="ftdock.AD37:ftdock.AD37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ong </text:p>
                <draw:g>
                  <svg:desc>ftdock.AB37:ftdock.AB37</svg:desc>
                </draw:g>
              </table:table-cell>
              <table:table-cell office:value-type="string">
                <text:p>Medium </text:p>
                <draw:g>
                  <svg:desc>ftdock.AC37:ftdock.AC37</svg:desc>
                </draw:g>
              </table:table-cell>
              <table:table-cell office:value-type="string">
                <text:p>Weak</text:p>
                <draw:g>
                  <svg:desc>ftdock.AD37:ftdock.AD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_SJKG_AP_DCOMPLEX</text:p>
                <draw:g>
                  <svg:desc>ftdock.AA38:ftdock.AA47</svg:desc>
                </draw:g>
              </table:table-cell>
              <table:table-cell office:value-type="float" office:value="14.2857142857">
                <text:p>14.2857142857</text:p>
                <draw:g>
                  <svg:desc>ftdock.AB38:ftdock.AB47</svg:desc>
                </draw:g>
              </table:table-cell>
              <table:table-cell office:value-type="float" office:value="17.0731707317">
                <text:p>17.0731707317</text:p>
                <draw:g>
                  <svg:desc>ftdock.AC38:ftdock.AC47</svg:desc>
                </draw:g>
              </table:table-cell>
              <table:table-cell office:value-type="float" office:value="20">
                <text:p>20</text:p>
                <draw:g>
                  <svg:desc>ftdock.AD38:ftdock.AD47</svg:desc>
                </draw:g>
              </table:table-cell>
            </table:table-row>
            <table:table-row>
              <table:table-cell office:value-type="string">
                <text:p>CP_SKOa_CP_BFKV</text:p>
              </table:table-cell>
              <table:table-cell office:value-type="float" office:value="3.57142857143">
                <text:p>3.57142857143</text:p>
              </table:table-cell>
              <table:table-cell office:value-type="float" office:value="19.512195122">
                <text:p>19.5121951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YDOCK_AP_dDFIRE</text:p>
              </table:table-cell>
              <table:table-cell office:value-type="float" office:value="28.5714285714">
                <text:p>28.5714285714</text:p>
              </table:table-cell>
              <table:table-cell office:value-type="float" office:value="19.512195122">
                <text:p>19.5121951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YDOCK_CP_BFKV</text:p>
              </table:table-cell>
              <table:table-cell office:value-type="float" office:value="25">
                <text:p>25</text:p>
              </table:table-cell>
              <table:table-cell office:value-type="float" office:value="29.2682926829">
                <text:p>29.268292682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CP_SJKG_PYDOCK</text:p>
              </table:table-cell>
              <table:table-cell office:value-type="float" office:value="17.8571428571">
                <text:p>17.8571428571</text:p>
              </table:table-cell>
              <table:table-cell office:value-type="float" office:value="21.9512195122">
                <text:p>21.95121951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PYDOCK_AP_DCOMPLEX</text:p>
              </table:table-cell>
              <table:table-cell office:value-type="float" office:value="21.4285714286">
                <text:p>21.4285714286</text:p>
              </table:table-cell>
              <table:table-cell office:value-type="float" office:value="24.3902439024">
                <text:p>24.39024390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CP_BFKV_AP_dDFIRE</text:p>
              </table:table-cell>
              <table:table-cell office:value-type="float" office:value="17.8571428571">
                <text:p>17.8571428571</text:p>
              </table:table-cell>
              <table:table-cell office:value-type="float" office:value="21.9512195122">
                <text:p>21.95121951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CP_SKOa_AP_dDFIRE</text:p>
              </table:table-cell>
              <table:table-cell office:value-type="float" office:value="17.8571428571">
                <text:p>17.8571428571</text:p>
              </table:table-cell>
              <table:table-cell office:value-type="float" office:value="24.3902439024">
                <text:p>24.39024390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CP_SKOa_PYDOCK</text:p>
              </table:table-cell>
              <table:table-cell office:value-type="float" office:value="14.2857142857">
                <text:p>14.2857142857</text:p>
              </table:table-cell>
              <table:table-cell office:value-type="float" office:value="24.3902439024">
                <text:p>24.39024390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CP_SJKG_AP_dDFIRE</text:p>
              </table:table-cell>
              <table:table-cell office:value-type="float" office:value="21.4285714286">
                <text:p>21.4285714286</text:p>
              </table:table-cell>
              <table:table-cell office:value-type="float" office:value="21.9512195122">
                <text:p>21.9512195122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943cm" svg:y="3.137cm" style:legend-expansion="high" chart:style-name="ch2"/>
        <chart:plot-area chart:style-name="ch3" table:cell-range-address="sdock.X12:sdock.AC17 sdock.Y11:sdock.AC11" chart:data-source-has-labels="both" svg:x="0.32cm" svg:y="0.18cm" svg:width="14.303cm" svg:height="8.64cm">
          <chartooo:coordinate-region svg:x="0.994cm" svg:y="0.393cm" svg:width="13.629cm" svg:height="3.974cm"/>
          <chart:axis chart:dimension="x" chart:name="primary-x" chart:style-name="ch4" chartooo:axis-type="auto">
            <chartooo:date-scale/>
            <chart:categories table:cell-range-address="sdock.X12:sdock.X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dock.Y12:sdock.Y17" chart:label-cell-address="sdock.Y11:sdock.Y11" chart:class="chart:bar">
            <chart:data-point chart:repeated="6"/>
          </chart:series>
          <chart:series chart:style-name="ch8" chart:values-cell-range-address="sdock.Z12:sdock.Z17" chart:label-cell-address="sdock.Z11:sdock.Z11" chart:class="chart:bar">
            <chart:data-point chart:repeated="6"/>
          </chart:series>
          <chart:series chart:style-name="ch9" chart:values-cell-range-address="sdock.AA12:sdock.AA17" chart:label-cell-address="sdock.AA11:sdock.AA11" chart:class="chart:bar">
            <chart:data-point chart:repeated="6"/>
          </chart:series>
          <chart:series chart:style-name="ch10" chart:values-cell-range-address="sdock.AB12:sdock.AB17" chart:label-cell-address="sdock.AB11:sdock.AB11" chart:class="chart:bar">
            <chart:data-point chart:repeated="6"/>
          </chart:series>
          <chart:series chart:style-name="ch11" chart:values-cell-range-address="sdock.AC12:sdock.AC17" chart:label-cell-address="sdock.AC11:sdock.AC11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1</text:p>
                <draw:g>
                  <svg:desc>sdock.Y11:sdock.Y11</svg:desc>
                </draw:g>
              </table:table-cell>
              <table:table-cell office:value-type="string">
                <text:p>f2</text:p>
                <draw:g>
                  <svg:desc>sdock.Z11:sdock.Z11</svg:desc>
                </draw:g>
              </table:table-cell>
              <table:table-cell office:value-type="string">
                <text:p>f3</text:p>
                <draw:g>
                  <svg:desc>sdock.AA11:sdock.AA11</svg:desc>
                </draw:g>
              </table:table-cell>
              <table:table-cell office:value-type="string">
                <text:p>f4</text:p>
                <draw:g>
                  <svg:desc>sdock.AB11:sdock.AB11</svg:desc>
                </draw:g>
              </table:table-cell>
              <table:table-cell office:value-type="string">
                <text:p>f5</text:p>
                <draw:g>
                  <svg:desc>sdock.AC11:sdock.AC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P_GOAP_DF_AP_MPS</text:p>
                <draw:g>
                  <svg:desc>sdock.X12:sdock.X17</svg:desc>
                </draw:g>
              </table:table-cell>
              <table:table-cell office:value-type="float" office:value="29.1666666667">
                <text:p>29.1666666667</text:p>
                <draw:g>
                  <svg:desc>sdock.Y12:sdock.Y17</svg:desc>
                </draw:g>
              </table:table-cell>
              <table:table-cell office:value-type="float" office:value="19.6428571429">
                <text:p>19.6428571429</text:p>
                <draw:g>
                  <svg:desc>sdock.Z12:sdock.Z17</svg:desc>
                </draw:g>
              </table:table-cell>
              <table:table-cell office:value-type="float" office:value="13.5593220339">
                <text:p>13.5593220339</text:p>
                <draw:g>
                  <svg:desc>sdock.AA12:sdock.AA17</svg:desc>
                </draw:g>
              </table:table-cell>
              <table:table-cell office:value-type="float" office:value="15.3846153846">
                <text:p>15.3846153846</text:p>
                <draw:g>
                  <svg:desc>sdock.AB12:sdock.AB17</svg:desc>
                </draw:g>
              </table:table-cell>
              <table:table-cell office:value-type="float" office:value="0">
                <text:p>0</text:p>
                <draw:g>
                  <svg:desc>sdock.AC12:sdock.AC17</svg:desc>
                </draw:g>
              </table:table-cell>
            </table:table-row>
            <table:table-row>
              <table:table-cell office:value-type="string">
                <text:p>CP_E3D_MIN_AP_MPS</text:p>
              </table:table-cell>
              <table:table-cell office:value-type="float" office:value="29.1666666667">
                <text:p>29.1666666667</text:p>
              </table:table-cell>
              <table:table-cell office:value-type="float" office:value="19.6428571429">
                <text:p>19.6428571429</text:p>
              </table:table-cell>
              <table:table-cell office:value-type="float" office:value="18.6440677966">
                <text:p>18.6440677966</text:p>
              </table:table-cell>
              <table:table-cell office:value-type="float" office:value="19.2307692308">
                <text:p>19.2307692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YDOCK_AP_MPS</text:p>
              </table:table-cell>
              <table:table-cell office:value-type="float" office:value="41.6666666667">
                <text:p>41.6666666667</text:p>
              </table:table-cell>
              <table:table-cell office:value-type="float" office:value="17.8571428571">
                <text:p>17.8571428571</text:p>
              </table:table-cell>
              <table:table-cell office:value-type="float" office:value="20.3389830508">
                <text:p>20.3389830508</text:p>
              </table:table-cell>
              <table:table-cell office:value-type="float" office:value="15.3846153846">
                <text:p>15.3846153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DOCK_AP_MPS</text:p>
              </table:table-cell>
              <table:table-cell office:value-type="float" office:value="45.8333333333">
                <text:p>45.8333333333</text:p>
              </table:table-cell>
              <table:table-cell office:value-type="float" office:value="26.7857142857">
                <text:p>26.7857142857</text:p>
              </table:table-cell>
              <table:table-cell office:value-type="float" office:value="33.8983050847">
                <text:p>33.89830508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_MPS_CP_RMFCEN1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.4237288136">
                <text:p>25.4237288136</text:p>
              </table:table-cell>
              <table:table-cell office:value-type="float" office:value="7.69230769231">
                <text:p>7.69230769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P_E3D_MIN_CP_TB</text:p>
              </table:table-cell>
              <table:table-cell office:value-type="float" office:value="33.3333333333">
                <text:p>33.3333333333</text:p>
              </table:table-cell>
              <table:table-cell office:value-type="float" office:value="35.7142857143">
                <text:p>35.7142857143</text:p>
              </table:table-cell>
              <table:table-cell office:value-type="float" office:value="25.4237288136">
                <text:p>25.4237288136</text:p>
              </table:table-cell>
              <table:table-cell office:value-type="float" office:value="11.5384615385">
                <text:p>11.538461538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915cm" svg:y="3.662cm" style:legend-expansion="high" chart:style-name="ch2"/>
        <chart:plot-area chart:style-name="ch3" table:cell-range-address="sdock.AE12:sdock.AH17 sdock.AF11:sdock.AH11" chart:data-source-has-labels="both" svg:x="0.32cm" svg:y="0.18cm" svg:width="13.275cm" svg:height="8.64cm">
          <chartooo:coordinate-region svg:x="0.994cm" svg:y="0.393cm" svg:width="12.601cm" svg:height="3.974cm"/>
          <chart:axis chart:dimension="x" chart:name="primary-x" chart:style-name="ch4" chartooo:axis-type="auto">
            <chartooo:date-scale/>
            <chart:categories table:cell-range-address="sdock.AE12:sdock.AE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dock.AF12:sdock.AF17" chart:label-cell-address="sdock.AF11:sdock.AF11" chart:class="chart:bar">
            <chart:data-point chart:repeated="6"/>
          </chart:series>
          <chart:series chart:style-name="ch8" chart:values-cell-range-address="sdock.AG12:sdock.AG17" chart:label-cell-address="sdock.AG11:sdock.AG11" chart:class="chart:bar">
            <chart:data-point chart:repeated="6"/>
          </chart:series>
          <chart:series chart:style-name="ch9" chart:values-cell-range-address="sdock.AH12:sdock.AH17" chart:label-cell-address="sdock.AH11:sdock.AH1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ong</text:p>
                <draw:g>
                  <svg:desc>sdock.AF11:sdock.AF11</svg:desc>
                </draw:g>
              </table:table-cell>
              <table:table-cell office:value-type="string">
                <text:p>Medium</text:p>
                <draw:g>
                  <svg:desc>sdock.AG11:sdock.AG11</svg:desc>
                </draw:g>
              </table:table-cell>
              <table:table-cell office:value-type="string">
                <text:p>Weak</text:p>
                <draw:g>
                  <svg:desc>sdock.AH11:sdock.AH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P_GOAP_DF_AP_MPS</text:p>
                <draw:g>
                  <svg:desc>sdock.AE12:sdock.AE17</svg:desc>
                </draw:g>
              </table:table-cell>
              <table:table-cell office:value-type="float" office:value="32.1428571429">
                <text:p>32.1428571429</text:p>
                <draw:g>
                  <svg:desc>sdock.AF12:sdock.AF17</svg:desc>
                </draw:g>
              </table:table-cell>
              <table:table-cell office:value-type="float" office:value="12.1951219512">
                <text:p>12.1951219512</text:p>
                <draw:g>
                  <svg:desc>sdock.AG12:sdock.AG17</svg:desc>
                </draw:g>
              </table:table-cell>
              <table:table-cell office:value-type="float" office:value="10">
                <text:p>10</text:p>
                <draw:g>
                  <svg:desc>sdock.AH12:sdock.AH17</svg:desc>
                </draw:g>
              </table:table-cell>
            </table:table-row>
            <table:table-row>
              <table:table-cell office:value-type="string">
                <text:p>CP_E3D_MIN_AP_MPS</text:p>
              </table:table-cell>
              <table:table-cell office:value-type="float" office:value="39.2857142857">
                <text:p>39.2857142857</text:p>
              </table:table-cell>
              <table:table-cell office:value-type="float" office:value="14.6341463415">
                <text:p>14.63414634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YDOCK_AP_MPS</text:p>
              </table:table-cell>
              <table:table-cell office:value-type="float" office:value="35.7142857143">
                <text:p>35.7142857143</text:p>
              </table:table-cell>
              <table:table-cell office:value-type="float" office:value="17.0731707317">
                <text:p>17.07317073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DOCK_AP_MPS</text:p>
              </table:table-cell>
              <table:table-cell office:value-type="float" office:value="39.2857142857">
                <text:p>39.2857142857</text:p>
              </table:table-cell>
              <table:table-cell office:value-type="float" office:value="19.512195122">
                <text:p>19.5121951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AP_MPS_CP_RMFCEN1</text:p>
              </table:table-cell>
              <table:table-cell office:value-type="float" office:value="39.2857142857">
                <text:p>39.2857142857</text:p>
              </table:table-cell>
              <table:table-cell office:value-type="float" office:value="19.512195122">
                <text:p>19.5121951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CP_E3D_MIN_CP_TB</text:p>
              </table:table-cell>
              <table:table-cell office:value-type="float" office:value="35.7142857143">
                <text:p>35.7142857143</text:p>
              </table:table-cell>
              <table:table-cell office:value-type="float" office:value="21.9512195122">
                <text:p>21.9512195122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35cm" svg:y="3.662cm" style:legend-expansion="high" chart:style-name="ch2"/>
        <chart:plot-area chart:style-name="ch3" table:cell-range-address="sdock.AJ12:sdock.AM17 sdock.AK11:sdock.AM11" chart:data-source-has-labels="both" svg:x="0.32cm" svg:y="0.18cm" svg:width="13.395cm" svg:height="8.64cm">
          <chartooo:coordinate-region svg:x="0.994cm" svg:y="0.393cm" svg:width="12.721cm" svg:height="3.974cm"/>
          <chart:axis chart:dimension="x" chart:name="primary-x" chart:style-name="ch4" chartooo:axis-type="auto">
            <chartooo:date-scale/>
            <chart:categories table:cell-range-address="sdock.AJ12:sdock.AJ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dock.AK12:sdock.AK17" chart:label-cell-address="sdock.AK11:sdock.AK11" chart:class="chart:bar">
            <chart:data-point chart:repeated="6"/>
          </chart:series>
          <chart:series chart:style-name="ch8" chart:values-cell-range-address="sdock.AL12:sdock.AL17" chart:label-cell-address="sdock.AL11:sdock.AL11" chart:class="chart:bar">
            <chart:data-point chart:repeated="6"/>
          </chart:series>
          <chart:series chart:style-name="ch9" chart:values-cell-range-address="sdock.AM12:sdock.AM17" chart:label-cell-address="sdock.AM11:sdock.AM1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1</text:p>
                <draw:g>
                  <svg:desc>sdock.AK11:sdock.AK11</svg:desc>
                </draw:g>
              </table:table-cell>
              <table:table-cell office:value-type="string">
                <text:p>Top10</text:p>
                <draw:g>
                  <svg:desc>sdock.AL11:sdock.AL11</svg:desc>
                </draw:g>
              </table:table-cell>
              <table:table-cell office:value-type="string">
                <text:p>Top100</text:p>
                <draw:g>
                  <svg:desc>sdock.AM11:sdock.AM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P_GOAP_DF_AP_MPS</text:p>
                <draw:g>
                  <svg:desc>sdock.AJ12:sdock.AJ17</svg:desc>
                </draw:g>
              </table:table-cell>
              <table:table-cell office:value-type="float" office:value="8.52272727273">
                <text:p>8.52272727273</text:p>
                <draw:g>
                  <svg:desc>sdock.AK12:sdock.AK17</svg:desc>
                </draw:g>
              </table:table-cell>
              <table:table-cell office:value-type="float" office:value="17.0454545455">
                <text:p>17.0454545455</text:p>
                <draw:g>
                  <svg:desc>sdock.AL12:sdock.AL17</svg:desc>
                </draw:g>
              </table:table-cell>
              <table:table-cell office:value-type="float" office:value="43.75">
                <text:p>43.75</text:p>
                <draw:g>
                  <svg:desc>sdock.AM12:sdock.AM17</svg:desc>
                </draw:g>
              </table:table-cell>
            </table:table-row>
            <table:table-row>
              <table:table-cell office:value-type="string">
                <text:p>CP_E3D_MIN_AP_MPS</text:p>
              </table:table-cell>
              <table:table-cell office:value-type="float" office:value="7.95454545455">
                <text:p>7.95454545455</text:p>
              </table:table-cell>
              <table:table-cell office:value-type="float" office:value="19.3181818182">
                <text:p>19.3181818182</text:p>
              </table:table-cell>
              <table:table-cell office:value-type="float" office:value="48.2954545455">
                <text:p>48.2954545455</text:p>
              </table:table-cell>
            </table:table-row>
            <table:table-row>
              <table:table-cell office:value-type="string">
                <text:p>PYDOCK_AP_MPS</text:p>
              </table:table-cell>
              <table:table-cell office:value-type="float" office:value="11.9318181818">
                <text:p>11.9318181818</text:p>
              </table:table-cell>
              <table:table-cell office:value-type="float" office:value="21.0227272727">
                <text:p>21.0227272727</text:p>
              </table:table-cell>
              <table:table-cell office:value-type="float" office:value="38.6363636364">
                <text:p>38.6363636364</text:p>
              </table:table-cell>
            </table:table-row>
            <table:table-row>
              <table:table-cell office:value-type="string">
                <text:p>SDOCK_AP_MPS</text:p>
              </table:table-cell>
              <table:table-cell office:value-type="float" office:value="14.7727272727">
                <text:p>14.7727272727</text:p>
              </table:table-cell>
              <table:table-cell office:value-type="float" office:value="26.7045454545">
                <text:p>26.7045454545</text:p>
              </table:table-cell>
              <table:table-cell office:value-type="float" office:value="48.2954545455">
                <text:p>48.2954545455</text:p>
              </table:table-cell>
            </table:table-row>
            <table:table-row>
              <table:table-cell office:value-type="string">
                <text:p>AP_MPS_CP_RMFCEN1</text:p>
              </table:table-cell>
              <table:table-cell office:value-type="float" office:value="7.95454545455">
                <text:p>7.95454545455</text:p>
              </table:table-cell>
              <table:table-cell office:value-type="float" office:value="21.0227272727">
                <text:p>21.0227272727</text:p>
              </table:table-cell>
              <table:table-cell office:value-type="float" office:value="52.8409090909">
                <text:p>52.8409090909</text:p>
              </table:table-cell>
            </table:table-row>
            <table:table-row>
              <table:table-cell office:value-type="string">
                <text:p>CP_E3D_MIN_CP_TB</text:p>
              </table:table-cell>
              <table:table-cell office:value-type="float" office:value="11.9318181818">
                <text:p>11.9318181818</text:p>
              </table:table-cell>
              <table:table-cell office:value-type="float" office:value="25.5681818182">
                <text:p>25.5681818182</text:p>
              </table:table-cell>
              <table:table-cell office:value-type="float" office:value="55.1136363636">
                <text:p>55.113636363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